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COTH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.00000 </text:p>
          </table:table-cell>
          <table:table-cell table:style-name="ce6" table:formula="of:=ACOTH([.A2])" office:value-type="float" office:value="0.549306144334055" calcext:value-type="float">
            <text:p>0.549306144334055000</text:p>
          </table:table-cell>
          <table:table-cell table:number-columns-repeated="1022"/>
        </table:table-row>
        <table:table-row table:style-name="ro2">
          <table:table-cell table:style-name="ce3" office:value-type="float" office:value="1.1" calcext:value-type="float">
            <text:p>1.10000 </text:p>
          </table:table-cell>
          <table:table-cell table:style-name="ce6" table:formula="of:=ACOTH([.A3])" office:value-type="float" office:value="1.52226121886171" calcext:value-type="float">
            <text:p>1.522261218861710000</text:p>
          </table:table-cell>
          <table:table-cell table:number-columns-repeated="1022"/>
        </table:table-row>
        <table:table-row table:style-name="ro2">
          <table:table-cell table:style-name="ce3" office:value-type="float" office:value="3" calcext:value-type="float">
            <text:p>3.00000 </text:p>
          </table:table-cell>
          <table:table-cell table:style-name="ce6" table:formula="of:=ACOTH([.A4])" office:value-type="float" office:value="0.346573590279973" calcext:value-type="float">
            <text:p>0.346573590279973000</text:p>
          </table:table-cell>
          <table:table-cell table:number-columns-repeated="1022"/>
        </table:table-row>
        <table:table-row table:style-name="ro2">
          <table:table-cell table:style-name="ce3" office:value-type="float" office:value="4" calcext:value-type="float">
            <text:p>4.00000 </text:p>
          </table:table-cell>
          <table:table-cell table:style-name="ce6" table:formula="of:=ACOTH([.A5])" office:value-type="float" office:value="0.255412811882995" calcext:value-type="float">
            <text:p>0.255412811882995000</text:p>
          </table:table-cell>
          <table:table-cell table:number-columns-repeated="1022"/>
        </table:table-row>
        <table:table-row table:style-name="ro2">
          <table:table-cell table:style-name="ce3" office:value-type="float" office:value="8856" calcext:value-type="float">
            <text:p>8856.00000 </text:p>
          </table:table-cell>
          <table:table-cell table:style-name="ce6" table:formula="of:=ACOTH([.A6])" office:value-type="float" office:value="0.000112917796324494" calcext:value-type="float">
            <text:p>0.000112917796324494</text:p>
          </table:table-cell>
          <table:table-cell table:number-columns-repeated="1022"/>
        </table:table-row>
        <table:table-row table:style-name="ro2">
          <table:table-cell table:style-name="ce3" office:value-type="float" office:value="11798" calcext:value-type="float">
            <text:p>11798.00000 </text:p>
          </table:table-cell>
          <table:table-cell table:style-name="ce6" table:formula="of:=ACOTH([.A7])" office:value-type="float" office:value="0.0000847601290384137" calcext:value-type="float">
            <text:p>0.000084760129038414</text:p>
          </table:table-cell>
          <table:table-cell table:number-columns-repeated="1022"/>
        </table:table-row>
        <table:table-row table:style-name="ro2">
          <table:table-cell table:style-name="ce3" office:value-type="float" office:value="8366" calcext:value-type="float">
            <text:p>8366.00000 </text:p>
          </table:table-cell>
          <table:table-cell table:style-name="ce6" table:formula="of:=ACOTH([.A8])" office:value-type="float" office:value="0.000119531437337151" calcext:value-type="float">
            <text:p>0.000119531437337151</text:p>
          </table:table-cell>
          <table:table-cell table:number-columns-repeated="1022"/>
        </table:table-row>
        <table:table-row table:style-name="ro2">
          <table:table-cell table:style-name="ce3" office:value-type="float" office:value="32286" calcext:value-type="float">
            <text:p>32286.00000 </text:p>
          </table:table-cell>
          <table:table-cell table:style-name="ce6" table:formula="of:=ACOTH([.A9])" office:value-type="float" office:value="0.0000309731772384005" calcext:value-type="float">
            <text:p>0.000030973177238401</text:p>
          </table:table-cell>
          <table:table-cell table:number-columns-repeated="1022"/>
        </table:table-row>
        <table:table-row table:style-name="ro2">
          <table:table-cell table:style-name="ce3" office:value-type="float" office:value="10451" calcext:value-type="float">
            <text:p>10451.00000 </text:p>
          </table:table-cell>
          <table:table-cell table:style-name="ce6" table:formula="of:=ACOTH([.A10])" office:value-type="float" office:value="0.0000956846237729755" calcext:value-type="float">
            <text:p>0.000095684623772976</text:p>
          </table:table-cell>
          <table:table-cell table:number-columns-repeated="1022"/>
        </table:table-row>
        <table:table-row table:style-name="ro2">
          <table:table-cell table:style-name="ce3" office:value-type="float" office:value="30613" calcext:value-type="float">
            <text:p>30613.00000 </text:p>
          </table:table-cell>
          <table:table-cell table:style-name="ce6" table:formula="of:=ACOTH([.A11])" office:value-type="float" office:value="0.000032665860920371" calcext:value-type="float">
            <text:p>0.000032665860920371</text:p>
          </table:table-cell>
          <table:table-cell table:number-columns-repeated="1022"/>
        </table:table-row>
        <table:table-row table:style-name="ro2">
          <table:table-cell table:style-name="ce3" office:value-type="float" office:value="5854" calcext:value-type="float">
            <text:p>5854.00000 </text:p>
          </table:table-cell>
          <table:table-cell table:style-name="ce6" table:formula="of:=ACOTH([.A12])" office:value-type="float" office:value="0.00017082337029837" calcext:value-type="float">
            <text:p>0.000170823370298370</text:p>
          </table:table-cell>
          <table:table-cell table:number-columns-repeated="1022"/>
        </table:table-row>
        <table:table-row table:style-name="ro2">
          <table:table-cell table:style-name="ce4" office:value-type="float" office:value="28101" calcext:value-type="float">
            <text:p>28101.00000 </text:p>
          </table:table-cell>
          <table:table-cell table:style-name="ce6" table:formula="of:=ACOTH([.A13])" office:value-type="float" office:value="0.0000355859222241699" calcext:value-type="float">
            <text:p>0.000035585922224170</text:p>
          </table:table-cell>
          <table:table-cell table:number-columns-repeated="1022"/>
        </table:table-row>
        <table:table-row table:style-name="ro2">
          <table:table-cell table:style-name="ce4" office:value-type="float" office:value="1143" calcext:value-type="float">
            <text:p>1143.00000 </text:p>
          </table:table-cell>
          <table:table-cell table:style-name="ce6" table:formula="of:=ACOTH([.A14])" office:value-type="float" office:value="0.000874890861893886" calcext:value-type="float">
            <text:p>0.000874890861893886</text:p>
          </table:table-cell>
          <table:table-cell table:number-columns-repeated="1022"/>
        </table:table-row>
        <table:table-row table:style-name="ro2">
          <table:table-cell table:style-name="ce4" office:value-type="float" office:value="282" calcext:value-type="float">
            <text:p>282.00000 </text:p>
          </table:table-cell>
          <table:table-cell table:style-name="ce6" table:formula="of:=ACOTH([.A15])" office:value-type="float" office:value="0.00354611415474592" calcext:value-type="float">
            <text:p>0.003546114154745920</text:p>
          </table:table-cell>
          <table:table-cell table:number-columns-repeated="1022"/>
        </table:table-row>
        <table:table-row table:style-name="ro2">
          <table:table-cell table:style-name="ce4" office:value-type="float" office:value="20538" calcext:value-type="float">
            <text:p>20538.00000 </text:p>
          </table:table-cell>
          <table:table-cell table:style-name="ce6" table:formula="of:=ACOTH([.A16])" office:value-type="float" office:value="0.000048690232777801" calcext:value-type="float">
            <text:p>0.000048690232777801</text:p>
          </table:table-cell>
          <table:table-cell table:number-columns-repeated="1022"/>
        </table:table-row>
        <table:table-row table:style-name="ro2">
          <table:table-cell table:style-name="ce4" office:value-type="float" office:value="15922" calcext:value-type="float">
            <text:p>15922.00000 </text:p>
          </table:table-cell>
          <table:table-cell table:style-name="ce6" table:formula="of:=ACOTH([.A17])" office:value-type="float" office:value="0.0000628061802106545" calcext:value-type="float">
            <text:p>0.000062806180210655</text:p>
          </table:table-cell>
          <table:table-cell table:number-columns-repeated="1022"/>
        </table:table-row>
        <table:table-row table:style-name="ro2">
          <table:table-cell table:style-name="ce4" office:value-type="float" office:value="8946" calcext:value-type="float">
            <text:p>8946.00000 </text:p>
          </table:table-cell>
          <table:table-cell table:style-name="ce6" table:formula="of:=ACOTH([.A18])" office:value-type="float" office:value="0.000111781802388178" calcext:value-type="float">
            <text:p>0.000111781802388178</text:p>
          </table:table-cell>
          <table:table-cell table:number-columns-repeated="1022"/>
        </table:table-row>
        <table:table-row table:style-name="ro2">
          <table:table-cell table:style-name="ce4" office:value-type="float" office:value="26286" calcext:value-type="float">
            <text:p>26286.00000 </text:p>
          </table:table-cell>
          <table:table-cell table:style-name="ce6" table:formula="of:=ACOTH([.A19])" office:value-type="float" office:value="0.0000380430647676327" calcext:value-type="float">
            <text:p>0.000038043064767633</text:p>
          </table:table-cell>
          <table:table-cell table:number-columns-repeated="1022"/>
        </table:table-row>
        <table:table-row table:style-name="ro2">
          <table:table-cell table:style-name="ce4" office:value-type="float" office:value="2998" calcext:value-type="float">
            <text:p>2998.00000 </text:p>
          </table:table-cell>
          <table:table-cell table:style-name="ce6" table:formula="of:=ACOTH([.A20])" office:value-type="float" office:value="0.000333555716172932" calcext:value-type="float">
            <text:p>0.000333555716172932</text:p>
          </table:table-cell>
          <table:table-cell table:number-columns-repeated="1022"/>
        </table:table-row>
        <table:table-row table:style-name="ro2">
          <table:table-cell table:style-name="ce4" office:value-type="float" office:value="14681" calcext:value-type="float">
            <text:p>14681.00000 </text:p>
          </table:table-cell>
          <table:table-cell table:style-name="ce6" table:formula="of:=ACOTH([.A21])" office:value-type="float" office:value="0.0000681152511100593" calcext:value-type="float">
            <text:p>0.000068115251110059</text:p>
          </table:table-cell>
          <table:table-cell table:number-columns-repeated="1022"/>
        </table:table-row>
        <table:table-row table:style-name="ro2">
          <table:table-cell table:style-name="ce4" office:value-type="float" office:value="20977" calcext:value-type="float">
            <text:p>20977.00000 </text:p>
          </table:table-cell>
          <table:table-cell table:style-name="ce6" table:formula="of:=ACOTH([.A22])" office:value-type="float" office:value="0.0000476712590340826" calcext:value-type="float">
            <text:p>0.000047671259034083</text:p>
          </table:table-cell>
          <table:table-cell table:number-columns-repeated="1022"/>
        </table:table-row>
        <table:table-row table:style-name="ro2">
          <table:table-cell table:style-name="ce4" office:value-type="float" office:value="31892" calcext:value-type="float">
            <text:p>31892.00000 </text:p>
          </table:table-cell>
          <table:table-cell table:style-name="ce6" table:formula="of:=ACOTH([.A23])" office:value-type="float" office:value="0.0000313558259227613" calcext:value-type="float">
            <text:p>0.000031355825922761</text:p>
          </table:table-cell>
          <table:table-cell table:number-columns-repeated="1022"/>
        </table:table-row>
        <table:table-row table:style-name="ro2">
          <table:table-cell table:style-name="ce4" office:value-type="float" office:value="21656" calcext:value-type="float">
            <text:p>21656.00000 </text:p>
          </table:table-cell>
          <table:table-cell table:style-name="ce6" table:formula="of:=ACOTH([.A24])" office:value-type="float" office:value="0.0000461765792718267" calcext:value-type="float">
            <text:p>0.000046176579271827</text:p>
          </table:table-cell>
          <table:table-cell table:number-columns-repeated="1022"/>
        </table:table-row>
        <table:table-row table:style-name="ro2">
          <table:table-cell table:style-name="ce4" office:value-type="float" office:value="25907" calcext:value-type="float">
            <text:p>25907.00000 </text:p>
          </table:table-cell>
          <table:table-cell table:style-name="ce6" table:formula="of:=ACOTH([.A25])" office:value-type="float" office:value="0.0000385996063032367" calcext:value-type="float">
            <text:p>0.000038599606303237</text:p>
          </table:table-cell>
          <table:table-cell table:number-columns-repeated="1022"/>
        </table:table-row>
        <table:table-row table:style-name="ro2">
          <table:table-cell table:style-name="ce4" office:value-type="float" office:value="18458" calcext:value-type="float">
            <text:p>18458.00000 </text:p>
          </table:table-cell>
          <table:table-cell table:style-name="ce6" table:formula="of:=ACOTH([.A26])" office:value-type="float" office:value="0.0000541770506543395" calcext:value-type="float">
            <text:p>0.000054177050654340</text:p>
          </table:table-cell>
          <table:table-cell table:number-columns-repeated="1022"/>
        </table:table-row>
        <table:table-row table:style-name="ro2">
          <table:table-cell table:style-name="ce4" office:value-type="float" office:value="1324" calcext:value-type="float">
            <text:p>1324.00000 </text:p>
          </table:table-cell>
          <table:table-cell table:style-name="ce6" table:formula="of:=ACOTH([.A27])" office:value-type="float" office:value="0.000755287152683426" calcext:value-type="float">
            <text:p>0.000755287152683426</text:p>
          </table:table-cell>
          <table:table-cell table:number-columns-repeated="1022"/>
        </table:table-row>
        <table:table-row table:style-name="ro2">
          <table:table-cell table:style-name="ce4" office:value-type="float" office:value="28882" calcext:value-type="float">
            <text:p>28882.00000 </text:p>
          </table:table-cell>
          <table:table-cell table:style-name="ce6" table:formula="of:=ACOTH([.A28])" office:value-type="float" office:value="0.0000346236410359743" calcext:value-type="float">
            <text:p>0.000034623641035974</text:p>
          </table:table-cell>
          <table:table-cell table:number-columns-repeated="1022"/>
        </table:table-row>
        <table:table-row table:style-name="ro2">
          <table:table-cell table:style-name="ce4" office:value-type="float" office:value="2241" calcext:value-type="float">
            <text:p>2241.00000 </text:p>
          </table:table-cell>
          <table:table-cell table:style-name="ce6" table:formula="of:=ACOTH([.A29])" office:value-type="float" office:value="0.000446229391509896" calcext:value-type="float">
            <text:p>0.000446229391509896</text:p>
          </table:table-cell>
          <table:table-cell table:number-columns-repeated="1022"/>
        </table:table-row>
        <table:table-row table:style-name="ro2">
          <table:table-cell table:style-name="ce4" office:value-type="float" office:value="9726" calcext:value-type="float">
            <text:p>9726.00000 </text:p>
          </table:table-cell>
          <table:table-cell table:style-name="ce6" table:formula="of:=ACOTH([.A30])" office:value-type="float" office:value="0.000102817191396631" calcext:value-type="float">
            <text:p>0.000102817191396631</text:p>
          </table:table-cell>
          <table:table-cell table:number-columns-repeated="1022"/>
        </table:table-row>
        <table:table-row table:style-name="ro2">
          <table:table-cell table:style-name="ce4" office:value-type="float" office:value="32279" calcext:value-type="float">
            <text:p>32279.00000 </text:p>
          </table:table-cell>
          <table:table-cell table:style-name="ce6" table:formula="of:=ACOTH([.A31])" office:value-type="float" office:value="0.0000309798940586937" calcext:value-type="float">
            <text:p>0.000030979894058694</text:p>
          </table:table-cell>
          <table:table-cell table:number-columns-repeated="1022"/>
        </table:table-row>
        <table:table-row table:style-name="ro2">
          <table:table-cell table:style-name="ce4" office:value-type="float" office:value="2447" calcext:value-type="float">
            <text:p>2447.00000 </text:p>
          </table:table-cell>
          <table:table-cell table:style-name="ce6" table:formula="of:=ACOTH([.A32])" office:value-type="float" office:value="0.000408663692549506" calcext:value-type="float">
            <text:p>0.000408663692549506</text:p>
          </table:table-cell>
          <table:table-cell table:number-columns-repeated="1022"/>
        </table:table-row>
        <table:table-row table:style-name="ro2">
          <table:table-cell table:style-name="ce4" office:value-type="float" office:value="591" calcext:value-type="float">
            <text:p>591.00000 </text:p>
          </table:table-cell>
          <table:table-cell table:style-name="ce6" table:formula="of:=ACOTH([.A33])" office:value-type="float" office:value="0.00169204899212025" calcext:value-type="float">
            <text:p>0.001692048992120250</text:p>
          </table:table-cell>
          <table:table-cell table:number-columns-repeated="1022"/>
        </table:table-row>
        <table:table-row table:style-name="ro2">
          <table:table-cell table:style-name="ce4" office:value-type="float" office:value="841" calcext:value-type="float">
            <text:p>841.00000 </text:p>
          </table:table-cell>
          <table:table-cell table:style-name="ce6" table:formula="of:=ACOTH([.A34])" office:value-type="float" office:value="0.00118906120248371" calcext:value-type="float">
            <text:p>0.001189061202483710</text:p>
          </table:table-cell>
          <table:table-cell table:number-columns-repeated="1022"/>
        </table:table-row>
        <table:table-row table:style-name="ro2">
          <table:table-cell table:style-name="ce4" office:value-type="float" office:value="18588" calcext:value-type="float">
            <text:p>18588.00000 </text:p>
          </table:table-cell>
          <table:table-cell table:style-name="ce6" table:formula="of:=ACOTH([.A35])" office:value-type="float" office:value="0.0000537981493955137" calcext:value-type="float">
            <text:p>0.000053798149395514</text:p>
          </table:table-cell>
          <table:table-cell table:number-columns-repeated="1022"/>
        </table:table-row>
        <table:table-row table:style-name="ro2">
          <table:table-cell table:style-name="ce4" office:value-type="float" office:value="16908" calcext:value-type="float">
            <text:p>16908.00000 </text:p>
          </table:table-cell>
          <table:table-cell table:style-name="ce6" table:formula="of:=ACOTH([.A36])" office:value-type="float" office:value="0.0000591436007313778" calcext:value-type="float">
            <text:p>0.000059143600731378</text:p>
          </table:table-cell>
          <table:table-cell table:number-columns-repeated="1022"/>
        </table:table-row>
        <table:table-row table:style-name="ro2">
          <table:table-cell table:style-name="ce4" office:value-type="float" office:value="21238" calcext:value-type="float">
            <text:p>21238.00000 </text:p>
          </table:table-cell>
          <table:table-cell table:style-name="ce6" table:formula="of:=ACOTH([.A37])" office:value-type="float" office:value="0.0000470854129738354" calcext:value-type="float">
            <text:p>0.000047085412973835</text:p>
          </table:table-cell>
          <table:table-cell table:number-columns-repeated="1022"/>
        </table:table-row>
        <table:table-row table:style-name="ro2">
          <table:table-cell table:style-name="ce4" office:value-type="float" office:value="23612" calcext:value-type="float">
            <text:p>23612.00000 </text:p>
          </table:table-cell>
          <table:table-cell table:style-name="ce6" table:formula="of:=ACOTH([.A38])" office:value-type="float" office:value="0.0000423513467981774" calcext:value-type="float">
            <text:p>0.000042351346798177</text:p>
          </table:table-cell>
          <table:table-cell table:number-columns-repeated="1022"/>
        </table:table-row>
        <table:table-row table:style-name="ro2">
          <table:table-cell table:style-name="ce4" office:value-type="float" office:value="12618" calcext:value-type="float">
            <text:p>12618.00000 </text:p>
          </table:table-cell>
          <table:table-cell table:style-name="ce6" table:formula="of:=ACOTH([.A39])" office:value-type="float" office:value="0.000079251862584714" calcext:value-type="float">
            <text:p>0.000079251862584714</text:p>
          </table:table-cell>
          <table:table-cell table:number-columns-repeated="1022"/>
        </table:table-row>
        <table:table-row table:style-name="ro2">
          <table:table-cell table:style-name="ce4" office:value-type="float" office:value="12457" calcext:value-type="float">
            <text:p>12457.00000 </text:p>
          </table:table-cell>
          <table:table-cell table:style-name="ce6" table:formula="of:=ACOTH([.A40])" office:value-type="float" office:value="0.0000802761501282982" calcext:value-type="float">
            <text:p>0.000080276150128298</text:p>
          </table:table-cell>
          <table:table-cell table:number-columns-repeated="1022"/>
        </table:table-row>
        <table:table-row table:style-name="ro2">
          <table:table-cell table:style-name="ce4" office:value-type="float" office:value="868" calcext:value-type="float">
            <text:p>868.00000 </text:p>
          </table:table-cell>
          <table:table-cell table:style-name="ce6" table:formula="of:=ACOTH([.A41])" office:value-type="float" office:value="0.00115207424242515" calcext:value-type="float">
            <text:p>0.001152074242425150</text:p>
          </table:table-cell>
          <table:table-cell table:number-columns-repeated="1022"/>
        </table:table-row>
        <table:table-row table:style-name="ro2">
          <table:table-cell table:style-name="ce4" office:value-type="float" office:value="29534" calcext:value-type="float">
            <text:p>29534.00000 </text:p>
          </table:table-cell>
          <table:table-cell table:style-name="ce6" table:formula="of:=ACOTH([.A42])" office:value-type="float" office:value="0.0000338592808417879" calcext:value-type="float">
            <text:p>0.000033859280841788</text:p>
          </table:table-cell>
          <table:table-cell table:number-columns-repeated="1022"/>
        </table:table-row>
        <table:table-row table:style-name="ro2">
          <table:table-cell table:style-name="ce4" office:value-type="float" office:value="6879" calcext:value-type="float">
            <text:p>6879.00000 </text:p>
          </table:table-cell>
          <table:table-cell table:style-name="ce6" table:formula="of:=ACOTH([.A43])" office:value-type="float" office:value="0.000145369967588935" calcext:value-type="float">
            <text:p>0.000145369967588935</text:p>
          </table:table-cell>
          <table:table-cell table:number-columns-repeated="1022"/>
        </table:table-row>
        <table:table-row table:style-name="ro2">
          <table:table-cell table:style-name="ce4" office:value-type="float" office:value="28224" calcext:value-type="float">
            <text:p>28224.00000 </text:p>
          </table:table-cell>
          <table:table-cell table:style-name="ce6" table:formula="of:=ACOTH([.A44])" office:value-type="float" office:value="0.0000354308390170465" calcext:value-type="float">
            <text:p>0.000035430839017047</text:p>
          </table:table-cell>
          <table:table-cell table:number-columns-repeated="1022"/>
        </table:table-row>
        <table:table-row table:style-name="ro2">
          <table:table-cell table:style-name="ce4" office:value-type="float" office:value="17888" calcext:value-type="float">
            <text:p>17888.00000 </text:p>
          </table:table-cell>
          <table:table-cell table:style-name="ce6" table:formula="of:=ACOTH([.A45])" office:value-type="float" office:value="0.0000559033989849442" calcext:value-type="float">
            <text:p>0.000055903398984944</text:p>
          </table:table-cell>
          <table:table-cell table:number-columns-repeated="1022"/>
        </table:table-row>
        <table:table-row table:style-name="ro2">
          <table:table-cell table:style-name="ce4" office:value-type="float" office:value="31598" calcext:value-type="float">
            <text:p>31598.00000 </text:p>
          </table:table-cell>
          <table:table-cell table:style-name="ce6" table:formula="of:=ACOTH([.A46])" office:value-type="float" office:value="0.0000316475726417825" calcext:value-type="float">
            <text:p>0.000031647572641783</text:p>
          </table:table-cell>
          <table:table-cell table:number-columns-repeated="1022"/>
        </table:table-row>
        <table:table-row table:style-name="ro2">
          <table:table-cell table:style-name="ce4" office:value-type="float" office:value="20585" calcext:value-type="float">
            <text:p>20585.00000 </text:p>
          </table:table-cell>
          <table:table-cell table:style-name="ce6" table:formula="of:=ACOTH([.A47])" office:value-type="float" office:value="0.00004857906246226" calcext:value-type="float">
            <text:p>0.000048579062462260</text:p>
          </table:table-cell>
          <table:table-cell table:number-columns-repeated="1022"/>
        </table:table-row>
        <table:table-row table:style-name="ro2">
          <table:table-cell table:style-name="ce4" office:value-type="float" office:value="12213" calcext:value-type="float">
            <text:p>12213.00000 </text:p>
          </table:table-cell>
          <table:table-cell table:style-name="ce6" table:formula="of:=ACOTH([.A48])" office:value-type="float" office:value="0.0000818799641558275" calcext:value-type="float">
            <text:p>0.000081879964155828</text:p>
          </table:table-cell>
          <table:table-cell table:number-columns-repeated="1022"/>
        </table:table-row>
        <table:table-row table:style-name="ro2">
          <table:table-cell table:style-name="ce4" office:value-type="float" office:value="31112" calcext:value-type="float">
            <text:p>31112.00000 </text:p>
          </table:table-cell>
          <table:table-cell table:style-name="ce6" table:formula="of:=ACOTH([.A49])" office:value-type="float" office:value="0.0000321419388128402" calcext:value-type="float">
            <text:p>0.000032141938812840</text:p>
          </table:table-cell>
          <table:table-cell table:number-columns-repeated="1022"/>
        </table:table-row>
        <table:table-row table:style-name="ro2">
          <table:table-cell table:style-name="ce4" office:value-type="float" office:value="7579" calcext:value-type="float">
            <text:p>7579.00000 </text:p>
          </table:table-cell>
          <table:table-cell table:style-name="ce6" table:formula="of:=ACOTH([.A50])" office:value-type="float" office:value="0.000131943528935641" calcext:value-type="float">
            <text:p>0.000131943528935641</text:p>
          </table:table-cell>
          <table:table-cell table:number-columns-repeated="1022"/>
        </table:table-row>
        <table:table-row table:style-name="ro2">
          <table:table-cell table:style-name="ce4" office:value-type="float" office:value="17067" calcext:value-type="float">
            <text:p>17067.00000 </text:p>
          </table:table-cell>
          <table:table-cell table:style-name="ce6" table:formula="of:=ACOTH([.A51])" office:value-type="float" office:value="0.0000585926056802408" calcext:value-type="float">
            <text:p>0.000058592605680241</text:p>
          </table:table-cell>
          <table:table-cell table:number-columns-repeated="1022"/>
        </table:table-row>
        <table:table-row table:style-name="ro2">
          <table:table-cell table:style-name="ce4" office:value-type="float" office:value="7630" calcext:value-type="float">
            <text:p>7630.00000 </text:p>
          </table:table-cell>
          <table:table-cell table:style-name="ce6" table:formula="of:=ACOTH([.A52])" office:value-type="float" office:value="0.000131061599701982" calcext:value-type="float">
            <text:p>0.000131061599701982</text:p>
          </table:table-cell>
          <table:table-cell table:number-columns-repeated="1022"/>
        </table:table-row>
        <table:table-row table:style-name="ro2">
          <table:table-cell table:style-name="ce4" office:value-type="float" office:value="29405" calcext:value-type="float">
            <text:p>29405.00000 </text:p>
          </table:table-cell>
          <table:table-cell table:style-name="ce6" table:formula="of:=ACOTH([.A53])" office:value-type="float" office:value="0.0000340078218120824" calcext:value-type="float">
            <text:p>0.000034007821812082</text:p>
          </table:table-cell>
          <table:table-cell table:number-columns-repeated="1022"/>
        </table:table-row>
        <table:table-row table:style-name="ro2">
          <table:table-cell table:style-name="ce4" office:value-type="float" office:value="12280" calcext:value-type="float">
            <text:p>12280.00000 </text:p>
          </table:table-cell>
          <table:table-cell table:style-name="ce6" table:formula="of:=ACOTH([.A54])" office:value-type="float" office:value="0.0000814332249357185" calcext:value-type="float">
            <text:p>0.000081433224935719</text:p>
          </table:table-cell>
          <table:table-cell table:number-columns-repeated="1022"/>
        </table:table-row>
        <table:table-row table:style-name="ro2">
          <table:table-cell table:style-name="ce4" office:value-type="float" office:value="13506" calcext:value-type="float">
            <text:p>13506.00000 </text:p>
          </table:table-cell>
          <table:table-cell table:style-name="ce6" table:formula="of:=ACOTH([.A55])" office:value-type="float" office:value="0.0000740411670241231" calcext:value-type="float">
            <text:p>0.000074041167024123</text:p>
          </table:table-cell>
          <table:table-cell table:number-columns-repeated="1022"/>
        </table:table-row>
        <table:table-row table:style-name="ro2">
          <table:table-cell table:style-name="ce4" office:value-type="float" office:value="24389" calcext:value-type="float">
            <text:p>24389.00000 </text:p>
          </table:table-cell>
          <table:table-cell table:style-name="ce6" table:formula="of:=ACOTH([.A56])" office:value-type="float" office:value="0.0000410020911296268" calcext:value-type="float">
            <text:p>0.000041002091129627</text:p>
          </table:table-cell>
          <table:table-cell table:number-columns-repeated="1022"/>
        </table:table-row>
        <table:table-row table:style-name="ro2">
          <table:table-cell table:style-name="ce4" office:value-type="float" office:value="11650" calcext:value-type="float">
            <text:p>11650.00000 </text:p>
          </table:table-cell>
          <table:table-cell table:style-name="ce6" table:formula="of:=ACOTH([.A57])" office:value-type="float" office:value="0.0000858369100820172" calcext:value-type="float">
            <text:p>0.000085836910082017</text:p>
          </table:table-cell>
          <table:table-cell table:number-columns-repeated="1022"/>
        </table:table-row>
        <table:table-row table:style-name="ro2">
          <table:table-cell table:style-name="ce4" office:value-type="float" office:value="12330" calcext:value-type="float">
            <text:p>12330.00000 </text:p>
          </table:table-cell>
          <table:table-cell table:style-name="ce6" table:formula="of:=ACOTH([.A58])" office:value-type="float" office:value="0.0000811030009888519" calcext:value-type="float">
            <text:p>0.000081103000988852</text:p>
          </table:table-cell>
          <table:table-cell table:number-columns-repeated="1022"/>
        </table:table-row>
        <table:table-row table:style-name="ro2">
          <table:table-cell table:style-name="ce4" office:value-type="float" office:value="7177" calcext:value-type="float">
            <text:p>7177.00000 </text:p>
          </table:table-cell>
          <table:table-cell table:style-name="ce6" table:formula="of:=ACOTH([.A59])" office:value-type="float" office:value="0.000139333984460274" calcext:value-type="float">
            <text:p>0.000139333984460274</text:p>
          </table:table-cell>
          <table:table-cell table:number-columns-repeated="1022"/>
        </table:table-row>
        <table:table-row table:style-name="ro2">
          <table:table-cell table:style-name="ce4" office:value-type="float" office:value="2332" calcext:value-type="float">
            <text:p>2332.00000 </text:p>
          </table:table-cell>
          <table:table-cell table:style-name="ce6" table:formula="of:=ACOTH([.A60])" office:value-type="float" office:value="0.000428816492836393" calcext:value-type="float">
            <text:p>0.000428816492836393</text:p>
          </table:table-cell>
          <table:table-cell table:number-columns-repeated="1022"/>
        </table:table-row>
        <table:table-row table:style-name="ro2">
          <table:table-cell table:style-name="ce4" office:value-type="float" office:value="19265" calcext:value-type="float">
            <text:p>19265.00000 </text:p>
          </table:table-cell>
          <table:table-cell table:style-name="ce6" table:formula="of:=ACOTH([.A61])" office:value-type="float" office:value="0.0000519076045106621" calcext:value-type="float">
            <text:p>0.000051907604510662</text:p>
          </table:table-cell>
          <table:table-cell table:number-columns-repeated="1022"/>
        </table:table-row>
        <table:table-row table:style-name="ro2">
          <table:table-cell table:style-name="ce4" office:value-type="float" office:value="22115" calcext:value-type="float">
            <text:p>22115.00000 </text:p>
          </table:table-cell>
          <table:table-cell table:style-name="ce6" table:formula="of:=ACOTH([.A62])" office:value-type="float" office:value="0.0000452181777383068" calcext:value-type="float">
            <text:p>0.000045218177738307</text:p>
          </table:table-cell>
          <table:table-cell table:number-columns-repeated="1022"/>
        </table:table-row>
        <table:table-row table:style-name="ro2">
          <table:table-cell table:style-name="ce4" office:value-type="float" office:value="14137" calcext:value-type="float">
            <text:p>14137.00000 </text:p>
          </table:table-cell>
          <table:table-cell table:style-name="ce6" table:formula="of:=ACOTH([.A63])" office:value-type="float" office:value="0.0000707363656834759" calcext:value-type="float">
            <text:p>0.000070736365683476</text:p>
          </table:table-cell>
          <table:table-cell table:number-columns-repeated="1022"/>
        </table:table-row>
        <table:table-row table:style-name="ro2">
          <table:table-cell table:style-name="ce4" office:value-type="float" office:value="26929" calcext:value-type="float">
            <text:p>26929.00000 </text:p>
          </table:table-cell>
          <table:table-cell table:style-name="ce6" table:formula="of:=ACOTH([.A64])" office:value-type="float" office:value="0.0000371346875287142" calcext:value-type="float">
            <text:p>0.000037134687528714</text:p>
          </table:table-cell>
          <table:table-cell table:number-columns-repeated="1022"/>
        </table:table-row>
        <table:table-row table:style-name="ro2">
          <table:table-cell table:style-name="ce4" office:value-type="float" office:value="1103" calcext:value-type="float">
            <text:p>1103.00000 </text:p>
          </table:table-cell>
          <table:table-cell table:style-name="ce6" table:formula="of:=ACOTH([.A65])" office:value-type="float" office:value="0.000906618562090361" calcext:value-type="float">
            <text:p>0.000906618562090361</text:p>
          </table:table-cell>
          <table:table-cell table:number-columns-repeated="1022"/>
        </table:table-row>
        <table:table-row table:style-name="ro2">
          <table:table-cell table:style-name="ce4" office:value-type="float" office:value="21653" calcext:value-type="float">
            <text:p>21653.00000 </text:p>
          </table:table-cell>
          <table:table-cell table:style-name="ce6" table:formula="of:=ACOTH([.A66])" office:value-type="float" office:value="0.0000461829769875715" calcext:value-type="float">
            <text:p>0.000046182976987572</text:p>
          </table:table-cell>
          <table:table-cell table:number-columns-repeated="1022"/>
        </table:table-row>
        <table:table-row table:style-name="ro2">
          <table:table-cell table:style-name="ce4" office:value-type="float" office:value="8405" calcext:value-type="float">
            <text:p>8405.00000 </text:p>
          </table:table-cell>
          <table:table-cell table:style-name="ce6" table:formula="of:=ACOTH([.A67])" office:value-type="float" office:value="0.000118976800085518" calcext:value-type="float">
            <text:p>0.000118976800085518</text:p>
          </table:table-cell>
          <table:table-cell table:number-columns-repeated="1022"/>
        </table:table-row>
        <table:table-row table:style-name="ro2">
          <table:table-cell table:style-name="ce4" office:value-type="float" office:value="24338" calcext:value-type="float">
            <text:p>24338.00000 </text:p>
          </table:table-cell>
          <table:table-cell table:style-name="ce6" table:formula="of:=ACOTH([.A68])" office:value-type="float" office:value="0.0000410880105417024" calcext:value-type="float">
            <text:p>0.000041088010541702</text:p>
          </table:table-cell>
          <table:table-cell table:number-columns-repeated="1022"/>
        </table:table-row>
        <table:table-row table:style-name="ro2">
          <table:table-cell table:style-name="ce4" office:value-type="float" office:value="27857" calcext:value-type="float">
            <text:p>27857.00000 </text:p>
          </table:table-cell>
          <table:table-cell table:style-name="ce6" table:formula="of:=ACOTH([.A69])" office:value-type="float" office:value="0.0000358976200032091" calcext:value-type="float">
            <text:p>0.000035897620003209</text:p>
          </table:table-cell>
          <table:table-cell table:number-columns-repeated="1022"/>
        </table:table-row>
        <table:table-row table:style-name="ro2">
          <table:table-cell table:style-name="ce4" office:value-type="float" office:value="5599" calcext:value-type="float">
            <text:p>5599.00000 </text:p>
          </table:table-cell>
          <table:table-cell table:style-name="ce6" table:formula="of:=ACOTH([.A70])" office:value-type="float" office:value="0.000178603323920935" calcext:value-type="float">
            <text:p>0.000178603323920935</text:p>
          </table:table-cell>
          <table:table-cell table:number-columns-repeated="1022"/>
        </table:table-row>
        <table:table-row table:style-name="ro2">
          <table:table-cell table:style-name="ce4" office:value-type="float" office:value="24773" calcext:value-type="float">
            <text:p>24773.00000 </text:p>
          </table:table-cell>
          <table:table-cell table:style-name="ce6" table:formula="of:=ACOTH([.A71])" office:value-type="float" office:value="0.0000403665280968951" calcext:value-type="float">
            <text:p>0.000040366528096895</text:p>
          </table:table-cell>
          <table:table-cell table:number-columns-repeated="1022"/>
        </table:table-row>
        <table:table-row table:style-name="ro2">
          <table:table-cell table:style-name="ce4" office:value-type="float" office:value="14098" calcext:value-type="float">
            <text:p>14098.00000 </text:p>
          </table:table-cell>
          <table:table-cell table:style-name="ce6" table:formula="of:=ACOTH([.A72])" office:value-type="float" office:value="0.0000709320472178636" calcext:value-type="float">
            <text:p>0.000070932047217864</text:p>
          </table:table-cell>
          <table:table-cell table:number-columns-repeated="1022"/>
        </table:table-row>
        <table:table-row table:style-name="ro2">
          <table:table-cell table:style-name="ce4" office:value-type="float" office:value="13214" calcext:value-type="float">
            <text:p>13214.00000 </text:p>
          </table:table-cell>
          <table:table-cell table:style-name="ce6" table:formula="of:=ACOTH([.A73])" office:value-type="float" office:value="0.0000756773120863262" calcext:value-type="float">
            <text:p>0.000075677312086326</text:p>
          </table:table-cell>
          <table:table-cell table:number-columns-repeated="1022"/>
        </table:table-row>
        <table:table-row table:style-name="ro2">
          <table:table-cell table:style-name="ce4" office:value-type="float" office:value="4684" calcext:value-type="float">
            <text:p>4684.00000 </text:p>
          </table:table-cell>
          <table:table-cell table:style-name="ce6" table:formula="of:=ACOTH([.A74])" office:value-type="float" office:value="0.000213492744490415" calcext:value-type="float">
            <text:p>0.000213492744490415</text:p>
          </table:table-cell>
          <table:table-cell table:number-columns-repeated="1022"/>
        </table:table-row>
        <table:table-row table:style-name="ro2">
          <table:table-cell table:style-name="ce4" office:value-type="float" office:value="16704" calcext:value-type="float">
            <text:p>16704.00000 </text:p>
          </table:table-cell>
          <table:table-cell table:style-name="ce6" table:formula="of:=ACOTH([.A75])" office:value-type="float" office:value="0.0000598659004546665" calcext:value-type="float">
            <text:p>0.000059865900454667</text:p>
          </table:table-cell>
          <table:table-cell table:number-columns-repeated="1022"/>
        </table:table-row>
        <table:table-row table:style-name="ro2">
          <table:table-cell table:style-name="ce4" office:value-type="float" office:value="15261" calcext:value-type="float">
            <text:p>15261.00000 </text:p>
          </table:table-cell>
          <table:table-cell table:style-name="ce6" table:formula="of:=ACOTH([.A76])" office:value-type="float" office:value="0.000065526505565293" calcext:value-type="float">
            <text:p>0.000065526505565293</text:p>
          </table:table-cell>
          <table:table-cell table:number-columns-repeated="1022"/>
        </table:table-row>
        <table:table-row table:style-name="ro2">
          <table:table-cell table:style-name="ce4" office:value-type="float" office:value="15943" calcext:value-type="float">
            <text:p>15943.00000 </text:p>
          </table:table-cell>
          <table:table-cell table:style-name="ce6" table:formula="of:=ACOTH([.A77])" office:value-type="float" office:value="0.0000627234523810433" calcext:value-type="float">
            <text:p>0.000062723452381043</text:p>
          </table:table-cell>
          <table:table-cell table:number-columns-repeated="1022"/>
        </table:table-row>
        <table:table-row table:style-name="ro2">
          <table:table-cell table:style-name="ce4" office:value-type="float" office:value="2748" calcext:value-type="float">
            <text:p>2748.00000 </text:p>
          </table:table-cell>
          <table:table-cell table:style-name="ce6" table:formula="of:=ACOTH([.A78])" office:value-type="float" office:value="0.000363901034985907" calcext:value-type="float">
            <text:p>0.000363901034985907</text:p>
          </table:table-cell>
          <table:table-cell table:number-columns-repeated="1022"/>
        </table:table-row>
        <table:table-row table:style-name="ro2">
          <table:table-cell table:style-name="ce4" office:value-type="float" office:value="27376" calcext:value-type="float">
            <text:p>27376.00000 </text:p>
          </table:table-cell>
          <table:table-cell table:style-name="ce6" table:formula="of:=ACOTH([.A79])" office:value-type="float" office:value="0.0000365283460127148" calcext:value-type="float">
            <text:p>0.000036528346012715</text:p>
          </table:table-cell>
          <table:table-cell table:number-columns-repeated="1022"/>
        </table:table-row>
        <table:table-row table:style-name="ro2">
          <table:table-cell table:style-name="ce4" office:value-type="float" office:value="28872" calcext:value-type="float">
            <text:p>28872.00000 </text:p>
          </table:table-cell>
          <table:table-cell table:style-name="ce6" table:formula="of:=ACOTH([.A80])" office:value-type="float" office:value="0.0000346356331532372" calcext:value-type="float">
            <text:p>0.000034635633153237</text:p>
          </table:table-cell>
          <table:table-cell table:number-columns-repeated="1022"/>
        </table:table-row>
        <table:table-row table:style-name="ro2">
          <table:table-cell table:style-name="ce4" office:value-type="float" office:value="18005" calcext:value-type="float">
            <text:p>18005.00000 </text:p>
          </table:table-cell>
          <table:table-cell table:style-name="ce6" table:formula="of:=ACOTH([.A81])" office:value-type="float" office:value="0.000055540127799453" calcext:value-type="float">
            <text:p>0.000055540127799453</text:p>
          </table:table-cell>
          <table:table-cell table:number-columns-repeated="1022"/>
        </table:table-row>
        <table:table-row table:style-name="ro2">
          <table:table-cell table:style-name="ce4" office:value-type="float" office:value="16674" calcext:value-type="float">
            <text:p>16674.00000 </text:p>
          </table:table-cell>
          <table:table-cell table:style-name="ce6" table:formula="of:=ACOTH([.A82])" office:value-type="float" office:value="0.000059973611682776" calcext:value-type="float">
            <text:p>0.000059973611682776</text:p>
          </table:table-cell>
          <table:table-cell table:number-columns-repeated="1022"/>
        </table:table-row>
        <table:table-row table:style-name="ro2">
          <table:table-cell table:style-name="ce4" office:value-type="float" office:value="3153" calcext:value-type="float">
            <text:p>3153.00000 </text:p>
          </table:table-cell>
          <table:table-cell table:style-name="ce6" table:formula="of:=ACOTH([.A83])" office:value-type="float" office:value="0.000317158272606982" calcext:value-type="float">
            <text:p>0.000317158272606982</text:p>
          </table:table-cell>
          <table:table-cell table:number-columns-repeated="1022"/>
        </table:table-row>
        <table:table-row table:style-name="ro2">
          <table:table-cell table:style-name="ce4" office:value-type="float" office:value="11820" calcext:value-type="float">
            <text:p>11820.00000 </text:p>
          </table:table-cell>
          <table:table-cell table:style-name="ce6" table:formula="of:=ACOTH([.A84])" office:value-type="float" office:value="0.0000846023690681418" calcext:value-type="float">
            <text:p>0.000084602369068142</text:p>
          </table:table-cell>
          <table:table-cell table:number-columns-repeated="1022"/>
        </table:table-row>
        <table:table-row table:style-name="ro2">
          <table:table-cell table:style-name="ce4" office:value-type="float" office:value="23505" calcext:value-type="float">
            <text:p>23505.00000 </text:p>
          </table:table-cell>
          <table:table-cell table:style-name="ce6" table:formula="of:=ACOTH([.A85])" office:value-type="float" office:value="0.0000425441395704557" calcext:value-type="float">
            <text:p>0.000042544139570456</text:p>
          </table:table-cell>
          <table:table-cell table:number-columns-repeated="1022"/>
        </table:table-row>
        <table:table-row table:style-name="ro2">
          <table:table-cell table:style-name="ce4" office:value-type="float" office:value="240" calcext:value-type="float">
            <text:p>240.00000 </text:p>
          </table:table-cell>
          <table:table-cell table:style-name="ce6" table:formula="of:=ACOTH([.A86])" office:value-type="float" office:value="0.00416669077957212" calcext:value-type="float">
            <text:p>0.004166690779572120</text:p>
          </table:table-cell>
          <table:table-cell table:number-columns-repeated="1022"/>
        </table:table-row>
        <table:table-row table:style-name="ro2">
          <table:table-cell table:style-name="ce4" office:value-type="float" office:value="4187" calcext:value-type="float">
            <text:p>4187.00000 </text:p>
          </table:table-cell>
          <table:table-cell table:style-name="ce6" table:formula="of:=ACOTH([.A87])" office:value-type="float" office:value="0.000238834492241263" calcext:value-type="float">
            <text:p>0.000238834492241263</text:p>
          </table:table-cell>
          <table:table-cell table:number-columns-repeated="1022"/>
        </table:table-row>
        <table:table-row table:style-name="ro2">
          <table:table-cell table:style-name="ce4" office:value-type="float" office:value="2805" calcext:value-type="float">
            <text:p>2805.00000 </text:p>
          </table:table-cell>
          <table:table-cell table:style-name="ce6" table:formula="of:=ACOTH([.A88])" office:value-type="float" office:value="0.000356506253962749" calcext:value-type="float">
            <text:p>0.000356506253962749</text:p>
          </table:table-cell>
          <table:table-cell table:number-columns-repeated="1022"/>
        </table:table-row>
        <table:table-row table:style-name="ro2">
          <table:table-cell table:style-name="ce4" office:value-type="float" office:value="28938" calcext:value-type="float">
            <text:p>28938.00000 </text:p>
          </table:table-cell>
          <table:table-cell table:style-name="ce6" table:formula="of:=ACOTH([.A89])" office:value-type="float" office:value="0.0000345566383439351" calcext:value-type="float">
            <text:p>0.000034556638343935</text:p>
          </table:table-cell>
          <table:table-cell table:number-columns-repeated="1022"/>
        </table:table-row>
        <table:table-row table:style-name="ro2">
          <table:table-cell table:style-name="ce4" office:value-type="float" office:value="3024" calcext:value-type="float">
            <text:p>3024.00000 </text:p>
          </table:table-cell>
          <table:table-cell table:style-name="ce6" table:formula="of:=ACOTH([.A90])" office:value-type="float" office:value="0.00033068784274191" calcext:value-type="float">
            <text:p>0.000330687842741910</text:p>
          </table:table-cell>
          <table:table-cell table:number-columns-repeated="1022"/>
        </table:table-row>
        <table:table-row table:style-name="ro2">
          <table:table-cell table:style-name="ce4" office:value-type="float" office:value="10336" calcext:value-type="float">
            <text:p>10336.00000 </text:p>
          </table:table-cell>
          <table:table-cell table:style-name="ce6" table:formula="of:=ACOTH([.A91])" office:value-type="float" office:value="0.0000967492263080458" calcext:value-type="float">
            <text:p>0.000096749226308046</text:p>
          </table:table-cell>
          <table:table-cell table:number-columns-repeated="1022"/>
        </table:table-row>
        <table:table-row table:style-name="ro2">
          <table:table-cell table:style-name="ce4" office:value-type="float" office:value="20534" calcext:value-type="float">
            <text:p>20534.00000 </text:p>
          </table:table-cell>
          <table:table-cell table:style-name="ce6" table:formula="of:=ACOTH([.A92])" office:value-type="float" office:value="0.0000486997175801251" calcext:value-type="float">
            <text:p>0.000048699717580125</text:p>
          </table:table-cell>
          <table:table-cell table:number-columns-repeated="1022"/>
        </table:table-row>
        <table:table-row table:style-name="ro2">
          <table:table-cell table:style-name="ce4" office:value-type="float" office:value="21394" calcext:value-type="float">
            <text:p>21394.00000 </text:p>
          </table:table-cell>
          <table:table-cell table:style-name="ce6" table:formula="of:=ACOTH([.A93])" office:value-type="float" office:value="0.0000467420772519262" calcext:value-type="float">
            <text:p>0.000046742077251926</text:p>
          </table:table-cell>
          <table:table-cell table:number-columns-repeated="1022"/>
        </table:table-row>
        <table:table-row table:style-name="ro2">
          <table:table-cell table:style-name="ce4" office:value-type="float" office:value="16021" calcext:value-type="float">
            <text:p>16021.00000 </text:p>
          </table:table-cell>
          <table:table-cell table:style-name="ce6" table:formula="of:=ACOTH([.A94])" office:value-type="float" office:value="0.0000624180763559833" calcext:value-type="float">
            <text:p>0.000062418076355983</text:p>
          </table:table-cell>
          <table:table-cell table:number-columns-repeated="1022"/>
        </table:table-row>
        <table:table-row table:style-name="ro2">
          <table:table-cell table:style-name="ce4" office:value-type="float" office:value="11575" calcext:value-type="float">
            <text:p>11575.00000 </text:p>
          </table:table-cell>
          <table:table-cell table:style-name="ce6" table:formula="of:=ACOTH([.A95])" office:value-type="float" office:value="0.0000863930887678109" calcext:value-type="float">
            <text:p>0.000086393088767811</text:p>
          </table:table-cell>
          <table:table-cell table:number-columns-repeated="1022"/>
        </table:table-row>
        <table:table-row table:style-name="ro2">
          <table:table-cell table:style-name="ce4" office:value-type="float" office:value="25984" calcext:value-type="float">
            <text:p>25984.00000 </text:p>
          </table:table-cell>
          <table:table-cell table:style-name="ce6" table:formula="of:=ACOTH([.A96])" office:value-type="float" office:value="0.0000384852216938303" calcext:value-type="float">
            <text:p>0.000038485221693830</text:p>
          </table:table-cell>
          <table:table-cell table:number-columns-repeated="1022"/>
        </table:table-row>
        <table:table-row table:style-name="ro2">
          <table:table-cell table:style-name="ce4" office:value-type="float" office:value="13962" calcext:value-type="float">
            <text:p>13962.00000 </text:p>
          </table:table-cell>
          <table:table-cell table:style-name="ce6" table:formula="of:=ACOTH([.A97])" office:value-type="float" office:value="0.0000716229767733608" calcext:value-type="float">
            <text:p>0.000071622976773361</text:p>
          </table:table-cell>
          <table:table-cell table:number-columns-repeated="1022"/>
        </table:table-row>
        <table:table-row table:style-name="ro2">
          <table:table-cell table:style-name="ce4" office:value-type="float" office:value="625" calcext:value-type="float">
            <text:p>625.00000 </text:p>
          </table:table-cell>
          <table:table-cell table:style-name="ce6" table:formula="of:=ACOTH([.A98])" office:value-type="float" office:value="0.00160000136533542" calcext:value-type="float">
            <text:p>0.001600001365335420</text:p>
          </table:table-cell>
          <table:table-cell table:number-columns-repeated="1022"/>
        </table:table-row>
        <table:table-row table:style-name="ro2">
          <table:table-cell table:style-name="ce4" office:value-type="float" office:value="7066" calcext:value-type="float">
            <text:p>7066.00000 </text:p>
          </table:table-cell>
          <table:table-cell table:style-name="ce6" table:formula="of:=ACOTH([.A99])" office:value-type="float" office:value="0.000141522786113288" calcext:value-type="float">
            <text:p>0.000141522786113288</text:p>
          </table:table-cell>
          <table:table-cell table:number-columns-repeated="1022"/>
        </table:table-row>
        <table:table-row table:style-name="ro2">
          <table:table-cell table:style-name="ce4" office:value-type="float" office:value="27570" calcext:value-type="float">
            <text:p>27570.00000 </text:p>
          </table:table-cell>
          <table:table-cell table:style-name="ce6" table:formula="of:=ACOTH([.A100])" office:value-type="float" office:value="0.0000362713094102051" calcext:value-type="float">
            <text:p>0.000036271309410205</text:p>
          </table:table-cell>
          <table:table-cell table:number-columns-repeated="1022"/>
        </table:table-row>
        <table:table-row table:style-name="ro2">
          <table:table-cell table:style-name="ce4" office:value-type="float" office:value="12831" calcext:value-type="float">
            <text:p>12831.00000 </text:p>
          </table:table-cell>
          <table:table-cell table:style-name="ce6" table:formula="of:=ACOTH([.A101])" office:value-type="float" office:value="0.0000779362483068072" calcext:value-type="float">
            <text:p>0.000077936248306807</text:p>
          </table:table-cell>
          <table:table-cell table:number-columns-repeated="1022"/>
        </table:table-row>
        <table:table-row table:style-name="ro2">
          <table:table-cell table:style-name="ce4" office:value-type="float" office:value="24168" calcext:value-type="float">
            <text:p>24168.00000 </text:p>
          </table:table-cell>
          <table:table-cell table:style-name="ce6" table:formula="of:=ACOTH([.A102])" office:value-type="float" office:value="0.0000413770274980048" calcext:value-type="float">
            <text:p>0.000041377027498005</text:p>
          </table:table-cell>
          <table:table-cell table:number-columns-repeated="1022"/>
        </table:table-row>
        <table:table-row table:style-name="ro2">
          <table:table-cell table:style-name="ce4" office:value-type="float" office:value="12237" calcext:value-type="float">
            <text:p>12237.00000 </text:p>
          </table:table-cell>
          <table:table-cell table:style-name="ce6" table:formula="of:=ACOTH([.A103])" office:value-type="float" office:value="0.0000817193758459301" calcext:value-type="float">
            <text:p>0.000081719375845930</text:p>
          </table:table-cell>
          <table:table-cell table:number-columns-repeated="1022"/>
        </table:table-row>
        <table:table-row table:style-name="ro2">
          <table:table-cell table:style-name="ce4" office:value-type="float" office:value="31250" calcext:value-type="float">
            <text:p>31250.00000 </text:p>
          </table:table-cell>
          <table:table-cell table:style-name="ce6" table:formula="of:=ACOTH([.A104])" office:value-type="float" office:value="0.0000320000000109331" calcext:value-type="float">
            <text:p>0.000032000000010933</text:p>
          </table:table-cell>
          <table:table-cell table:number-columns-repeated="1022"/>
        </table:table-row>
        <table:table-row table:style-name="ro2">
          <table:table-cell table:style-name="ce4" office:value-type="float" office:value="23637" calcext:value-type="float">
            <text:p>23637.00000 </text:p>
          </table:table-cell>
          <table:table-cell table:style-name="ce6" table:formula="of:=ACOTH([.A105])" office:value-type="float" office:value="0.0000423065533103529" calcext:value-type="float">
            <text:p>0.000042306553310353</text:p>
          </table:table-cell>
          <table:table-cell table:number-columns-repeated="1022"/>
        </table:table-row>
        <table:table-row table:style-name="ro2">
          <table:table-cell table:style-name="ce4" office:value-type="float" office:value="15620" calcext:value-type="float">
            <text:p>15620.00000 </text:p>
          </table:table-cell>
          <table:table-cell table:style-name="ce6" table:formula="of:=ACOTH([.A106])" office:value-type="float" office:value="0.0000640204866432121" calcext:value-type="float">
            <text:p>0.000064020486643212</text:p>
          </table:table-cell>
          <table:table-cell table:number-columns-repeated="1022"/>
        </table:table-row>
        <table:table-row table:style-name="ro2">
          <table:table-cell table:style-name="ce4" office:value-type="float" office:value="25728" calcext:value-type="float">
            <text:p>25728.00000 </text:p>
          </table:table-cell>
          <table:table-cell table:style-name="ce6" table:formula="of:=ACOTH([.A107])" office:value-type="float" office:value="0.0000388681592236067" calcext:value-type="float">
            <text:p>0.000038868159223607</text:p>
          </table:table-cell>
          <table:table-cell table:number-columns-repeated="1022"/>
        </table:table-row>
        <table:table-row table:style-name="ro2">
          <table:table-cell table:style-name="ce4" office:value-type="float" office:value="12701" calcext:value-type="float">
            <text:p>12701.00000 </text:p>
          </table:table-cell>
          <table:table-cell table:style-name="ce6" table:formula="of:=ACOTH([.A108])" office:value-type="float" office:value="0.0000787339581187712" calcext:value-type="float">
            <text:p>0.000078733958118771</text:p>
          </table:table-cell>
          <table:table-cell table:number-columns-repeated="1022"/>
        </table:table-row>
        <table:table-row table:style-name="ro2">
          <table:table-cell table:style-name="ce4" office:value-type="float" office:value="24324" calcext:value-type="float">
            <text:p>24324.00000 </text:p>
          </table:table-cell>
          <table:table-cell table:style-name="ce6" table:formula="of:=ACOTH([.A109])" office:value-type="float" office:value="0.0000411116592897747" calcext:value-type="float">
            <text:p>0.000041111659289775</text:p>
          </table:table-cell>
          <table:table-cell table:number-columns-repeated="1022"/>
        </table:table-row>
        <table:table-row table:style-name="ro2">
          <table:table-cell table:style-name="ce4" office:value-type="float" office:value="14923" calcext:value-type="float">
            <text:p>14923.00000 </text:p>
          </table:table-cell>
          <table:table-cell table:style-name="ce6" table:formula="of:=ACOTH([.A110])" office:value-type="float" office:value="0.000067010654794377" calcext:value-type="float">
            <text:p>0.000067010654794377</text:p>
          </table:table-cell>
          <table:table-cell table:number-columns-repeated="1022"/>
        </table:table-row>
        <table:table-row table:style-name="ro2">
          <table:table-cell table:style-name="ce4" office:value-type="float" office:value="22775" calcext:value-type="float">
            <text:p>22775.00000 </text:p>
          </table:table-cell>
          <table:table-cell table:style-name="ce6" table:formula="of:=ACOTH([.A111])" office:value-type="float" office:value="0.0000439077936616111" calcext:value-type="float">
            <text:p>0.000043907793661611</text:p>
          </table:table-cell>
          <table:table-cell table:number-columns-repeated="1022"/>
        </table:table-row>
        <table:table-row table:style-name="ro2">
          <table:table-cell table:style-name="ce4" office:value-type="float" office:value="6812" calcext:value-type="float">
            <text:p>6812.00000 </text:p>
          </table:table-cell>
          <table:table-cell table:style-name="ce6" table:formula="of:=ACOTH([.A112])" office:value-type="float" office:value="0.000146799766174904" calcext:value-type="float">
            <text:p>0.000146799766174904</text:p>
          </table:table-cell>
          <table:table-cell table:number-columns-repeated="1022"/>
        </table:table-row>
        <table:table-row table:style-name="ro2">
          <table:table-cell table:style-name="ce4" office:value-type="float" office:value="12063" calcext:value-type="float">
            <text:p>12063.00000 </text:p>
          </table:table-cell>
          <table:table-cell table:style-name="ce6" table:formula="of:=ACOTH([.A113])" office:value-type="float" office:value="0.0000828981184026438" calcext:value-type="float">
            <text:p>0.000082898118402644</text:p>
          </table:table-cell>
          <table:table-cell table:number-columns-repeated="1022"/>
        </table:table-row>
        <table:table-row table:style-name="ro2">
          <table:table-cell table:style-name="ce4" office:value-type="float" office:value="3566" calcext:value-type="float">
            <text:p>3566.00000 </text:p>
          </table:table-cell>
          <table:table-cell table:style-name="ce6" table:formula="of:=ACOTH([.A114])" office:value-type="float" office:value="0.000280426255247611" calcext:value-type="float">
            <text:p>0.000280426255247611</text:p>
          </table:table-cell>
          <table:table-cell table:number-columns-repeated="1022"/>
        </table:table-row>
        <table:table-row table:style-name="ro2">
          <table:table-cell table:style-name="ce4" office:value-type="float" office:value="25192" calcext:value-type="float">
            <text:p>25192.00000 </text:p>
          </table:table-cell>
          <table:table-cell table:style-name="ce6" table:formula="of:=ACOTH([.A115])" office:value-type="float" office:value="0.0000396951413355382" calcext:value-type="float">
            <text:p>0.000039695141335538</text:p>
          </table:table-cell>
          <table:table-cell table:number-columns-repeated="1022"/>
        </table:table-row>
        <table:table-row table:style-name="ro2">
          <table:table-cell table:style-name="ce4" office:value-type="float" office:value="120" calcext:value-type="float">
            <text:p>120.00000 </text:p>
          </table:table-cell>
          <table:table-cell table:style-name="ce6" table:formula="of:=ACOTH([.A116])" office:value-type="float" office:value="0.00833352624260582" calcext:value-type="float">
            <text:p>0.008333526242605820</text:p>
          </table:table-cell>
          <table:table-cell table:number-columns-repeated="1022"/>
        </table:table-row>
        <table:table-row table:style-name="ro2">
          <table:table-cell table:style-name="ce4" office:value-type="float" office:value="18748" calcext:value-type="float">
            <text:p>18748.00000 </text:p>
          </table:table-cell>
          <table:table-cell table:style-name="ce6" table:formula="of:=ACOTH([.A117])" office:value-type="float" office:value="0.0000533390228796536" calcext:value-type="float">
            <text:p>0.000053339022879654</text:p>
          </table:table-cell>
          <table:table-cell table:number-columns-repeated="1022"/>
        </table:table-row>
        <table:table-row table:style-name="ro2">
          <table:table-cell table:style-name="ce4" office:value-type="float" office:value="26051" calcext:value-type="float">
            <text:p>26051.00000 </text:p>
          </table:table-cell>
          <table:table-cell table:style-name="ce6" table:formula="of:=ACOTH([.A118])" office:value-type="float" office:value="0.000038386242389585" calcext:value-type="float">
            <text:p>0.000038386242389585</text:p>
          </table:table-cell>
          <table:table-cell table:number-columns-repeated="1022"/>
        </table:table-row>
        <table:table-row table:style-name="ro2">
          <table:table-cell table:style-name="ce4" office:value-type="float" office:value="19621" calcext:value-type="float">
            <text:p>19621.00000 </text:p>
          </table:table-cell>
          <table:table-cell table:style-name="ce6" table:formula="of:=ACOTH([.A119])" office:value-type="float" office:value="0.0000509658019910572" calcext:value-type="float">
            <text:p>0.000050965801991057</text:p>
          </table:table-cell>
          <table:table-cell table:number-columns-repeated="1022"/>
        </table:table-row>
        <table:table-row table:style-name="ro2">
          <table:table-cell table:style-name="ce4" office:value-type="float" office:value="16335" calcext:value-type="float">
            <text:p>16335.00000 </text:p>
          </table:table-cell>
          <table:table-cell table:style-name="ce6" table:formula="of:=ACOTH([.A120])" office:value-type="float" office:value="0.0000612182431129191" calcext:value-type="float">
            <text:p>0.000061218243112919</text:p>
          </table:table-cell>
          <table:table-cell table:number-columns-repeated="1022"/>
        </table:table-row>
        <table:table-row table:style-name="ro2">
          <table:table-cell table:style-name="ce4" office:value-type="float" office:value="5969" calcext:value-type="float">
            <text:p>5969.00000 </text:p>
          </table:table-cell>
          <table:table-cell table:style-name="ce6" table:formula="of:=ACOTH([.A121])" office:value-type="float" office:value="0.00016753225152551" calcext:value-type="float">
            <text:p>0.000167532251525510</text:p>
          </table:table-cell>
          <table:table-cell table:number-columns-repeated="1022"/>
        </table:table-row>
        <table:table-row table:style-name="ro2">
          <table:table-cell table:style-name="ce4" office:value-type="float" office:value="17525" calcext:value-type="float">
            <text:p>17525.00000 </text:p>
          </table:table-cell>
          <table:table-cell table:style-name="ce6" table:formula="of:=ACOTH([.A122])" office:value-type="float" office:value="0.0000570613410034553" calcext:value-type="float">
            <text:p>0.000057061341003455</text:p>
          </table:table-cell>
          <table:table-cell table:number-columns-repeated="1022"/>
        </table:table-row>
        <table:table-row table:style-name="ro2">
          <table:table-cell table:style-name="ce4" office:value-type="float" office:value="3578" calcext:value-type="float">
            <text:p>3578.00000 </text:p>
          </table:table-cell>
          <table:table-cell table:style-name="ce6" table:formula="of:=ACOTH([.A123])" office:value-type="float" office:value="0.000279485753504041" calcext:value-type="float">
            <text:p>0.000279485753504041</text:p>
          </table:table-cell>
          <table:table-cell table:number-columns-repeated="1022"/>
        </table:table-row>
        <table:table-row table:style-name="ro2">
          <table:table-cell table:style-name="ce4" office:value-type="float" office:value="15047" calcext:value-type="float">
            <text:p>15047.00000 </text:p>
          </table:table-cell>
          <table:table-cell table:style-name="ce6" table:formula="of:=ACOTH([.A124])" office:value-type="float" office:value="0.0000664584303497547" calcext:value-type="float">
            <text:p>0.000066458430349755</text:p>
          </table:table-cell>
          <table:table-cell table:number-columns-repeated="1022"/>
        </table:table-row>
        <table:table-row table:style-name="ro2">
          <table:table-cell table:style-name="ce4" office:value-type="float" office:value="25532" calcext:value-type="float">
            <text:p>25532.00000 </text:p>
          </table:table-cell>
          <table:table-cell table:style-name="ce6" table:formula="of:=ACOTH([.A125])" office:value-type="float" office:value="0.0000391665361316135" calcext:value-type="float">
            <text:p>0.000039166536131614</text:p>
          </table:table-cell>
          <table:table-cell table:number-columns-repeated="1022"/>
        </table:table-row>
        <table:table-row table:style-name="ro2">
          <table:table-cell table:style-name="ce4" office:value-type="float" office:value="14459" calcext:value-type="float">
            <text:p>14459.00000 </text:p>
          </table:table-cell>
          <table:table-cell table:style-name="ce6" table:formula="of:=ACOTH([.A126])" office:value-type="float" office:value="0.0000691610762565814" calcext:value-type="float">
            <text:p>0.000069161076256581</text:p>
          </table:table-cell>
          <table:table-cell table:number-columns-repeated="1022"/>
        </table:table-row>
        <table:table-row table:style-name="ro2">
          <table:table-cell table:style-name="ce4" office:value-type="float" office:value="29273" calcext:value-type="float">
            <text:p>29273.00000 </text:p>
          </table:table-cell>
          <table:table-cell table:style-name="ce6" table:formula="of:=ACOTH([.A127])" office:value-type="float" office:value="0.0000341611724247038" calcext:value-type="float">
            <text:p>0.000034161172424704</text:p>
          </table:table-cell>
          <table:table-cell table:number-columns-repeated="1022"/>
        </table:table-row>
        <table:table-row table:style-name="ro2">
          <table:table-cell table:style-name="ce4" office:value-type="float" office:value="26531" calcext:value-type="float">
            <text:p>26531.00000 </text:p>
          </table:table-cell>
          <table:table-cell table:style-name="ce6" table:formula="of:=ACOTH([.A128])" office:value-type="float" office:value="0.000037691756830649" calcext:value-type="float">
            <text:p>0.000037691756830649</text:p>
          </table:table-cell>
          <table:table-cell table:number-columns-repeated="1022"/>
        </table:table-row>
        <table:table-row table:style-name="ro2">
          <table:table-cell table:style-name="ce4" office:value-type="float" office:value="32135" calcext:value-type="float">
            <text:p>32135.00000 </text:p>
          </table:table-cell>
          <table:table-cell table:style-name="ce6" table:formula="of:=ACOTH([.A129])" office:value-type="float" office:value="0.000031118717918835" calcext:value-type="float">
            <text:p>0.000031118717918835</text:p>
          </table:table-cell>
          <table:table-cell table:number-columns-repeated="1022"/>
        </table:table-row>
        <table:table-row table:style-name="ro2">
          <table:table-cell table:style-name="ce4" office:value-type="float" office:value="32582" calcext:value-type="float">
            <text:p>32582.00000 </text:p>
          </table:table-cell>
          <table:table-cell table:style-name="ce6" table:formula="of:=ACOTH([.A130])" office:value-type="float" office:value="0.0000306917930242136" calcext:value-type="float">
            <text:p>0.000030691793024214</text:p>
          </table:table-cell>
          <table:table-cell table:number-columns-repeated="1022"/>
        </table:table-row>
        <table:table-row table:style-name="ro2">
          <table:table-cell table:style-name="ce4" office:value-type="float" office:value="436" calcext:value-type="float">
            <text:p>436.00000 </text:p>
          </table:table-cell>
          <table:table-cell table:style-name="ce6" table:formula="of:=ACOTH([.A131])" office:value-type="float" office:value="0.00229358200345307" calcext:value-type="float">
            <text:p>0.002293582003453070</text:p>
          </table:table-cell>
          <table:table-cell table:number-columns-repeated="1022"/>
        </table:table-row>
        <table:table-row table:style-name="ro2">
          <table:table-cell table:style-name="ce4" office:value-type="float" office:value="11668" calcext:value-type="float">
            <text:p>11668.00000 </text:p>
          </table:table-cell>
          <table:table-cell table:style-name="ce6" table:formula="of:=ACOTH([.A132])" office:value-type="float" office:value="0.0000857044911251157" calcext:value-type="float">
            <text:p>0.000085704491125116</text:p>
          </table:table-cell>
          <table:table-cell table:number-columns-repeated="1022"/>
        </table:table-row>
        <table:table-row table:style-name="ro2">
          <table:table-cell table:style-name="ce4" office:value-type="float" office:value="29161" calcext:value-type="float">
            <text:p>29161.00000 </text:p>
          </table:table-cell>
          <table:table-cell table:style-name="ce6" table:formula="of:=ACOTH([.A133])" office:value-type="float" office:value="0.0000342923768180442" calcext:value-type="float">
            <text:p>0.000034292376818044</text:p>
          </table:table-cell>
          <table:table-cell table:number-columns-repeated="1022"/>
        </table:table-row>
        <table:table-row table:style-name="ro2">
          <table:table-cell table:style-name="ce4" office:value-type="float" office:value="26815" calcext:value-type="float">
            <text:p>26815.00000 </text:p>
          </table:table-cell>
          <table:table-cell table:style-name="ce6" table:formula="of:=ACOTH([.A134])" office:value-type="float" office:value="0.0000372925601514941" calcext:value-type="float">
            <text:p>0.000037292560151494</text:p>
          </table:table-cell>
          <table:table-cell table:number-columns-repeated="1022"/>
        </table:table-row>
        <table:table-row table:style-name="ro2">
          <table:table-cell table:style-name="ce4" office:value-type="float" office:value="9643" calcext:value-type="float">
            <text:p>9643.00000 </text:p>
          </table:table-cell>
          <table:table-cell table:style-name="ce6" table:formula="of:=ACOTH([.A135])" office:value-type="float" office:value="0.000103702167746998" calcext:value-type="float">
            <text:p>0.000103702167746998</text:p>
          </table:table-cell>
          <table:table-cell table:number-columns-repeated="1022"/>
        </table:table-row>
        <table:table-row table:style-name="ro2">
          <table:table-cell table:style-name="ce4" office:value-type="float" office:value="977" calcext:value-type="float">
            <text:p>977.00000 </text:p>
          </table:table-cell>
          <table:table-cell table:style-name="ce6" table:formula="of:=ACOTH([.A136])" office:value-type="float" office:value="0.00102354181086241" calcext:value-type="float">
            <text:p>0.001023541810862410</text:p>
          </table:table-cell>
          <table:table-cell table:number-columns-repeated="1022"/>
        </table:table-row>
        <table:table-row table:style-name="ro2">
          <table:table-cell table:style-name="ce4" office:value-type="float" office:value="32528" calcext:value-type="float">
            <text:p>32528.00000 </text:p>
          </table:table-cell>
          <table:table-cell table:style-name="ce6" table:formula="of:=ACOTH([.A137])" office:value-type="float" office:value="0.0000307427447219471" calcext:value-type="float">
            <text:p>0.000030742744721947</text:p>
          </table:table-cell>
          <table:table-cell table:number-columns-repeated="1022"/>
        </table:table-row>
        <table:table-row table:style-name="ro2">
          <table:table-cell table:style-name="ce4" office:value-type="float" office:value="3824" calcext:value-type="float">
            <text:p>3824.00000 </text:p>
          </table:table-cell>
          <table:table-cell table:style-name="ce6" table:formula="of:=ACOTH([.A138])" office:value-type="float" office:value="0.00026150628211169" calcext:value-type="float">
            <text:p>0.000261506282111690</text:p>
          </table:table-cell>
          <table:table-cell table:number-columns-repeated="1022"/>
        </table:table-row>
        <table:table-row table:style-name="ro2">
          <table:table-cell table:style-name="ce4" office:value-type="float" office:value="21095" calcext:value-type="float">
            <text:p>21095.00000 </text:p>
          </table:table-cell>
          <table:table-cell table:style-name="ce6" table:formula="of:=ACOTH([.A139])" office:value-type="float" office:value="0.000047404598281534" calcext:value-type="float">
            <text:p>0.000047404598281534</text:p>
          </table:table-cell>
          <table:table-cell table:number-columns-repeated="1022"/>
        </table:table-row>
        <table:table-row table:style-name="ro2">
          <table:table-cell table:style-name="ce4" office:value-type="float" office:value="1769" calcext:value-type="float">
            <text:p>1769.00000 </text:p>
          </table:table-cell>
          <table:table-cell table:style-name="ce6" table:formula="of:=ACOTH([.A140])" office:value-type="float" office:value="0.000565291185143039" calcext:value-type="float">
            <text:p>0.000565291185143039</text:p>
          </table:table-cell>
          <table:table-cell table:number-columns-repeated="1022"/>
        </table:table-row>
        <table:table-row table:style-name="ro2">
          <table:table-cell table:style-name="ce4" office:value-type="float" office:value="9245" calcext:value-type="float">
            <text:p>9245.00000 </text:p>
          </table:table-cell>
          <table:table-cell table:style-name="ce6" table:formula="of:=ACOTH([.A141])" office:value-type="float" office:value="0.000108166576949737" calcext:value-type="float">
            <text:p>0.000108166576949737</text:p>
          </table:table-cell>
          <table:table-cell table:number-columns-repeated="1022"/>
        </table:table-row>
        <table:table-row table:style-name="ro2">
          <table:table-cell table:style-name="ce4" office:value-type="float" office:value="13825" calcext:value-type="float">
            <text:p>13825.00000 </text:p>
          </table:table-cell>
          <table:table-cell table:style-name="ce6" table:formula="of:=ACOTH([.A142])" office:value-type="float" office:value="0.0000723327306866741" calcext:value-type="float">
            <text:p>0.000072332730686674</text:p>
          </table:table-cell>
          <table:table-cell table:number-columns-repeated="1022"/>
        </table:table-row>
        <table:table-row table:style-name="ro2">
          <table:table-cell table:style-name="ce4" office:value-type="float" office:value="14022" calcext:value-type="float">
            <text:p>14022.00000 </text:p>
          </table:table-cell>
          <table:table-cell table:style-name="ce6" table:formula="of:=ACOTH([.A143])" office:value-type="float" office:value="0.0000713165027596055" calcext:value-type="float">
            <text:p>0.000071316502759606</text:p>
          </table:table-cell>
          <table:table-cell table:number-columns-repeated="1022"/>
        </table:table-row>
        <table:table-row table:style-name="ro2">
          <table:table-cell table:style-name="ce4" office:value-type="float" office:value="30808" calcext:value-type="float">
            <text:p>30808.00000 </text:p>
          </table:table-cell>
          <table:table-cell table:style-name="ce6" table:formula="of:=ACOTH([.A144])" office:value-type="float" office:value="0.0000324591015434913" calcext:value-type="float">
            <text:p>0.000032459101543491</text:p>
          </table:table-cell>
          <table:table-cell table:number-columns-repeated="1022"/>
        </table:table-row>
        <table:table-row table:style-name="ro2">
          <table:table-cell table:style-name="ce4" office:value-type="float" office:value="29297" calcext:value-type="float">
            <text:p>29297.00000 </text:p>
          </table:table-cell>
          <table:table-cell table:style-name="ce6" table:formula="of:=ACOTH([.A145])" office:value-type="float" office:value="0.0000341331877116158" calcext:value-type="float">
            <text:p>0.000034133187711616</text:p>
          </table:table-cell>
          <table:table-cell table:number-columns-repeated="1022"/>
        </table:table-row>
        <table:table-row table:style-name="ro2">
          <table:table-cell table:style-name="ce4" office:value-type="float" office:value="26727" calcext:value-type="float">
            <text:p>26727.00000 </text:p>
          </table:table-cell>
          <table:table-cell table:style-name="ce6" table:formula="of:=ACOTH([.A146])" office:value-type="float" office:value="0.0000374153477931043" calcext:value-type="float">
            <text:p>0.000037415347793104</text:p>
          </table:table-cell>
          <table:table-cell table:number-columns-repeated="1022"/>
        </table:table-row>
        <table:table-row table:style-name="ro2">
          <table:table-cell table:style-name="ce4" office:value-type="float" office:value="14264" calcext:value-type="float">
            <text:p>14264.00000 </text:p>
          </table:table-cell>
          <table:table-cell table:style-name="ce6" table:formula="of:=ACOTH([.A147])" office:value-type="float" office:value="0.0000701065620890113" calcext:value-type="float">
            <text:p>0.000070106562089011</text:p>
          </table:table-cell>
          <table:table-cell table:number-columns-repeated="1022"/>
        </table:table-row>
        <table:table-row table:style-name="ro2">
          <table:table-cell table:style-name="ce4" office:value-type="float" office:value="23641" calcext:value-type="float">
            <text:p>23641.00000 </text:p>
          </table:table-cell>
          <table:table-cell table:style-name="ce6" table:formula="of:=ACOTH([.A148])" office:value-type="float" office:value="0.0000422993951438714" calcext:value-type="float">
            <text:p>0.000042299395143871</text:p>
          </table:table-cell>
          <table:table-cell table:number-columns-repeated="1022"/>
        </table:table-row>
        <table:table-row table:style-name="ro2">
          <table:table-cell table:style-name="ce4" office:value-type="float" office:value="1063" calcext:value-type="float">
            <text:p>1063.00000 </text:p>
          </table:table-cell>
          <table:table-cell table:style-name="ce6" table:formula="of:=ACOTH([.A149])" office:value-type="float" office:value="0.000940734049852785" calcext:value-type="float">
            <text:p>0.000940734049852785</text:p>
          </table:table-cell>
          <table:table-cell table:number-columns-repeated="1022"/>
        </table:table-row>
        <table:table-row table:style-name="ro2">
          <table:table-cell table:style-name="ce4" office:value-type="float" office:value="9048" calcext:value-type="float">
            <text:p>9048.00000 </text:p>
          </table:table-cell>
          <table:table-cell table:style-name="ce6" table:formula="of:=ACOTH([.A150])" office:value-type="float" office:value="0.000110521662695808" calcext:value-type="float">
            <text:p>0.000110521662695808</text:p>
          </table:table-cell>
          <table:table-cell table:number-columns-repeated="1022"/>
        </table:table-row>
        <table:table-row table:style-name="ro2">
          <table:table-cell table:style-name="ce4" office:value-type="float" office:value="15081" calcext:value-type="float">
            <text:p>15081.00000 </text:p>
          </table:table-cell>
          <table:table-cell table:style-name="ce6" table:formula="of:=ACOTH([.A151])" office:value-type="float" office:value="0.0000663086003226469" calcext:value-type="float">
            <text:p>0.000066308600322647</text:p>
          </table:table-cell>
          <table:table-cell table:number-columns-repeated="1022"/>
        </table:table-row>
        <table:table-row table:style-name="ro2">
          <table:table-cell table:style-name="ce4" office:value-type="float" office:value="10748" calcext:value-type="float">
            <text:p>10748.00000 </text:p>
          </table:table-cell>
          <table:table-cell table:style-name="ce6" table:formula="of:=ACOTH([.A152])" office:value-type="float" office:value="0.0000930405659551096" calcext:value-type="float">
            <text:p>0.000093040565955110</text:p>
          </table:table-cell>
          <table:table-cell table:number-columns-repeated="1022"/>
        </table:table-row>
        <table:table-row table:style-name="ro2">
          <table:table-cell table:style-name="ce4" office:value-type="float" office:value="15329" calcext:value-type="float">
            <text:p>15329.00000 </text:p>
          </table:table-cell>
          <table:table-cell table:style-name="ce6" table:formula="of:=ACOTH([.A153])" office:value-type="float" office:value="0.0000652358276089854" calcext:value-type="float">
            <text:p>0.000065235827608985</text:p>
          </table:table-cell>
          <table:table-cell table:number-columns-repeated="1022"/>
        </table:table-row>
        <table:table-row table:style-name="ro2">
          <table:table-cell table:style-name="ce4" office:value-type="float" office:value="10114" calcext:value-type="float">
            <text:p>10114.00000 </text:p>
          </table:table-cell>
          <table:table-cell table:style-name="ce6" table:formula="of:=ACOTH([.A154])" office:value-type="float" office:value="0.0000988728498376725" calcext:value-type="float">
            <text:p>0.000098872849837673</text:p>
          </table:table-cell>
          <table:table-cell table:number-columns-repeated="1022"/>
        </table:table-row>
        <table:table-row table:style-name="ro2">
          <table:table-cell table:style-name="ce4" office:value-type="float" office:value="1184" calcext:value-type="float">
            <text:p>1184.00000 </text:p>
          </table:table-cell>
          <table:table-cell table:style-name="ce6" table:formula="of:=ACOTH([.A155])" office:value-type="float" office:value="0.00084459479542238" calcext:value-type="float">
            <text:p>0.000844594795422380</text:p>
          </table:table-cell>
          <table:table-cell table:number-columns-repeated="1022"/>
        </table:table-row>
        <table:table-row table:style-name="ro2">
          <table:table-cell table:style-name="ce4" office:value-type="float" office:value="16760" calcext:value-type="float">
            <text:p>16760.00000 </text:p>
          </table:table-cell>
          <table:table-cell table:style-name="ce6" table:formula="of:=ACOTH([.A156])" office:value-type="float" office:value="0.0000596658711924762" calcext:value-type="float">
            <text:p>0.000059665871192476</text:p>
          </table:table-cell>
          <table:table-cell table:number-columns-repeated="1022"/>
        </table:table-row>
        <table:table-row table:style-name="ro2">
          <table:table-cell table:style-name="ce4" office:value-type="float" office:value="12744" calcext:value-type="float">
            <text:p>12744.00000 </text:p>
          </table:table-cell>
          <table:table-cell table:style-name="ce6" table:formula="of:=ACOTH([.A157])" office:value-type="float" office:value="0.0000784682989683363" calcext:value-type="float">
            <text:p>0.000078468298968336</text:p>
          </table:table-cell>
          <table:table-cell table:number-columns-repeated="1022"/>
        </table:table-row>
        <table:table-row table:style-name="ro2">
          <table:table-cell table:style-name="ce4" office:value-type="float" office:value="16892" calcext:value-type="float">
            <text:p>16892.00000 </text:p>
          </table:table-cell>
          <table:table-cell table:style-name="ce6" table:formula="of:=ACOTH([.A158])" office:value-type="float" office:value="0.0000591996211915332" calcext:value-type="float">
            <text:p>0.000059199621191533</text:p>
          </table:table-cell>
          <table:table-cell table:number-columns-repeated="1022"/>
        </table:table-row>
        <table:table-row table:style-name="ro2">
          <table:table-cell table:style-name="ce4" office:value-type="float" office:value="11495" calcext:value-type="float">
            <text:p>11495.00000 </text:p>
          </table:table-cell>
          <table:table-cell table:style-name="ce6" table:formula="of:=ACOTH([.A159])" office:value-type="float" office:value="0.0000869943455869956" calcext:value-type="float">
            <text:p>0.000086994345586996</text:p>
          </table:table-cell>
          <table:table-cell table:number-columns-repeated="1022"/>
        </table:table-row>
        <table:table-row table:style-name="ro2">
          <table:table-cell table:style-name="ce4" office:value-type="float" office:value="7362" calcext:value-type="float">
            <text:p>7362.00000 </text:p>
          </table:table-cell>
          <table:table-cell table:style-name="ce6" table:formula="of:=ACOTH([.A160])" office:value-type="float" office:value="0.000135832655005435" calcext:value-type="float">
            <text:p>0.000135832655005435</text:p>
          </table:table-cell>
          <table:table-cell table:number-columns-repeated="1022"/>
        </table:table-row>
        <table:table-row table:style-name="ro2">
          <table:table-cell table:style-name="ce4" office:value-type="float" office:value="29134" calcext:value-type="float">
            <text:p>29134.00000 </text:p>
          </table:table-cell>
          <table:table-cell table:style-name="ce6" table:formula="of:=ACOTH([.A161])" office:value-type="float" office:value="0.000034324157355423" calcext:value-type="float">
            <text:p>0.000034324157355423</text:p>
          </table:table-cell>
          <table:table-cell table:number-columns-repeated="1022"/>
        </table:table-row>
        <table:table-row table:style-name="ro2">
          <table:table-cell table:style-name="ce4" office:value-type="float" office:value="8573" calcext:value-type="float">
            <text:p>8573.00000 </text:p>
          </table:table-cell>
          <table:table-cell table:style-name="ce6" table:formula="of:=ACOTH([.A162])" office:value-type="float" office:value="0.000116645282227385" calcext:value-type="float">
            <text:p>0.000116645282227385</text:p>
          </table:table-cell>
          <table:table-cell table:number-columns-repeated="1022"/>
        </table:table-row>
        <table:table-row table:style-name="ro2">
          <table:table-cell table:style-name="ce4" office:value-type="float" office:value="28652" calcext:value-type="float">
            <text:p>28652.00000 </text:p>
          </table:table-cell>
          <table:table-cell table:style-name="ce6" table:formula="of:=ACOTH([.A163])" office:value-type="float" office:value="0.0000349015775654826" calcext:value-type="float">
            <text:p>0.000034901577565483</text:p>
          </table:table-cell>
          <table:table-cell table:number-columns-repeated="1022"/>
        </table:table-row>
        <table:table-row table:style-name="ro2">
          <table:table-cell table:style-name="ce4" office:value-type="float" office:value="28255" calcext:value-type="float">
            <text:p>28255.00000 </text:p>
          </table:table-cell>
          <table:table-cell table:style-name="ce6" table:formula="of:=ACOTH([.A164])" office:value-type="float" office:value="0.0000353919660384925" calcext:value-type="float">
            <text:p>0.000035391966038493</text:p>
          </table:table-cell>
          <table:table-cell table:number-columns-repeated="1022"/>
        </table:table-row>
        <table:table-row table:style-name="ro2">
          <table:table-cell table:style-name="ce4" office:value-type="float" office:value="28471" calcext:value-type="float">
            <text:p>28471.00000 </text:p>
          </table:table-cell>
          <table:table-cell table:style-name="ce6" table:formula="of:=ACOTH([.A165])" office:value-type="float" office:value="0.0000351234589727256" calcext:value-type="float">
            <text:p>0.000035123458972726</text:p>
          </table:table-cell>
          <table:table-cell table:number-columns-repeated="1022"/>
        </table:table-row>
        <table:table-row table:style-name="ro2">
          <table:table-cell table:style-name="ce4" office:value-type="float" office:value="3020" calcext:value-type="float">
            <text:p>3020.00000 </text:p>
          </table:table-cell>
          <table:table-cell table:style-name="ce6" table:formula="of:=ACOTH([.A166])" office:value-type="float" office:value="0.000331125839916579" calcext:value-type="float">
            <text:p>0.000331125839916579</text:p>
          </table:table-cell>
          <table:table-cell table:number-columns-repeated="1022"/>
        </table:table-row>
        <table:table-row table:style-name="ro2">
          <table:table-cell table:style-name="ce4" office:value-type="float" office:value="23975" calcext:value-type="float">
            <text:p>23975.00000 </text:p>
          </table:table-cell>
          <table:table-cell table:style-name="ce6" table:formula="of:=ACOTH([.A167])" office:value-type="float" office:value="0.0000417101147270266" calcext:value-type="float">
            <text:p>0.000041710114727027</text:p>
          </table:table-cell>
          <table:table-cell table:number-columns-repeated="1022"/>
        </table:table-row>
        <table:table-row table:style-name="ro2">
          <table:table-cell table:style-name="ce4" office:value-type="float" office:value="8822" calcext:value-type="float">
            <text:p>8822.00000 </text:p>
          </table:table-cell>
          <table:table-cell table:style-name="ce6" table:formula="of:=ACOTH([.A168])" office:value-type="float" office:value="0.000113352981668943" calcext:value-type="float">
            <text:p>0.000113352981668943</text:p>
          </table:table-cell>
          <table:table-cell table:number-columns-repeated="1022"/>
        </table:table-row>
        <table:table-row table:style-name="ro2">
          <table:table-cell table:style-name="ce4" office:value-type="float" office:value="20823" calcext:value-type="float">
            <text:p>20823.00000 </text:p>
          </table:table-cell>
          <table:table-cell table:style-name="ce6" table:formula="of:=ACOTH([.A169])" office:value-type="float" office:value="0.000048023819851573" calcext:value-type="float">
            <text:p>0.000048023819851573</text:p>
          </table:table-cell>
          <table:table-cell table:number-columns-repeated="1022"/>
        </table:table-row>
        <table:table-row table:style-name="ro2">
          <table:table-cell table:style-name="ce4" office:value-type="float" office:value="1911" calcext:value-type="float">
            <text:p>1911.00000 </text:p>
          </table:table-cell>
          <table:table-cell table:style-name="ce6" table:formula="of:=ACOTH([.A170])" office:value-type="float" office:value="0.000523286285335559" calcext:value-type="float">
            <text:p>0.000523286285335559</text:p>
          </table:table-cell>
          <table:table-cell table:number-columns-repeated="1022"/>
        </table:table-row>
        <table:table-row table:style-name="ro2">
          <table:table-cell table:style-name="ce4" office:value-type="float" office:value="11453" calcext:value-type="float">
            <text:p>11453.00000 </text:p>
          </table:table-cell>
          <table:table-cell table:style-name="ce6" table:formula="of:=ACOTH([.A171])" office:value-type="float" office:value="0.0000873133678985147" calcext:value-type="float">
            <text:p>0.000087313367898515</text:p>
          </table:table-cell>
          <table:table-cell table:number-columns-repeated="1022"/>
        </table:table-row>
        <table:table-row table:style-name="ro2">
          <table:table-cell table:style-name="ce4" office:value-type="float" office:value="30249" calcext:value-type="float">
            <text:p>30249.00000 </text:p>
          </table:table-cell>
          <table:table-cell table:style-name="ce6" table:formula="of:=ACOTH([.A172])" office:value-type="float" office:value="0.0000330589441093157" calcext:value-type="float">
            <text:p>0.000033058944109316</text:p>
          </table:table-cell>
          <table:table-cell table:number-columns-repeated="1022"/>
        </table:table-row>
        <table:table-row table:style-name="ro2">
          <table:table-cell table:style-name="ce4" office:value-type="float" office:value="32157" calcext:value-type="float">
            <text:p>32157.00000 </text:p>
          </table:table-cell>
          <table:table-cell table:style-name="ce6" table:formula="of:=ACOTH([.A173])" office:value-type="float" office:value="0.0000310974282526889" calcext:value-type="float">
            <text:p>0.000031097428252689</text:p>
          </table:table-cell>
          <table:table-cell table:number-columns-repeated="1022"/>
        </table:table-row>
        <table:table-row table:style-name="ro2">
          <table:table-cell table:style-name="ce4" office:value-type="float" office:value="19912" calcext:value-type="float">
            <text:p>19912.00000 </text:p>
          </table:table-cell>
          <table:table-cell table:style-name="ce6" table:formula="of:=ACOTH([.A174])" office:value-type="float" office:value="0.0000502209723202436" calcext:value-type="float">
            <text:p>0.000050220972320244</text:p>
          </table:table-cell>
          <table:table-cell table:number-columns-repeated="1022"/>
        </table:table-row>
        <table:table-row table:style-name="ro2">
          <table:table-cell table:style-name="ce4" office:value-type="float" office:value="13476" calcext:value-type="float">
            <text:p>13476.00000 </text:p>
          </table:table-cell>
          <table:table-cell table:style-name="ce6" table:formula="of:=ACOTH([.A175])" office:value-type="float" office:value="0.0000742059959807113" calcext:value-type="float">
            <text:p>0.000074205995980711</text:p>
          </table:table-cell>
          <table:table-cell table:number-columns-repeated="1022"/>
        </table:table-row>
        <table:table-row table:style-name="ro2">
          <table:table-cell table:style-name="ce4" office:value-type="float" office:value="6437" calcext:value-type="float">
            <text:p>6437.00000 </text:p>
          </table:table-cell>
          <table:table-cell table:style-name="ce6" table:formula="of:=ACOTH([.A176])" office:value-type="float" office:value="0.000155351873239843" calcext:value-type="float">
            <text:p>0.000155351873239843</text:p>
          </table:table-cell>
          <table:table-cell table:number-columns-repeated="1022"/>
        </table:table-row>
        <table:table-row table:style-name="ro2">
          <table:table-cell table:style-name="ce4" office:value-type="float" office:value="720" calcext:value-type="float">
            <text:p>720.00000 </text:p>
          </table:table-cell>
          <table:table-cell table:style-name="ce6" table:formula="of:=ACOTH([.A177])" office:value-type="float" office:value="0.00138888978195118" calcext:value-type="float">
            <text:p>0.001388889781951180</text:p>
          </table:table-cell>
          <table:table-cell table:number-columns-repeated="1022"/>
        </table:table-row>
        <table:table-row table:style-name="ro2">
          <table:table-cell table:style-name="ce4" office:value-type="float" office:value="6389" calcext:value-type="float">
            <text:p>6389.00000 </text:p>
          </table:table-cell>
          <table:table-cell table:style-name="ce6" table:formula="of:=ACOTH([.A178])" office:value-type="float" office:value="0.000156519018338737" calcext:value-type="float">
            <text:p>0.000156519018338737</text:p>
          </table:table-cell>
          <table:table-cell table:number-columns-repeated="1022"/>
        </table:table-row>
        <table:table-row table:style-name="ro2">
          <table:table-cell table:style-name="ce4" office:value-type="float" office:value="21256" calcext:value-type="float">
            <text:p>21256.00000 </text:p>
          </table:table-cell>
          <table:table-cell table:style-name="ce6" table:formula="of:=ACOTH([.A179])" office:value-type="float" office:value="0.00004704554011749" calcext:value-type="float">
            <text:p>0.000047045540117490</text:p>
          </table:table-cell>
          <table:table-cell table:number-columns-repeated="1022"/>
        </table:table-row>
        <table:table-row table:style-name="ro2">
          <table:table-cell table:style-name="ce4" office:value-type="float" office:value="3448" calcext:value-type="float">
            <text:p>3448.00000 </text:p>
          </table:table-cell>
          <table:table-cell table:style-name="ce6" table:formula="of:=ACOTH([.A180])" office:value-type="float" office:value="0.000290023209987756" calcext:value-type="float">
            <text:p>0.000290023209987756</text:p>
          </table:table-cell>
          <table:table-cell table:number-columns-repeated="1022"/>
        </table:table-row>
        <table:table-row table:style-name="ro2">
          <table:table-cell table:style-name="ce4" office:value-type="float" office:value="18841" calcext:value-type="float">
            <text:p>18841.00000 </text:p>
          </table:table-cell>
          <table:table-cell table:style-name="ce6" table:formula="of:=ACOTH([.A181])" office:value-type="float" office:value="0.0000530757391294776" calcext:value-type="float">
            <text:p>0.000053075739129478</text:p>
          </table:table-cell>
          <table:table-cell table:number-columns-repeated="1022"/>
        </table:table-row>
        <table:table-row table:style-name="ro2">
          <table:table-cell table:style-name="ce4" office:value-type="float" office:value="8855" calcext:value-type="float">
            <text:p>8855.00000 </text:p>
          </table:table-cell>
          <table:table-cell table:style-name="ce6" table:formula="of:=ACOTH([.A182])" office:value-type="float" office:value="0.000112930548193215" calcext:value-type="float">
            <text:p>0.000112930548193215</text:p>
          </table:table-cell>
          <table:table-cell table:number-columns-repeated="1022"/>
        </table:table-row>
        <table:table-row table:style-name="ro2">
          <table:table-cell table:style-name="ce4" office:value-type="float" office:value="16494" calcext:value-type="float">
            <text:p>16494.00000 </text:p>
          </table:table-cell>
          <table:table-cell table:style-name="ce6" table:formula="of:=ACOTH([.A183])" office:value-type="float" office:value="0.0000606281072647553" calcext:value-type="float">
            <text:p>0.000060628107264755</text:p>
          </table:table-cell>
          <table:table-cell table:number-columns-repeated="1022"/>
        </table:table-row>
        <table:table-row table:style-name="ro2">
          <table:table-cell table:style-name="ce4" office:value-type="float" office:value="14756" calcext:value-type="float">
            <text:p>14756.00000 </text:p>
          </table:table-cell>
          <table:table-cell table:style-name="ce6" table:formula="of:=ACOTH([.A184])" office:value-type="float" office:value="0.0000677690432048737" calcext:value-type="float">
            <text:p>0.000067769043204874</text:p>
          </table:table-cell>
          <table:table-cell table:number-columns-repeated="1022"/>
        </table:table-row>
        <table:table-row table:style-name="ro2">
          <table:table-cell table:style-name="ce4" office:value-type="float" office:value="11842" calcext:value-type="float">
            <text:p>11842.00000 </text:p>
          </table:table-cell>
          <table:table-cell table:style-name="ce6" table:formula="of:=ACOTH([.A185])" office:value-type="float" office:value="0.0000844451952691819" calcext:value-type="float">
            <text:p>0.000084445195269182</text:p>
          </table:table-cell>
          <table:table-cell table:number-columns-repeated="1022"/>
        </table:table-row>
        <table:table-row table:style-name="ro2">
          <table:table-cell table:style-name="ce4" office:value-type="float" office:value="26205" calcext:value-type="float">
            <text:p>26205.00000 </text:p>
          </table:table-cell>
          <table:table-cell table:style-name="ce6" table:formula="of:=ACOTH([.A186])" office:value-type="float" office:value="0.0000381606563817616" calcext:value-type="float">
            <text:p>0.000038160656381762</text:p>
          </table:table-cell>
          <table:table-cell table:number-columns-repeated="1022"/>
        </table:table-row>
        <table:table-row table:style-name="ro2">
          <table:table-cell table:style-name="ce4" office:value-type="float" office:value="6168" calcext:value-type="float">
            <text:p>6168.00000 </text:p>
          </table:table-cell>
          <table:table-cell table:style-name="ce6" table:formula="of:=ACOTH([.A187])" office:value-type="float" office:value="0.000162127109072918" calcext:value-type="float">
            <text:p>0.000162127109072918</text:p>
          </table:table-cell>
          <table:table-cell table:number-columns-repeated="1022"/>
        </table:table-row>
        <table:table-row table:style-name="ro2">
          <table:table-cell table:style-name="ce4" office:value-type="float" office:value="24817" calcext:value-type="float">
            <text:p>24817.00000 </text:p>
          </table:table-cell>
          <table:table-cell table:style-name="ce6" table:formula="of:=ACOTH([.A188])" office:value-type="float" office:value="0.0000402949591224146" calcext:value-type="float">
            <text:p>0.000040294959122415</text:p>
          </table:table-cell>
          <table:table-cell table:number-columns-repeated="1022"/>
        </table:table-row>
        <table:table-row table:style-name="ro2">
          <table:table-cell table:style-name="ce4" office:value-type="float" office:value="26557" calcext:value-type="float">
            <text:p>26557.00000 </text:p>
          </table:table-cell>
          <table:table-cell table:style-name="ce6" table:formula="of:=ACOTH([.A189])" office:value-type="float" office:value="0.0000376548556113906" calcext:value-type="float">
            <text:p>0.000037654855611391</text:p>
          </table:table-cell>
          <table:table-cell table:number-columns-repeated="1022"/>
        </table:table-row>
        <table:table-row table:style-name="ro2">
          <table:table-cell table:style-name="ce4" office:value-type="float" office:value="32002" calcext:value-type="float">
            <text:p>32002.00000 </text:p>
          </table:table-cell>
          <table:table-cell table:style-name="ce6" table:formula="of:=ACOTH([.A190])" office:value-type="float" office:value="0.0000312480470072885" calcext:value-type="float">
            <text:p>0.000031248047007289</text:p>
          </table:table-cell>
          <table:table-cell table:number-columns-repeated="1022"/>
        </table:table-row>
        <table:table-row table:style-name="ro2">
          <table:table-cell table:style-name="ce4" office:value-type="float" office:value="5928" calcext:value-type="float">
            <text:p>5928.00000 </text:p>
          </table:table-cell>
          <table:table-cell table:style-name="ce6" table:formula="of:=ACOTH([.A191])" office:value-type="float" office:value="0.00016869095976474" calcext:value-type="float">
            <text:p>0.000168690959764740</text:p>
          </table:table-cell>
          <table:table-cell table:number-columns-repeated="1022"/>
        </table:table-row>
        <table:table-row table:style-name="ro2">
          <table:table-cell table:style-name="ce4" office:value-type="float" office:value="30215" calcext:value-type="float">
            <text:p>30215.00000 </text:p>
          </table:table-cell>
          <table:table-cell table:style-name="ce6" table:formula="of:=ACOTH([.A192])" office:value-type="float" office:value="0.0000330961443113129" calcext:value-type="float">
            <text:p>0.000033096144311313</text:p>
          </table:table-cell>
          <table:table-cell table:number-columns-repeated="1022"/>
        </table:table-row>
        <table:table-row table:style-name="ro2">
          <table:table-cell table:style-name="ce4" office:value-type="float" office:value="24552" calcext:value-type="float">
            <text:p>24552.00000 </text:p>
          </table:table-cell>
          <table:table-cell table:style-name="ce6" table:formula="of:=ACOTH([.A193])" office:value-type="float" office:value="0.0000407298794620783" calcext:value-type="float">
            <text:p>0.000040729879462078</text:p>
          </table:table-cell>
          <table:table-cell table:number-columns-repeated="1022"/>
        </table:table-row>
        <table:table-row table:style-name="ro2">
          <table:table-cell table:style-name="ce4" office:value-type="float" office:value="9084" calcext:value-type="float">
            <text:p>9084.00000 </text:p>
          </table:table-cell>
          <table:table-cell table:style-name="ce6" table:formula="of:=ACOTH([.A194])" office:value-type="float" office:value="0.000110083664029048" calcext:value-type="float">
            <text:p>0.000110083664029048</text:p>
          </table:table-cell>
          <table:table-cell table:number-columns-repeated="1022"/>
        </table:table-row>
        <table:table-row table:style-name="ro2">
          <table:table-cell table:style-name="ce4" office:value-type="float" office:value="22280" calcext:value-type="float">
            <text:p>22280.00000 </text:p>
          </table:table-cell>
          <table:table-cell table:style-name="ce6" table:formula="of:=ACOTH([.A195])" office:value-type="float" office:value="0.000044883303441292" calcext:value-type="float">
            <text:p>0.000044883303441292</text:p>
          </table:table-cell>
          <table:table-cell table:number-columns-repeated="1022"/>
        </table:table-row>
        <table:table-row table:style-name="ro2">
          <table:table-cell table:style-name="ce4" office:value-type="float" office:value="31675" calcext:value-type="float">
            <text:p>31675.00000 </text:p>
          </table:table-cell>
          <table:table-cell table:style-name="ce6" table:formula="of:=ACOTH([.A196])" office:value-type="float" office:value="0.0000315706393159265" calcext:value-type="float">
            <text:p>0.000031570639315927</text:p>
          </table:table-cell>
          <table:table-cell table:number-columns-repeated="1022"/>
        </table:table-row>
        <table:table-row table:style-name="ro2">
          <table:table-cell table:style-name="ce4" office:value-type="float" office:value="24847" calcext:value-type="float">
            <text:p>24847.00000 </text:p>
          </table:table-cell>
          <table:table-cell table:style-name="ce6" table:formula="of:=ACOTH([.A197])" office:value-type="float" office:value="0.0000402463074230628" calcext:value-type="float">
            <text:p>0.000040246307423063</text:p>
          </table:table-cell>
          <table:table-cell table:number-columns-repeated="1022"/>
        </table:table-row>
        <table:table-row table:style-name="ro2">
          <table:table-cell table:style-name="ce4" office:value-type="float" office:value="17015" calcext:value-type="float">
            <text:p>17015.00000 </text:p>
          </table:table-cell>
          <table:table-cell table:style-name="ce6" table:formula="of:=ACOTH([.A198])" office:value-type="float" office:value="0.0000587716721217554" calcext:value-type="float">
            <text:p>0.000058771672121755</text:p>
          </table:table-cell>
          <table:table-cell table:number-columns-repeated="1022"/>
        </table:table-row>
        <table:table-row table:style-name="ro2">
          <table:table-cell table:style-name="ce4" office:value-type="float" office:value="1800" calcext:value-type="float">
            <text:p>1800.00000 </text:p>
          </table:table-cell>
          <table:table-cell table:style-name="ce6" table:formula="of:=ACOTH([.A199])" office:value-type="float" office:value="0.000555555612711486" calcext:value-type="float">
            <text:p>0.000555555612711486</text:p>
          </table:table-cell>
          <table:table-cell table:number-columns-repeated="1022"/>
        </table:table-row>
        <table:table-row table:style-name="ro2">
          <table:table-cell table:style-name="ce4" office:value-type="float" office:value="26666" calcext:value-type="float">
            <text:p>26666.00000 </text:p>
          </table:table-cell>
          <table:table-cell table:style-name="ce6" table:formula="of:=ACOTH([.A200])" office:value-type="float" office:value="0.0000375009375410689" calcext:value-type="float">
            <text:p>0.000037500937541069</text:p>
          </table:table-cell>
          <table:table-cell table:number-columns-repeated="1022"/>
        </table:table-row>
        <table:table-row table:style-name="ro2">
          <table:table-cell table:style-name="ce4" office:value-type="float" office:value="15538" calcext:value-type="float">
            <text:p>15538.00000 </text:p>
          </table:table-cell>
          <table:table-cell table:style-name="ce6" table:formula="of:=ACOTH([.A201])" office:value-type="float" office:value="0.0000643583473665182" calcext:value-type="float">
            <text:p>0.000064358347366518</text:p>
          </table:table-cell>
          <table:table-cell table:number-columns-repeated="1022"/>
        </table:table-row>
        <table:table-row table:style-name="ro2">
          <table:table-cell table:style-name="ce4" office:value-type="float" office:value="2561" calcext:value-type="float">
            <text:p>2561.00000 </text:p>
          </table:table-cell>
          <table:table-cell table:style-name="ce6" table:formula="of:=ACOTH([.A202])" office:value-type="float" office:value="0.000390472491535675" calcext:value-type="float">
            <text:p>0.000390472491535675</text:p>
          </table:table-cell>
          <table:table-cell table:number-columns-repeated="1022"/>
        </table:table-row>
        <table:table-row table:style-name="ro2">
          <table:table-cell table:style-name="ce4" office:value-type="float" office:value="26953" calcext:value-type="float">
            <text:p>26953.00000 </text:p>
          </table:table-cell>
          <table:table-cell table:style-name="ce6" table:formula="of:=ACOTH([.A203])" office:value-type="float" office:value="0.0000371016213579002" calcext:value-type="float">
            <text:p>0.000037101621357900</text:p>
          </table:table-cell>
          <table:table-cell table:number-columns-repeated="1022"/>
        </table:table-row>
        <table:table-row table:style-name="ro2">
          <table:table-cell table:style-name="ce4" office:value-type="float" office:value="15876" calcext:value-type="float">
            <text:p>15876.00000 </text:p>
          </table:table-cell>
          <table:table-cell table:style-name="ce6" table:formula="of:=ACOTH([.A204])" office:value-type="float" office:value="0.000062988158309566" calcext:value-type="float">
            <text:p>0.000062988158309566</text:p>
          </table:table-cell>
          <table:table-cell table:number-columns-repeated="1022"/>
        </table:table-row>
        <table:table-row table:style-name="ro2">
          <table:table-cell table:style-name="ce4" office:value-type="float" office:value="20361" calcext:value-type="float">
            <text:p>20361.00000 </text:p>
          </table:table-cell>
          <table:table-cell table:style-name="ce6" table:formula="of:=ACOTH([.A205])" office:value-type="float" office:value="0.0000491135013409467" calcext:value-type="float">
            <text:p>0.000049113501340947</text:p>
          </table:table-cell>
          <table:table-cell table:number-columns-repeated="1022"/>
        </table:table-row>
        <table:table-row table:style-name="ro2">
          <table:table-cell table:style-name="ce4" office:value-type="float" office:value="30087" calcext:value-type="float">
            <text:p>30087.00000 </text:p>
          </table:table-cell>
          <table:table-cell table:style-name="ce6" table:formula="of:=ACOTH([.A206])" office:value-type="float" office:value="0.0000332369462016321" calcext:value-type="float">
            <text:p>0.000033236946201632</text:p>
          </table:table-cell>
          <table:table-cell table:number-columns-repeated="1022"/>
        </table:table-row>
        <table:table-row table:style-name="ro2">
          <table:table-cell table:style-name="ce4" office:value-type="float" office:value="5851" calcext:value-type="float">
            <text:p>5851.00000 </text:p>
          </table:table-cell>
          <table:table-cell table:style-name="ce6" table:formula="of:=ACOTH([.A207])" office:value-type="float" office:value="0.000170910957056419" calcext:value-type="float">
            <text:p>0.000170910957056419</text:p>
          </table:table-cell>
          <table:table-cell table:number-columns-repeated="1022"/>
        </table:table-row>
        <table:table-row table:style-name="ro2">
          <table:table-cell table:style-name="ce4" office:value-type="float" office:value="20523" calcext:value-type="float">
            <text:p>20523.00000 </text:p>
          </table:table-cell>
          <table:table-cell table:style-name="ce6" table:formula="of:=ACOTH([.A208])" office:value-type="float" office:value="0.0000487258198505065" calcext:value-type="float">
            <text:p>0.000048725819850507</text:p>
          </table:table-cell>
          <table:table-cell table:number-columns-repeated="1022"/>
        </table:table-row>
        <table:table-row table:style-name="ro2">
          <table:table-cell table:style-name="ce4" office:value-type="float" office:value="1734" calcext:value-type="float">
            <text:p>1734.00000 </text:p>
          </table:table-cell>
          <table:table-cell table:style-name="ce6" table:formula="of:=ACOTH([.A209])" office:value-type="float" office:value="0.000576701332676728" calcext:value-type="float">
            <text:p>0.000576701332676728</text:p>
          </table:table-cell>
          <table:table-cell table:number-columns-repeated="1022"/>
        </table:table-row>
        <table:table-row table:style-name="ro2">
          <table:table-cell table:style-name="ce4" office:value-type="float" office:value="19456" calcext:value-type="float">
            <text:p>19456.00000 </text:p>
          </table:table-cell>
          <table:table-cell table:style-name="ce6" table:formula="of:=ACOTH([.A210])" office:value-type="float" office:value="0.0000513980263609975" calcext:value-type="float">
            <text:p>0.000051398026360998</text:p>
          </table:table-cell>
          <table:table-cell table:number-columns-repeated="1022"/>
        </table:table-row>
        <table:table-row table:style-name="ro2">
          <table:table-cell table:style-name="ce4" office:value-type="float" office:value="20258" calcext:value-type="float">
            <text:p>20258.00000 </text:p>
          </table:table-cell>
          <table:table-cell table:style-name="ce6" table:formula="of:=ACOTH([.A211])" office:value-type="float" office:value="0.0000493632145726621" calcext:value-type="float">
            <text:p>0.000049363214572662</text:p>
          </table:table-cell>
          <table:table-cell table:number-columns-repeated="1022"/>
        </table:table-row>
        <table:table-row table:style-name="ro2">
          <table:table-cell table:style-name="ce4" office:value-type="float" office:value="25469" calcext:value-type="float">
            <text:p>25469.00000 </text:p>
          </table:table-cell>
          <table:table-cell table:style-name="ce6" table:formula="of:=ACOTH([.A212])" office:value-type="float" office:value="0.0000392634182934" calcext:value-type="float">
            <text:p>0.000039263418293400</text:p>
          </table:table-cell>
          <table:table-cell table:number-columns-repeated="1022"/>
        </table:table-row>
        <table:table-row table:style-name="ro2">
          <table:table-cell table:style-name="ce4" office:value-type="float" office:value="19098" calcext:value-type="float">
            <text:p>19098.00000 </text:p>
          </table:table-cell>
          <table:table-cell table:style-name="ce6" table:formula="of:=ACOTH([.A213])" office:value-type="float" office:value="0.0000523615038701956" calcext:value-type="float">
            <text:p>0.000052361503870196</text:p>
          </table:table-cell>
          <table:table-cell table:number-columns-repeated="1022"/>
        </table:table-row>
        <table:table-row table:style-name="ro2">
          <table:table-cell table:style-name="ce4" office:value-type="float" office:value="28776" calcext:value-type="float">
            <text:p>28776.00000 </text:p>
          </table:table-cell>
          <table:table-cell table:style-name="ce6" table:formula="of:=ACOTH([.A214])" office:value-type="float" office:value="0.0000347511815541907" calcext:value-type="float">
            <text:p>0.000034751181554191</text:p>
          </table:table-cell>
          <table:table-cell table:number-columns-repeated="1022"/>
        </table:table-row>
        <table:table-row table:style-name="ro2">
          <table:table-cell table:style-name="ce4" office:value-type="float" office:value="22142" calcext:value-type="float">
            <text:p>22142.00000 </text:p>
          </table:table-cell>
          <table:table-cell table:style-name="ce6" table:formula="of:=ACOTH([.A215])" office:value-type="float" office:value="0.0000451630385999169" calcext:value-type="float">
            <text:p>0.000045163038599917</text:p>
          </table:table-cell>
          <table:table-cell table:number-columns-repeated="1022"/>
        </table:table-row>
        <table:table-row table:style-name="ro2">
          <table:table-cell table:style-name="ce4" office:value-type="float" office:value="8941" calcext:value-type="float">
            <text:p>8941.00000 </text:p>
          </table:table-cell>
          <table:table-cell table:style-name="ce6" table:formula="of:=ACOTH([.A216])" office:value-type="float" office:value="0.000111844313183037" calcext:value-type="float">
            <text:p>0.000111844313183037</text:p>
          </table:table-cell>
          <table:table-cell table:number-columns-repeated="1022"/>
        </table:table-row>
        <table:table-row table:style-name="ro2">
          <table:table-cell table:style-name="ce4" office:value-type="float" office:value="29178" calcext:value-type="float">
            <text:p>29178.00000 </text:p>
          </table:table-cell>
          <table:table-cell table:style-name="ce6" table:formula="of:=ACOTH([.A217])" office:value-type="float" office:value="0.0000342723970248327" calcext:value-type="float">
            <text:p>0.000034272397024833</text:p>
          </table:table-cell>
          <table:table-cell table:number-columns-repeated="1022"/>
        </table:table-row>
        <table:table-row table:style-name="ro2">
          <table:table-cell table:style-name="ce4" office:value-type="float" office:value="5744" calcext:value-type="float">
            <text:p>5744.00000 </text:p>
          </table:table-cell>
          <table:table-cell table:style-name="ce6" table:formula="of:=ACOTH([.A218])" office:value-type="float" office:value="0.000174094709279755" calcext:value-type="float">
            <text:p>0.000174094709279755</text:p>
          </table:table-cell>
          <table:table-cell table:number-columns-repeated="1022"/>
        </table:table-row>
        <table:table-row table:style-name="ro2">
          <table:table-cell table:style-name="ce4" office:value-type="float" office:value="10282" calcext:value-type="float">
            <text:p>10282.00000 </text:p>
          </table:table-cell>
          <table:table-cell table:style-name="ce6" table:formula="of:=ACOTH([.A219])" office:value-type="float" office:value="0.0000972573432360206" calcext:value-type="float">
            <text:p>0.000097257343236021</text:p>
          </table:table-cell>
          <table:table-cell table:number-columns-repeated="1022"/>
        </table:table-row>
        <table:table-row table:style-name="ro2">
          <table:table-cell table:style-name="ce4" office:value-type="float" office:value="6617" calcext:value-type="float">
            <text:p>6617.00000 </text:p>
          </table:table-cell>
          <table:table-cell table:style-name="ce6" table:formula="of:=ACOTH([.A220])" office:value-type="float" office:value="0.000151125889015163" calcext:value-type="float">
            <text:p>0.000151125889015163</text:p>
          </table:table-cell>
          <table:table-cell table:number-columns-repeated="1022"/>
        </table:table-row>
        <table:table-row table:style-name="ro2">
          <table:table-cell table:style-name="ce4" office:value-type="float" office:value="9123" calcext:value-type="float">
            <text:p>9123.00000 </text:p>
          </table:table-cell>
          <table:table-cell table:style-name="ce6" table:formula="of:=ACOTH([.A221])" office:value-type="float" office:value="0.000109613066316432" calcext:value-type="float">
            <text:p>0.000109613066316432</text:p>
          </table:table-cell>
          <table:table-cell table:number-columns-repeated="1022"/>
        </table:table-row>
        <table:table-row table:style-name="ro2">
          <table:table-cell table:style-name="ce4" office:value-type="float" office:value="12148" calcext:value-type="float">
            <text:p>12148.00000 </text:p>
          </table:table-cell>
          <table:table-cell table:style-name="ce6" table:formula="of:=ACOTH([.A222])" office:value-type="float" office:value="0.0000823180772356555" calcext:value-type="float">
            <text:p>0.000082318077235656</text:p>
          </table:table-cell>
          <table:table-cell table:number-columns-repeated="1022"/>
        </table:table-row>
        <table:table-row table:style-name="ro2">
          <table:table-cell table:style-name="ce4" office:value-type="float" office:value="32613" calcext:value-type="float">
            <text:p>32613.00000 </text:p>
          </table:table-cell>
          <table:table-cell table:style-name="ce6" table:formula="of:=ACOTH([.A223])" office:value-type="float" office:value="0.0000306626192104999" calcext:value-type="float">
            <text:p>0.000030662619210500</text:p>
          </table:table-cell>
          <table:table-cell table:number-columns-repeated="1022"/>
        </table:table-row>
        <table:table-row table:style-name="ro2">
          <table:table-cell table:style-name="ce4" office:value-type="float" office:value="10392" calcext:value-type="float">
            <text:p>10392.00000 </text:p>
          </table:table-cell>
          <table:table-cell table:style-name="ce6" table:formula="of:=ACOTH([.A224])" office:value-type="float" office:value="0.0000962278678874838" calcext:value-type="float">
            <text:p>0.000096227867887484</text:p>
          </table:table-cell>
          <table:table-cell table:number-columns-repeated="1022"/>
        </table:table-row>
        <table:table-row table:style-name="ro2">
          <table:table-cell table:style-name="ce4" office:value-type="float" office:value="18524" calcext:value-type="float">
            <text:p>18524.00000 </text:p>
          </table:table-cell>
          <table:table-cell table:style-name="ce6" table:formula="of:=ACOTH([.A225])" office:value-type="float" office:value="0.0000539840207822907" calcext:value-type="float">
            <text:p>0.000053984020782291</text:p>
          </table:table-cell>
          <table:table-cell table:number-columns-repeated="1022"/>
        </table:table-row>
        <table:table-row table:style-name="ro2">
          <table:table-cell table:style-name="ce4" office:value-type="float" office:value="9133" calcext:value-type="float">
            <text:p>9133.00000 </text:p>
          </table:table-cell>
          <table:table-cell table:style-name="ce6" table:formula="of:=ACOTH([.A226])" office:value-type="float" office:value="0.000109493047629079" calcext:value-type="float">
            <text:p>0.000109493047629079</text:p>
          </table:table-cell>
          <table:table-cell table:number-columns-repeated="1022"/>
        </table:table-row>
        <table:table-row table:style-name="ro2">
          <table:table-cell table:style-name="ce4" office:value-type="float" office:value="31696" calcext:value-type="float">
            <text:p>31696.00000 </text:p>
          </table:table-cell>
          <table:table-cell table:style-name="ce6" table:formula="of:=ACOTH([.A227])" office:value-type="float" office:value="0.0000315497223729094" calcext:value-type="float">
            <text:p>0.000031549722372909</text:p>
          </table:table-cell>
          <table:table-cell table:number-columns-repeated="1022"/>
        </table:table-row>
        <table:table-row table:style-name="ro2">
          <table:table-cell table:style-name="ce4" office:value-type="float" office:value="10066" calcext:value-type="float">
            <text:p>10066.00000 </text:p>
          </table:table-cell>
          <table:table-cell table:style-name="ce6" table:formula="of:=ACOTH([.A228])" office:value-type="float" office:value="0.0000993443277657652" calcext:value-type="float">
            <text:p>0.000099344327765765</text:p>
          </table:table-cell>
          <table:table-cell table:number-columns-repeated="1022"/>
        </table:table-row>
        <table:table-row table:style-name="ro2">
          <table:table-cell table:style-name="ce4" office:value-type="float" office:value="29307" calcext:value-type="float">
            <text:p>29307.00000 </text:p>
          </table:table-cell>
          <table:table-cell table:style-name="ce6" table:formula="of:=ACOTH([.A229])" office:value-type="float" office:value="0.0000341215409420106" calcext:value-type="float">
            <text:p>0.000034121540942011</text:p>
          </table:table-cell>
          <table:table-cell table:number-columns-repeated="1022"/>
        </table:table-row>
        <table:table-row table:style-name="ro2">
          <table:table-cell table:style-name="ce4" office:value-type="float" office:value="11176" calcext:value-type="float">
            <text:p>11176.00000 </text:p>
          </table:table-cell>
          <table:table-cell table:style-name="ce6" table:formula="of:=ACOTH([.A230])" office:value-type="float" office:value="0.0000894774519209738" calcext:value-type="float">
            <text:p>0.000089477451920974</text:p>
          </table:table-cell>
          <table:table-cell table:number-columns-repeated="1022"/>
        </table:table-row>
        <table:table-row table:style-name="ro2">
          <table:table-cell table:style-name="ce4" office:value-type="float" office:value="25880" calcext:value-type="float">
            <text:p>25880.00000 </text:p>
          </table:table-cell>
          <table:table-cell table:style-name="ce6" table:formula="of:=ACOTH([.A231])" office:value-type="float" office:value="0.0000386398763715802" calcext:value-type="float">
            <text:p>0.000038639876371580</text:p>
          </table:table-cell>
          <table:table-cell table:number-columns-repeated="1022"/>
        </table:table-row>
        <table:table-row table:style-name="ro2">
          <table:table-cell table:style-name="ce4" office:value-type="float" office:value="11028" calcext:value-type="float">
            <text:p>11028.00000 </text:p>
          </table:table-cell>
          <table:table-cell table:style-name="ce6" table:formula="of:=ACOTH([.A232])" office:value-type="float" office:value="0.0000906782737342576" calcext:value-type="float">
            <text:p>0.000090678273734258</text:p>
          </table:table-cell>
          <table:table-cell table:number-columns-repeated="1022"/>
        </table:table-row>
        <table:table-row table:style-name="ro2">
          <table:table-cell table:style-name="ce4" office:value-type="float" office:value="24234" calcext:value-type="float">
            <text:p>24234.00000 </text:p>
          </table:table-cell>
          <table:table-cell table:style-name="ce6" table:formula="of:=ACOTH([.A233])" office:value-type="float" office:value="0.0000412643393813679" calcext:value-type="float">
            <text:p>0.000041264339381368</text:p>
          </table:table-cell>
          <table:table-cell table:number-columns-repeated="1022"/>
        </table:table-row>
        <table:table-row table:style-name="ro2">
          <table:table-cell table:style-name="ce4" office:value-type="float" office:value="24054" calcext:value-type="float">
            <text:p>24054.00000 </text:p>
          </table:table-cell>
          <table:table-cell table:style-name="ce6" table:formula="of:=ACOTH([.A234])" office:value-type="float" office:value="0.0000415731271545562" calcext:value-type="float">
            <text:p>0.000041573127154556</text:p>
          </table:table-cell>
          <table:table-cell table:number-columns-repeated="1022"/>
        </table:table-row>
        <table:table-row table:style-name="ro2">
          <table:table-cell table:style-name="ce4" office:value-type="float" office:value="20948" calcext:value-type="float">
            <text:p>20948.00000 </text:p>
          </table:table-cell>
          <table:table-cell table:style-name="ce6" table:formula="of:=ACOTH([.A235])" office:value-type="float" office:value="0.000047737254189364" calcext:value-type="float">
            <text:p>0.000047737254189364</text:p>
          </table:table-cell>
          <table:table-cell table:number-columns-repeated="1022"/>
        </table:table-row>
        <table:table-row table:style-name="ro2">
          <table:table-cell table:style-name="ce4" office:value-type="float" office:value="8483" calcext:value-type="float">
            <text:p>8483.00000 </text:p>
          </table:table-cell>
          <table:table-cell table:style-name="ce6" table:formula="of:=ACOTH([.A236])" office:value-type="float" office:value="0.000117882825018496" calcext:value-type="float">
            <text:p>0.000117882825018496</text:p>
          </table:table-cell>
          <table:table-cell table:number-columns-repeated="1022"/>
        </table:table-row>
        <table:table-row table:style-name="ro2">
          <table:table-cell table:style-name="ce4" office:value-type="float" office:value="29163" calcext:value-type="float">
            <text:p>29163.00000 </text:p>
          </table:table-cell>
          <table:table-cell table:style-name="ce6" table:formula="of:=ACOTH([.A237])" office:value-type="float" office:value="0.000034290025045137" calcext:value-type="float">
            <text:p>0.000034290025045137</text:p>
          </table:table-cell>
          <table:table-cell table:number-columns-repeated="1022"/>
        </table:table-row>
        <table:table-row table:style-name="ro2">
          <table:table-cell table:style-name="ce4" office:value-type="float" office:value="17702" calcext:value-type="float">
            <text:p>17702.00000 </text:p>
          </table:table-cell>
          <table:table-cell table:style-name="ce6" table:formula="of:=ACOTH([.A238])" office:value-type="float" office:value="0.0000564907920610303" calcext:value-type="float">
            <text:p>0.000056490792061030</text:p>
          </table:table-cell>
          <table:table-cell table:number-columns-repeated="1022"/>
        </table:table-row>
        <table:table-row table:style-name="ro2">
          <table:table-cell table:style-name="ce4" office:value-type="float" office:value="13745" calcext:value-type="float">
            <text:p>13745.00000 </text:p>
          </table:table-cell>
          <table:table-cell table:style-name="ce6" table:formula="of:=ACOTH([.A239])" office:value-type="float" office:value="0.0000727537287569985" calcext:value-type="float">
            <text:p>0.000072753728756999</text:p>
          </table:table-cell>
          <table:table-cell table:number-columns-repeated="1022"/>
        </table:table-row>
        <table:table-row table:style-name="ro2">
          <table:table-cell table:style-name="ce4" office:value-type="float" office:value="13457" calcext:value-type="float">
            <text:p>13457.00000 </text:p>
          </table:table-cell>
          <table:table-cell table:style-name="ce6" table:formula="of:=ACOTH([.A240])" office:value-type="float" office:value="0.000074310767766988" calcext:value-type="float">
            <text:p>0.000074310767766988</text:p>
          </table:table-cell>
          <table:table-cell table:number-columns-repeated="1022"/>
        </table:table-row>
        <table:table-row table:style-name="ro2">
          <table:table-cell table:style-name="ce4" office:value-type="float" office:value="22746" calcext:value-type="float">
            <text:p>22746.00000 </text:p>
          </table:table-cell>
          <table:table-cell table:style-name="ce6" table:formula="of:=ACOTH([.A241])" office:value-type="float" office:value="0.0000439637738786302" calcext:value-type="float">
            <text:p>0.000043963773878630</text:p>
          </table:table-cell>
          <table:table-cell table:number-columns-repeated="1022"/>
        </table:table-row>
        <table:table-row table:style-name="ro2">
          <table:table-cell table:style-name="ce4" office:value-type="float" office:value="4592" calcext:value-type="float">
            <text:p>4592.00000 </text:p>
          </table:table-cell>
          <table:table-cell table:style-name="ce6" table:formula="of:=ACOTH([.A242])" office:value-type="float" office:value="0.000217770038285679" calcext:value-type="float">
            <text:p>0.000217770038285679</text:p>
          </table:table-cell>
          <table:table-cell table:number-columns-repeated="1022"/>
        </table:table-row>
        <table:table-row table:style-name="ro2">
          <table:table-cell table:style-name="ce4" office:value-type="float" office:value="6860" calcext:value-type="float">
            <text:p>6860.00000 </text:p>
          </table:table-cell>
          <table:table-cell table:style-name="ce6" table:formula="of:=ACOTH([.A243])" office:value-type="float" office:value="0.000145772595784777" calcext:value-type="float">
            <text:p>0.000145772595784777</text:p>
          </table:table-cell>
          <table:table-cell table:number-columns-repeated="1022"/>
        </table:table-row>
        <table:table-row table:style-name="ro2">
          <table:table-cell table:style-name="ce4" office:value-type="float" office:value="12815" calcext:value-type="float">
            <text:p>12815.00000 </text:p>
          </table:table-cell>
          <table:table-cell table:style-name="ce6" table:formula="of:=ACOTH([.A244])" office:value-type="float" office:value="0.0000780335545867859" calcext:value-type="float">
            <text:p>0.000078033554586786</text:p>
          </table:table-cell>
          <table:table-cell table:number-columns-repeated="1022"/>
        </table:table-row>
        <table:table-row table:style-name="ro2">
          <table:table-cell table:style-name="ce4" office:value-type="float" office:value="11314" calcext:value-type="float">
            <text:p>11314.00000 </text:p>
          </table:table-cell>
          <table:table-cell table:style-name="ce6" table:formula="of:=ACOTH([.A245])" office:value-type="float" office:value="0.0000883860705854864" calcext:value-type="float">
            <text:p>0.000088386070585486</text:p>
          </table:table-cell>
          <table:table-cell table:number-columns-repeated="1022"/>
        </table:table-row>
        <table:table-row table:style-name="ro2">
          <table:table-cell table:style-name="ce4" office:value-type="float" office:value="15795" calcext:value-type="float">
            <text:p>15795.00000 </text:p>
          </table:table-cell>
          <table:table-cell table:style-name="ce6" table:formula="of:=ACOTH([.A246])" office:value-type="float" office:value="0.0000633111745068578" calcext:value-type="float">
            <text:p>0.000063311174506858</text:p>
          </table:table-cell>
          <table:table-cell table:number-columns-repeated="1022"/>
        </table:table-row>
        <table:table-row table:style-name="ro2">
          <table:table-cell table:style-name="ce4" office:value-type="float" office:value="2655" calcext:value-type="float">
            <text:p>2655.00000 </text:p>
          </table:table-cell>
          <table:table-cell table:style-name="ce6" table:formula="of:=ACOTH([.A247])" office:value-type="float" office:value="0.00037664785208578" calcext:value-type="float">
            <text:p>0.000376647852085780</text:p>
          </table:table-cell>
          <table:table-cell table:number-columns-repeated="1022"/>
        </table:table-row>
        <table:table-row table:style-name="ro2">
          <table:table-cell table:style-name="ce4" office:value-type="float" office:value="24066" calcext:value-type="float">
            <text:p>24066.00000 </text:p>
          </table:table-cell>
          <table:table-cell table:style-name="ce6" table:formula="of:=ACOTH([.A248])" office:value-type="float" office:value="0.000041552397597202" calcext:value-type="float">
            <text:p>0.000041552397597202</text:p>
          </table:table-cell>
          <table:table-cell table:number-columns-repeated="1022"/>
        </table:table-row>
        <table:table-row table:style-name="ro2">
          <table:table-cell table:style-name="ce4" office:value-type="float" office:value="16019" calcext:value-type="float">
            <text:p>16019.00000 </text:p>
          </table:table-cell>
          <table:table-cell table:style-name="ce6" table:formula="of:=ACOTH([.A249])" office:value-type="float" office:value="0.0000624258693613646" calcext:value-type="float">
            <text:p>0.000062425869361365</text:p>
          </table:table-cell>
          <table:table-cell table:number-columns-repeated="1022"/>
        </table:table-row>
        <table:table-row table:style-name="ro2">
          <table:table-cell table:style-name="ce4" office:value-type="float" office:value="12578" calcext:value-type="float">
            <text:p>12578.00000 </text:p>
          </table:table-cell>
          <table:table-cell table:style-name="ce6" table:formula="of:=ACOTH([.A250])" office:value-type="float" office:value="0.0000795038958583801" calcext:value-type="float">
            <text:p>0.000079503895858380</text:p>
          </table:table-cell>
          <table:table-cell table:number-columns-repeated="1022"/>
        </table:table-row>
        <table:table-row table:style-name="ro2">
          <table:table-cell table:style-name="ce4" office:value-type="float" office:value="26784" calcext:value-type="float">
            <text:p>26784.00000 </text:p>
          </table:table-cell>
          <table:table-cell table:style-name="ce6" table:formula="of:=ACOTH([.A251])" office:value-type="float" office:value="0.0000373357228369547" calcext:value-type="float">
            <text:p>0.000037335722836955</text:p>
          </table:table-cell>
          <table:table-cell table:number-columns-repeated="1022"/>
        </table:table-row>
        <table:table-row table:style-name="ro2">
          <table:table-cell table:style-name="ce4" office:value-type="float" office:value="28889" calcext:value-type="float">
            <text:p>28889.00000 </text:p>
          </table:table-cell>
          <table:table-cell table:style-name="ce6" table:formula="of:=ACOTH([.A252])" office:value-type="float" office:value="0.0000346152514936142" calcext:value-type="float">
            <text:p>0.000034615251493614</text:p>
          </table:table-cell>
          <table:table-cell table:number-columns-repeated="1022"/>
        </table:table-row>
        <table:table-row table:style-name="ro2">
          <table:table-cell table:style-name="ce4" office:value-type="float" office:value="30595" calcext:value-type="float">
            <text:p>30595.00000 </text:p>
          </table:table-cell>
          <table:table-cell table:style-name="ce6" table:formula="of:=ACOTH([.A253])" office:value-type="float" office:value="0.0000326850792729638" calcext:value-type="float">
            <text:p>0.000032685079272964</text:p>
          </table:table-cell>
          <table:table-cell table:number-columns-repeated="1022"/>
        </table:table-row>
        <table:table-row table:style-name="ro2">
          <table:table-cell table:style-name="ce4" office:value-type="float" office:value="17209" calcext:value-type="float">
            <text:p>17209.00000 </text:p>
          </table:table-cell>
          <table:table-cell table:style-name="ce6" table:formula="of:=ACOTH([.A254])" office:value-type="float" office:value="0.000058109129009537" calcext:value-type="float">
            <text:p>0.000058109129009537</text:p>
          </table:table-cell>
          <table:table-cell table:number-columns-repeated="1022"/>
        </table:table-row>
        <table:table-row table:style-name="ro2">
          <table:table-cell table:style-name="ce4" office:value-type="float" office:value="18406" calcext:value-type="float">
            <text:p>18406.00000 </text:p>
          </table:table-cell>
          <table:table-cell table:style-name="ce6" table:formula="of:=ACOTH([.A255])" office:value-type="float" office:value="0.0000543301098002747" calcext:value-type="float">
            <text:p>0.000054330109800275</text:p>
          </table:table-cell>
          <table:table-cell table:number-columns-repeated="1022"/>
        </table:table-row>
        <table:table-row table:style-name="ro2">
          <table:table-cell table:style-name="ce4" office:value-type="float" office:value="11677" calcext:value-type="float">
            <text:p>11677.00000 </text:p>
          </table:table-cell>
          <table:table-cell table:style-name="ce6" table:formula="of:=ACOTH([.A256])" office:value-type="float" office:value="0.0000856384347387403" calcext:value-type="float">
            <text:p>0.000085638434738740</text:p>
          </table:table-cell>
          <table:table-cell table:number-columns-repeated="1022"/>
        </table:table-row>
        <table:table-row table:style-name="ro2">
          <table:table-cell table:style-name="ce4" office:value-type="float" office:value="24498" calcext:value-type="float">
            <text:p>24498.00000 </text:p>
          </table:table-cell>
          <table:table-cell table:style-name="ce6" table:formula="of:=ACOTH([.A257])" office:value-type="float" office:value="0.0000408196587703384" calcext:value-type="float">
            <text:p>0.000040819658770338</text:p>
          </table:table-cell>
          <table:table-cell table:number-columns-repeated="1022"/>
        </table:table-row>
        <table:table-row table:style-name="ro2">
          <table:table-cell table:style-name="ce4" office:value-type="float" office:value="9335" calcext:value-type="float">
            <text:p>9335.00000 </text:p>
          </table:table-cell>
          <table:table-cell table:style-name="ce6" table:formula="of:=ACOTH([.A258])" office:value-type="float" office:value="0.000107123728315495" calcext:value-type="float">
            <text:p>0.000107123728315495</text:p>
          </table:table-cell>
          <table:table-cell table:number-columns-repeated="1022"/>
        </table:table-row>
        <table:table-row table:style-name="ro2">
          <table:table-cell table:style-name="ce4" office:value-type="float" office:value="30478" calcext:value-type="float">
            <text:p>30478.00000 </text:p>
          </table:table-cell>
          <table:table-cell table:style-name="ce6" table:formula="of:=ACOTH([.A259])" office:value-type="float" office:value="0.0000328105518852908" calcext:value-type="float">
            <text:p>0.000032810551885291</text:p>
          </table:table-cell>
          <table:table-cell table:number-columns-repeated="1022"/>
        </table:table-row>
        <table:table-row table:style-name="ro2">
          <table:table-cell table:style-name="ce4" office:value-type="float" office:value="18121" calcext:value-type="float">
            <text:p>18121.00000 </text:p>
          </table:table-cell>
          <table:table-cell table:style-name="ce6" table:formula="of:=ACOTH([.A260])" office:value-type="float" office:value="0.0000551845925177869" calcext:value-type="float">
            <text:p>0.000055184592517787</text:p>
          </table:table-cell>
          <table:table-cell table:number-columns-repeated="1022"/>
        </table:table-row>
        <table:table-row table:style-name="ro2">
          <table:table-cell table:style-name="ce4" office:value-type="float" office:value="17026" calcext:value-type="float">
            <text:p>17026.00000 </text:p>
          </table:table-cell>
          <table:table-cell table:style-name="ce6" table:formula="of:=ACOTH([.A261])" office:value-type="float" office:value="0.0000587337014653905" calcext:value-type="float">
            <text:p>0.000058733701465391</text:p>
          </table:table-cell>
          <table:table-cell table:number-columns-repeated="1022"/>
        </table:table-row>
        <table:table-row table:style-name="ro2">
          <table:table-cell table:style-name="ce4" office:value-type="float" office:value="2631" calcext:value-type="float">
            <text:p>2631.00000 </text:p>
          </table:table-cell>
          <table:table-cell table:style-name="ce6" table:formula="of:=ACOTH([.A262])" office:value-type="float" office:value="0.000380083636698762" calcext:value-type="float">
            <text:p>0.000380083636698762</text:p>
          </table:table-cell>
          <table:table-cell table:number-columns-repeated="1022"/>
        </table:table-row>
        <table:table-row table:style-name="ro2">
          <table:table-cell table:style-name="ce4" office:value-type="float" office:value="20253" calcext:value-type="float">
            <text:p>20253.00000 </text:p>
          </table:table-cell>
          <table:table-cell table:style-name="ce6" table:formula="of:=ACOTH([.A263])" office:value-type="float" office:value="0.0000493754012152652" calcext:value-type="float">
            <text:p>0.000049375401215265</text:p>
          </table:table-cell>
          <table:table-cell table:number-columns-repeated="1022"/>
        </table:table-row>
        <table:table-row table:style-name="ro2">
          <table:table-cell table:style-name="ce4" office:value-type="float" office:value="1373" calcext:value-type="float">
            <text:p>1373.00000 </text:p>
          </table:table-cell>
          <table:table-cell table:style-name="ce6" table:formula="of:=ACOTH([.A264])" office:value-type="float" office:value="0.000728332248232082" calcext:value-type="float">
            <text:p>0.000728332248232082</text:p>
          </table:table-cell>
          <table:table-cell table:number-columns-repeated="1022"/>
        </table:table-row>
        <table:table-row table:style-name="ro2">
          <table:table-cell table:style-name="ce4" office:value-type="float" office:value="2246" calcext:value-type="float">
            <text:p>2246.00000 </text:p>
          </table:table-cell>
          <table:table-cell table:style-name="ce6" table:formula="of:=ACOTH([.A265])" office:value-type="float" office:value="0.000445236004487287" calcext:value-type="float">
            <text:p>0.000445236004487287</text:p>
          </table:table-cell>
          <table:table-cell table:number-columns-repeated="1022"/>
        </table:table-row>
        <table:table-row table:style-name="ro2">
          <table:table-cell table:style-name="ce4" office:value-type="float" office:value="11967" calcext:value-type="float">
            <text:p>11967.00000 </text:p>
          </table:table-cell>
          <table:table-cell table:style-name="ce6" table:formula="of:=ACOTH([.A266])" office:value-type="float" office:value="0.0000835631321407086" calcext:value-type="float">
            <text:p>0.000083563132140709</text:p>
          </table:table-cell>
          <table:table-cell table:number-columns-repeated="1022"/>
        </table:table-row>
        <table:table-row table:style-name="ro2">
          <table:table-cell table:style-name="ce4" office:value-type="float" office:value="1062" calcext:value-type="float">
            <text:p>1062.00000 </text:p>
          </table:table-cell>
          <table:table-cell table:style-name="ce6" table:formula="of:=ACOTH([.A267])" office:value-type="float" office:value="0.000941619863982436" calcext:value-type="float">
            <text:p>0.000941619863982436</text:p>
          </table:table-cell>
          <table:table-cell table:number-columns-repeated="1022"/>
        </table:table-row>
        <table:table-row table:style-name="ro2">
          <table:table-cell table:style-name="ce4" office:value-type="float" office:value="26158" calcext:value-type="float">
            <text:p>26158.00000 </text:p>
          </table:table-cell>
          <table:table-cell table:style-name="ce6" table:formula="of:=ACOTH([.A268])" office:value-type="float" office:value="0.000038229222436231" calcext:value-type="float">
            <text:p>0.000038229222436231</text:p>
          </table:table-cell>
          <table:table-cell table:number-columns-repeated="1022"/>
        </table:table-row>
        <table:table-row table:style-name="ro2">
          <table:table-cell table:style-name="ce4" office:value-type="float" office:value="12490" calcext:value-type="float">
            <text:p>12490.00000 </text:p>
          </table:table-cell>
          <table:table-cell table:style-name="ce6" table:formula="of:=ACOTH([.A269])" office:value-type="float" office:value="0.0000800640514120357" calcext:value-type="float">
            <text:p>0.000080064051412036</text:p>
          </table:table-cell>
          <table:table-cell table:number-columns-repeated="1022"/>
        </table:table-row>
        <table:table-row table:style-name="ro2">
          <table:table-cell table:style-name="ce4" office:value-type="float" office:value="30860" calcext:value-type="float">
            <text:p>30860.00000 </text:p>
          </table:table-cell>
          <table:table-cell table:style-name="ce6" table:formula="of:=ACOTH([.A270])" office:value-type="float" office:value="0.0000324044070106652" calcext:value-type="float">
            <text:p>0.000032404407010665</text:p>
          </table:table-cell>
          <table:table-cell table:number-columns-repeated="1022"/>
        </table:table-row>
        <table:table-row table:style-name="ro2">
          <table:table-cell table:style-name="ce4" office:value-type="float" office:value="32111" calcext:value-type="float">
            <text:p>32111.00000 </text:p>
          </table:table-cell>
          <table:table-cell table:style-name="ce6" table:formula="of:=ACOTH([.A271])" office:value-type="float" office:value="0.000031141976279898" calcext:value-type="float">
            <text:p>0.000031141976279898</text:p>
          </table:table-cell>
          <table:table-cell table:number-columns-repeated="1022"/>
        </table:table-row>
        <table:table-row table:style-name="ro2">
          <table:table-cell table:style-name="ce4" office:value-type="float" office:value="8576" calcext:value-type="float">
            <text:p>8576.00000 </text:p>
          </table:table-cell>
          <table:table-cell table:style-name="ce6" table:formula="of:=ACOTH([.A272])" office:value-type="float" office:value="0.000116604478140433" calcext:value-type="float">
            <text:p>0.000116604478140433</text:p>
          </table:table-cell>
          <table:table-cell table:number-columns-repeated="1022"/>
        </table:table-row>
        <table:table-row table:style-name="ro2">
          <table:table-cell table:style-name="ce4" office:value-type="float" office:value="1941" calcext:value-type="float">
            <text:p>1941.00000 </text:p>
          </table:table-cell>
          <table:table-cell table:style-name="ce6" table:formula="of:=ACOTH([.A273])" office:value-type="float" office:value="0.000515198396948201" calcext:value-type="float">
            <text:p>0.000515198396948201</text:p>
          </table:table-cell>
          <table:table-cell table:number-columns-repeated="1022"/>
        </table:table-row>
        <table:table-row table:style-name="ro2">
          <table:table-cell table:style-name="ce4" office:value-type="float" office:value="24365" calcext:value-type="float">
            <text:p>24365.00000 </text:p>
          </table:table-cell>
          <table:table-cell table:style-name="ce6" table:formula="of:=ACOTH([.A274])" office:value-type="float" office:value="0.0000410424789887371" calcext:value-type="float">
            <text:p>0.000041042478988737</text:p>
          </table:table-cell>
          <table:table-cell table:number-columns-repeated="1022"/>
        </table:table-row>
        <table:table-row table:style-name="ro2">
          <table:table-cell table:style-name="ce4" office:value-type="float" office:value="30927" calcext:value-type="float">
            <text:p>30927.00000 </text:p>
          </table:table-cell>
          <table:table-cell table:style-name="ce6" table:formula="of:=ACOTH([.A275])" office:value-type="float" office:value="0.0000323342063681743" calcext:value-type="float">
            <text:p>0.000032334206368174</text:p>
          </table:table-cell>
          <table:table-cell table:number-columns-repeated="1022"/>
        </table:table-row>
        <table:table-row table:style-name="ro2">
          <table:table-cell table:style-name="ce4" office:value-type="float" office:value="20694" calcext:value-type="float">
            <text:p>20694.00000 </text:p>
          </table:table-cell>
          <table:table-cell table:style-name="ce6" table:formula="of:=ACOTH([.A276])" office:value-type="float" office:value="0.0000483231855019512" calcext:value-type="float">
            <text:p>0.000048323185501951</text:p>
          </table:table-cell>
          <table:table-cell table:number-columns-repeated="1022"/>
        </table:table-row>
        <table:table-row table:style-name="ro2">
          <table:table-cell table:style-name="ce4" office:value-type="float" office:value="1898" calcext:value-type="float">
            <text:p>1898.00000 </text:p>
          </table:table-cell>
          <table:table-cell table:style-name="ce6" table:formula="of:=ACOTH([.A277])" office:value-type="float" office:value="0.000526870438635782" calcext:value-type="float">
            <text:p>0.000526870438635782</text:p>
          </table:table-cell>
          <table:table-cell table:number-columns-repeated="1022"/>
        </table:table-row>
        <table:table-row table:style-name="ro2">
          <table:table-cell table:style-name="ce4" office:value-type="float" office:value="24416" calcext:value-type="float">
            <text:p>24416.00000 </text:p>
          </table:table-cell>
          <table:table-cell table:style-name="ce6" table:formula="of:=ACOTH([.A278])" office:value-type="float" office:value="0.0000409567496952761" calcext:value-type="float">
            <text:p>0.000040956749695276</text:p>
          </table:table-cell>
          <table:table-cell table:number-columns-repeated="1022"/>
        </table:table-row>
        <table:table-row table:style-name="ro2">
          <table:table-cell table:style-name="ce4" office:value-type="float" office:value="32090" calcext:value-type="float">
            <text:p>32090.00000 </text:p>
          </table:table-cell>
          <table:table-cell table:style-name="ce6" table:formula="of:=ACOTH([.A279])" office:value-type="float" office:value="0.0000311623558842203" calcext:value-type="float">
            <text:p>0.000031162355884220</text:p>
          </table:table-cell>
          <table:table-cell table:number-columns-repeated="1022"/>
        </table:table-row>
        <table:table-row table:style-name="ro2">
          <table:table-cell table:style-name="ce4" office:value-type="float" office:value="9993" calcext:value-type="float">
            <text:p>9993.00000 </text:p>
          </table:table-cell>
          <table:table-cell table:style-name="ce6" table:formula="of:=ACOTH([.A280])" office:value-type="float" office:value="0.000100070049368384" calcext:value-type="float">
            <text:p>0.000100070049368384</text:p>
          </table:table-cell>
          <table:table-cell table:number-columns-repeated="1022"/>
        </table:table-row>
        <table:table-row table:style-name="ro2">
          <table:table-cell table:style-name="ce4" office:value-type="float" office:value="32661" calcext:value-type="float">
            <text:p>32661.00000 </text:p>
          </table:table-cell>
          <table:table-cell table:style-name="ce6" table:formula="of:=ACOTH([.A281])" office:value-type="float" office:value="0.000030617556116234" calcext:value-type="float">
            <text:p>0.000030617556116234</text:p>
          </table:table-cell>
          <table:table-cell table:number-columns-repeated="1022"/>
        </table:table-row>
        <table:table-row table:style-name="ro2">
          <table:table-cell table:style-name="ce4" office:value-type="float" office:value="5082" calcext:value-type="float">
            <text:p>5082.00000 </text:p>
          </table:table-cell>
          <table:table-cell table:style-name="ce6" table:formula="of:=ACOTH([.A282])" office:value-type="float" office:value="0.000196772926585292" calcext:value-type="float">
            <text:p>0.000196772926585292</text:p>
          </table:table-cell>
          <table:table-cell table:number-columns-repeated="1022"/>
        </table:table-row>
        <table:table-row table:style-name="ro2">
          <table:table-cell table:style-name="ce4" office:value-type="float" office:value="24897" calcext:value-type="float">
            <text:p>24897.00000 </text:p>
          </table:table-cell>
          <table:table-cell table:style-name="ce6" table:formula="of:=ACOTH([.A283])" office:value-type="float" office:value="0.0000401654818065449" calcext:value-type="float">
            <text:p>0.000040165481806545</text:p>
          </table:table-cell>
          <table:table-cell table:number-columns-repeated="1022"/>
        </table:table-row>
        <table:table-row table:style-name="ro2">
          <table:table-cell table:style-name="ce4" office:value-type="float" office:value="28312" calcext:value-type="float">
            <text:p>28312.00000 </text:p>
          </table:table-cell>
          <table:table-cell table:style-name="ce6" table:formula="of:=ACOTH([.A284])" office:value-type="float" office:value="0.0000353207120801925" calcext:value-type="float">
            <text:p>0.000035320712080193</text:p>
          </table:table-cell>
          <table:table-cell table:number-columns-repeated="1022"/>
        </table:table-row>
        <table:table-row table:style-name="ro2">
          <table:table-cell table:style-name="ce4" office:value-type="float" office:value="26980" calcext:value-type="float">
            <text:p>26980.00000 </text:p>
          </table:table-cell>
          <table:table-cell table:style-name="ce6" table:formula="of:=ACOTH([.A285])" office:value-type="float" office:value="0.0000370644922333753" calcext:value-type="float">
            <text:p>0.000037064492233375</text:p>
          </table:table-cell>
          <table:table-cell table:number-columns-repeated="1022"/>
        </table:table-row>
        <table:table-row table:style-name="ro2">
          <table:table-cell table:style-name="ce4" office:value-type="float" office:value="17979" calcext:value-type="float">
            <text:p>17979.00000 </text:p>
          </table:table-cell>
          <table:table-cell table:style-name="ce6" table:formula="of:=ACOTH([.A286])" office:value-type="float" office:value="0.000055620446133344" calcext:value-type="float">
            <text:p>0.000055620446133344</text:p>
          </table:table-cell>
          <table:table-cell table:number-columns-repeated="1022"/>
        </table:table-row>
        <table:table-row table:style-name="ro2">
          <table:table-cell table:style-name="ce4" office:value-type="float" office:value="26355" calcext:value-type="float">
            <text:p>26355.00000 </text:p>
          </table:table-cell>
          <table:table-cell table:style-name="ce6" table:formula="of:=ACOTH([.A287])" office:value-type="float" office:value="0.000037943464256544" calcext:value-type="float">
            <text:p>0.000037943464256544</text:p>
          </table:table-cell>
          <table:table-cell table:number-columns-repeated="1022"/>
        </table:table-row>
        <table:table-row table:style-name="ro2">
          <table:table-cell table:style-name="ce4" office:value-type="float" office:value="16959" calcext:value-type="float">
            <text:p>16959.00000 </text:p>
          </table:table-cell>
          <table:table-cell table:style-name="ce6" table:formula="of:=ACOTH([.A288])" office:value-type="float" office:value="0.0000589657409728455" calcext:value-type="float">
            <text:p>0.000058965740972846</text:p>
          </table:table-cell>
          <table:table-cell table:number-columns-repeated="1022"/>
        </table:table-row>
        <table:table-row table:style-name="ro2">
          <table:table-cell table:style-name="ce4" office:value-type="float" office:value="3699" calcext:value-type="float">
            <text:p>3699.00000 </text:p>
          </table:table-cell>
          <table:table-cell table:style-name="ce6" table:formula="of:=ACOTH([.A289])" office:value-type="float" office:value="0.000270343342622839" calcext:value-type="float">
            <text:p>0.000270343342622839</text:p>
          </table:table-cell>
          <table:table-cell table:number-columns-repeated="1022"/>
        </table:table-row>
        <table:table-row table:style-name="ro2">
          <table:table-cell table:style-name="ce4" office:value-type="float" office:value="3137" calcext:value-type="float">
            <text:p>3137.00000 </text:p>
          </table:table-cell>
          <table:table-cell table:style-name="ce6" table:formula="of:=ACOTH([.A290])" office:value-type="float" office:value="0.000318775911339756" calcext:value-type="float">
            <text:p>0.000318775911339756</text:p>
          </table:table-cell>
          <table:table-cell table:number-columns-repeated="1022"/>
        </table:table-row>
        <table:table-row table:style-name="ro2">
          <table:table-cell table:style-name="ce4" office:value-type="float" office:value="13704" calcext:value-type="float">
            <text:p>13704.00000 </text:p>
          </table:table-cell>
          <table:table-cell table:style-name="ce6" table:formula="of:=ACOTH([.A291])" office:value-type="float" office:value="0.0000729713953425779" calcext:value-type="float">
            <text:p>0.000072971395342578</text:p>
          </table:table-cell>
          <table:table-cell table:number-columns-repeated="1022"/>
        </table:table-row>
        <table:table-row table:style-name="ro2">
          <table:table-cell table:style-name="ce4" office:value-type="float" office:value="13259" calcext:value-type="float">
            <text:p>13259.00000 </text:p>
          </table:table-cell>
          <table:table-cell table:style-name="ce6" table:formula="of:=ACOTH([.A292])" office:value-type="float" office:value="0.0000754204692583464" calcext:value-type="float">
            <text:p>0.000075420469258346</text:p>
          </table:table-cell>
          <table:table-cell table:number-columns-repeated="1022"/>
        </table:table-row>
        <table:table-row table:style-name="ro2">
          <table:table-cell table:style-name="ce4" office:value-type="float" office:value="25644" calcext:value-type="float">
            <text:p>25644.00000 </text:p>
          </table:table-cell>
          <table:table-cell table:style-name="ce6" table:formula="of:=ACOTH([.A293])" office:value-type="float" office:value="0.0000389954765444759" calcext:value-type="float">
            <text:p>0.000038995476544476</text:p>
          </table:table-cell>
          <table:table-cell table:number-columns-repeated="1022"/>
        </table:table-row>
        <table:table-row table:style-name="ro2">
          <table:table-cell table:style-name="ce4" office:value-type="float" office:value="17724" calcext:value-type="float">
            <text:p>17724.00000 </text:p>
          </table:table-cell>
          <table:table-cell table:style-name="ce6" table:formula="of:=ACOTH([.A294])" office:value-type="float" office:value="0.000056420672594314" calcext:value-type="float">
            <text:p>0.000056420672594314</text:p>
          </table:table-cell>
          <table:table-cell table:number-columns-repeated="1022"/>
        </table:table-row>
        <table:table-row table:style-name="ro2">
          <table:table-cell table:style-name="ce4" office:value-type="float" office:value="12384" calcext:value-type="float">
            <text:p>12384.00000 </text:p>
          </table:table-cell>
          <table:table-cell table:style-name="ce6" table:formula="of:=ACOTH([.A295])" office:value-type="float" office:value="0.0000807493541806718" calcext:value-type="float">
            <text:p>0.000080749354180672</text:p>
          </table:table-cell>
          <table:table-cell table:number-columns-repeated="1022"/>
        </table:table-row>
        <table:table-row table:style-name="ro2">
          <table:table-cell table:style-name="ce4" office:value-type="float" office:value="21804" calcext:value-type="float">
            <text:p>21804.00000 </text:p>
          </table:table-cell>
          <table:table-cell table:style-name="ce6" table:formula="of:=ACOTH([.A296])" office:value-type="float" office:value="0.0000458631444092921" calcext:value-type="float">
            <text:p>0.000045863144409292</text:p>
          </table:table-cell>
          <table:table-cell table:number-columns-repeated="1022"/>
        </table:table-row>
        <table:table-row table:style-name="ro2">
          <table:table-cell table:style-name="ce4" office:value-type="float" office:value="16527" calcext:value-type="float">
            <text:p>16527.00000 </text:p>
          </table:table-cell>
          <table:table-cell table:style-name="ce6" table:formula="of:=ACOTH([.A297])" office:value-type="float" office:value="0.0000605070491450179" calcext:value-type="float">
            <text:p>0.000060507049145018</text:p>
          </table:table-cell>
          <table:table-cell table:number-columns-repeated="1022"/>
        </table:table-row>
        <table:table-row table:style-name="ro2">
          <table:table-cell table:style-name="ce4" office:value-type="float" office:value="3010" calcext:value-type="float">
            <text:p>3010.00000 </text:p>
          </table:table-cell>
          <table:table-cell table:style-name="ce6" table:formula="of:=ACOTH([.A298])" office:value-type="float" office:value="0.000332225925844301" calcext:value-type="float">
            <text:p>0.000332225925844301</text:p>
          </table:table-cell>
          <table:table-cell table:number-columns-repeated="1022"/>
        </table:table-row>
        <table:table-row table:style-name="ro2">
          <table:table-cell table:style-name="ce4" office:value-type="float" office:value="29191" calcext:value-type="float">
            <text:p>29191.00000 </text:p>
          </table:table-cell>
          <table:table-cell table:style-name="ce6" table:formula="of:=ACOTH([.A299])" office:value-type="float" office:value="0.0000342571340615535" calcext:value-type="float">
            <text:p>0.000034257134061554</text:p>
          </table:table-cell>
          <table:table-cell table:number-columns-repeated="1022"/>
        </table:table-row>
        <table:table-row table:style-name="ro2">
          <table:table-cell table:style-name="ce4" office:value-type="float" office:value="22476" calcext:value-type="float">
            <text:p>22476.00000 </text:p>
          </table:table-cell>
          <table:table-cell table:style-name="ce6" table:formula="of:=ACOTH([.A300])" office:value-type="float" office:value="0.0000444919025031627" calcext:value-type="float">
            <text:p>0.000044491902503163</text:p>
          </table:table-cell>
          <table:table-cell table:number-columns-repeated="1022"/>
        </table:table-row>
        <table:table-row table:style-name="ro2">
          <table:table-cell table:style-name="ce4" office:value-type="float" office:value="19503" calcext:value-type="float">
            <text:p>19503.00000 </text:p>
          </table:table-cell>
          <table:table-cell table:style-name="ce6" table:formula="of:=ACOTH([.A301])" office:value-type="float" office:value="0.0000512741629942501" calcext:value-type="float">
            <text:p>0.000051274162994250</text:p>
          </table:table-cell>
          <table:table-cell table:number-columns-repeated="1022"/>
        </table:table-row>
        <table:table-row table:style-name="ro2">
          <table:table-cell table:style-name="ce4" office:value-type="float" office:value="28579" calcext:value-type="float">
            <text:p>28579.00000 </text:p>
          </table:table-cell>
          <table:table-cell table:style-name="ce6" table:formula="of:=ACOTH([.A302])" office:value-type="float" office:value="0.0000349907274715121" calcext:value-type="float">
            <text:p>0.000034990727471512</text:p>
          </table:table-cell>
          <table:table-cell table:number-columns-repeated="1022"/>
        </table:table-row>
        <table:table-row table:style-name="ro2">
          <table:table-cell table:style-name="ce4" office:value-type="float" office:value="28252" calcext:value-type="float">
            <text:p>28252.00000 </text:p>
          </table:table-cell>
          <table:table-cell table:style-name="ce6" table:formula="of:=ACOTH([.A303])" office:value-type="float" office:value="0.0000353957242113442" calcext:value-type="float">
            <text:p>0.000035395724211344</text:p>
          </table:table-cell>
          <table:table-cell table:number-columns-repeated="1022"/>
        </table:table-row>
        <table:table-row table:style-name="ro2">
          <table:table-cell table:style-name="ce4" office:value-type="float" office:value="13855" calcext:value-type="float">
            <text:p>13855.00000 </text:p>
          </table:table-cell>
          <table:table-cell table:style-name="ce6" table:formula="of:=ACOTH([.A304])" office:value-type="float" office:value="0.0000721761098330049" calcext:value-type="float">
            <text:p>0.000072176109833005</text:p>
          </table:table-cell>
          <table:table-cell table:number-columns-repeated="1022"/>
        </table:table-row>
        <table:table-row table:style-name="ro2">
          <table:table-cell table:style-name="ce4" office:value-type="float" office:value="21885" calcext:value-type="float">
            <text:p>21885.00000 </text:p>
          </table:table-cell>
          <table:table-cell table:style-name="ce6" table:formula="of:=ACOTH([.A305])" office:value-type="float" office:value="0.000045693397335938" calcext:value-type="float">
            <text:p>0.000045693397335938</text:p>
          </table:table-cell>
          <table:table-cell table:number-columns-repeated="1022"/>
        </table:table-row>
        <table:table-row table:style-name="ro2">
          <table:table-cell table:style-name="ce4" office:value-type="float" office:value="3103" calcext:value-type="float">
            <text:p>3103.00000 </text:p>
          </table:table-cell>
          <table:table-cell table:style-name="ce6" table:formula="of:=ACOTH([.A306])" office:value-type="float" office:value="0.000322268783312644" calcext:value-type="float">
            <text:p>0.000322268783312644</text:p>
          </table:table-cell>
          <table:table-cell table:number-columns-repeated="1022"/>
        </table:table-row>
        <table:table-row table:style-name="ro2">
          <table:table-cell table:style-name="ce4" office:value-type="float" office:value="32755" calcext:value-type="float">
            <text:p>32755.00000 </text:p>
          </table:table-cell>
          <table:table-cell table:style-name="ce6" table:formula="of:=ACOTH([.A307])" office:value-type="float" office:value="0.0000305296901330808" calcext:value-type="float">
            <text:p>0.000030529690133081</text:p>
          </table:table-cell>
          <table:table-cell table:number-columns-repeated="1022"/>
        </table:table-row>
        <table:table-row table:style-name="ro2">
          <table:table-cell table:style-name="ce4" office:value-type="float" office:value="7036" calcext:value-type="float">
            <text:p>7036.00000 </text:p>
          </table:table-cell>
          <table:table-cell table:style-name="ce6" table:formula="of:=ACOTH([.A308])" office:value-type="float" office:value="0.000142126209029741" calcext:value-type="float">
            <text:p>0.000142126209029741</text:p>
          </table:table-cell>
          <table:table-cell table:number-columns-repeated="1022"/>
        </table:table-row>
        <table:table-row table:style-name="ro2">
          <table:table-cell table:style-name="ce4" office:value-type="float" office:value="26953" calcext:value-type="float">
            <text:p>26953.00000 </text:p>
          </table:table-cell>
          <table:table-cell table:style-name="ce6" table:formula="of:=ACOTH([.A309])" office:value-type="float" office:value="0.0000371016213579002" calcext:value-type="float">
            <text:p>0.000037101621357900</text:p>
          </table:table-cell>
          <table:table-cell table:number-columns-repeated="1022"/>
        </table:table-row>
        <table:table-row table:style-name="ro2">
          <table:table-cell table:style-name="ce4" office:value-type="float" office:value="20055" calcext:value-type="float">
            <text:p>20055.00000 </text:p>
          </table:table-cell>
          <table:table-cell table:style-name="ce6" table:formula="of:=ACOTH([.A310])" office:value-type="float" office:value="0.0000498628771293081" calcext:value-type="float">
            <text:p>0.000049862877129308</text:p>
          </table:table-cell>
          <table:table-cell table:number-columns-repeated="1022"/>
        </table:table-row>
        <table:table-row table:style-name="ro2">
          <table:table-cell table:style-name="ce4" office:value-type="float" office:value="25783" calcext:value-type="float">
            <text:p>25783.00000 </text:p>
          </table:table-cell>
          <table:table-cell table:style-name="ce6" table:formula="of:=ACOTH([.A311])" office:value-type="float" office:value="0.000038785246111783" calcext:value-type="float">
            <text:p>0.000038785246111783</text:p>
          </table:table-cell>
          <table:table-cell table:number-columns-repeated="1022"/>
        </table:table-row>
        <table:table-row table:style-name="ro2">
          <table:table-cell table:style-name="ce4" office:value-type="float" office:value="32299" calcext:value-type="float">
            <text:p>32299.00000 </text:p>
          </table:table-cell>
          <table:table-cell table:style-name="ce6" table:formula="of:=ACOTH([.A312])" office:value-type="float" office:value="0.0000309607108678636" calcext:value-type="float">
            <text:p>0.000030960710867864</text:p>
          </table:table-cell>
          <table:table-cell table:number-columns-repeated="1022"/>
        </table:table-row>
        <table:table-row table:style-name="ro2">
          <table:table-cell table:style-name="ce4" office:value-type="float" office:value="21638" calcext:value-type="float">
            <text:p>21638.00000 </text:p>
          </table:table-cell>
          <table:table-cell table:style-name="ce6" table:formula="of:=ACOTH([.A313])" office:value-type="float" office:value="0.000046214992176319" calcext:value-type="float">
            <text:p>0.000046214992176319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TH([.A314])" office:value-type="float" office:value="0.549306144334055" calcext:value-type="float">
            <text:p>0.549306144334055000</text:p>
          </table:table-cell>
          <table:table-cell table:number-columns-repeated="1022"/>
        </table:table-row>
        <table:table-row table:style-name="ro2">
          <table:table-cell table:style-name="ce4" office:value-type="float" office:value="28116" calcext:value-type="float">
            <text:p>28116.00000 </text:p>
          </table:table-cell>
          <table:table-cell table:style-name="ce6" table:formula="of:=ACOTH([.A315])" office:value-type="float" office:value="0.0000355669369904338" calcext:value-type="float">
            <text:p>0.000035566936990434</text:p>
          </table:table-cell>
          <table:table-cell table:number-columns-repeated="1022"/>
        </table:table-row>
        <table:table-row table:style-name="ro2">
          <table:table-cell table:style-name="ce4" office:value-type="float" office:value="8127" calcext:value-type="float">
            <text:p>8127.00000 </text:p>
          </table:table-cell>
          <table:table-cell table:style-name="ce6" table:formula="of:=ACOTH([.A316])" office:value-type="float" office:value="0.000123046635295522" calcext:value-type="float">
            <text:p>0.000123046635295522</text:p>
          </table:table-cell>
          <table:table-cell table:number-columns-repeated="1022"/>
        </table:table-row>
        <table:table-row table:style-name="ro2">
          <table:table-cell table:style-name="ce4" office:value-type="float" office:value="29518" calcext:value-type="float">
            <text:p>29518.00000 </text:p>
          </table:table-cell>
          <table:table-cell table:style-name="ce6" table:formula="of:=ACOTH([.A317])" office:value-type="float" office:value="0.0000338776339990035" calcext:value-type="float">
            <text:p>0.000033877633999004</text:p>
          </table:table-cell>
          <table:table-cell table:number-columns-repeated="1022"/>
        </table:table-row>
        <table:table-row table:style-name="ro2">
          <table:table-cell table:style-name="ce4" office:value-type="float" office:value="27233" calcext:value-type="float">
            <text:p>27233.00000 </text:p>
          </table:table-cell>
          <table:table-cell table:style-name="ce6" table:formula="of:=ACOTH([.A318])" office:value-type="float" office:value="0.0000367201557099802" calcext:value-type="float">
            <text:p>0.000036720155709980</text:p>
          </table:table-cell>
          <table:table-cell table:number-columns-repeated="1022"/>
        </table:table-row>
        <table:table-row table:style-name="ro2">
          <table:table-cell table:style-name="ce4" office:value-type="float" office:value="26324" calcext:value-type="float">
            <text:p>26324.00000 </text:p>
          </table:table-cell>
          <table:table-cell table:style-name="ce6" table:formula="of:=ACOTH([.A319])" office:value-type="float" office:value="0.0000379881477161908" calcext:value-type="float">
            <text:p>0.000037988147716191</text:p>
          </table:table-cell>
          <table:table-cell table:number-columns-repeated="1022"/>
        </table:table-row>
        <table:table-row table:style-name="ro2">
          <table:table-cell table:style-name="ce4" office:value-type="float" office:value="26533" calcext:value-type="float">
            <text:p>26533.00000 </text:p>
          </table:table-cell>
          <table:table-cell table:style-name="ce6" table:formula="of:=ACOTH([.A320])" office:value-type="float" office:value="0.0000376889157077683" calcext:value-type="float">
            <text:p>0.000037688915707768</text:p>
          </table:table-cell>
          <table:table-cell table:number-columns-repeated="1022"/>
        </table:table-row>
        <table:table-row table:style-name="ro2">
          <table:table-cell table:style-name="ce4" office:value-type="float" office:value="28966" calcext:value-type="float">
            <text:p>28966.00000 </text:p>
          </table:table-cell>
          <table:table-cell table:style-name="ce6" table:formula="of:=ACOTH([.A321])" office:value-type="float" office:value="0.0000345232341503403" calcext:value-type="float">
            <text:p>0.000034523234150340</text:p>
          </table:table-cell>
          <table:table-cell table:number-columns-repeated="1022"/>
        </table:table-row>
        <table:table-row table:style-name="ro2">
          <table:table-cell table:style-name="ce4" office:value-type="float" office:value="9589" calcext:value-type="float">
            <text:p>9589.00000 </text:p>
          </table:table-cell>
          <table:table-cell table:style-name="ce6" table:formula="of:=ACOTH([.A322])" office:value-type="float" office:value="0.000104286161604449" calcext:value-type="float">
            <text:p>0.000104286161604449</text:p>
          </table:table-cell>
          <table:table-cell table:number-columns-repeated="1022"/>
        </table:table-row>
        <table:table-row table:style-name="ro2">
          <table:table-cell table:style-name="ce4" office:value-type="float" office:value="30727" calcext:value-type="float">
            <text:p>30727.00000 </text:p>
          </table:table-cell>
          <table:table-cell table:style-name="ce6" table:formula="of:=ACOTH([.A323])" office:value-type="float" office:value="0.0000325446675676798" calcext:value-type="float">
            <text:p>0.000032544667567680</text:p>
          </table:table-cell>
          <table:table-cell table:number-columns-repeated="1022"/>
        </table:table-row>
        <table:table-row table:style-name="ro2">
          <table:table-cell table:style-name="ce4" office:value-type="float" office:value="19454" calcext:value-type="float">
            <text:p>19454.00000 </text:p>
          </table:table-cell>
          <table:table-cell table:style-name="ce6" table:formula="of:=ACOTH([.A324])" office:value-type="float" office:value="0.0000514033104184073" calcext:value-type="float">
            <text:p>0.000051403310418407</text:p>
          </table:table-cell>
          <table:table-cell table:number-columns-repeated="1022"/>
        </table:table-row>
        <table:table-row table:style-name="ro2">
          <table:table-cell table:style-name="ce4" office:value-type="float" office:value="24194" calcext:value-type="float">
            <text:p>24194.00000 </text:p>
          </table:table-cell>
          <table:table-cell table:style-name="ce6" table:formula="of:=ACOTH([.A325])" office:value-type="float" office:value="0.000041332561815701" calcext:value-type="float">
            <text:p>0.000041332561815701</text:p>
          </table:table-cell>
          <table:table-cell table:number-columns-repeated="1022"/>
        </table:table-row>
        <table:table-row table:style-name="ro2">
          <table:table-cell table:style-name="ce4" office:value-type="float" office:value="26479" calcext:value-type="float">
            <text:p>26479.00000 </text:p>
          </table:table-cell>
          <table:table-cell table:style-name="ce6" table:formula="of:=ACOTH([.A326])" office:value-type="float" office:value="0.0000377657766712059" calcext:value-type="float">
            <text:p>0.000037765776671206</text:p>
          </table:table-cell>
          <table:table-cell table:number-columns-repeated="1022"/>
        </table:table-row>
        <table:table-row table:style-name="ro2">
          <table:table-cell table:style-name="ce4" office:value-type="float" office:value="2089" calcext:value-type="float">
            <text:p>2089.00000 </text:p>
          </table:table-cell>
          <table:table-cell table:style-name="ce6" table:formula="of:=ACOTH([.A327])" office:value-type="float" office:value="0.000478697978163623" calcext:value-type="float">
            <text:p>0.000478697978163623</text:p>
          </table:table-cell>
          <table:table-cell table:number-columns-repeated="1022"/>
        </table:table-row>
        <table:table-row table:style-name="ro2">
          <table:table-cell table:style-name="ce4" office:value-type="float" office:value="15530" calcext:value-type="float">
            <text:p>15530.00000 </text:p>
          </table:table-cell>
          <table:table-cell table:style-name="ce6" table:formula="of:=ACOTH([.A328])" office:value-type="float" office:value="0.0000643915004109113" calcext:value-type="float">
            <text:p>0.000064391500410911</text:p>
          </table:table-cell>
          <table:table-cell table:number-columns-repeated="1022"/>
        </table:table-row>
        <table:table-row table:style-name="ro2">
          <table:table-cell table:style-name="ce4" office:value-type="float" office:value="16268" calcext:value-type="float">
            <text:p>16268.00000 </text:p>
          </table:table-cell>
          <table:table-cell table:style-name="ce6" table:formula="of:=ACOTH([.A329])" office:value-type="float" office:value="0.0000614703713585144" calcext:value-type="float">
            <text:p>0.000061470371358514</text:p>
          </table:table-cell>
          <table:table-cell table:number-columns-repeated="1022"/>
        </table:table-row>
        <table:table-row table:style-name="ro2">
          <table:table-cell table:style-name="ce4" office:value-type="float" office:value="26728" calcext:value-type="float">
            <text:p>26728.00000 </text:p>
          </table:table-cell>
          <table:table-cell table:style-name="ce6" table:formula="of:=ACOTH([.A330])" office:value-type="float" office:value="0.0000374139479372665" calcext:value-type="float">
            <text:p>0.000037413947937267</text:p>
          </table:table-cell>
          <table:table-cell table:number-columns-repeated="1022"/>
        </table:table-row>
        <table:table-row table:style-name="ro2">
          <table:table-cell table:style-name="ce4" office:value-type="float" office:value="24895" calcext:value-type="float">
            <text:p>24895.00000 </text:p>
          </table:table-cell>
          <table:table-cell table:style-name="ce6" table:formula="of:=ACOTH([.A331])" office:value-type="float" office:value="0.0000401687085976065" calcext:value-type="float">
            <text:p>0.000040168708597607</text:p>
          </table:table-cell>
          <table:table-cell table:number-columns-repeated="1022"/>
        </table:table-row>
        <table:table-row table:style-name="ro2">
          <table:table-cell table:style-name="ce4" office:value-type="float" office:value="17573" calcext:value-type="float">
            <text:p>17573.00000 </text:p>
          </table:table-cell>
          <table:table-cell table:style-name="ce6" table:formula="of:=ACOTH([.A332])" office:value-type="float" office:value="0.0000569054800591694" calcext:value-type="float">
            <text:p>0.000056905480059169</text:p>
          </table:table-cell>
          <table:table-cell table:number-columns-repeated="1022"/>
        </table:table-row>
        <table:table-row table:style-name="ro2">
          <table:table-cell table:style-name="ce4" office:value-type="float" office:value="30753" calcext:value-type="float">
            <text:p>30753.00000 </text:p>
          </table:table-cell>
          <table:table-cell table:style-name="ce6" table:formula="of:=ACOTH([.A333])" office:value-type="float" office:value="0.0000325171528095251" calcext:value-type="float">
            <text:p>0.000032517152809525</text:p>
          </table:table-cell>
          <table:table-cell table:number-columns-repeated="1022"/>
        </table:table-row>
        <table:table-row table:style-name="ro2">
          <table:table-cell table:style-name="ce4" office:value-type="float" office:value="11858" calcext:value-type="float">
            <text:p>11858.00000 </text:p>
          </table:table-cell>
          <table:table-cell table:style-name="ce6" table:formula="of:=ACOTH([.A334])" office:value-type="float" office:value="0.0000843312533623231" calcext:value-type="float">
            <text:p>0.000084331253362323</text:p>
          </table:table-cell>
          <table:table-cell table:number-columns-repeated="1022"/>
        </table:table-row>
        <table:table-row table:style-name="ro2">
          <table:table-cell table:style-name="ce4" office:value-type="float" office:value="7362" calcext:value-type="float">
            <text:p>7362.00000 </text:p>
          </table:table-cell>
          <table:table-cell table:style-name="ce6" table:formula="of:=ACOTH([.A335])" office:value-type="float" office:value="0.000135832655005435" calcext:value-type="float">
            <text:p>0.000135832655005435</text:p>
          </table:table-cell>
          <table:table-cell table:number-columns-repeated="1022"/>
        </table:table-row>
        <table:table-row table:style-name="ro2">
          <table:table-cell table:style-name="ce4" office:value-type="float" office:value="21911" calcext:value-type="float">
            <text:p>21911.00000 </text:p>
          </table:table-cell>
          <table:table-cell table:style-name="ce6" table:formula="of:=ACOTH([.A336])" office:value-type="float" office:value="0.0000456391767009207" calcext:value-type="float">
            <text:p>0.000045639176700921</text:p>
          </table:table-cell>
          <table:table-cell table:number-columns-repeated="1022"/>
        </table:table-row>
        <table:table-row table:style-name="ro2">
          <table:table-cell table:style-name="ce4" office:value-type="float" office:value="14620" calcext:value-type="float">
            <text:p>14620.00000 </text:p>
          </table:table-cell>
          <table:table-cell table:style-name="ce6" table:formula="of:=ACOTH([.A337])" office:value-type="float" office:value="0.0000683994529110754" calcext:value-type="float">
            <text:p>0.000068399452911075</text:p>
          </table:table-cell>
          <table:table-cell table:number-columns-repeated="1022"/>
        </table:table-row>
        <table:table-row table:style-name="ro2">
          <table:table-cell table:style-name="ce4" office:value-type="float" office:value="21807" calcext:value-type="float">
            <text:p>21807.00000 </text:p>
          </table:table-cell>
          <table:table-cell table:style-name="ce6" table:formula="of:=ACOTH([.A338])" office:value-type="float" office:value="0.0000458568349933803" calcext:value-type="float">
            <text:p>0.000045856834993380</text:p>
          </table:table-cell>
          <table:table-cell table:number-columns-repeated="1022"/>
        </table:table-row>
        <table:table-row table:style-name="ro2">
          <table:table-cell table:style-name="ce4" office:value-type="float" office:value="6911" calcext:value-type="float">
            <text:p>6911.00000 </text:p>
          </table:table-cell>
          <table:table-cell table:style-name="ce6" table:formula="of:=ACOTH([.A339])" office:value-type="float" office:value="0.000144696861088011" calcext:value-type="float">
            <text:p>0.000144696861088011</text:p>
          </table:table-cell>
          <table:table-cell table:number-columns-repeated="1022"/>
        </table:table-row>
        <table:table-row table:style-name="ro2">
          <table:table-cell table:style-name="ce4" office:value-type="float" office:value="29094" calcext:value-type="float">
            <text:p>29094.00000 </text:p>
          </table:table-cell>
          <table:table-cell table:style-name="ce6" table:formula="of:=ACOTH([.A340])" office:value-type="float" office:value="0.0000343713480578306" calcext:value-type="float">
            <text:p>0.000034371348057831</text:p>
          </table:table-cell>
          <table:table-cell table:number-columns-repeated="1022"/>
        </table:table-row>
        <table:table-row table:style-name="ro2">
          <table:table-cell table:style-name="ce4" office:value-type="float" office:value="21208" calcext:value-type="float">
            <text:p>21208.00000 </text:p>
          </table:table-cell>
          <table:table-cell table:style-name="ce6" table:formula="of:=ACOTH([.A341])" office:value-type="float" office:value="0.0000471520181413111" calcext:value-type="float">
            <text:p>0.000047152018141311</text:p>
          </table:table-cell>
          <table:table-cell table:number-columns-repeated="1022"/>
        </table:table-row>
        <table:table-row table:style-name="ro2">
          <table:table-cell table:style-name="ce4" office:value-type="float" office:value="10113" calcext:value-type="float">
            <text:p>10113.00000 </text:p>
          </table:table-cell>
          <table:table-cell table:style-name="ce6" table:formula="of:=ACOTH([.A342])" office:value-type="float" office:value="0.0000988826266448813" calcext:value-type="float">
            <text:p>0.000098882626644881</text:p>
          </table:table-cell>
          <table:table-cell table:number-columns-repeated="1022"/>
        </table:table-row>
        <table:table-row table:style-name="ro2">
          <table:table-cell table:style-name="ce4" office:value-type="float" office:value="2494" calcext:value-type="float">
            <text:p>2494.00000 </text:p>
          </table:table-cell>
          <table:table-cell table:style-name="ce6" table:formula="of:=ACOTH([.A343])" office:value-type="float" office:value="0.000400962331030572" calcext:value-type="float">
            <text:p>0.000400962331030572</text:p>
          </table:table-cell>
          <table:table-cell table:number-columns-repeated="1022"/>
        </table:table-row>
        <table:table-row table:style-name="ro2">
          <table:table-cell table:style-name="ce4" office:value-type="float" office:value="10127" calcext:value-type="float">
            <text:p>10127.00000 </text:p>
          </table:table-cell>
          <table:table-cell table:style-name="ce6" table:formula="of:=ACOTH([.A344])" office:value-type="float" office:value="0.0000987459270514837" calcext:value-type="float">
            <text:p>0.000098745927051484</text:p>
          </table:table-cell>
          <table:table-cell table:number-columns-repeated="1022"/>
        </table:table-row>
        <table:table-row table:style-name="ro2">
          <table:table-cell table:style-name="ce4" office:value-type="float" office:value="4336" calcext:value-type="float">
            <text:p>4336.00000 </text:p>
          </table:table-cell>
          <table:table-cell table:style-name="ce6" table:formula="of:=ACOTH([.A345])" office:value-type="float" office:value="0.000230627310361971" calcext:value-type="float">
            <text:p>0.000230627310361971</text:p>
          </table:table-cell>
          <table:table-cell table:number-columns-repeated="1022"/>
        </table:table-row>
        <table:table-row table:style-name="ro2">
          <table:table-cell table:style-name="ce4" office:value-type="float" office:value="6913" calcext:value-type="float">
            <text:p>6913.00000 </text:p>
          </table:table-cell>
          <table:table-cell table:style-name="ce6" table:formula="of:=ACOTH([.A346])" office:value-type="float" office:value="0.000144654998839151" calcext:value-type="float">
            <text:p>0.000144654998839151</text:p>
          </table:table-cell>
          <table:table-cell table:number-columns-repeated="1022"/>
        </table:table-row>
        <table:table-row table:style-name="ro2">
          <table:table-cell table:style-name="ce4" office:value-type="float" office:value="15906" calcext:value-type="float">
            <text:p>15906.00000 </text:p>
          </table:table-cell>
          <table:table-cell table:style-name="ce6" table:formula="of:=ACOTH([.A347])" office:value-type="float" office:value="0.0000628693575579771" calcext:value-type="float">
            <text:p>0.000062869357557977</text:p>
          </table:table-cell>
          <table:table-cell table:number-columns-repeated="1022"/>
        </table:table-row>
        <table:table-row table:style-name="ro2">
          <table:table-cell table:style-name="ce4" office:value-type="float" office:value="5365" calcext:value-type="float">
            <text:p>5365.00000 </text:p>
          </table:table-cell>
          <table:table-cell table:style-name="ce6" table:formula="of:=ACOTH([.A348])" office:value-type="float" office:value="0.000186393292000119" calcext:value-type="float">
            <text:p>0.000186393292000119</text:p>
          </table:table-cell>
          <table:table-cell table:number-columns-repeated="1022"/>
        </table:table-row>
        <table:table-row table:style-name="ro2">
          <table:table-cell table:style-name="ce4" office:value-type="float" office:value="841" calcext:value-type="float">
            <text:p>841.00000 </text:p>
          </table:table-cell>
          <table:table-cell table:style-name="ce6" table:formula="of:=ACOTH([.A349])" office:value-type="float" office:value="0.00118906120248371" calcext:value-type="float">
            <text:p>0.001189061202483710</text:p>
          </table:table-cell>
          <table:table-cell table:number-columns-repeated="1022"/>
        </table:table-row>
        <table:table-row table:style-name="ro2">
          <table:table-cell table:style-name="ce4" office:value-type="float" office:value="1427" calcext:value-type="float">
            <text:p>1427.00000 </text:p>
          </table:table-cell>
          <table:table-cell table:style-name="ce6" table:formula="of:=ACOTH([.A350])" office:value-type="float" office:value="0.000700770962644239" calcext:value-type="float">
            <text:p>0.000700770962644239</text:p>
          </table:table-cell>
          <table:table-cell table:number-columns-repeated="1022"/>
        </table:table-row>
        <table:table-row table:style-name="ro2">
          <table:table-cell table:style-name="ce4" office:value-type="float" office:value="26064" calcext:value-type="float">
            <text:p>26064.00000 </text:p>
          </table:table-cell>
          <table:table-cell table:style-name="ce6" table:formula="of:=ACOTH([.A351])" office:value-type="float" office:value="0.0000383670963969889" calcext:value-type="float">
            <text:p>0.000038367096396989</text:p>
          </table:table-cell>
          <table:table-cell table:number-columns-repeated="1022"/>
        </table:table-row>
        <table:table-row table:style-name="ro2">
          <table:table-cell table:style-name="ce4" office:value-type="float" office:value="25337" calcext:value-type="float">
            <text:p>25337.00000 </text:p>
          </table:table-cell>
          <table:table-cell table:style-name="ce6" table:formula="of:=ACOTH([.A352])" office:value-type="float" office:value="0.0000394679717613792" calcext:value-type="float">
            <text:p>0.000039467971761379</text:p>
          </table:table-cell>
          <table:table-cell table:number-columns-repeated="1022"/>
        </table:table-row>
        <table:table-row table:style-name="ro2">
          <table:table-cell table:style-name="ce4" office:value-type="float" office:value="22611" calcext:value-type="float">
            <text:p>22611.00000 </text:p>
          </table:table-cell>
          <table:table-cell table:style-name="ce6" table:formula="of:=ACOTH([.A353])" office:value-type="float" office:value="0.0000442262615829748" calcext:value-type="float">
            <text:p>0.000044226261582975</text:p>
          </table:table-cell>
          <table:table-cell table:number-columns-repeated="1022"/>
        </table:table-row>
        <table:table-row table:style-name="ro2">
          <table:table-cell table:style-name="ce4" office:value-type="float" office:value="7802" calcext:value-type="float">
            <text:p>7802.00000 </text:p>
          </table:table-cell>
          <table:table-cell table:style-name="ce6" table:formula="of:=ACOTH([.A354])" office:value-type="float" office:value="0.000128172264224032" calcext:value-type="float">
            <text:p>0.000128172264224032</text:p>
          </table:table-cell>
          <table:table-cell table:number-columns-repeated="1022"/>
        </table:table-row>
        <table:table-row table:style-name="ro2">
          <table:table-cell table:style-name="ce4" office:value-type="float" office:value="21331" calcext:value-type="float">
            <text:p>21331.00000 </text:p>
          </table:table-cell>
          <table:table-cell table:style-name="ce6" table:formula="of:=ACOTH([.A355])" office:value-type="float" office:value="0.0000468801275482701" calcext:value-type="float">
            <text:p>0.000046880127548270</text:p>
          </table:table-cell>
          <table:table-cell table:number-columns-repeated="1022"/>
        </table:table-row>
        <table:table-row table:style-name="ro2">
          <table:table-cell table:style-name="ce4" office:value-type="float" office:value="28938" calcext:value-type="float">
            <text:p>28938.00000 </text:p>
          </table:table-cell>
          <table:table-cell table:style-name="ce6" table:formula="of:=ACOTH([.A356])" office:value-type="float" office:value="0.0000345566383439351" calcext:value-type="float">
            <text:p>0.000034556638343935</text:p>
          </table:table-cell>
          <table:table-cell table:number-columns-repeated="1022"/>
        </table:table-row>
        <table:table-row table:style-name="ro2">
          <table:table-cell table:style-name="ce4" office:value-type="float" office:value="11403" calcext:value-type="float">
            <text:p>11403.00000 </text:p>
          </table:table-cell>
          <table:table-cell table:style-name="ce6" table:formula="of:=ACOTH([.A357])" office:value-type="float" office:value="0.0000876962205176669" calcext:value-type="float">
            <text:p>0.000087696220517667</text:p>
          </table:table-cell>
          <table:table-cell table:number-columns-repeated="1022"/>
        </table:table-row>
        <table:table-row table:style-name="ro2">
          <table:table-cell table:style-name="ce4" office:value-type="float" office:value="8136" calcext:value-type="float">
            <text:p>8136.00000 </text:p>
          </table:table-cell>
          <table:table-cell table:style-name="ce6" table:formula="of:=ACOTH([.A358])" office:value-type="float" office:value="0.000122910521759523" calcext:value-type="float">
            <text:p>0.000122910521759523</text:p>
          </table:table-cell>
          <table:table-cell table:number-columns-repeated="1022"/>
        </table:table-row>
        <table:table-row table:style-name="ro2">
          <table:table-cell table:style-name="ce4" office:value-type="float" office:value="27072" calcext:value-type="float">
            <text:p>27072.00000 </text:p>
          </table:table-cell>
          <table:table-cell table:style-name="ce6" table:formula="of:=ACOTH([.A359])" office:value-type="float" office:value="0.0000369385342958097" calcext:value-type="float">
            <text:p>0.000036938534295810</text:p>
          </table:table-cell>
          <table:table-cell table:number-columns-repeated="1022"/>
        </table:table-row>
        <table:table-row table:style-name="ro2">
          <table:table-cell table:style-name="ce4" office:value-type="float" office:value="8702" calcext:value-type="float">
            <text:p>8702.00000 </text:p>
          </table:table-cell>
          <table:table-cell table:style-name="ce6" table:formula="of:=ACOTH([.A360])" office:value-type="float" office:value="0.00011491611174463" calcext:value-type="float">
            <text:p>0.000114916111744630</text:p>
          </table:table-cell>
          <table:table-cell table:number-columns-repeated="1022"/>
        </table:table-row>
        <table:table-row table:style-name="ro2">
          <table:table-cell table:style-name="ce4" office:value-type="float" office:value="29509" calcext:value-type="float">
            <text:p>29509.00000 </text:p>
          </table:table-cell>
          <table:table-cell table:style-name="ce6" table:formula="of:=ACOTH([.A361])" office:value-type="float" office:value="0.0000338879663960654" calcext:value-type="float">
            <text:p>0.000033887966396065</text:p>
          </table:table-cell>
          <table:table-cell table:number-columns-repeated="1022"/>
        </table:table-row>
        <table:table-row table:style-name="ro2">
          <table:table-cell table:style-name="ce4" office:value-type="float" office:value="7193" calcext:value-type="float">
            <text:p>7193.00000 </text:p>
          </table:table-cell>
          <table:table-cell table:style-name="ce6" table:formula="of:=ACOTH([.A362])" office:value-type="float" office:value="0.000139024052056514" calcext:value-type="float">
            <text:p>0.000139024052056514</text:p>
          </table:table-cell>
          <table:table-cell table:number-columns-repeated="1022"/>
        </table:table-row>
        <table:table-row table:style-name="ro2">
          <table:table-cell table:style-name="ce4" office:value-type="float" office:value="27541" calcext:value-type="float">
            <text:p>27541.00000 </text:p>
          </table:table-cell>
          <table:table-cell table:style-name="ce6" table:formula="of:=ACOTH([.A363])" office:value-type="float" office:value="0.000036309502212632" calcext:value-type="float">
            <text:p>0.000036309502212632</text:p>
          </table:table-cell>
          <table:table-cell table:number-columns-repeated="1022"/>
        </table:table-row>
        <table:table-row table:style-name="ro2">
          <table:table-cell table:style-name="ce4" office:value-type="float" office:value="32610" calcext:value-type="float">
            <text:p>32610.00000 </text:p>
          </table:table-cell>
          <table:table-cell table:style-name="ce6" table:formula="of:=ACOTH([.A364])" office:value-type="float" office:value="0.0000306654400586919" calcext:value-type="float">
            <text:p>0.000030665440058692</text:p>
          </table:table-cell>
          <table:table-cell table:number-columns-repeated="1022"/>
        </table:table-row>
        <table:table-row table:style-name="ro2">
          <table:table-cell table:style-name="ce4" office:value-type="float" office:value="23720" calcext:value-type="float">
            <text:p>23720.00000 </text:p>
          </table:table-cell>
          <table:table-cell table:style-name="ce6" table:formula="of:=ACOTH([.A365])" office:value-type="float" office:value="0.0000421585160451929" calcext:value-type="float">
            <text:p>0.000042158516045193</text:p>
          </table:table-cell>
          <table:table-cell table:number-columns-repeated="1022"/>
        </table:table-row>
        <table:table-row table:style-name="ro2">
          <table:table-cell table:style-name="ce4" office:value-type="float" office:value="23681" calcext:value-type="float">
            <text:p>23681.00000 </text:p>
          </table:table-cell>
          <table:table-cell table:style-name="ce6" table:formula="of:=ACOTH([.A366])" office:value-type="float" office:value="0.0000422279464801158" calcext:value-type="float">
            <text:p>0.000042227946480116</text:p>
          </table:table-cell>
          <table:table-cell table:number-columns-repeated="1022"/>
        </table:table-row>
        <table:table-row table:style-name="ro2">
          <table:table-cell table:style-name="ce4" office:value-type="float" office:value="12519" calcext:value-type="float">
            <text:p>12519.00000 </text:p>
          </table:table-cell>
          <table:table-cell table:style-name="ce6" table:formula="of:=ACOTH([.A367])" office:value-type="float" office:value="0.0000798785847213871" calcext:value-type="float">
            <text:p>0.000079878584721387</text:p>
          </table:table-cell>
          <table:table-cell table:number-columns-repeated="1022"/>
        </table:table-row>
        <table:table-row table:style-name="ro2">
          <table:table-cell table:style-name="ce4" office:value-type="float" office:value="9999" calcext:value-type="float">
            <text:p>9999.00000 </text:p>
          </table:table-cell>
          <table:table-cell table:style-name="ce6" table:formula="of:=ACOTH([.A368])" office:value-type="float" office:value="0.000100010001333511" calcext:value-type="float">
            <text:p>0.000100010001333511</text:p>
          </table:table-cell>
          <table:table-cell table:number-columns-repeated="1022"/>
        </table:table-row>
        <table:table-row table:style-name="ro2">
          <table:table-cell table:style-name="ce4" office:value-type="float" office:value="23802" calcext:value-type="float">
            <text:p>23802.00000 </text:p>
          </table:table-cell>
          <table:table-cell table:style-name="ce6" table:formula="of:=ACOTH([.A369])" office:value-type="float" office:value="0.0000420132762199722" calcext:value-type="float">
            <text:p>0.000042013276219972</text:p>
          </table:table-cell>
          <table:table-cell table:number-columns-repeated="1022"/>
        </table:table-row>
        <table:table-row table:style-name="ro2">
          <table:table-cell table:style-name="ce4" office:value-type="float" office:value="23235" calcext:value-type="float">
            <text:p>23235.00000 </text:p>
          </table:table-cell>
          <table:table-cell table:style-name="ce6" table:formula="of:=ACOTH([.A370])" office:value-type="float" office:value="0.000043038519501554" calcext:value-type="float">
            <text:p>0.000043038519501554</text:p>
          </table:table-cell>
          <table:table-cell table:number-columns-repeated="1022"/>
        </table:table-row>
        <table:table-row table:style-name="ro2">
          <table:table-cell table:style-name="ce4" office:value-type="float" office:value="2237" calcext:value-type="float">
            <text:p>2237.00000 </text:p>
          </table:table-cell>
          <table:table-cell table:style-name="ce6" table:formula="of:=ACOTH([.A371])" office:value-type="float" office:value="0.000447027298440357" calcext:value-type="float">
            <text:p>0.000447027298440357</text:p>
          </table:table-cell>
          <table:table-cell table:number-columns-repeated="1022"/>
        </table:table-row>
        <table:table-row table:style-name="ro2">
          <table:table-cell table:style-name="ce4" office:value-type="float" office:value="14078" calcext:value-type="float">
            <text:p>14078.00000 </text:p>
          </table:table-cell>
          <table:table-cell table:style-name="ce6" table:formula="of:=ACOTH([.A372])" office:value-type="float" office:value="0.0000710328172810005" calcext:value-type="float">
            <text:p>0.000071032817281001</text:p>
          </table:table-cell>
          <table:table-cell table:number-columns-repeated="1022"/>
        </table:table-row>
        <table:table-row table:style-name="ro2">
          <table:table-cell table:style-name="ce4" office:value-type="float" office:value="14622" calcext:value-type="float">
            <text:p>14622.00000 </text:p>
          </table:table-cell>
          <table:table-cell table:style-name="ce6" table:formula="of:=ACOTH([.A373])" office:value-type="float" office:value="0.000068390097220614" calcext:value-type="float">
            <text:p>0.000068390097220614</text:p>
          </table:table-cell>
          <table:table-cell table:number-columns-repeated="1022"/>
        </table:table-row>
        <table:table-row table:style-name="ro2">
          <table:table-cell table:style-name="ce4" office:value-type="float" office:value="11204" calcext:value-type="float">
            <text:p>11204.00000 </text:p>
          </table:table-cell>
          <table:table-cell table:style-name="ce6" table:formula="of:=ACOTH([.A374])" office:value-type="float" office:value="0.0000892538381520167" calcext:value-type="float">
            <text:p>0.000089253838152017</text:p>
          </table:table-cell>
          <table:table-cell table:number-columns-repeated="1022"/>
        </table:table-row>
        <table:table-row table:style-name="ro2">
          <table:table-cell table:style-name="ce4" office:value-type="float" office:value="18871" calcext:value-type="float">
            <text:p>18871.00000 </text:p>
          </table:table-cell>
          <table:table-cell table:style-name="ce6" table:formula="of:=ACOTH([.A375])" office:value-type="float" office:value="0.0000529913624574957" calcext:value-type="float">
            <text:p>0.000052991362457496</text:p>
          </table:table-cell>
          <table:table-cell table:number-columns-repeated="1022"/>
        </table:table-row>
        <table:table-row table:style-name="ro2">
          <table:table-cell table:style-name="ce4" office:value-type="float" office:value="11102" calcext:value-type="float">
            <text:p>11102.00000 </text:p>
          </table:table-cell>
          <table:table-cell table:style-name="ce6" table:formula="of:=ACOTH([.A376])" office:value-type="float" office:value="0.0000900738608093022" calcext:value-type="float">
            <text:p>0.000090073860809302</text:p>
          </table:table-cell>
          <table:table-cell table:number-columns-repeated="1022"/>
        </table:table-row>
        <table:table-row table:style-name="ro2">
          <table:table-cell table:style-name="ce4" office:value-type="float" office:value="15450" calcext:value-type="float">
            <text:p>15450.00000 </text:p>
          </table:table-cell>
          <table:table-cell table:style-name="ce6" table:formula="of:=ACOTH([.A377])" office:value-type="float" office:value="0.0000647249191842236" calcext:value-type="float">
            <text:p>0.000064724919184224</text:p>
          </table:table-cell>
          <table:table-cell table:number-columns-repeated="1022"/>
        </table:table-row>
        <table:table-row table:style-name="ro2">
          <table:table-cell table:style-name="ce4" office:value-type="float" office:value="28223" calcext:value-type="float">
            <text:p>28223.00000 </text:p>
          </table:table-cell>
          <table:table-cell table:style-name="ce6" table:formula="of:=ACOTH([.A378])" office:value-type="float" office:value="0.0000354320944059156" calcext:value-type="float">
            <text:p>0.000035432094405916</text:p>
          </table:table-cell>
          <table:table-cell table:number-columns-repeated="1022"/>
        </table:table-row>
        <table:table-row table:style-name="ro2">
          <table:table-cell table:style-name="ce4" office:value-type="float" office:value="22003" calcext:value-type="float">
            <text:p>22003.00000 </text:p>
          </table:table-cell>
          <table:table-cell table:style-name="ce6" table:formula="of:=ACOTH([.A379])" office:value-type="float" office:value="0.0000454483479837934" calcext:value-type="float">
            <text:p>0.000045448347983793</text:p>
          </table:table-cell>
          <table:table-cell table:number-columns-repeated="1022"/>
        </table:table-row>
        <table:table-row table:style-name="ro2">
          <table:table-cell table:style-name="ce4" office:value-type="float" office:value="25315" calcext:value-type="float">
            <text:p>25315.00000 </text:p>
          </table:table-cell>
          <table:table-cell table:style-name="ce6" table:formula="of:=ACOTH([.A380])" office:value-type="float" office:value="0.0000395022714011386" calcext:value-type="float">
            <text:p>0.000039502271401139</text:p>
          </table:table-cell>
          <table:table-cell table:number-columns-repeated="1022"/>
        </table:table-row>
        <table:table-row table:style-name="ro2">
          <table:table-cell table:style-name="ce4" office:value-type="float" office:value="31582" calcext:value-type="float">
            <text:p>31582.00000 </text:p>
          </table:table-cell>
          <table:table-cell table:style-name="ce6" table:formula="of:=ACOTH([.A381])" office:value-type="float" office:value="0.0000316636058620522" calcext:value-type="float">
            <text:p>0.000031663605862052</text:p>
          </table:table-cell>
          <table:table-cell table:number-columns-repeated="1022"/>
        </table:table-row>
        <table:table-row table:style-name="ro2">
          <table:table-cell table:style-name="ce4" office:value-type="float" office:value="4537" calcext:value-type="float">
            <text:p>4537.00000 </text:p>
          </table:table-cell>
          <table:table-cell table:style-name="ce6" table:formula="of:=ACOTH([.A382])" office:value-type="float" office:value="0.000220409966099568" calcext:value-type="float">
            <text:p>0.000220409966099568</text:p>
          </table:table-cell>
          <table:table-cell table:number-columns-repeated="1022"/>
        </table:table-row>
        <table:table-row table:style-name="ro2">
          <table:table-cell table:style-name="ce4" office:value-type="float" office:value="5680" calcext:value-type="float">
            <text:p>5680.00000 </text:p>
          </table:table-cell>
          <table:table-cell table:style-name="ce6" table:formula="of:=ACOTH([.A383])" office:value-type="float" office:value="0.000176056339847156" calcext:value-type="float">
            <text:p>0.000176056339847156</text:p>
          </table:table-cell>
          <table:table-cell table:number-columns-repeated="1022"/>
        </table:table-row>
        <table:table-row table:style-name="ro2">
          <table:table-cell table:style-name="ce4" office:value-type="float" office:value="15712" calcext:value-type="float">
            <text:p>15712.00000 </text:p>
          </table:table-cell>
          <table:table-cell table:style-name="ce6" table:formula="of:=ACOTH([.A384])" office:value-type="float" office:value="0.0000636456212671926" calcext:value-type="float">
            <text:p>0.000063645621267193</text:p>
          </table:table-cell>
          <table:table-cell table:number-columns-repeated="1022"/>
        </table:table-row>
        <table:table-row table:style-name="ro2">
          <table:table-cell table:style-name="ce4" office:value-type="float" office:value="18562" calcext:value-type="float">
            <text:p>18562.00000 </text:p>
          </table:table-cell>
          <table:table-cell table:style-name="ce6" table:formula="of:=ACOTH([.A385])" office:value-type="float" office:value="0.0000538735050624012" calcext:value-type="float">
            <text:p>0.000053873505062401</text:p>
          </table:table-cell>
          <table:table-cell table:number-columns-repeated="1022"/>
        </table:table-row>
        <table:table-row table:style-name="ro2">
          <table:table-cell table:style-name="ce4" office:value-type="float" office:value="2488" calcext:value-type="float">
            <text:p>2488.00000 </text:p>
          </table:table-cell>
          <table:table-cell table:style-name="ce6" table:formula="of:=ACOTH([.A386])" office:value-type="float" office:value="0.000401929282093651" calcext:value-type="float">
            <text:p>0.000401929282093651</text:p>
          </table:table-cell>
          <table:table-cell table:number-columns-repeated="1022"/>
        </table:table-row>
        <table:table-row table:style-name="ro2">
          <table:table-cell table:style-name="ce4" office:value-type="float" office:value="12340" calcext:value-type="float">
            <text:p>12340.00000 </text:p>
          </table:table-cell>
          <table:table-cell table:style-name="ce6" table:formula="of:=ACOTH([.A387])" office:value-type="float" office:value="0.0000810372773248495" calcext:value-type="float">
            <text:p>0.000081037277324850</text:p>
          </table:table-cell>
          <table:table-cell table:number-columns-repeated="1022"/>
        </table:table-row>
        <table:table-row table:style-name="ro2">
          <table:table-cell table:style-name="ce4" office:value-type="float" office:value="2200" calcext:value-type="float">
            <text:p>2200.00000 </text:p>
          </table:table-cell>
          <table:table-cell table:style-name="ce6" table:formula="of:=ACOTH([.A388])" office:value-type="float" office:value="0.000454545485850217" calcext:value-type="float">
            <text:p>0.000454545485850217</text:p>
          </table:table-cell>
          <table:table-cell table:number-columns-repeated="1022"/>
        </table:table-row>
        <table:table-row table:style-name="ro2">
          <table:table-cell table:style-name="ce4" office:value-type="float" office:value="15696" calcext:value-type="float">
            <text:p>15696.00000 </text:p>
          </table:table-cell>
          <table:table-cell table:style-name="ce6" table:formula="of:=ACOTH([.A389])" office:value-type="float" office:value="0.000063710499576465" calcext:value-type="float">
            <text:p>0.000063710499576465</text:p>
          </table:table-cell>
          <table:table-cell table:number-columns-repeated="1022"/>
        </table:table-row>
        <table:table-row table:style-name="ro2">
          <table:table-cell table:style-name="ce4" office:value-type="float" office:value="16688" calcext:value-type="float">
            <text:p>16688.00000 </text:p>
          </table:table-cell>
          <table:table-cell table:style-name="ce6" table:formula="of:=ACOTH([.A390])" office:value-type="float" office:value="0.0000599232982500795" calcext:value-type="float">
            <text:p>0.000059923298250080</text:p>
          </table:table-cell>
          <table:table-cell table:number-columns-repeated="1022"/>
        </table:table-row>
        <table:table-row table:style-name="ro2">
          <table:table-cell table:style-name="ce4" office:value-type="float" office:value="31852" calcext:value-type="float">
            <text:p>31852.00000 </text:p>
          </table:table-cell>
          <table:table-cell table:style-name="ce6" table:formula="of:=ACOTH([.A391])" office:value-type="float" office:value="0.0000313952028232842" calcext:value-type="float">
            <text:p>0.000031395202823284</text:p>
          </table:table-cell>
          <table:table-cell table:number-columns-repeated="1022"/>
        </table:table-row>
        <table:table-row table:style-name="ro2">
          <table:table-cell table:style-name="ce4" office:value-type="float" office:value="12114" calcext:value-type="float">
            <text:p>12114.00000 </text:p>
          </table:table-cell>
          <table:table-cell table:style-name="ce6" table:formula="of:=ACOTH([.A392])" office:value-type="float" office:value="0.0000825491169119041" calcext:value-type="float">
            <text:p>0.000082549116911904</text:p>
          </table:table-cell>
          <table:table-cell table:number-columns-repeated="1022"/>
        </table:table-row>
        <table:table-row table:style-name="ro2">
          <table:table-cell table:style-name="ce4" office:value-type="float" office:value="32066" calcext:value-type="float">
            <text:p>32066.00000 </text:p>
          </table:table-cell>
          <table:table-cell table:style-name="ce6" table:formula="of:=ACOTH([.A393])" office:value-type="float" office:value="0.0000311856795460513" calcext:value-type="float">
            <text:p>0.000031185679546051</text:p>
          </table:table-cell>
          <table:table-cell table:number-columns-repeated="1022"/>
        </table:table-row>
        <table:table-row table:style-name="ro2">
          <table:table-cell table:style-name="ce4" office:value-type="float" office:value="25150" calcext:value-type="float">
            <text:p>25150.00000 </text:p>
          </table:table-cell>
          <table:table-cell table:style-name="ce6" table:formula="of:=ACOTH([.A394])" office:value-type="float" office:value="0.0000397614314324544" calcext:value-type="float">
            <text:p>0.000039761431432454</text:p>
          </table:table-cell>
          <table:table-cell table:number-columns-repeated="1022"/>
        </table:table-row>
        <table:table-row table:style-name="ro2">
          <table:table-cell table:style-name="ce4" office:value-type="float" office:value="32467" calcext:value-type="float">
            <text:p>32467.00000 </text:p>
          </table:table-cell>
          <table:table-cell table:style-name="ce6" table:formula="of:=ACOTH([.A395])" office:value-type="float" office:value="0.0000308005051380138" calcext:value-type="float">
            <text:p>0.000030800505138014</text:p>
          </table:table-cell>
          <table:table-cell table:number-columns-repeated="1022"/>
        </table:table-row>
        <table:table-row table:style-name="ro2">
          <table:table-cell table:style-name="ce4" office:value-type="float" office:value="24235" calcext:value-type="float">
            <text:p>24235.00000 </text:p>
          </table:table-cell>
          <table:table-cell table:style-name="ce6" table:formula="of:=ACOTH([.A396])" office:value-type="float" office:value="0.0000412626367058911" calcext:value-type="float">
            <text:p>0.000041262636705891</text:p>
          </table:table-cell>
          <table:table-cell table:number-columns-repeated="1022"/>
        </table:table-row>
        <table:table-row table:style-name="ro2">
          <table:table-cell table:style-name="ce4" office:value-type="float" office:value="5580" calcext:value-type="float">
            <text:p>5580.00000 </text:p>
          </table:table-cell>
          <table:table-cell table:style-name="ce6" table:formula="of:=ACOTH([.A397])" office:value-type="float" office:value="0.000179211471452607" calcext:value-type="float">
            <text:p>0.000179211471452607</text:p>
          </table:table-cell>
          <table:table-cell table:number-columns-repeated="1022"/>
        </table:table-row>
        <table:table-row table:style-name="ro2">
          <table:table-cell table:style-name="ce4" office:value-type="float" office:value="17944" calcext:value-type="float">
            <text:p>17944.00000 </text:p>
          </table:table-cell>
          <table:table-cell table:style-name="ce6" table:formula="of:=ACOTH([.A398])" office:value-type="float" office:value="0.0000557289345205002" calcext:value-type="float">
            <text:p>0.000055728934520500</text:p>
          </table:table-cell>
          <table:table-cell table:number-columns-repeated="1022"/>
        </table:table-row>
        <table:table-row table:style-name="ro2">
          <table:table-cell table:style-name="ce4" office:value-type="float" office:value="26388" calcext:value-type="float">
            <text:p>26388.00000 </text:p>
          </table:table-cell>
          <table:table-cell table:style-name="ce6" table:formula="of:=ACOTH([.A399])" office:value-type="float" office:value="0.0000378960133575561" calcext:value-type="float">
            <text:p>0.000037896013357556</text:p>
          </table:table-cell>
          <table:table-cell table:number-columns-repeated="1022"/>
        </table:table-row>
        <table:table-row table:style-name="ro2">
          <table:table-cell table:style-name="ce4" office:value-type="float" office:value="5552" calcext:value-type="float">
            <text:p>5552.00000 </text:p>
          </table:table-cell>
          <table:table-cell table:style-name="ce6" table:formula="of:=ACOTH([.A400])" office:value-type="float" office:value="0.000180115275722911" calcext:value-type="float">
            <text:p>0.000180115275722911</text:p>
          </table:table-cell>
          <table:table-cell table:number-columns-repeated="1022"/>
        </table:table-row>
        <table:table-row table:style-name="ro2">
          <table:table-cell table:style-name="ce4" office:value-type="float" office:value="8093" calcext:value-type="float">
            <text:p>8093.00000 </text:p>
          </table:table-cell>
          <table:table-cell table:style-name="ce6" table:formula="of:=ACOTH([.A401])" office:value-type="float" office:value="0.000123563574087425" calcext:value-type="float">
            <text:p>0.000123563574087425</text:p>
          </table:table-cell>
          <table:table-cell table:number-columns-repeated="1022"/>
        </table:table-row>
        <table:table-row table:style-name="ro2">
          <table:table-cell table:style-name="ce4" office:value-type="float" office:value="8517" calcext:value-type="float">
            <text:p>8517.00000 </text:p>
          </table:table-cell>
          <table:table-cell table:style-name="ce6" table:formula="of:=ACOTH([.A402])" office:value-type="float" office:value="0.000117412234894325" calcext:value-type="float">
            <text:p>0.000117412234894325</text:p>
          </table:table-cell>
          <table:table-cell table:number-columns-repeated="1022"/>
        </table:table-row>
        <table:table-row table:style-name="ro2">
          <table:table-cell table:style-name="ce4" office:value-type="float" office:value="23539" calcext:value-type="float">
            <text:p>23539.00000 </text:p>
          </table:table-cell>
          <table:table-cell table:style-name="ce6" table:formula="of:=ACOTH([.A403])" office:value-type="float" office:value="0.0000424826883300987" calcext:value-type="float">
            <text:p>0.000042482688330099</text:p>
          </table:table-cell>
          <table:table-cell table:number-columns-repeated="1022"/>
        </table:table-row>
        <table:table-row table:style-name="ro2">
          <table:table-cell table:style-name="ce4" office:value-type="float" office:value="21292" calcext:value-type="float">
            <text:p>21292.00000 </text:p>
          </table:table-cell>
          <table:table-cell table:style-name="ce6" table:formula="of:=ACOTH([.A404])" office:value-type="float" office:value="0.0000469659966530118" calcext:value-type="float">
            <text:p>0.000046965996653012</text:p>
          </table:table-cell>
          <table:table-cell table:number-columns-repeated="1022"/>
        </table:table-row>
        <table:table-row table:style-name="ro2">
          <table:table-cell table:style-name="ce4" office:value-type="float" office:value="1315" calcext:value-type="float">
            <text:p>1315.00000 </text:p>
          </table:table-cell>
          <table:table-cell table:style-name="ce6" table:formula="of:=ACOTH([.A405])" office:value-type="float" office:value="0.000760456420353372" calcext:value-type="float">
            <text:p>0.000760456420353372</text:p>
          </table:table-cell>
          <table:table-cell table:number-columns-repeated="1022"/>
        </table:table-row>
        <table:table-row table:style-name="ro2">
          <table:table-cell table:style-name="ce4" office:value-type="float" office:value="16393" calcext:value-type="float">
            <text:p>16393.00000 </text:p>
          </table:table-cell>
          <table:table-cell table:style-name="ce6" table:formula="of:=ACOTH([.A406])" office:value-type="float" office:value="0.0000610016471201332" calcext:value-type="float">
            <text:p>0.000061001647120133</text:p>
          </table:table-cell>
          <table:table-cell table:number-columns-repeated="1022"/>
        </table:table-row>
        <table:table-row table:style-name="ro2">
          <table:table-cell table:style-name="ce4" office:value-type="float" office:value="5609" calcext:value-type="float">
            <text:p>5609.00000 </text:p>
          </table:table-cell>
          <table:table-cell table:style-name="ce6" table:formula="of:=ACOTH([.A407])" office:value-type="float" office:value="0.00017828490115798" calcext:value-type="float">
            <text:p>0.000178284901157980</text:p>
          </table:table-cell>
          <table:table-cell table:number-columns-repeated="1022"/>
        </table:table-row>
        <table:table-row table:style-name="ro2">
          <table:table-cell table:style-name="ce4" office:value-type="float" office:value="21951" calcext:value-type="float">
            <text:p>21951.00000 </text:p>
          </table:table-cell>
          <table:table-cell table:style-name="ce6" table:formula="of:=ACOTH([.A408])" office:value-type="float" office:value="0.0000455560111471882" calcext:value-type="float">
            <text:p>0.000045556011147188</text:p>
          </table:table-cell>
          <table:table-cell table:number-columns-repeated="1022"/>
        </table:table-row>
        <table:table-row table:style-name="ro2">
          <table:table-cell table:style-name="ce4" office:value-type="float" office:value="4685" calcext:value-type="float">
            <text:p>4685.00000 </text:p>
          </table:table-cell>
          <table:table-cell table:style-name="ce6" table:formula="of:=ACOTH([.A409])" office:value-type="float" office:value="0.000213447175066529" calcext:value-type="float">
            <text:p>0.000213447175066529</text:p>
          </table:table-cell>
          <table:table-cell table:number-columns-repeated="1022"/>
        </table:table-row>
        <table:table-row table:style-name="ro2">
          <table:table-cell table:style-name="ce4" office:value-type="float" office:value="26404" calcext:value-type="float">
            <text:p>26404.00000 </text:p>
          </table:table-cell>
          <table:table-cell table:style-name="ce6" table:formula="of:=ACOTH([.A410])" office:value-type="float" office:value="0.0000378730495560993" calcext:value-type="float">
            <text:p>0.000037873049556099</text:p>
          </table:table-cell>
          <table:table-cell table:number-columns-repeated="1022"/>
        </table:table-row>
        <table:table-row table:style-name="ro2">
          <table:table-cell table:style-name="ce4" office:value-type="float" office:value="3342" calcext:value-type="float">
            <text:p>3342.00000 </text:p>
          </table:table-cell>
          <table:table-cell table:style-name="ce6" table:formula="of:=ACOTH([.A411])" office:value-type="float" office:value="0.000299222031671037" calcext:value-type="float">
            <text:p>0.000299222031671037</text:p>
          </table:table-cell>
          <table:table-cell table:number-columns-repeated="1022"/>
        </table:table-row>
        <table:table-row table:style-name="ro2">
          <table:table-cell table:style-name="ce4" office:value-type="float" office:value="8752" calcext:value-type="float">
            <text:p>8752.00000 </text:p>
          </table:table-cell>
          <table:table-cell table:style-name="ce6" table:formula="of:=ACOTH([.A412])" office:value-type="float" office:value="0.000114259598303451" calcext:value-type="float">
            <text:p>0.000114259598303451</text:p>
          </table:table-cell>
          <table:table-cell table:number-columns-repeated="1022"/>
        </table:table-row>
        <table:table-row table:style-name="ro2">
          <table:table-cell table:style-name="ce4" office:value-type="float" office:value="12692" calcext:value-type="float">
            <text:p>12692.00000 </text:p>
          </table:table-cell>
          <table:table-cell table:style-name="ce6" table:formula="of:=ACOTH([.A413])" office:value-type="float" office:value="0.0000787897890063764" calcext:value-type="float">
            <text:p>0.000078789789006376</text:p>
          </table:table-cell>
          <table:table-cell table:number-columns-repeated="1022"/>
        </table:table-row>
        <table:table-row table:style-name="ro2">
          <table:table-cell table:style-name="ce4" office:value-type="float" office:value="11452" calcext:value-type="float">
            <text:p>11452.00000 </text:p>
          </table:table-cell>
          <table:table-cell table:style-name="ce6" table:formula="of:=ACOTH([.A414])" office:value-type="float" office:value="0.0000873209921884031" calcext:value-type="float">
            <text:p>0.000087320992188403</text:p>
          </table:table-cell>
          <table:table-cell table:number-columns-repeated="1022"/>
        </table:table-row>
        <table:table-row table:style-name="ro2">
          <table:table-cell table:style-name="ce4" office:value-type="float" office:value="15933" calcext:value-type="float">
            <text:p>15933.00000 </text:p>
          </table:table-cell>
          <table:table-cell table:style-name="ce6" table:formula="of:=ACOTH([.A415])" office:value-type="float" office:value="0.0000627628193883055" calcext:value-type="float">
            <text:p>0.000062762819388306</text:p>
          </table:table-cell>
          <table:table-cell table:number-columns-repeated="1022"/>
        </table:table-row>
        <table:table-row table:style-name="ro2">
          <table:table-cell table:style-name="ce4" office:value-type="float" office:value="17412" calcext:value-type="float">
            <text:p>17412.00000 </text:p>
          </table:table-cell>
          <table:table-cell table:style-name="ce6" table:formula="of:=ACOTH([.A416])" office:value-type="float" office:value="0.0000574316563921677" calcext:value-type="float">
            <text:p>0.000057431656392168</text:p>
          </table:table-cell>
          <table:table-cell table:number-columns-repeated="1022"/>
        </table:table-row>
        <table:table-row table:style-name="ro2">
          <table:table-cell table:style-name="ce4" office:value-type="float" office:value="31292" calcext:value-type="float">
            <text:p>31292.00000 </text:p>
          </table:table-cell>
          <table:table-cell table:style-name="ce6" table:formula="of:=ACOTH([.A417])" office:value-type="float" office:value="0.0000319570497360768" calcext:value-type="float">
            <text:p>0.000031957049736077</text:p>
          </table:table-cell>
          <table:table-cell table:number-columns-repeated="1022"/>
        </table:table-row>
        <table:table-row table:style-name="ro2">
          <table:table-cell table:style-name="ce4" office:value-type="float" office:value="23959" calcext:value-type="float">
            <text:p>23959.00000 </text:p>
          </table:table-cell>
          <table:table-cell table:style-name="ce6" table:formula="of:=ACOTH([.A418])" office:value-type="float" office:value="0.0000417379690546355" calcext:value-type="float">
            <text:p>0.000041737969054636</text:p>
          </table:table-cell>
          <table:table-cell table:number-columns-repeated="1022"/>
        </table:table-row>
        <table:table-row table:style-name="ro2">
          <table:table-cell table:style-name="ce4" office:value-type="float" office:value="19314" calcext:value-type="float">
            <text:p>19314.00000 </text:p>
          </table:table-cell>
          <table:table-cell table:style-name="ce6" table:formula="of:=ACOTH([.A419])" office:value-type="float" office:value="0.0000517759138911414" calcext:value-type="float">
            <text:p>0.000051775913891141</text:p>
          </table:table-cell>
          <table:table-cell table:number-columns-repeated="1022"/>
        </table:table-row>
        <table:table-row table:style-name="ro2">
          <table:table-cell table:style-name="ce4" office:value-type="float" office:value="31824" calcext:value-type="float">
            <text:p>31824.00000 </text:p>
          </table:table-cell>
          <table:table-cell table:style-name="ce6" table:formula="of:=ACOTH([.A420])" office:value-type="float" office:value="0.0000314228255508527" calcext:value-type="float">
            <text:p>0.000031422825550853</text:p>
          </table:table-cell>
          <table:table-cell table:number-columns-repeated="1022"/>
        </table:table-row>
        <table:table-row table:style-name="ro2">
          <table:table-cell table:style-name="ce4" office:value-type="float" office:value="29655" calcext:value-type="float">
            <text:p>29655.00000 </text:p>
          </table:table-cell>
          <table:table-cell table:style-name="ce6" table:formula="of:=ACOTH([.A421])" office:value-type="float" office:value="0.0000337211262984181" calcext:value-type="float">
            <text:p>0.000033721126298418</text:p>
          </table:table-cell>
          <table:table-cell table:number-columns-repeated="1022"/>
        </table:table-row>
        <table:table-row table:style-name="ro2">
          <table:table-cell table:style-name="ce4" office:value-type="float" office:value="17037" calcext:value-type="float">
            <text:p>17037.00000 </text:p>
          </table:table-cell>
          <table:table-cell table:style-name="ce6" table:formula="of:=ACOTH([.A422])" office:value-type="float" office:value="0.0000586957798408239" calcext:value-type="float">
            <text:p>0.000058695779840824</text:p>
          </table:table-cell>
          <table:table-cell table:number-columns-repeated="1022"/>
        </table:table-row>
        <table:table-row table:style-name="ro2">
          <table:table-cell table:style-name="ce4" office:value-type="float" office:value="31606" calcext:value-type="float">
            <text:p>31606.00000 </text:p>
          </table:table-cell>
          <table:table-cell table:style-name="ce6" table:formula="of:=ACOTH([.A423])" office:value-type="float" office:value="0.0000316395621190331" calcext:value-type="float">
            <text:p>0.000031639562119033</text:p>
          </table:table-cell>
          <table:table-cell table:number-columns-repeated="1022"/>
        </table:table-row>
        <table:table-row table:style-name="ro2">
          <table:table-cell table:style-name="ce4" office:value-type="float" office:value="21195" calcext:value-type="float">
            <text:p>21195.00000 </text:p>
          </table:table-cell>
          <table:table-cell table:style-name="ce6" table:formula="of:=ACOTH([.A424])" office:value-type="float" office:value="0.0000471809389356864" calcext:value-type="float">
            <text:p>0.000047180938935686</text:p>
          </table:table-cell>
          <table:table-cell table:number-columns-repeated="1022"/>
        </table:table-row>
        <table:table-row table:style-name="ro2">
          <table:table-cell table:style-name="ce4" office:value-type="float" office:value="13068" calcext:value-type="float">
            <text:p>13068.00000 </text:p>
          </table:table-cell>
          <table:table-cell table:style-name="ce6" table:formula="of:=ACOTH([.A425])" office:value-type="float" office:value="0.0000765228039449326" calcext:value-type="float">
            <text:p>0.000076522803944933</text:p>
          </table:table-cell>
          <table:table-cell table:number-columns-repeated="1022"/>
        </table:table-row>
        <table:table-row table:style-name="ro2">
          <table:table-cell table:style-name="ce4" office:value-type="float" office:value="23101" calcext:value-type="float">
            <text:p>23101.00000 </text:p>
          </table:table-cell>
          <table:table-cell table:style-name="ce6" table:formula="of:=ACOTH([.A426])" office:value-type="float" office:value="0.0000432881693703813" calcext:value-type="float">
            <text:p>0.000043288169370381</text:p>
          </table:table-cell>
          <table:table-cell table:number-columns-repeated="1022"/>
        </table:table-row>
        <table:table-row table:style-name="ro2">
          <table:table-cell table:style-name="ce4" office:value-type="float" office:value="23743" calcext:value-type="float">
            <text:p>23743.00000 </text:p>
          </table:table-cell>
          <table:table-cell table:style-name="ce6" table:formula="of:=ACOTH([.A427])" office:value-type="float" office:value="0.0000421176768138694" calcext:value-type="float">
            <text:p>0.000042117676813869</text:p>
          </table:table-cell>
          <table:table-cell table:number-columns-repeated="1022"/>
        </table:table-row>
        <table:table-row table:style-name="ro2">
          <table:table-cell table:style-name="ce4" office:value-type="float" office:value="15655" calcext:value-type="float">
            <text:p>15655.00000 </text:p>
          </table:table-cell>
          <table:table-cell table:style-name="ce6" table:formula="of:=ACOTH([.A428])" office:value-type="float" office:value="0.0000638773555644164" calcext:value-type="float">
            <text:p>0.000063877355564416</text:p>
          </table:table-cell>
          <table:table-cell table:number-columns-repeated="1022"/>
        </table:table-row>
        <table:table-row table:style-name="ro2">
          <table:table-cell table:style-name="ce4" office:value-type="float" office:value="13206" calcext:value-type="float">
            <text:p>13206.00000 </text:p>
          </table:table-cell>
          <table:table-cell table:style-name="ce6" table:formula="of:=ACOTH([.A429])" office:value-type="float" office:value="0.0000757231562858515" calcext:value-type="float">
            <text:p>0.000075723156285852</text:p>
          </table:table-cell>
          <table:table-cell table:number-columns-repeated="1022"/>
        </table:table-row>
        <table:table-row table:style-name="ro2">
          <table:table-cell table:style-name="ce4" office:value-type="float" office:value="23296" calcext:value-type="float">
            <text:p>23296.00000 </text:p>
          </table:table-cell>
          <table:table-cell table:style-name="ce6" table:formula="of:=ACOTH([.A430])" office:value-type="float" office:value="0.0000429258242021829" calcext:value-type="float">
            <text:p>0.000042925824202183</text:p>
          </table:table-cell>
          <table:table-cell table:number-columns-repeated="1022"/>
        </table:table-row>
        <table:table-row table:style-name="ro2">
          <table:table-cell table:style-name="ce4" office:value-type="float" office:value="3985" calcext:value-type="float">
            <text:p>3985.00000 </text:p>
          </table:table-cell>
          <table:table-cell table:style-name="ce6" table:formula="of:=ACOTH([.A431])" office:value-type="float" office:value="0.000250941034125591" calcext:value-type="float">
            <text:p>0.000250941034125591</text:p>
          </table:table-cell>
          <table:table-cell table:number-columns-repeated="1022"/>
        </table:table-row>
        <table:table-row table:style-name="ro2">
          <table:table-cell table:style-name="ce4" office:value-type="float" office:value="20642" calcext:value-type="float">
            <text:p>20642.00000 </text:p>
          </table:table-cell>
          <table:table-cell table:style-name="ce6" table:formula="of:=ACOTH([.A432])" office:value-type="float" office:value="0.0000484449181659567" calcext:value-type="float">
            <text:p>0.000048444918165957</text:p>
          </table:table-cell>
          <table:table-cell table:number-columns-repeated="1022"/>
        </table:table-row>
        <table:table-row table:style-name="ro2">
          <table:table-cell table:style-name="ce4" office:value-type="float" office:value="5007" calcext:value-type="float">
            <text:p>5007.00000 </text:p>
          </table:table-cell>
          <table:table-cell table:style-name="ce6" table:formula="of:=ACOTH([.A433])" office:value-type="float" office:value="0.000199720394107433" calcext:value-type="float">
            <text:p>0.000199720394107433</text:p>
          </table:table-cell>
          <table:table-cell table:number-columns-repeated="1022"/>
        </table:table-row>
        <table:table-row table:style-name="ro2">
          <table:table-cell table:style-name="ce4" office:value-type="float" office:value="4379" calcext:value-type="float">
            <text:p>4379.00000 </text:p>
          </table:table-cell>
          <table:table-cell table:style-name="ce6" table:formula="of:=ACOTH([.A434])" office:value-type="float" office:value="0.000228362643841768" calcext:value-type="float">
            <text:p>0.000228362643841768</text:p>
          </table:table-cell>
          <table:table-cell table:number-columns-repeated="1022"/>
        </table:table-row>
        <table:table-row table:style-name="ro2">
          <table:table-cell table:style-name="ce4" office:value-type="float" office:value="31594" calcext:value-type="float">
            <text:p>31594.00000 </text:p>
          </table:table-cell>
          <table:table-cell table:style-name="ce6" table:formula="of:=ACOTH([.A435])" office:value-type="float" office:value="0.0000316515794244069" calcext:value-type="float">
            <text:p>0.000031651579424407</text:p>
          </table:table-cell>
          <table:table-cell table:number-columns-repeated="1022"/>
        </table:table-row>
        <table:table-row table:style-name="ro2">
          <table:table-cell table:style-name="ce4" office:value-type="float" office:value="12760" calcext:value-type="float">
            <text:p>12760.00000 </text:p>
          </table:table-cell>
          <table:table-cell table:style-name="ce6" table:formula="of:=ACOTH([.A436])" office:value-type="float" office:value="0.0000783699061165615" calcext:value-type="float">
            <text:p>0.000078369906116562</text:p>
          </table:table-cell>
          <table:table-cell table:number-columns-repeated="1022"/>
        </table:table-row>
        <table:table-row table:style-name="ro2">
          <table:table-cell table:style-name="ce4" office:value-type="float" office:value="5103" calcext:value-type="float">
            <text:p>5103.00000 </text:p>
          </table:table-cell>
          <table:table-cell table:style-name="ce6" table:formula="of:=ACOTH([.A437])" office:value-type="float" office:value="0.000195963161434591" calcext:value-type="float">
            <text:p>0.000195963161434591</text:p>
          </table:table-cell>
          <table:table-cell table:number-columns-repeated="1022"/>
        </table:table-row>
        <table:table-row table:style-name="ro2">
          <table:table-cell table:style-name="ce4" office:value-type="float" office:value="27961" calcext:value-type="float">
            <text:p>27961.00000 </text:p>
          </table:table-cell>
          <table:table-cell table:style-name="ce6" table:formula="of:=ACOTH([.A438])" office:value-type="float" office:value="0.0000357641000116374" calcext:value-type="float">
            <text:p>0.000035764100011637</text:p>
          </table:table-cell>
          <table:table-cell table:number-columns-repeated="1022"/>
        </table:table-row>
        <table:table-row table:style-name="ro2">
          <table:table-cell table:style-name="ce4" office:value-type="float" office:value="29597" calcext:value-type="float">
            <text:p>29597.00000 </text:p>
          </table:table-cell>
          <table:table-cell table:style-name="ce6" table:formula="of:=ACOTH([.A439])" office:value-type="float" office:value="0.0000337872081758137" calcext:value-type="float">
            <text:p>0.000033787208175814</text:p>
          </table:table-cell>
          <table:table-cell table:number-columns-repeated="1022"/>
        </table:table-row>
        <table:table-row table:style-name="ro2">
          <table:table-cell table:style-name="ce4" office:value-type="float" office:value="14043" calcext:value-type="float">
            <text:p>14043.00000 </text:p>
          </table:table-cell>
          <table:table-cell table:style-name="ce6" table:formula="of:=ACOTH([.A440])" office:value-type="float" office:value="0.0000712098555643654" calcext:value-type="float">
            <text:p>0.000071209855564365</text:p>
          </table:table-cell>
          <table:table-cell table:number-columns-repeated="1022"/>
        </table:table-row>
        <table:table-row table:style-name="ro2">
          <table:table-cell table:style-name="ce4" office:value-type="float" office:value="592" calcext:value-type="float">
            <text:p>592.00000 </text:p>
          </table:table-cell>
          <table:table-cell table:style-name="ce6" table:formula="of:=ACOTH([.A441])" office:value-type="float" office:value="0.0016891907958136" calcext:value-type="float">
            <text:p>0.001689190795813600</text:p>
          </table:table-cell>
          <table:table-cell table:number-columns-repeated="1022"/>
        </table:table-row>
        <table:table-row table:style-name="ro2">
          <table:table-cell table:style-name="ce4" office:value-type="float" office:value="22296" calcext:value-type="float">
            <text:p>22296.00000 </text:p>
          </table:table-cell>
          <table:table-cell table:style-name="ce6" table:formula="of:=ACOTH([.A442])" office:value-type="float" office:value="0.0000448510943967836" calcext:value-type="float">
            <text:p>0.000044851094396784</text:p>
          </table:table-cell>
          <table:table-cell table:number-columns-repeated="1022"/>
        </table:table-row>
        <table:table-row table:style-name="ro2">
          <table:table-cell table:style-name="ce4" office:value-type="float" office:value="3901" calcext:value-type="float">
            <text:p>3901.00000 </text:p>
          </table:table-cell>
          <table:table-cell table:style-name="ce6" table:formula="of:=ACOTH([.A443])" office:value-type="float" office:value="0.000256344532659317" calcext:value-type="float">
            <text:p>0.000256344532659317</text:p>
          </table:table-cell>
          <table:table-cell table:number-columns-repeated="1022"/>
        </table:table-row>
        <table:table-row table:style-name="ro2">
          <table:table-cell table:style-name="ce4" office:value-type="float" office:value="28549" calcext:value-type="float">
            <text:p>28549.00000 </text:p>
          </table:table-cell>
          <table:table-cell table:style-name="ce6" table:formula="of:=ACOTH([.A444])" office:value-type="float" office:value="0.0000350274965991516" calcext:value-type="float">
            <text:p>0.000035027496599152</text:p>
          </table:table-cell>
          <table:table-cell table:number-columns-repeated="1022"/>
        </table:table-row>
        <table:table-row table:style-name="ro2">
          <table:table-cell table:style-name="ce4" office:value-type="float" office:value="28660" calcext:value-type="float">
            <text:p>28660.00000 </text:p>
          </table:table-cell>
          <table:table-cell table:style-name="ce6" table:formula="of:=ACOTH([.A445])" office:value-type="float" office:value="0.0000348918353246471" calcext:value-type="float">
            <text:p>0.000034891835324647</text:p>
          </table:table-cell>
          <table:table-cell table:number-columns-repeated="1022"/>
        </table:table-row>
        <table:table-row table:style-name="ro2">
          <table:table-cell table:style-name="ce4" office:value-type="float" office:value="6274" calcext:value-type="float">
            <text:p>6274.00000 </text:p>
          </table:table-cell>
          <table:table-cell table:style-name="ce6" table:formula="of:=ACOTH([.A446])" office:value-type="float" office:value="0.000159387951620724" calcext:value-type="float">
            <text:p>0.000159387951620724</text:p>
          </table:table-cell>
          <table:table-cell table:number-columns-repeated="1022"/>
        </table:table-row>
        <table:table-row table:style-name="ro2">
          <table:table-cell table:style-name="ce4" office:value-type="float" office:value="14396" calcext:value-type="float">
            <text:p>14396.00000 </text:p>
          </table:table-cell>
          <table:table-cell table:style-name="ce6" table:formula="of:=ACOTH([.A447])" office:value-type="float" office:value="0.0000694637400394339" calcext:value-type="float">
            <text:p>0.000069463740039434</text:p>
          </table:table-cell>
          <table:table-cell table:number-columns-repeated="1022"/>
        </table:table-row>
        <table:table-row table:style-name="ro2">
          <table:table-cell table:style-name="ce4" office:value-type="float" office:value="2061" calcext:value-type="float">
            <text:p>2061.00000 </text:p>
          </table:table-cell>
          <table:table-cell table:style-name="ce6" table:formula="of:=ACOTH([.A448])" office:value-type="float" office:value="0.000485201396639257" calcext:value-type="float">
            <text:p>0.000485201396639257</text:p>
          </table:table-cell>
          <table:table-cell table:number-columns-repeated="1022"/>
        </table:table-row>
        <table:table-row table:style-name="ro2">
          <table:table-cell table:style-name="ce4" office:value-type="float" office:value="23048" calcext:value-type="float">
            <text:p>23048.00000 </text:p>
          </table:table-cell>
          <table:table-cell table:style-name="ce6" table:formula="of:=ACOTH([.A449])" office:value-type="float" office:value="0.0000433877126269656" calcext:value-type="float">
            <text:p>0.000043387712626966</text:p>
          </table:table-cell>
          <table:table-cell table:number-columns-repeated="1022"/>
        </table:table-row>
        <table:table-row table:style-name="ro2">
          <table:table-cell table:style-name="ce4" office:value-type="float" office:value="29823" calcext:value-type="float">
            <text:p>29823.00000 </text:p>
          </table:table-cell>
          <table:table-cell table:style-name="ce6" table:formula="of:=ACOTH([.A450])" office:value-type="float" office:value="0.0000335311672325505" calcext:value-type="float">
            <text:p>0.000033531167232551</text:p>
          </table:table-cell>
          <table:table-cell table:number-columns-repeated="1022"/>
        </table:table-row>
        <table:table-row table:style-name="ro2">
          <table:table-cell table:style-name="ce4" office:value-type="float" office:value="13780" calcext:value-type="float">
            <text:p>13780.00000 </text:p>
          </table:table-cell>
          <table:table-cell table:style-name="ce6" table:formula="of:=ACOTH([.A451])" office:value-type="float" office:value="0.000072568940620878" calcext:value-type="float">
            <text:p>0.000072568940620878</text:p>
          </table:table-cell>
          <table:table-cell table:number-columns-repeated="1022"/>
        </table:table-row>
        <table:table-row table:style-name="ro2">
          <table:table-cell table:style-name="ce4" office:value-type="float" office:value="14809" calcext:value-type="float">
            <text:p>14809.00000 </text:p>
          </table:table-cell>
          <table:table-cell table:style-name="ce6" table:formula="of:=ACOTH([.A452])" office:value-type="float" office:value="0.0000675265042555265" calcext:value-type="float">
            <text:p>0.000067526504255527</text:p>
          </table:table-cell>
          <table:table-cell table:number-columns-repeated="1022"/>
        </table:table-row>
        <table:table-row table:style-name="ro2">
          <table:table-cell table:style-name="ce4" office:value-type="float" office:value="10026" calcext:value-type="float">
            <text:p>10026.00000 </text:p>
          </table:table-cell>
          <table:table-cell table:style-name="ce6" table:formula="of:=ACOTH([.A453])" office:value-type="float" office:value="0.0000997406745776718" calcext:value-type="float">
            <text:p>0.000099740674577672</text:p>
          </table:table-cell>
          <table:table-cell table:number-columns-repeated="1022"/>
        </table:table-row>
        <table:table-row table:style-name="ro2">
          <table:table-cell table:style-name="ce4" office:value-type="float" office:value="16073" calcext:value-type="float">
            <text:p>16073.00000 </text:p>
          </table:table-cell>
          <table:table-cell table:style-name="ce6" table:formula="of:=ACOTH([.A454])" office:value-type="float" office:value="0.0000622161389466463" calcext:value-type="float">
            <text:p>0.000062216138946646</text:p>
          </table:table-cell>
          <table:table-cell table:number-columns-repeated="1022"/>
        </table:table-row>
        <table:table-row table:style-name="ro2">
          <table:table-cell table:style-name="ce4" office:value-type="float" office:value="13862" calcext:value-type="float">
            <text:p>13862.00000 </text:p>
          </table:table-cell>
          <table:table-cell table:style-name="ce6" table:formula="of:=ACOTH([.A455])" office:value-type="float" office:value="0.0000721396625115768" calcext:value-type="float">
            <text:p>0.000072139662511577</text:p>
          </table:table-cell>
          <table:table-cell table:number-columns-repeated="1022"/>
        </table:table-row>
        <table:table-row table:style-name="ro2">
          <table:table-cell table:style-name="ce4" office:value-type="float" office:value="16019" calcext:value-type="float">
            <text:p>16019.00000 </text:p>
          </table:table-cell>
          <table:table-cell table:style-name="ce6" table:formula="of:=ACOTH([.A456])" office:value-type="float" office:value="0.0000624258693613646" calcext:value-type="float">
            <text:p>0.000062425869361365</text:p>
          </table:table-cell>
          <table:table-cell table:number-columns-repeated="1022"/>
        </table:table-row>
        <table:table-row table:style-name="ro2">
          <table:table-cell table:style-name="ce4" office:value-type="float" office:value="7722" calcext:value-type="float">
            <text:p>7722.00000 </text:p>
          </table:table-cell>
          <table:table-cell table:style-name="ce6" table:formula="of:=ACOTH([.A457])" office:value-type="float" office:value="0.000129500130224071" calcext:value-type="float">
            <text:p>0.000129500130224071</text:p>
          </table:table-cell>
          <table:table-cell table:number-columns-repeated="1022"/>
        </table:table-row>
        <table:table-row table:style-name="ro2">
          <table:table-cell table:style-name="ce4" office:value-type="float" office:value="1920" calcext:value-type="float">
            <text:p>1920.00000 </text:p>
          </table:table-cell>
          <table:table-cell table:style-name="ce6" table:formula="of:=ACOTH([.A458])" office:value-type="float" office:value="0.000520833380428352" calcext:value-type="float">
            <text:p>0.000520833380428352</text:p>
          </table:table-cell>
          <table:table-cell table:number-columns-repeated="1022"/>
        </table:table-row>
        <table:table-row table:style-name="ro2">
          <table:table-cell table:style-name="ce4" office:value-type="float" office:value="6946" calcext:value-type="float">
            <text:p>6946.00000 </text:p>
          </table:table-cell>
          <table:table-cell table:style-name="ce6" table:formula="of:=ACOTH([.A459])" office:value-type="float" office:value="0.000143967752218423" calcext:value-type="float">
            <text:p>0.000143967752218423</text:p>
          </table:table-cell>
          <table:table-cell table:number-columns-repeated="1022"/>
        </table:table-row>
        <table:table-row table:style-name="ro2">
          <table:table-cell table:style-name="ce4" office:value-type="float" office:value="31103" calcext:value-type="float">
            <text:p>31103.00000 </text:p>
          </table:table-cell>
          <table:table-cell table:style-name="ce6" table:formula="of:=ACOTH([.A460])" office:value-type="float" office:value="0.0000321512394413098" calcext:value-type="float">
            <text:p>0.000032151239441310</text:p>
          </table:table-cell>
          <table:table-cell table:number-columns-repeated="1022"/>
        </table:table-row>
        <table:table-row table:style-name="ro2">
          <table:table-cell table:style-name="ce4" office:value-type="float" office:value="14861" calcext:value-type="float">
            <text:p>14861.00000 </text:p>
          </table:table-cell>
          <table:table-cell table:style-name="ce6" table:formula="of:=ACOTH([.A461])" office:value-type="float" office:value="0.0000672902228321956" calcext:value-type="float">
            <text:p>0.000067290222832196</text:p>
          </table:table-cell>
          <table:table-cell table:number-columns-repeated="1022"/>
        </table:table-row>
        <table:table-row table:style-name="ro2">
          <table:table-cell table:style-name="ce4" office:value-type="float" office:value="12063" calcext:value-type="float">
            <text:p>12063.00000 </text:p>
          </table:table-cell>
          <table:table-cell table:style-name="ce6" table:formula="of:=ACOTH([.A462])" office:value-type="float" office:value="0.0000828981184026438" calcext:value-type="float">
            <text:p>0.000082898118402644</text:p>
          </table:table-cell>
          <table:table-cell table:number-columns-repeated="1022"/>
        </table:table-row>
        <table:table-row table:style-name="ro2">
          <table:table-cell table:style-name="ce4" office:value-type="float" office:value="3750" calcext:value-type="float">
            <text:p>3750.00000 </text:p>
          </table:table-cell>
          <table:table-cell table:style-name="ce6" table:formula="of:=ACOTH([.A463])" office:value-type="float" office:value="0.000266666672987653" calcext:value-type="float">
            <text:p>0.000266666672987653</text:p>
          </table:table-cell>
          <table:table-cell table:number-columns-repeated="1022"/>
        </table:table-row>
        <table:table-row table:style-name="ro2">
          <table:table-cell table:style-name="ce4" office:value-type="float" office:value="19212" calcext:value-type="float">
            <text:p>19212.00000 </text:p>
          </table:table-cell>
          <table:table-cell table:style-name="ce6" table:formula="of:=ACOTH([.A464])" office:value-type="float" office:value="0.0000520508016293759" calcext:value-type="float">
            <text:p>0.000052050801629376</text:p>
          </table:table-cell>
          <table:table-cell table:number-columns-repeated="1022"/>
        </table:table-row>
        <table:table-row table:style-name="ro2">
          <table:table-cell table:style-name="ce4" office:value-type="float" office:value="32600" calcext:value-type="float">
            <text:p>32600.00000 </text:p>
          </table:table-cell>
          <table:table-cell table:style-name="ce6" table:formula="of:=ACOTH([.A465])" office:value-type="float" office:value="0.0000306748466353948" calcext:value-type="float">
            <text:p>0.000030674846635395</text:p>
          </table:table-cell>
          <table:table-cell table:number-columns-repeated="1022"/>
        </table:table-row>
        <table:table-row table:style-name="ro2">
          <table:table-cell table:style-name="ce4" office:value-type="float" office:value="30383" calcext:value-type="float">
            <text:p>30383.00000 </text:p>
          </table:table-cell>
          <table:table-cell table:style-name="ce6" table:formula="of:=ACOTH([.A466])" office:value-type="float" office:value="0.0000329131422296121" calcext:value-type="float">
            <text:p>0.000032913142229612</text:p>
          </table:table-cell>
          <table:table-cell table:number-columns-repeated="1022"/>
        </table:table-row>
        <table:table-row table:style-name="ro2">
          <table:table-cell table:style-name="ce4" office:value-type="float" office:value="8682" calcext:value-type="float">
            <text:p>8682.00000 </text:p>
          </table:table-cell>
          <table:table-cell table:style-name="ce6" table:formula="of:=ACOTH([.A467])" office:value-type="float" office:value="0.000115180834418572" calcext:value-type="float">
            <text:p>0.000115180834418572</text:p>
          </table:table-cell>
          <table:table-cell table:number-columns-repeated="1022"/>
        </table:table-row>
        <table:table-row table:style-name="ro2">
          <table:table-cell table:style-name="ce4" office:value-type="float" office:value="17065" calcext:value-type="float">
            <text:p>17065.00000 </text:p>
          </table:table-cell>
          <table:table-cell table:style-name="ce6" table:formula="of:=ACOTH([.A468])" office:value-type="float" office:value="0.0000585994726717683" calcext:value-type="float">
            <text:p>0.000058599472671768</text:p>
          </table:table-cell>
          <table:table-cell table:number-columns-repeated="1022"/>
        </table:table-row>
        <table:table-row table:style-name="ro2">
          <table:table-cell table:style-name="ce4" office:value-type="float" office:value="13963" calcext:value-type="float">
            <text:p>13963.00000 </text:p>
          </table:table-cell>
          <table:table-cell table:style-name="ce6" table:formula="of:=ACOTH([.A469])" office:value-type="float" office:value="0.0000716178472899146" calcext:value-type="float">
            <text:p>0.000071617847289915</text:p>
          </table:table-cell>
          <table:table-cell table:number-columns-repeated="1022"/>
        </table:table-row>
        <table:table-row table:style-name="ro2">
          <table:table-cell table:style-name="ce4" office:value-type="float" office:value="24634" calcext:value-type="float">
            <text:p>24634.00000 </text:p>
          </table:table-cell>
          <table:table-cell table:style-name="ce6" table:formula="of:=ACOTH([.A470])" office:value-type="float" office:value="0.0000405943005825093" calcext:value-type="float">
            <text:p>0.000040594300582509</text:p>
          </table:table-cell>
          <table:table-cell table:number-columns-repeated="1022"/>
        </table:table-row>
        <table:table-row table:style-name="ro2">
          <table:table-cell table:style-name="ce4" office:value-type="float" office:value="31771" calcext:value-type="float">
            <text:p>31771.00000 </text:p>
          </table:table-cell>
          <table:table-cell table:style-name="ce6" table:formula="of:=ACOTH([.A471])" office:value-type="float" office:value="0.0000314752447303767" calcext:value-type="float">
            <text:p>0.000031475244730377</text:p>
          </table:table-cell>
          <table:table-cell table:number-columns-repeated="1022"/>
        </table:table-row>
        <table:table-row table:style-name="ro2">
          <table:table-cell table:style-name="ce4" office:value-type="float" office:value="8921" calcext:value-type="float">
            <text:p>8921.00000 </text:p>
          </table:table-cell>
          <table:table-cell table:style-name="ce6" table:formula="of:=ACOTH([.A472])" office:value-type="float" office:value="0.00011209505707749" calcext:value-type="float">
            <text:p>0.000112095057077490</text:p>
          </table:table-cell>
          <table:table-cell table:number-columns-repeated="1022"/>
        </table:table-row>
        <table:table-row table:style-name="ro2">
          <table:table-cell table:style-name="ce4" office:value-type="float" office:value="12267" calcext:value-type="float">
            <text:p>12267.00000 </text:p>
          </table:table-cell>
          <table:table-cell table:style-name="ce6" table:formula="of:=ACOTH([.A473])" office:value-type="float" office:value="0.0000815195241065562" calcext:value-type="float">
            <text:p>0.000081519524106556</text:p>
          </table:table-cell>
          <table:table-cell table:number-columns-repeated="1022"/>
        </table:table-row>
        <table:table-row table:style-name="ro2">
          <table:table-cell table:style-name="ce4" office:value-type="float" office:value="29571" calcext:value-type="float">
            <text:p>29571.00000 </text:p>
          </table:table-cell>
          <table:table-cell table:style-name="ce6" table:formula="of:=ACOTH([.A474])" office:value-type="float" office:value="0.0000338169152338554" calcext:value-type="float">
            <text:p>0.000033816915233855</text:p>
          </table:table-cell>
          <table:table-cell table:number-columns-repeated="1022"/>
        </table:table-row>
        <table:table-row table:style-name="ro2">
          <table:table-cell table:style-name="ce4" office:value-type="float" office:value="23622" calcext:value-type="float">
            <text:p>23622.00000 </text:p>
          </table:table-cell>
          <table:table-cell table:style-name="ce6" table:formula="of:=ACOTH([.A475])" office:value-type="float" office:value="0.0000423334180255059" calcext:value-type="float">
            <text:p>0.000042333418025506</text:p>
          </table:table-cell>
          <table:table-cell table:number-columns-repeated="1022"/>
        </table:table-row>
        <table:table-row table:style-name="ro2">
          <table:table-cell table:style-name="ce4" office:value-type="float" office:value="27530" calcext:value-type="float">
            <text:p>27530.00000 </text:p>
          </table:table-cell>
          <table:table-cell table:style-name="ce6" table:formula="of:=ACOTH([.A476])" office:value-type="float" office:value="0.0000363240101866966" calcext:value-type="float">
            <text:p>0.000036324010186697</text:p>
          </table:table-cell>
          <table:table-cell table:number-columns-repeated="1022"/>
        </table:table-row>
        <table:table-row table:style-name="ro2">
          <table:table-cell table:style-name="ce4" office:value-type="float" office:value="29828" calcext:value-type="float">
            <text:p>29828.00000 </text:p>
          </table:table-cell>
          <table:table-cell table:style-name="ce6" table:formula="of:=ACOTH([.A477])" office:value-type="float" office:value="0.0000335255464790224" calcext:value-type="float">
            <text:p>0.000033525546479022</text:p>
          </table:table-cell>
          <table:table-cell table:number-columns-repeated="1022"/>
        </table:table-row>
        <table:table-row table:style-name="ro2">
          <table:table-cell table:style-name="ce4" office:value-type="float" office:value="15092" calcext:value-type="float">
            <text:p>15092.00000 </text:p>
          </table:table-cell>
          <table:table-cell table:style-name="ce6" table:formula="of:=ACOTH([.A478])" office:value-type="float" office:value="0.0000662602704389179" calcext:value-type="float">
            <text:p>0.000066260270438918</text:p>
          </table:table-cell>
          <table:table-cell table:number-columns-repeated="1022"/>
        </table:table-row>
        <table:table-row table:style-name="ro2">
          <table:table-cell table:style-name="ce4" office:value-type="float" office:value="29304" calcext:value-type="float">
            <text:p>29304.00000 </text:p>
          </table:table-cell>
          <table:table-cell table:style-name="ce6" table:formula="of:=ACOTH([.A479])" office:value-type="float" office:value="0.0000341250341382564" calcext:value-type="float">
            <text:p>0.000034125034138256</text:p>
          </table:table-cell>
          <table:table-cell table:number-columns-repeated="1022"/>
        </table:table-row>
        <table:table-row table:style-name="ro2">
          <table:table-cell table:style-name="ce4" office:value-type="float" office:value="24227" calcext:value-type="float">
            <text:p>24227.00000 </text:p>
          </table:table-cell>
          <table:table-cell table:style-name="ce6" table:formula="of:=ACOTH([.A480])" office:value-type="float" office:value="0.0000412762620451814" calcext:value-type="float">
            <text:p>0.000041276262045181</text:p>
          </table:table-cell>
          <table:table-cell table:number-columns-repeated="1022"/>
        </table:table-row>
        <table:table-row table:style-name="ro2">
          <table:table-cell table:style-name="ce4" office:value-type="float" office:value="2159" calcext:value-type="float">
            <text:p>2159.00000 </text:p>
          </table:table-cell>
          <table:table-cell table:style-name="ce6" table:formula="of:=ACOTH([.A481])" office:value-type="float" office:value="0.00046317743006533" calcext:value-type="float">
            <text:p>0.000463177430065330</text:p>
          </table:table-cell>
          <table:table-cell table:number-columns-repeated="1022"/>
        </table:table-row>
        <table:table-row table:style-name="ro2">
          <table:table-cell table:style-name="ce4" office:value-type="float" office:value="3288" calcext:value-type="float">
            <text:p>3288.00000 </text:p>
          </table:table-cell>
          <table:table-cell table:style-name="ce6" table:formula="of:=ACOTH([.A482])" office:value-type="float" office:value="0.000304136262418738" calcext:value-type="float">
            <text:p>0.000304136262418738</text:p>
          </table:table-cell>
          <table:table-cell table:number-columns-repeated="1022"/>
        </table:table-row>
        <table:table-row table:style-name="ro2">
          <table:table-cell table:style-name="ce4" office:value-type="float" office:value="21540" calcext:value-type="float">
            <text:p>21540.00000 </text:p>
          </table:table-cell>
          <table:table-cell table:style-name="ce6" table:formula="of:=ACOTH([.A483])" office:value-type="float" office:value="0.0000464252553722988" calcext:value-type="float">
            <text:p>0.000046425255372299</text:p>
          </table:table-cell>
          <table:table-cell table:number-columns-repeated="1022"/>
        </table:table-row>
        <table:table-row table:style-name="ro2">
          <table:table-cell table:style-name="ce4" office:value-type="float" office:value="13020" calcext:value-type="float">
            <text:p>13020.00000 </text:p>
          </table:table-cell>
          <table:table-cell table:style-name="ce6" table:formula="of:=ACOTH([.A484])" office:value-type="float" office:value="0.0000768049156656723" calcext:value-type="float">
            <text:p>0.000076804915665672</text:p>
          </table:table-cell>
          <table:table-cell table:number-columns-repeated="1022"/>
        </table:table-row>
        <table:table-row table:style-name="ro2">
          <table:table-cell table:style-name="ce4" office:value-type="float" office:value="8785" calcext:value-type="float">
            <text:p>8785.00000 </text:p>
          </table:table-cell>
          <table:table-cell table:style-name="ce6" table:formula="of:=ACOTH([.A485])" office:value-type="float" office:value="0.000113830393206525" calcext:value-type="float">
            <text:p>0.000113830393206525</text:p>
          </table:table-cell>
          <table:table-cell table:number-columns-repeated="1022"/>
        </table:table-row>
        <table:table-row table:style-name="ro2">
          <table:table-cell table:style-name="ce4" office:value-type="float" office:value="29898" calcext:value-type="float">
            <text:p>29898.00000 </text:p>
          </table:table-cell>
          <table:table-cell table:style-name="ce6" table:formula="of:=ACOTH([.A486])" office:value-type="float" office:value="0.0000334470533270937" calcext:value-type="float">
            <text:p>0.000033447053327094</text:p>
          </table:table-cell>
          <table:table-cell table:number-columns-repeated="1022"/>
        </table:table-row>
        <table:table-row table:style-name="ro2">
          <table:table-cell table:style-name="ce4" office:value-type="float" office:value="4036" calcext:value-type="float">
            <text:p>4036.00000 </text:p>
          </table:table-cell>
          <table:table-cell table:style-name="ce6" table:formula="of:=ACOTH([.A487])" office:value-type="float" office:value="0.00024777007444583" calcext:value-type="float">
            <text:p>0.000247770074445830</text:p>
          </table:table-cell>
          <table:table-cell table:number-columns-repeated="1022"/>
        </table:table-row>
        <table:table-row table:style-name="ro2">
          <table:table-cell table:style-name="ce4" office:value-type="float" office:value="26834" calcext:value-type="float">
            <text:p>26834.00000 </text:p>
          </table:table-cell>
          <table:table-cell table:style-name="ce6" table:formula="of:=ACOTH([.A488])" office:value-type="float" office:value="0.0000372661548953472" calcext:value-type="float">
            <text:p>0.000037266154895347</text:p>
          </table:table-cell>
          <table:table-cell table:number-columns-repeated="1022"/>
        </table:table-row>
        <table:table-row table:style-name="ro2">
          <table:table-cell table:style-name="ce4" office:value-type="float" office:value="31780" calcext:value-type="float">
            <text:p>31780.00000 </text:p>
          </table:table-cell>
          <table:table-cell table:style-name="ce6" table:formula="of:=ACOTH([.A489])" office:value-type="float" office:value="0.0000314663310362134" calcext:value-type="float">
            <text:p>0.000031466331036213</text:p>
          </table:table-cell>
          <table:table-cell table:number-columns-repeated="1022"/>
        </table:table-row>
        <table:table-row table:style-name="ro2">
          <table:table-cell table:style-name="ce4" office:value-type="float" office:value="20845" calcext:value-type="float">
            <text:p>20845.00000 </text:p>
          </table:table-cell>
          <table:table-cell table:style-name="ce6" table:formula="of:=ACOTH([.A490])" office:value-type="float" office:value="0.000047973135081124" calcext:value-type="float">
            <text:p>0.000047973135081124</text:p>
          </table:table-cell>
          <table:table-cell table:number-columns-repeated="1022"/>
        </table:table-row>
        <table:table-row table:style-name="ro2">
          <table:table-cell table:style-name="ce4" office:value-type="float" office:value="9155" calcext:value-type="float">
            <text:p>9155.00000 </text:p>
          </table:table-cell>
          <table:table-cell table:style-name="ce6" table:formula="of:=ACOTH([.A491])" office:value-type="float" office:value="0.000109229929434953" calcext:value-type="float">
            <text:p>0.000109229929434953</text:p>
          </table:table-cell>
          <table:table-cell table:number-columns-repeated="1022"/>
        </table:table-row>
        <table:table-row table:style-name="ro2">
          <table:table-cell table:style-name="ce4" office:value-type="float" office:value="30299" calcext:value-type="float">
            <text:p>30299.00000 </text:p>
          </table:table-cell>
          <table:table-cell table:style-name="ce6" table:formula="of:=ACOTH([.A492])" office:value-type="float" office:value="0.0000330043895957975" calcext:value-type="float">
            <text:p>0.000033004389595798</text:p>
          </table:table-cell>
          <table:table-cell table:number-columns-repeated="1022"/>
        </table:table-row>
        <table:table-row table:style-name="ro2">
          <table:table-cell table:style-name="ce4" office:value-type="float" office:value="8506" calcext:value-type="float">
            <text:p>8506.00000 </text:p>
          </table:table-cell>
          <table:table-cell table:style-name="ce6" table:formula="of:=ACOTH([.A493])" office:value-type="float" office:value="0.000117564072961139" calcext:value-type="float">
            <text:p>0.000117564072961139</text:p>
          </table:table-cell>
          <table:table-cell table:number-columns-repeated="1022"/>
        </table:table-row>
        <table:table-row table:style-name="ro2">
          <table:table-cell table:style-name="ce4" office:value-type="float" office:value="31326" calcext:value-type="float">
            <text:p>31326.00000 </text:p>
          </table:table-cell>
          <table:table-cell table:style-name="ce6" table:formula="of:=ACOTH([.A494])" office:value-type="float" office:value="0.0000319223648196331" calcext:value-type="float">
            <text:p>0.000031922364819633</text:p>
          </table:table-cell>
          <table:table-cell table:number-columns-repeated="1022"/>
        </table:table-row>
        <table:table-row table:style-name="ro2">
          <table:table-cell table:style-name="ce4" office:value-type="float" office:value="23707" calcext:value-type="float">
            <text:p>23707.00000 </text:p>
          </table:table-cell>
          <table:table-cell table:style-name="ce6" table:formula="of:=ACOTH([.A495])" office:value-type="float" office:value="0.0000421816341415378" calcext:value-type="float">
            <text:p>0.000042181634141538</text:p>
          </table:table-cell>
          <table:table-cell table:number-columns-repeated="1022"/>
        </table:table-row>
        <table:table-row table:style-name="ro2">
          <table:table-cell table:style-name="ce4" office:value-type="float" office:value="15382" calcext:value-type="float">
            <text:p>15382.00000 </text:p>
          </table:table-cell>
          <table:table-cell table:style-name="ce6" table:formula="of:=ACOTH([.A496])" office:value-type="float" office:value="0.0000650110519704246" calcext:value-type="float">
            <text:p>0.000065011051970425</text:p>
          </table:table-cell>
          <table:table-cell table:number-columns-repeated="1022"/>
        </table:table-row>
        <table:table-row table:style-name="ro2">
          <table:table-cell table:style-name="ce4" office:value-type="float" office:value="23934" calcext:value-type="float">
            <text:p>23934.00000 </text:p>
          </table:table-cell>
          <table:table-cell table:style-name="ce6" table:formula="of:=ACOTH([.A497])" office:value-type="float" office:value="0.0000417815659974301" calcext:value-type="float">
            <text:p>0.000041781565997430</text:p>
          </table:table-cell>
          <table:table-cell table:number-columns-repeated="1022"/>
        </table:table-row>
        <table:table-row table:style-name="ro2">
          <table:table-cell table:style-name="ce4" office:value-type="float" office:value="615" calcext:value-type="float">
            <text:p>615.00000 </text:p>
          </table:table-cell>
          <table:table-cell table:style-name="ce6" table:formula="of:=ACOTH([.A498])" office:value-type="float" office:value="0.00162601769318866" calcext:value-type="float">
            <text:p>0.001626017693188660</text:p>
          </table:table-cell>
          <table:table-cell table:number-columns-repeated="1022"/>
        </table:table-row>
        <table:table-row table:style-name="ro2">
          <table:table-cell table:style-name="ce4" office:value-type="float" office:value="24123" calcext:value-type="float">
            <text:p>24123.00000 </text:p>
          </table:table-cell>
          <table:table-cell table:style-name="ce6" table:formula="of:=ACOTH([.A499])" office:value-type="float" office:value="0.00004145421384461" calcext:value-type="float">
            <text:p>0.000041454213844610</text:p>
          </table:table-cell>
          <table:table-cell table:number-columns-repeated="1022"/>
        </table:table-row>
        <table:table-row table:style-name="ro2">
          <table:table-cell table:style-name="ce4" office:value-type="float" office:value="31047" calcext:value-type="float">
            <text:p>31047.00000 </text:p>
          </table:table-cell>
          <table:table-cell table:style-name="ce6" table:formula="of:=ACOTH([.A500])" office:value-type="float" office:value="0.0000322092311767978" calcext:value-type="float">
            <text:p>0.000032209231176798</text:p>
          </table:table-cell>
          <table:table-cell table:number-columns-repeated="1022"/>
        </table:table-row>
        <table:table-row table:style-name="ro2">
          <table:table-cell table:style-name="ce4" office:value-type="float" office:value="12798" calcext:value-type="float">
            <text:p>12798.00000 </text:p>
          </table:table-cell>
          <table:table-cell table:style-name="ce6" table:formula="of:=ACOTH([.A501])" office:value-type="float" office:value="0.0000781372090979643" calcext:value-type="float">
            <text:p>0.000078137209097964</text:p>
          </table:table-cell>
          <table:table-cell table:number-columns-repeated="1022"/>
        </table:table-row>
        <table:table-row table:style-name="ro2">
          <table:table-cell table:style-name="ce4" office:value-type="float" office:value="27126" calcext:value-type="float">
            <text:p>27126.00000 </text:p>
          </table:table-cell>
          <table:table-cell table:style-name="ce6" table:formula="of:=ACOTH([.A502])" office:value-type="float" office:value="0.000036865000385342" calcext:value-type="float">
            <text:p>0.000036865000385342</text:p>
          </table:table-cell>
          <table:table-cell table:number-columns-repeated="1022"/>
        </table:table-row>
        <table:table-row table:style-name="ro2">
          <table:table-cell table:style-name="ce4" office:value-type="float" office:value="23723" calcext:value-type="float">
            <text:p>23723.00000 </text:p>
          </table:table-cell>
          <table:table-cell table:style-name="ce6" table:formula="of:=ACOTH([.A503])" office:value-type="float" office:value="0.000042153184698036" calcext:value-type="float">
            <text:p>0.000042153184698036</text:p>
          </table:table-cell>
          <table:table-cell table:number-columns-repeated="1022"/>
        </table:table-row>
        <table:table-row table:style-name="ro2">
          <table:table-cell table:style-name="ce4" office:value-type="float" office:value="12770" calcext:value-type="float">
            <text:p>12770.00000 </text:p>
          </table:table-cell>
          <table:table-cell table:style-name="ce6" table:formula="of:=ACOTH([.A504])" office:value-type="float" office:value="0.0000783085357904819" calcext:value-type="float">
            <text:p>0.000078308535790482</text:p>
          </table:table-cell>
          <table:table-cell table:number-columns-repeated="1022"/>
        </table:table-row>
        <table:table-row table:style-name="ro2">
          <table:table-cell table:style-name="ce4" office:value-type="float" office:value="29350" calcext:value-type="float">
            <text:p>29350.00000 </text:p>
          </table:table-cell>
          <table:table-cell table:style-name="ce6" table:formula="of:=ACOTH([.A505])" office:value-type="float" office:value="0.0000340715502687159" calcext:value-type="float">
            <text:p>0.000034071550268716</text:p>
          </table:table-cell>
          <table:table-cell table:number-columns-repeated="1022"/>
        </table:table-row>
        <table:table-row table:style-name="ro2">
          <table:table-cell table:style-name="ce4" office:value-type="float" office:value="21965" calcext:value-type="float">
            <text:p>21965.00000 </text:p>
          </table:table-cell>
          <table:table-cell table:style-name="ce6" table:formula="of:=ACOTH([.A506])" office:value-type="float" office:value="0.0000455269747639581" calcext:value-type="float">
            <text:p>0.000045526974763958</text:p>
          </table:table-cell>
          <table:table-cell table:number-columns-repeated="1022"/>
        </table:table-row>
        <table:table-row table:style-name="ro2">
          <table:table-cell table:style-name="ce4" office:value-type="float" office:value="18418" calcext:value-type="float">
            <text:p>18418.00000 </text:p>
          </table:table-cell>
          <table:table-cell table:style-name="ce6" table:formula="of:=ACOTH([.A507])" office:value-type="float" office:value="0.0000542947117483991" calcext:value-type="float">
            <text:p>0.000054294711748399</text:p>
          </table:table-cell>
          <table:table-cell table:number-columns-repeated="1022"/>
        </table:table-row>
        <table:table-row table:style-name="ro2">
          <table:table-cell table:style-name="ce4" office:value-type="float" office:value="15078" calcext:value-type="float">
            <text:p>15078.00000 </text:p>
          </table:table-cell>
          <table:table-cell table:style-name="ce6" table:formula="of:=ACOTH([.A508])" office:value-type="float" office:value="0.0000663217934384783" calcext:value-type="float">
            <text:p>0.000066321793438478</text:p>
          </table:table-cell>
          <table:table-cell table:number-columns-repeated="1022"/>
        </table:table-row>
        <table:table-row table:style-name="ro2">
          <table:table-cell table:style-name="ce4" office:value-type="float" office:value="29006" calcext:value-type="float">
            <text:p>29006.00000 </text:p>
          </table:table-cell>
          <table:table-cell table:style-name="ce6" table:formula="of:=ACOTH([.A509])" office:value-type="float" office:value="0.0000344756257462325" calcext:value-type="float">
            <text:p>0.000034475625746233</text:p>
          </table:table-cell>
          <table:table-cell table:number-columns-repeated="1022"/>
        </table:table-row>
        <table:table-row table:style-name="ro2">
          <table:table-cell table:style-name="ce4" office:value-type="float" office:value="7674" calcext:value-type="float">
            <text:p>7674.00000 </text:p>
          </table:table-cell>
          <table:table-cell table:style-name="ce6" table:formula="of:=ACOTH([.A510])" office:value-type="float" office:value="0.000130310138866297" calcext:value-type="float">
            <text:p>0.000130310138866297</text:p>
          </table:table-cell>
          <table:table-cell table:number-columns-repeated="1022"/>
        </table:table-row>
        <table:table-row table:style-name="ro2">
          <table:table-cell table:style-name="ce4" office:value-type="float" office:value="28472" calcext:value-type="float">
            <text:p>28472.00000 </text:p>
          </table:table-cell>
          <table:table-cell table:style-name="ce6" table:formula="of:=ACOTH([.A511])" office:value-type="float" office:value="0.0000351222253586876" calcext:value-type="float">
            <text:p>0.000035122225358688</text:p>
          </table:table-cell>
          <table:table-cell table:number-columns-repeated="1022"/>
        </table:table-row>
        <table:table-row table:style-name="ro2">
          <table:table-cell table:style-name="ce4" office:value-type="float" office:value="24812" calcext:value-type="float">
            <text:p>24812.00000 </text:p>
          </table:table-cell>
          <table:table-cell table:style-name="ce6" table:formula="of:=ACOTH([.A512])" office:value-type="float" office:value="0.0000403030791770329" calcext:value-type="float">
            <text:p>0.000040303079177033</text:p>
          </table:table-cell>
          <table:table-cell table:number-columns-repeated="1022"/>
        </table:table-row>
        <table:table-row table:style-name="ro2">
          <table:table-cell table:style-name="ce4" office:value-type="float" office:value="23032" calcext:value-type="float">
            <text:p>23032.00000 </text:p>
          </table:table-cell>
          <table:table-cell table:style-name="ce6" table:formula="of:=ACOTH([.A513])" office:value-type="float" office:value="0.0000434178534486509" calcext:value-type="float">
            <text:p>0.000043417853448651</text:p>
          </table:table-cell>
          <table:table-cell table:number-columns-repeated="1022"/>
        </table:table-row>
        <table:table-row table:style-name="ro2">
          <table:table-cell table:style-name="ce4" office:value-type="float" office:value="18698" calcext:value-type="float">
            <text:p>18698.00000 </text:p>
          </table:table-cell>
          <table:table-cell table:style-name="ce6" table:formula="of:=ACOTH([.A514])" office:value-type="float" office:value="0.0000534816558430529" calcext:value-type="float">
            <text:p>0.000053481655843053</text:p>
          </table:table-cell>
          <table:table-cell table:number-columns-repeated="1022"/>
        </table:table-row>
        <table:table-row table:style-name="ro2">
          <table:table-cell table:style-name="ce4" office:value-type="float" office:value="24360" calcext:value-type="float">
            <text:p>24360.00000 </text:p>
          </table:table-cell>
          <table:table-cell table:style-name="ce6" table:formula="of:=ACOTH([.A515])" office:value-type="float" office:value="0.0000410509031429624" calcext:value-type="float">
            <text:p>0.000041050903142962</text:p>
          </table:table-cell>
          <table:table-cell table:number-columns-repeated="1022"/>
        </table:table-row>
        <table:table-row table:style-name="ro2">
          <table:table-cell table:style-name="ce4" office:value-type="float" office:value="23808" calcext:value-type="float">
            <text:p>23808.00000 </text:p>
          </table:table-cell>
          <table:table-cell table:style-name="ce6" table:formula="of:=ACOTH([.A516])" office:value-type="float" office:value="0.0000420026881967149" calcext:value-type="float">
            <text:p>0.000042002688196715</text:p>
          </table:table-cell>
          <table:table-cell table:number-columns-repeated="1022"/>
        </table:table-row>
        <table:table-row table:style-name="ro2">
          <table:table-cell table:style-name="ce4" office:value-type="float" office:value="9298" calcext:value-type="float">
            <text:p>9298.00000 </text:p>
          </table:table-cell>
          <table:table-cell table:style-name="ce6" table:formula="of:=ACOTH([.A517])" office:value-type="float" office:value="0.000107550011169633" calcext:value-type="float">
            <text:p>0.000107550011169633</text:p>
          </table:table-cell>
          <table:table-cell table:number-columns-repeated="1022"/>
        </table:table-row>
        <table:table-row table:style-name="ro2">
          <table:table-cell table:style-name="ce4" office:value-type="float" office:value="18298" calcext:value-type="float">
            <text:p>18298.00000 </text:p>
          </table:table-cell>
          <table:table-cell table:style-name="ce6" table:formula="of:=ACOTH([.A518])" office:value-type="float" office:value="0.0000546507815605764" calcext:value-type="float">
            <text:p>0.000054650781560576</text:p>
          </table:table-cell>
          <table:table-cell table:number-columns-repeated="1022"/>
        </table:table-row>
        <table:table-row table:style-name="ro2">
          <table:table-cell table:style-name="ce4" office:value-type="float" office:value="32664" calcext:value-type="float">
            <text:p>32664.00000 </text:p>
          </table:table-cell>
          <table:table-cell table:style-name="ce6" table:formula="of:=ACOTH([.A519])" office:value-type="float" office:value="0.0000306147440703023" calcext:value-type="float">
            <text:p>0.000030614744070302</text:p>
          </table:table-cell>
          <table:table-cell table:number-columns-repeated="1022"/>
        </table:table-row>
        <table:table-row table:style-name="ro2">
          <table:table-cell table:style-name="ce4" office:value-type="float" office:value="2991" calcext:value-type="float">
            <text:p>2991.00000 </text:p>
          </table:table-cell>
          <table:table-cell table:style-name="ce6" table:formula="of:=ACOTH([.A520])" office:value-type="float" office:value="0.000334336354817831" calcext:value-type="float">
            <text:p>0.000334336354817831</text:p>
          </table:table-cell>
          <table:table-cell table:number-columns-repeated="1022"/>
        </table:table-row>
        <table:table-row table:style-name="ro2">
          <table:table-cell table:style-name="ce4" office:value-type="float" office:value="16003" calcext:value-type="float">
            <text:p>16003.00000 </text:p>
          </table:table-cell>
          <table:table-cell table:style-name="ce6" table:formula="of:=ACOTH([.A521])" office:value-type="float" office:value="0.000062488283528174" calcext:value-type="float">
            <text:p>0.000062488283528174</text:p>
          </table:table-cell>
          <table:table-cell table:number-columns-repeated="1022"/>
        </table:table-row>
        <table:table-row table:style-name="ro2">
          <table:table-cell table:style-name="ce4" office:value-type="float" office:value="878" calcext:value-type="float">
            <text:p>878.00000 </text:p>
          </table:table-cell>
          <table:table-cell table:style-name="ce6" table:formula="of:=ACOTH([.A522])" office:value-type="float" office:value="0.00113895265649693" calcext:value-type="float">
            <text:p>0.001138952656496930</text:p>
          </table:table-cell>
          <table:table-cell table:number-columns-repeated="1022"/>
        </table:table-row>
        <table:table-row table:style-name="ro2">
          <table:table-cell table:style-name="ce4" office:value-type="float" office:value="13420" calcext:value-type="float">
            <text:p>13420.00000 </text:p>
          </table:table-cell>
          <table:table-cell table:style-name="ce6" table:formula="of:=ACOTH([.A523])" office:value-type="float" office:value="0.0000745156484241121" calcext:value-type="float">
            <text:p>0.000074515648424112</text:p>
          </table:table-cell>
          <table:table-cell table:number-columns-repeated="1022"/>
        </table:table-row>
        <table:table-row table:style-name="ro2">
          <table:table-cell table:style-name="ce4" office:value-type="float" office:value="6753" calcext:value-type="float">
            <text:p>6753.00000 </text:p>
          </table:table-cell>
          <table:table-cell table:style-name="ce6" table:formula="of:=ACOTH([.A524])" office:value-type="float" office:value="0.000148082334859932" calcext:value-type="float">
            <text:p>0.000148082334859932</text:p>
          </table:table-cell>
          <table:table-cell table:number-columns-repeated="1022"/>
        </table:table-row>
        <table:table-row table:style-name="ro2">
          <table:table-cell table:style-name="ce4" office:value-type="float" office:value="21795" calcext:value-type="float">
            <text:p>21795.00000 </text:p>
          </table:table-cell>
          <table:table-cell table:style-name="ce6" table:formula="of:=ACOTH([.A525])" office:value-type="float" office:value="0.0000458820830788115" calcext:value-type="float">
            <text:p>0.000045882083078812</text:p>
          </table:table-cell>
          <table:table-cell table:number-columns-repeated="1022"/>
        </table:table-row>
        <table:table-row table:style-name="ro2">
          <table:table-cell table:style-name="ce4" office:value-type="float" office:value="6309" calcext:value-type="float">
            <text:p>6309.00000 </text:p>
          </table:table-cell>
          <table:table-cell table:style-name="ce6" table:formula="of:=ACOTH([.A526])" office:value-type="float" office:value="0.000158503726164904" calcext:value-type="float">
            <text:p>0.000158503726164904</text:p>
          </table:table-cell>
          <table:table-cell table:number-columns-repeated="1022"/>
        </table:table-row>
        <table:table-row table:style-name="ro2">
          <table:table-cell table:style-name="ce4" office:value-type="float" office:value="1463" calcext:value-type="float">
            <text:p>1463.00000 </text:p>
          </table:table-cell>
          <table:table-cell table:style-name="ce6" table:formula="of:=ACOTH([.A527])" office:value-type="float" office:value="0.000683527105766548" calcext:value-type="float">
            <text:p>0.000683527105766548</text:p>
          </table:table-cell>
          <table:table-cell table:number-columns-repeated="1022"/>
        </table:table-row>
        <table:table-row table:style-name="ro2">
          <table:table-cell table:style-name="ce4" office:value-type="float" office:value="7914" calcext:value-type="float">
            <text:p>7914.00000 </text:p>
          </table:table-cell>
          <table:table-cell table:style-name="ce6" table:formula="of:=ACOTH([.A528])" office:value-type="float" office:value="0.000126358352959589" calcext:value-type="float">
            <text:p>0.000126358352959589</text:p>
          </table:table-cell>
          <table:table-cell table:number-columns-repeated="1022"/>
        </table:table-row>
        <table:table-row table:style-name="ro2">
          <table:table-cell table:style-name="ce4" office:value-type="float" office:value="23691" calcext:value-type="float">
            <text:p>23691.00000 </text:p>
          </table:table-cell>
          <table:table-cell table:style-name="ce6" table:formula="of:=ACOTH([.A529])" office:value-type="float" office:value="0.000042210122012323" calcext:value-type="float">
            <text:p>0.000042210122012323</text:p>
          </table:table-cell>
          <table:table-cell table:number-columns-repeated="1022"/>
        </table:table-row>
        <table:table-row table:style-name="ro2">
          <table:table-cell table:style-name="ce4" office:value-type="float" office:value="18605" calcext:value-type="float">
            <text:p>18605.00000 </text:p>
          </table:table-cell>
          <table:table-cell table:style-name="ce6" table:formula="of:=ACOTH([.A530])" office:value-type="float" office:value="0.0000537489922581539" calcext:value-type="float">
            <text:p>0.000053748992258154</text:p>
          </table:table-cell>
          <table:table-cell table:number-columns-repeated="1022"/>
        </table:table-row>
        <table:table-row table:style-name="ro2">
          <table:table-cell table:style-name="ce4" office:value-type="float" office:value="4900" calcext:value-type="float">
            <text:p>4900.00000 </text:p>
          </table:table-cell>
          <table:table-cell table:style-name="ce6" table:formula="of:=ACOTH([.A531])" office:value-type="float" office:value="0.000204081635486389" calcext:value-type="float">
            <text:p>0.000204081635486389</text:p>
          </table:table-cell>
          <table:table-cell table:number-columns-repeated="1022"/>
        </table:table-row>
        <table:table-row table:style-name="ro2">
          <table:table-cell table:style-name="ce4" office:value-type="float" office:value="19803" calcext:value-type="float">
            <text:p>19803.00000 </text:p>
          </table:table-cell>
          <table:table-cell table:style-name="ce6" table:formula="of:=ACOTH([.A532])" office:value-type="float" office:value="0.0000504973994268196" calcext:value-type="float">
            <text:p>0.000050497399426820</text:p>
          </table:table-cell>
          <table:table-cell table:number-columns-repeated="1022"/>
        </table:table-row>
        <table:table-row table:style-name="ro2">
          <table:table-cell table:style-name="ce4" office:value-type="float" office:value="16208" calcext:value-type="float">
            <text:p>16208.00000 </text:p>
          </table:table-cell>
          <table:table-cell table:style-name="ce6" table:formula="of:=ACOTH([.A533])" office:value-type="float" office:value="0.0000616979270279189" calcext:value-type="float">
            <text:p>0.000061697927027919</text:p>
          </table:table-cell>
          <table:table-cell table:number-columns-repeated="1022"/>
        </table:table-row>
        <table:table-row table:style-name="ro2">
          <table:table-cell table:style-name="ce4" office:value-type="float" office:value="32595" calcext:value-type="float">
            <text:p>32595.00000 </text:p>
          </table:table-cell>
          <table:table-cell table:style-name="ce6" table:formula="of:=ACOTH([.A534])" office:value-type="float" office:value="0.0000306795520881489" calcext:value-type="float">
            <text:p>0.000030679552088149</text:p>
          </table:table-cell>
          <table:table-cell table:number-columns-repeated="1022"/>
        </table:table-row>
        <table:table-row table:style-name="ro2">
          <table:table-cell table:style-name="ce4" office:value-type="float" office:value="22165" calcext:value-type="float">
            <text:p>22165.00000 </text:p>
          </table:table-cell>
          <table:table-cell table:style-name="ce6" table:formula="of:=ACOTH([.A535])" office:value-type="float" office:value="0.0000451161741790315" calcext:value-type="float">
            <text:p>0.000045116174179032</text:p>
          </table:table-cell>
          <table:table-cell table:number-columns-repeated="1022"/>
        </table:table-row>
        <table:table-row table:style-name="ro2">
          <table:table-cell table:style-name="ce4" office:value-type="float" office:value="16414" calcext:value-type="float">
            <text:p>16414.00000 </text:p>
          </table:table-cell>
          <table:table-cell table:style-name="ce6" table:formula="of:=ACOTH([.A536])" office:value-type="float" office:value="0.0000609236018787415" calcext:value-type="float">
            <text:p>0.000060923601878742</text:p>
          </table:table-cell>
          <table:table-cell table:number-columns-repeated="1022"/>
        </table:table-row>
        <table:table-row table:style-name="ro2">
          <table:table-cell table:style-name="ce4" office:value-type="float" office:value="22026" calcext:value-type="float">
            <text:p>22026.00000 </text:p>
          </table:table-cell>
          <table:table-cell table:style-name="ce6" table:formula="of:=ACOTH([.A537])" office:value-type="float" office:value="0.0000454008898886275" calcext:value-type="float">
            <text:p>0.000045400889888628</text:p>
          </table:table-cell>
          <table:table-cell table:number-columns-repeated="1022"/>
        </table:table-row>
        <table:table-row table:style-name="ro2">
          <table:table-cell table:style-name="ce4" office:value-type="float" office:value="31582" calcext:value-type="float">
            <text:p>31582.00000 </text:p>
          </table:table-cell>
          <table:table-cell table:style-name="ce6" table:formula="of:=ACOTH([.A538])" office:value-type="float" office:value="0.0000316636058620522" calcext:value-type="float">
            <text:p>0.000031663605862052</text:p>
          </table:table-cell>
          <table:table-cell table:number-columns-repeated="1022"/>
        </table:table-row>
        <table:table-row table:style-name="ro2">
          <table:table-cell table:style-name="ce4" office:value-type="float" office:value="31241" calcext:value-type="float">
            <text:p>31241.00000 </text:p>
          </table:table-cell>
          <table:table-cell table:style-name="ce6" table:formula="of:=ACOTH([.A539])" office:value-type="float" office:value="0.0000320092186658694" calcext:value-type="float">
            <text:p>0.000032009218665869</text:p>
          </table:table-cell>
          <table:table-cell table:number-columns-repeated="1022"/>
        </table:table-row>
        <table:table-row table:style-name="ro2">
          <table:table-cell table:style-name="ce4" office:value-type="float" office:value="1602" calcext:value-type="float">
            <text:p>1602.00000 </text:p>
          </table:table-cell>
          <table:table-cell table:style-name="ce6" table:formula="of:=ACOTH([.A540])" office:value-type="float" office:value="0.000624219806419138" calcext:value-type="float">
            <text:p>0.000624219806419138</text:p>
          </table:table-cell>
          <table:table-cell table:number-columns-repeated="1022"/>
        </table:table-row>
        <table:table-row table:style-name="ro2">
          <table:table-cell table:style-name="ce4" office:value-type="float" office:value="3162" calcext:value-type="float">
            <text:p>3162.00000 </text:p>
          </table:table-cell>
          <table:table-cell table:style-name="ce6" table:formula="of:=ACOTH([.A541])" office:value-type="float" office:value="0.000316255545015547" calcext:value-type="float">
            <text:p>0.000316255545015547</text:p>
          </table:table-cell>
          <table:table-cell table:number-columns-repeated="1022"/>
        </table:table-row>
        <table:table-row table:style-name="ro2">
          <table:table-cell table:style-name="ce4" office:value-type="float" office:value="28541" calcext:value-type="float">
            <text:p>28541.00000 </text:p>
          </table:table-cell>
          <table:table-cell table:style-name="ce6" table:formula="of:=ACOTH([.A542])" office:value-type="float" office:value="0.0000350373147545143" calcext:value-type="float">
            <text:p>0.000035037314754514</text:p>
          </table:table-cell>
          <table:table-cell table:number-columns-repeated="1022"/>
        </table:table-row>
        <table:table-row table:style-name="ro2">
          <table:table-cell table:style-name="ce4" office:value-type="float" office:value="17603" calcext:value-type="float">
            <text:p>17603.00000 </text:p>
          </table:table-cell>
          <table:table-cell table:style-name="ce6" table:formula="of:=ACOTH([.A543])" office:value-type="float" office:value="0.0000568084986124469" calcext:value-type="float">
            <text:p>0.000056808498612447</text:p>
          </table:table-cell>
          <table:table-cell table:number-columns-repeated="1022"/>
        </table:table-row>
        <table:table-row table:style-name="ro2">
          <table:table-cell table:style-name="ce4" office:value-type="float" office:value="27667" calcext:value-type="float">
            <text:p>27667.00000 </text:p>
          </table:table-cell>
          <table:table-cell table:style-name="ce6" table:formula="of:=ACOTH([.A544])" office:value-type="float" office:value="0.0000361441428574405" calcext:value-type="float">
            <text:p>0.000036144142857441</text:p>
          </table:table-cell>
          <table:table-cell table:number-columns-repeated="1022"/>
        </table:table-row>
        <table:table-row table:style-name="ro2">
          <table:table-cell table:style-name="ce4" office:value-type="float" office:value="22315" calcext:value-type="float">
            <text:p>22315.00000 </text:p>
          </table:table-cell>
          <table:table-cell table:style-name="ce6" table:formula="of:=ACOTH([.A545])" office:value-type="float" office:value="0.0000448129061470029" calcext:value-type="float">
            <text:p>0.000044812906147003</text:p>
          </table:table-cell>
          <table:table-cell table:number-columns-repeated="1022"/>
        </table:table-row>
        <table:table-row table:style-name="ro2">
          <table:table-cell table:style-name="ce4" office:value-type="float" office:value="12157" calcext:value-type="float">
            <text:p>12157.00000 </text:p>
          </table:table-cell>
          <table:table-cell table:style-name="ce6" table:formula="of:=ACOTH([.A546])" office:value-type="float" office:value="0.0000822571359920931" calcext:value-type="float">
            <text:p>0.000082257135992093</text:p>
          </table:table-cell>
          <table:table-cell table:number-columns-repeated="1022"/>
        </table:table-row>
        <table:table-row table:style-name="ro2">
          <table:table-cell table:style-name="ce4" office:value-type="float" office:value="25513" calcext:value-type="float">
            <text:p>25513.00000 </text:p>
          </table:table-cell>
          <table:table-cell table:style-name="ce6" table:formula="of:=ACOTH([.A547])" office:value-type="float" office:value="0.0000391957041708954" calcext:value-type="float">
            <text:p>0.000039195704170895</text:p>
          </table:table-cell>
          <table:table-cell table:number-columns-repeated="1022"/>
        </table:table-row>
        <table:table-row table:style-name="ro2">
          <table:table-cell table:style-name="ce4" office:value-type="float" office:value="12782" calcext:value-type="float">
            <text:p>12782.00000 </text:p>
          </table:table-cell>
          <table:table-cell table:style-name="ce6" table:formula="of:=ACOTH([.A548])" office:value-type="float" office:value="0.0000782350181536567" calcext:value-type="float">
            <text:p>0.000078235018153657</text:p>
          </table:table-cell>
          <table:table-cell table:number-columns-repeated="1022"/>
        </table:table-row>
        <table:table-row table:style-name="ro2">
          <table:table-cell table:style-name="ce4" office:value-type="float" office:value="24631" calcext:value-type="float">
            <text:p>24631.00000 </text:p>
          </table:table-cell>
          <table:table-cell table:style-name="ce6" table:formula="of:=ACOTH([.A549])" office:value-type="float" office:value="0.0000405992448763681" calcext:value-type="float">
            <text:p>0.000040599244876368</text:p>
          </table:table-cell>
          <table:table-cell table:number-columns-repeated="1022"/>
        </table:table-row>
        <table:table-row table:style-name="ro2">
          <table:table-cell table:style-name="ce4" office:value-type="float" office:value="15807" calcext:value-type="float">
            <text:p>15807.00000 </text:p>
          </table:table-cell>
          <table:table-cell table:style-name="ce6" table:formula="of:=ACOTH([.A550])" office:value-type="float" office:value="0.0000632631113642016" calcext:value-type="float">
            <text:p>0.000063263111364202</text:p>
          </table:table-cell>
          <table:table-cell table:number-columns-repeated="1022"/>
        </table:table-row>
        <table:table-row table:style-name="ro2">
          <table:table-cell table:style-name="ce4" office:value-type="float" office:value="4330" calcext:value-type="float">
            <text:p>4330.00000 </text:p>
          </table:table-cell>
          <table:table-cell table:style-name="ce6" table:formula="of:=ACOTH([.A551])" office:value-type="float" office:value="0.000230946886323023" calcext:value-type="float">
            <text:p>0.000230946886323023</text:p>
          </table:table-cell>
          <table:table-cell table:number-columns-repeated="1022"/>
        </table:table-row>
        <table:table-row table:style-name="ro2">
          <table:table-cell table:style-name="ce4" office:value-type="float" office:value="9555" calcext:value-type="float">
            <text:p>9555.00000 </text:p>
          </table:table-cell>
          <table:table-cell table:style-name="ce6" table:formula="of:=ACOTH([.A552])" office:value-type="float" office:value="0.000104657247896534" calcext:value-type="float">
            <text:p>0.000104657247896534</text:p>
          </table:table-cell>
          <table:table-cell table:number-columns-repeated="1022"/>
        </table:table-row>
        <table:table-row table:style-name="ro2">
          <table:table-cell table:style-name="ce4" office:value-type="float" office:value="2765" calcext:value-type="float">
            <text:p>2765.00000 </text:p>
          </table:table-cell>
          <table:table-cell table:style-name="ce6" table:formula="of:=ACOTH([.A553])" office:value-type="float" office:value="0.000361663668571513" calcext:value-type="float">
            <text:p>0.000361663668571513</text:p>
          </table:table-cell>
          <table:table-cell table:number-columns-repeated="1022"/>
        </table:table-row>
        <table:table-row table:style-name="ro2">
          <table:table-cell table:style-name="ce4" office:value-type="float" office:value="19690" calcext:value-type="float">
            <text:p>19690.00000 </text:p>
          </table:table-cell>
          <table:table-cell table:style-name="ce6" table:formula="of:=ACOTH([.A554])" office:value-type="float" office:value="0.000050787201668885" calcext:value-type="float">
            <text:p>0.000050787201668885</text:p>
          </table:table-cell>
          <table:table-cell table:number-columns-repeated="1022"/>
        </table:table-row>
        <table:table-row table:style-name="ro2">
          <table:table-cell table:style-name="ce4" office:value-type="float" office:value="24291" calcext:value-type="float">
            <text:p>24291.00000 </text:p>
          </table:table-cell>
          <table:table-cell table:style-name="ce6" table:formula="of:=ACOTH([.A555])" office:value-type="float" office:value="0.0000411675106238435" calcext:value-type="float">
            <text:p>0.000041167510623844</text:p>
          </table:table-cell>
          <table:table-cell table:number-columns-repeated="1022"/>
        </table:table-row>
        <table:table-row table:style-name="ro2">
          <table:table-cell table:style-name="ce4" office:value-type="float" office:value="20540" calcext:value-type="float">
            <text:p>20540.00000 </text:p>
          </table:table-cell>
          <table:table-cell table:style-name="ce6" table:formula="of:=ACOTH([.A556])" office:value-type="float" office:value="0.0000486854917619394" calcext:value-type="float">
            <text:p>0.000048685491761939</text:p>
          </table:table-cell>
          <table:table-cell table:number-columns-repeated="1022"/>
        </table:table-row>
        <table:table-row table:style-name="ro2">
          <table:table-cell table:style-name="ce4" office:value-type="float" office:value="13778" calcext:value-type="float">
            <text:p>13778.00000 </text:p>
          </table:table-cell>
          <table:table-cell table:style-name="ce6" table:formula="of:=ACOTH([.A557])" office:value-type="float" office:value="0.0000725794746520822" calcext:value-type="float">
            <text:p>0.000072579474652082</text:p>
          </table:table-cell>
          <table:table-cell table:number-columns-repeated="1022"/>
        </table:table-row>
        <table:table-row table:style-name="ro2">
          <table:table-cell table:style-name="ce4" office:value-type="float" office:value="2525" calcext:value-type="float">
            <text:p>2525.00000 </text:p>
          </table:table-cell>
          <table:table-cell table:style-name="ce6" table:formula="of:=ACOTH([.A558])" office:value-type="float" office:value="0.00039603962466631" calcext:value-type="float">
            <text:p>0.000396039624666310</text:p>
          </table:table-cell>
          <table:table-cell table:number-columns-repeated="1022"/>
        </table:table-row>
        <table:table-row table:style-name="ro2">
          <table:table-cell table:style-name="ce4" office:value-type="float" office:value="10820" calcext:value-type="float">
            <text:p>10820.00000 </text:p>
          </table:table-cell>
          <table:table-cell table:style-name="ce6" table:formula="of:=ACOTH([.A559])" office:value-type="float" office:value="0.0000924214420376698" calcext:value-type="float">
            <text:p>0.000092421442037670</text:p>
          </table:table-cell>
          <table:table-cell table:number-columns-repeated="1022"/>
        </table:table-row>
        <table:table-row table:style-name="ro2">
          <table:table-cell table:style-name="ce4" office:value-type="float" office:value="12973" calcext:value-type="float">
            <text:p>12973.00000 </text:p>
          </table:table-cell>
          <table:table-cell table:style-name="ce6" table:formula="of:=ACOTH([.A560])" office:value-type="float" office:value="0.0000770831728960169" calcext:value-type="float">
            <text:p>0.000077083172896017</text:p>
          </table:table-cell>
          <table:table-cell table:number-columns-repeated="1022"/>
        </table:table-row>
        <table:table-row table:style-name="ro2">
          <table:table-cell table:style-name="ce4" office:value-type="float" office:value="24327" calcext:value-type="float">
            <text:p>24327.00000 </text:p>
          </table:table-cell>
          <table:table-cell table:style-name="ce6" table:formula="of:=ACOTH([.A561])" office:value-type="float" office:value="0.0000411065894094464" calcext:value-type="float">
            <text:p>0.000041106589409446</text:p>
          </table:table-cell>
          <table:table-cell table:number-columns-repeated="1022"/>
        </table:table-row>
        <table:table-row table:style-name="ro2">
          <table:table-cell table:style-name="ce4" office:value-type="float" office:value="16872" calcext:value-type="float">
            <text:p>16872.00000 </text:p>
          </table:table-cell>
          <table:table-cell table:style-name="ce6" table:formula="of:=ACOTH([.A562])" office:value-type="float" office:value="0.0000592697961812858" calcext:value-type="float">
            <text:p>0.000059269796181286</text:p>
          </table:table-cell>
          <table:table-cell table:number-columns-repeated="1022"/>
        </table:table-row>
        <table:table-row table:style-name="ro2">
          <table:table-cell table:style-name="ce4" office:value-type="float" office:value="30574" calcext:value-type="float">
            <text:p>30574.00000 </text:p>
          </table:table-cell>
          <table:table-cell table:style-name="ce6" table:formula="of:=ACOTH([.A563])" office:value-type="float" office:value="0.0000327075292848594" calcext:value-type="float">
            <text:p>0.000032707529284859</text:p>
          </table:table-cell>
          <table:table-cell table:number-columns-repeated="1022"/>
        </table:table-row>
        <table:table-row table:style-name="ro2">
          <table:table-cell table:style-name="ce4" office:value-type="float" office:value="14989" calcext:value-type="float">
            <text:p>14989.00000 </text:p>
          </table:table-cell>
          <table:table-cell table:style-name="ce6" table:formula="of:=ACOTH([.A564])" office:value-type="float" office:value="0.0000667155915326812" calcext:value-type="float">
            <text:p>0.000066715591532681</text:p>
          </table:table-cell>
          <table:table-cell table:number-columns-repeated="1022"/>
        </table:table-row>
        <table:table-row table:style-name="ro2">
          <table:table-cell table:style-name="ce4" office:value-type="float" office:value="2953" calcext:value-type="float">
            <text:p>2953.00000 </text:p>
          </table:table-cell>
          <table:table-cell table:style-name="ce6" table:formula="of:=ACOTH([.A565])" office:value-type="float" office:value="0.000338638685480986" calcext:value-type="float">
            <text:p>0.000338638685480986</text:p>
          </table:table-cell>
          <table:table-cell table:number-columns-repeated="1022"/>
        </table:table-row>
        <table:table-row table:style-name="ro2">
          <table:table-cell table:style-name="ce4" office:value-type="float" office:value="14651" calcext:value-type="float">
            <text:p>14651.00000 </text:p>
          </table:table-cell>
          <table:table-cell table:style-name="ce6" table:formula="of:=ACOTH([.A566])" office:value-type="float" office:value="0.0000682547267458537" calcext:value-type="float">
            <text:p>0.000068254726745854</text:p>
          </table:table-cell>
          <table:table-cell table:number-columns-repeated="1022"/>
        </table:table-row>
        <table:table-row table:style-name="ro2">
          <table:table-cell table:style-name="ce4" office:value-type="float" office:value="16160" calcext:value-type="float">
            <text:p>16160.00000 </text:p>
          </table:table-cell>
          <table:table-cell table:style-name="ce6" table:formula="of:=ACOTH([.A567])" office:value-type="float" office:value="0.000061881188197833" calcext:value-type="float">
            <text:p>0.000061881188197833</text:p>
          </table:table-cell>
          <table:table-cell table:number-columns-repeated="1022"/>
        </table:table-row>
        <table:table-row table:style-name="ro2">
          <table:table-cell table:style-name="ce4" office:value-type="float" office:value="28084" calcext:value-type="float">
            <text:p>28084.00000 </text:p>
          </table:table-cell>
          <table:table-cell table:style-name="ce6" table:formula="of:=ACOTH([.A568])" office:value-type="float" office:value="0.0000356074633393064" calcext:value-type="float">
            <text:p>0.000035607463339306</text:p>
          </table:table-cell>
          <table:table-cell table:number-columns-repeated="1022"/>
        </table:table-row>
        <table:table-row table:style-name="ro2">
          <table:table-cell table:style-name="ce4" office:value-type="float" office:value="6558" calcext:value-type="float">
            <text:p>6558.00000 </text:p>
          </table:table-cell>
          <table:table-cell table:style-name="ce6" table:formula="of:=ACOTH([.A569])" office:value-type="float" office:value="0.000152485515058017" calcext:value-type="float">
            <text:p>0.000152485515058017</text:p>
          </table:table-cell>
          <table:table-cell table:number-columns-repeated="1022"/>
        </table:table-row>
        <table:table-row table:style-name="ro2">
          <table:table-cell table:style-name="ce4" office:value-type="float" office:value="17822" calcext:value-type="float">
            <text:p>17822.00000 </text:p>
          </table:table-cell>
          <table:table-cell table:style-name="ce6" table:formula="of:=ACOTH([.A570])" office:value-type="float" office:value="0.0000561104253758626" calcext:value-type="float">
            <text:p>0.000056110425375863</text:p>
          </table:table-cell>
          <table:table-cell table:number-columns-repeated="1022"/>
        </table:table-row>
        <table:table-row table:style-name="ro2">
          <table:table-cell table:style-name="ce4" office:value-type="float" office:value="28243" calcext:value-type="float">
            <text:p>28243.00000 </text:p>
          </table:table-cell>
          <table:table-cell table:style-name="ce6" table:formula="of:=ACOTH([.A571])" office:value-type="float" office:value="0.0000354070035201138" calcext:value-type="float">
            <text:p>0.000035407003520114</text:p>
          </table:table-cell>
          <table:table-cell table:number-columns-repeated="1022"/>
        </table:table-row>
        <table:table-row table:style-name="ro2">
          <table:table-cell table:style-name="ce4" office:value-type="float" office:value="31301" calcext:value-type="float">
            <text:p>31301.00000 </text:p>
          </table:table-cell>
          <table:table-cell table:style-name="ce6" table:formula="of:=ACOTH([.A572])" office:value-type="float" office:value="0.0000319478611015775" calcext:value-type="float">
            <text:p>0.000031947861101578</text:p>
          </table:table-cell>
          <table:table-cell table:number-columns-repeated="1022"/>
        </table:table-row>
        <table:table-row table:style-name="ro2">
          <table:table-cell table:style-name="ce4" office:value-type="float" office:value="24494" calcext:value-type="float">
            <text:p>24494.00000 </text:p>
          </table:table-cell>
          <table:table-cell table:style-name="ce6" table:formula="of:=ACOTH([.A573])" office:value-type="float" office:value="0.0000408263248368776" calcext:value-type="float">
            <text:p>0.000040826324836878</text:p>
          </table:table-cell>
          <table:table-cell table:number-columns-repeated="1022"/>
        </table:table-row>
        <table:table-row table:style-name="ro2">
          <table:table-cell table:style-name="ce4" office:value-type="float" office:value="355" calcext:value-type="float">
            <text:p>355.00000 </text:p>
          </table:table-cell>
          <table:table-cell table:style-name="ce6" table:formula="of:=ACOTH([.A574])" office:value-type="float" office:value="0.00281690885912803" calcext:value-type="float">
            <text:p>0.002816908859128030</text:p>
          </table:table-cell>
          <table:table-cell table:number-columns-repeated="1022"/>
        </table:table-row>
        <table:table-row table:style-name="ro2">
          <table:table-cell table:style-name="ce4" office:value-type="float" office:value="7522" calcext:value-type="float">
            <text:p>7522.00000 </text:p>
          </table:table-cell>
          <table:table-cell table:style-name="ce6" table:formula="of:=ACOTH([.A575])" office:value-type="float" office:value="0.000132943366909228" calcext:value-type="float">
            <text:p>0.000132943366909228</text:p>
          </table:table-cell>
          <table:table-cell table:number-columns-repeated="1022"/>
        </table:table-row>
        <table:table-row table:style-name="ro2">
          <table:table-cell table:style-name="ce4" office:value-type="float" office:value="8510" calcext:value-type="float">
            <text:p>8510.00000 </text:p>
          </table:table-cell>
          <table:table-cell table:style-name="ce6" table:formula="of:=ACOTH([.A576])" office:value-type="float" office:value="0.000117508813701843" calcext:value-type="float">
            <text:p>0.000117508813701843</text:p>
          </table:table-cell>
          <table:table-cell table:number-columns-repeated="1022"/>
        </table:table-row>
        <table:table-row table:style-name="ro2">
          <table:table-cell table:style-name="ce4" office:value-type="float" office:value="15504" calcext:value-type="float">
            <text:p>15504.00000 </text:p>
          </table:table-cell>
          <table:table-cell table:style-name="ce6" table:formula="of:=ACOTH([.A577])" office:value-type="float" office:value="0.0000644994840935305" calcext:value-type="float">
            <text:p>0.000064499484093531</text:p>
          </table:table-cell>
          <table:table-cell table:number-columns-repeated="1022"/>
        </table:table-row>
        <table:table-row table:style-name="ro2">
          <table:table-cell table:style-name="ce4" office:value-type="float" office:value="10905" calcext:value-type="float">
            <text:p>10905.00000 </text:p>
          </table:table-cell>
          <table:table-cell table:style-name="ce6" table:formula="of:=ACOTH([.A578])" office:value-type="float" office:value="0.0000917010548191629" calcext:value-type="float">
            <text:p>0.000091701054819163</text:p>
          </table:table-cell>
          <table:table-cell table:number-columns-repeated="1022"/>
        </table:table-row>
        <table:table-row table:style-name="ro2">
          <table:table-cell table:style-name="ce4" office:value-type="float" office:value="17006" calcext:value-type="float">
            <text:p>17006.00000 </text:p>
          </table:table-cell>
          <table:table-cell table:style-name="ce6" table:formula="of:=ACOTH([.A579])" office:value-type="float" office:value="0.0000588027755588048" calcext:value-type="float">
            <text:p>0.000058802775558805</text:p>
          </table:table-cell>
          <table:table-cell table:number-columns-repeated="1022"/>
        </table:table-row>
        <table:table-row table:style-name="ro2">
          <table:table-cell table:style-name="ce4" office:value-type="float" office:value="12109" calcext:value-type="float">
            <text:p>12109.00000 </text:p>
          </table:table-cell>
          <table:table-cell table:style-name="ce6" table:formula="of:=ACOTH([.A580])" office:value-type="float" office:value="0.0000825832027642901" calcext:value-type="float">
            <text:p>0.000082583202764290</text:p>
          </table:table-cell>
          <table:table-cell table:number-columns-repeated="1022"/>
        </table:table-row>
        <table:table-row table:style-name="ro2">
          <table:table-cell table:style-name="ce4" office:value-type="float" office:value="32008" calcext:value-type="float">
            <text:p>32008.00000 </text:p>
          </table:table-cell>
          <table:table-cell table:style-name="ce6" table:formula="of:=ACOTH([.A581])" office:value-type="float" office:value="0.0000312421894628492" calcext:value-type="float">
            <text:p>0.000031242189462849</text:p>
          </table:table-cell>
          <table:table-cell table:number-columns-repeated="1022"/>
        </table:table-row>
        <table:table-row table:style-name="ro2">
          <table:table-cell table:style-name="ce4" office:value-type="float" office:value="643" calcext:value-type="float">
            <text:p>643.00000 </text:p>
          </table:table-cell>
          <table:table-cell table:style-name="ce6" table:formula="of:=ACOTH([.A582])" office:value-type="float" office:value="0.00155521120719617" calcext:value-type="float">
            <text:p>0.001555211207196170</text:p>
          </table:table-cell>
          <table:table-cell table:number-columns-repeated="1022"/>
        </table:table-row>
        <table:table-row table:style-name="ro2">
          <table:table-cell table:style-name="ce4" office:value-type="float" office:value="25345" calcext:value-type="float">
            <text:p>25345.00000 </text:p>
          </table:table-cell>
          <table:table-cell table:style-name="ce6" table:formula="of:=ACOTH([.A583])" office:value-type="float" office:value="0.0000394555139285437" calcext:value-type="float">
            <text:p>0.000039455513928544</text:p>
          </table:table-cell>
          <table:table-cell table:number-columns-repeated="1022"/>
        </table:table-row>
        <table:table-row table:style-name="ro2">
          <table:table-cell table:style-name="ce4" office:value-type="float" office:value="30694" calcext:value-type="float">
            <text:p>30694.00000 </text:p>
          </table:table-cell>
          <table:table-cell table:style-name="ce6" table:formula="of:=ACOTH([.A584])" office:value-type="float" office:value="0.0000325796572735678" calcext:value-type="float">
            <text:p>0.000032579657273568</text:p>
          </table:table-cell>
          <table:table-cell table:number-columns-repeated="1022"/>
        </table:table-row>
        <table:table-row table:style-name="ro2">
          <table:table-cell table:style-name="ce4" office:value-type="float" office:value="14989" calcext:value-type="float">
            <text:p>14989.00000 </text:p>
          </table:table-cell>
          <table:table-cell table:style-name="ce6" table:formula="of:=ACOTH([.A585])" office:value-type="float" office:value="0.0000667155915326812" calcext:value-type="float">
            <text:p>0.000066715591532681</text:p>
          </table:table-cell>
          <table:table-cell table:number-columns-repeated="1022"/>
        </table:table-row>
        <table:table-row table:style-name="ro2">
          <table:table-cell table:style-name="ce4" office:value-type="float" office:value="16713" calcext:value-type="float">
            <text:p>16713.00000 </text:p>
          </table:table-cell>
          <table:table-cell table:style-name="ce6" table:formula="of:=ACOTH([.A586])" office:value-type="float" office:value="0.0000598336624898903" calcext:value-type="float">
            <text:p>0.000059833662489890</text:p>
          </table:table-cell>
          <table:table-cell table:number-columns-repeated="1022"/>
        </table:table-row>
        <table:table-row table:style-name="ro2">
          <table:table-cell table:style-name="ce4" office:value-type="float" office:value="2289" calcext:value-type="float">
            <text:p>2289.00000 </text:p>
          </table:table-cell>
          <table:table-cell table:style-name="ce6" table:formula="of:=ACOTH([.A587])" office:value-type="float" office:value="0.000436872024298386" calcext:value-type="float">
            <text:p>0.000436872024298386</text:p>
          </table:table-cell>
          <table:table-cell table:number-columns-repeated="1022"/>
        </table:table-row>
        <table:table-row table:style-name="ro2">
          <table:table-cell table:style-name="ce4" office:value-type="float" office:value="1682" calcext:value-type="float">
            <text:p>1682.00000 </text:p>
          </table:table-cell>
          <table:table-cell table:style-name="ce6" table:formula="of:=ACOTH([.A588])" office:value-type="float" office:value="0.000594530391095157" calcext:value-type="float">
            <text:p>0.000594530391095157</text:p>
          </table:table-cell>
          <table:table-cell table:number-columns-repeated="1022"/>
        </table:table-row>
        <table:table-row table:style-name="ro2">
          <table:table-cell table:style-name="ce4" office:value-type="float" office:value="5967" calcext:value-type="float">
            <text:p>5967.00000 </text:p>
          </table:table-cell>
          <table:table-cell table:style-name="ce6" table:formula="of:=ACOTH([.A589])" office:value-type="float" office:value="0.000167588404451494" calcext:value-type="float">
            <text:p>0.000167588404451494</text:p>
          </table:table-cell>
          <table:table-cell table:number-columns-repeated="1022"/>
        </table:table-row>
        <table:table-row table:style-name="ro2">
          <table:table-cell table:style-name="ce4" office:value-type="float" office:value="29164" calcext:value-type="float">
            <text:p>29164.00000 </text:p>
          </table:table-cell>
          <table:table-cell table:style-name="ce6" table:formula="of:=ACOTH([.A590])" office:value-type="float" office:value="0.0000342888492796853" calcext:value-type="float">
            <text:p>0.000034288849279685</text:p>
          </table:table-cell>
          <table:table-cell table:number-columns-repeated="1022"/>
        </table:table-row>
        <table:table-row table:style-name="ro2">
          <table:table-cell table:style-name="ce4" office:value-type="float" office:value="32392" calcext:value-type="float">
            <text:p>32392.00000 </text:p>
          </table:table-cell>
          <table:table-cell table:style-name="ce6" table:formula="of:=ACOTH([.A591])" office:value-type="float" office:value="0.0000308718202123726" calcext:value-type="float">
            <text:p>0.000030871820212373</text:p>
          </table:table-cell>
          <table:table-cell table:number-columns-repeated="1022"/>
        </table:table-row>
        <table:table-row table:style-name="ro2">
          <table:table-cell table:style-name="ce4" office:value-type="float" office:value="31370" calcext:value-type="float">
            <text:p>31370.00000 </text:p>
          </table:table-cell>
          <table:table-cell table:style-name="ce6" table:formula="of:=ACOTH([.A592])" office:value-type="float" office:value="0.000031877590064955" calcext:value-type="float">
            <text:p>0.000031877590064955</text:p>
          </table:table-cell>
          <table:table-cell table:number-columns-repeated="1022"/>
        </table:table-row>
        <table:table-row table:style-name="ro2">
          <table:table-cell table:style-name="ce4" office:value-type="float" office:value="31608" calcext:value-type="float">
            <text:p>31608.00000 </text:p>
          </table:table-cell>
          <table:table-cell table:style-name="ce6" table:formula="of:=ACOTH([.A593])" office:value-type="float" office:value="0.0000316375601219177" calcext:value-type="float">
            <text:p>0.000031637560121918</text:p>
          </table:table-cell>
          <table:table-cell table:number-columns-repeated="1022"/>
        </table:table-row>
        <table:table-row table:style-name="ro2">
          <table:table-cell table:style-name="ce4" office:value-type="float" office:value="19071" calcext:value-type="float">
            <text:p>19071.00000 </text:p>
          </table:table-cell>
          <table:table-cell table:style-name="ce6" table:formula="of:=ACOTH([.A594])" office:value-type="float" office:value="0.0000524356353058015" calcext:value-type="float">
            <text:p>0.000052435635305802</text:p>
          </table:table-cell>
          <table:table-cell table:number-columns-repeated="1022"/>
        </table:table-row>
        <table:table-row table:style-name="ro2">
          <table:table-cell table:style-name="ce4" office:value-type="float" office:value="5601" calcext:value-type="float">
            <text:p>5601.00000 </text:p>
          </table:table-cell>
          <table:table-cell table:style-name="ce6" table:formula="of:=ACOTH([.A595])" office:value-type="float" office:value="0.00017853954840666" calcext:value-type="float">
            <text:p>0.000178539548406660</text:p>
          </table:table-cell>
          <table:table-cell table:number-columns-repeated="1022"/>
        </table:table-row>
        <table:table-row table:style-name="ro2">
          <table:table-cell table:style-name="ce4" office:value-type="float" office:value="16516" calcext:value-type="float">
            <text:p>16516.00000 </text:p>
          </table:table-cell>
          <table:table-cell table:style-name="ce6" table:formula="of:=ACOTH([.A596])" office:value-type="float" office:value="0.0000605473481001828" calcext:value-type="float">
            <text:p>0.000060547348100183</text:p>
          </table:table-cell>
          <table:table-cell table:number-columns-repeated="1022"/>
        </table:table-row>
        <table:table-row table:style-name="ro2">
          <table:table-cell table:style-name="ce4" office:value-type="float" office:value="14258" calcext:value-type="float">
            <text:p>14258.00000 </text:p>
          </table:table-cell>
          <table:table-cell table:style-name="ce6" table:formula="of:=ACOTH([.A597])" office:value-type="float" office:value="0.0000701360640790479" calcext:value-type="float">
            <text:p>0.000070136064079048</text:p>
          </table:table-cell>
          <table:table-cell table:number-columns-repeated="1022"/>
        </table:table-row>
        <table:table-row table:style-name="ro2">
          <table:table-cell table:style-name="ce4" office:value-type="float" office:value="21653" calcext:value-type="float">
            <text:p>21653.00000 </text:p>
          </table:table-cell>
          <table:table-cell table:style-name="ce6" table:formula="of:=ACOTH([.A598])" office:value-type="float" office:value="0.0000461829769875715" calcext:value-type="float">
            <text:p>0.000046182976987572</text:p>
          </table:table-cell>
          <table:table-cell table:number-columns-repeated="1022"/>
        </table:table-row>
        <table:table-row table:style-name="ro2">
          <table:table-cell table:style-name="ce4" office:value-type="float" office:value="32661" calcext:value-type="float">
            <text:p>32661.00000 </text:p>
          </table:table-cell>
          <table:table-cell table:style-name="ce6" table:formula="of:=ACOTH([.A599])" office:value-type="float" office:value="0.000030617556116234" calcext:value-type="float">
            <text:p>0.000030617556116234</text:p>
          </table:table-cell>
          <table:table-cell table:number-columns-repeated="1022"/>
        </table:table-row>
        <table:table-row table:style-name="ro2">
          <table:table-cell table:style-name="ce4" office:value-type="float" office:value="7885" calcext:value-type="float">
            <text:p>7885.00000 </text:p>
          </table:table-cell>
          <table:table-cell table:style-name="ce6" table:formula="of:=ACOTH([.A600])" office:value-type="float" office:value="0.000126823082480874" calcext:value-type="float">
            <text:p>0.000126823082480874</text:p>
          </table:table-cell>
          <table:table-cell table:number-columns-repeated="1022"/>
        </table:table-row>
        <table:table-row table:style-name="ro2">
          <table:table-cell table:style-name="ce4" office:value-type="float" office:value="12522" calcext:value-type="float">
            <text:p>12522.00000 </text:p>
          </table:table-cell>
          <table:table-cell table:style-name="ce6" table:formula="of:=ACOTH([.A601])" office:value-type="float" office:value="0.0000798594475423928" calcext:value-type="float">
            <text:p>0.000079859447542393</text:p>
          </table:table-cell>
          <table:table-cell table:number-columns-repeated="1022"/>
        </table:table-row>
        <table:table-row table:style-name="ro2">
          <table:table-cell table:style-name="ce4" office:value-type="float" office:value="31222" calcext:value-type="float">
            <text:p>31222.00000 </text:p>
          </table:table-cell>
          <table:table-cell table:style-name="ce6" table:formula="of:=ACOTH([.A602])" office:value-type="float" office:value="0.000032028697724133" calcext:value-type="float">
            <text:p>0.000032028697724133</text:p>
          </table:table-cell>
          <table:table-cell table:number-columns-repeated="1022"/>
        </table:table-row>
        <table:table-row table:style-name="ro2">
          <table:table-cell table:style-name="ce4" office:value-type="float" office:value="29848" calcext:value-type="float">
            <text:p>29848.00000 </text:p>
          </table:table-cell>
          <table:table-cell table:style-name="ce6" table:formula="of:=ACOTH([.A603])" office:value-type="float" office:value="0.0000335030822960625" calcext:value-type="float">
            <text:p>0.000033503082296063</text:p>
          </table:table-cell>
          <table:table-cell table:number-columns-repeated="1022"/>
        </table:table-row>
        <table:table-row table:style-name="ro2">
          <table:table-cell table:style-name="ce4" office:value-type="float" office:value="18328" calcext:value-type="float">
            <text:p>18328.00000 </text:p>
          </table:table-cell>
          <table:table-cell table:style-name="ce6" table:formula="of:=ACOTH([.A604])" office:value-type="float" office:value="0.0000545613269855893" calcext:value-type="float">
            <text:p>0.000054561326985589</text:p>
          </table:table-cell>
          <table:table-cell table:number-columns-repeated="1022"/>
        </table:table-row>
        <table:table-row table:style-name="ro2">
          <table:table-cell table:style-name="ce4" office:value-type="float" office:value="31060" calcext:value-type="float">
            <text:p>31060.00000 </text:p>
          </table:table-cell>
          <table:table-cell table:style-name="ce6" table:formula="of:=ACOTH([.A605])" office:value-type="float" office:value="0.0000321957501721183" calcext:value-type="float">
            <text:p>0.000032195750172118</text:p>
          </table:table-cell>
          <table:table-cell table:number-columns-repeated="1022"/>
        </table:table-row>
        <table:table-row table:style-name="ro2">
          <table:table-cell table:style-name="ce4" office:value-type="float" office:value="18838" calcext:value-type="float">
            <text:p>18838.00000 </text:p>
          </table:table-cell>
          <table:table-cell table:style-name="ce6" table:formula="of:=ACOTH([.A606])" office:value-type="float" office:value="0.0000530841915775868" calcext:value-type="float">
            <text:p>0.000053084191577587</text:p>
          </table:table-cell>
          <table:table-cell table:number-columns-repeated="1022"/>
        </table:table-row>
        <table:table-row table:style-name="ro2">
          <table:table-cell table:style-name="ce4" office:value-type="float" office:value="14173" calcext:value-type="float">
            <text:p>14173.00000 </text:p>
          </table:table-cell>
          <table:table-cell table:style-name="ce6" table:formula="of:=ACOTH([.A607])" office:value-type="float" office:value="0.0000705566924193406" calcext:value-type="float">
            <text:p>0.000070556692419341</text:p>
          </table:table-cell>
          <table:table-cell table:number-columns-repeated="1022"/>
        </table:table-row>
        <table:table-row table:style-name="ro2">
          <table:table-cell table:style-name="ce4" office:value-type="float" office:value="26006" calcext:value-type="float">
            <text:p>26006.00000 </text:p>
          </table:table-cell>
          <table:table-cell table:style-name="ce6" table:formula="of:=ACOTH([.A608])" office:value-type="float" office:value="0.0000384526647886181" calcext:value-type="float">
            <text:p>0.000038452664788618</text:p>
          </table:table-cell>
          <table:table-cell table:number-columns-repeated="1022"/>
        </table:table-row>
        <table:table-row table:style-name="ro2">
          <table:table-cell table:style-name="ce4" office:value-type="float" office:value="31408" calcext:value-type="float">
            <text:p>31408.00000 </text:p>
          </table:table-cell>
          <table:table-cell table:style-name="ce6" table:formula="of:=ACOTH([.A609])" office:value-type="float" office:value="0.0000318390219159786" calcext:value-type="float">
            <text:p>0.000031839021915979</text:p>
          </table:table-cell>
          <table:table-cell table:number-columns-repeated="1022"/>
        </table:table-row>
        <table:table-row table:style-name="ro2">
          <table:table-cell table:style-name="ce4" office:value-type="float" office:value="2247" calcext:value-type="float">
            <text:p>2247.00000 </text:p>
          </table:table-cell>
          <table:table-cell table:style-name="ce6" table:formula="of:=ACOTH([.A610])" office:value-type="float" office:value="0.000445037857596554" calcext:value-type="float">
            <text:p>0.000445037857596554</text:p>
          </table:table-cell>
          <table:table-cell table:number-columns-repeated="1022"/>
        </table:table-row>
        <table:table-row table:style-name="ro2">
          <table:table-cell table:style-name="ce4" office:value-type="float" office:value="12353" calcext:value-type="float">
            <text:p>12353.00000 </text:p>
          </table:table-cell>
          <table:table-cell table:style-name="ce6" table:formula="of:=ACOTH([.A611])" office:value-type="float" office:value="0.0000809519956434653" calcext:value-type="float">
            <text:p>0.000080951995643465</text:p>
          </table:table-cell>
          <table:table-cell table:number-columns-repeated="1022"/>
        </table:table-row>
        <table:table-row table:style-name="ro2">
          <table:table-cell table:style-name="ce4" office:value-type="float" office:value="22214" calcext:value-type="float">
            <text:p>22214.00000 </text:p>
          </table:table-cell>
          <table:table-cell table:style-name="ce6" table:formula="of:=ACOTH([.A612])" office:value-type="float" office:value="0.0000450166561931524" calcext:value-type="float">
            <text:p>0.000045016656193152</text:p>
          </table:table-cell>
          <table:table-cell table:number-columns-repeated="1022"/>
        </table:table-row>
        <table:table-row table:style-name="ro2">
          <table:table-cell table:style-name="ce4" office:value-type="float" office:value="5579" calcext:value-type="float">
            <text:p>5579.00000 </text:p>
          </table:table-cell>
          <table:table-cell table:style-name="ce6" table:formula="of:=ACOTH([.A613])" office:value-type="float" office:value="0.000179243593961175" calcext:value-type="float">
            <text:p>0.000179243593961175</text:p>
          </table:table-cell>
          <table:table-cell table:number-columns-repeated="1022"/>
        </table:table-row>
        <table:table-row table:style-name="ro2">
          <table:table-cell table:style-name="ce4" office:value-type="float" office:value="25773" calcext:value-type="float">
            <text:p>25773.00000 </text:p>
          </table:table-cell>
          <table:table-cell table:style-name="ce6" table:formula="of:=ACOTH([.A614])" office:value-type="float" office:value="0.0000388002949016716" calcext:value-type="float">
            <text:p>0.000038800294901672</text:p>
          </table:table-cell>
          <table:table-cell table:number-columns-repeated="1022"/>
        </table:table-row>
        <table:table-row table:style-name="ro2">
          <table:table-cell table:style-name="ce4" office:value-type="float" office:value="10534" calcext:value-type="float">
            <text:p>10534.00000 </text:p>
          </table:table-cell>
          <table:table-cell table:style-name="ce6" table:formula="of:=ACOTH([.A615])" office:value-type="float" office:value="0.0000949307008737873" calcext:value-type="float">
            <text:p>0.000094930700873787</text:p>
          </table:table-cell>
          <table:table-cell table:number-columns-repeated="1022"/>
        </table:table-row>
        <table:table-row table:style-name="ro2">
          <table:table-cell table:style-name="ce4" office:value-type="float" office:value="2447" calcext:value-type="float">
            <text:p>2447.00000 </text:p>
          </table:table-cell>
          <table:table-cell table:style-name="ce6" table:formula="of:=ACOTH([.A616])" office:value-type="float" office:value="0.000408663692549506" calcext:value-type="float">
            <text:p>0.000408663692549506</text:p>
          </table:table-cell>
          <table:table-cell table:number-columns-repeated="1022"/>
        </table:table-row>
        <table:table-row table:style-name="ro2">
          <table:table-cell table:style-name="ce4" office:value-type="float" office:value="23368" calcext:value-type="float">
            <text:p>23368.00000 </text:p>
          </table:table-cell>
          <table:table-cell table:style-name="ce6" table:formula="of:=ACOTH([.A617])" office:value-type="float" office:value="0.0000427935638741007" calcext:value-type="float">
            <text:p>0.000042793563874101</text:p>
          </table:table-cell>
          <table:table-cell table:number-columns-repeated="1022"/>
        </table:table-row>
        <table:table-row table:style-name="ro2">
          <table:table-cell table:style-name="ce4" office:value-type="float" office:value="22514" calcext:value-type="float">
            <text:p>22514.00000 </text:p>
          </table:table-cell>
          <table:table-cell table:style-name="ce6" table:formula="of:=ACOTH([.A618])" office:value-type="float" office:value="0.0000444168073490964" calcext:value-type="float">
            <text:p>0.000044416807349096</text:p>
          </table:table-cell>
          <table:table-cell table:number-columns-repeated="1022"/>
        </table:table-row>
        <table:table-row table:style-name="ro2">
          <table:table-cell table:style-name="ce4" office:value-type="float" office:value="27742" calcext:value-type="float">
            <text:p>27742.00000 </text:p>
          </table:table-cell>
          <table:table-cell table:style-name="ce6" table:formula="of:=ACOTH([.A619])" office:value-type="float" office:value="0.0000360464278146078" calcext:value-type="float">
            <text:p>0.000036046427814608</text:p>
          </table:table-cell>
          <table:table-cell table:number-columns-repeated="1022"/>
        </table:table-row>
        <table:table-row table:style-name="ro2">
          <table:table-cell table:style-name="ce4" office:value-type="float" office:value="12300" calcext:value-type="float">
            <text:p>12300.00000 </text:p>
          </table:table-cell>
          <table:table-cell table:style-name="ce6" table:formula="of:=ACOTH([.A620])" office:value-type="float" office:value="0.0000813008131872648" calcext:value-type="float">
            <text:p>0.000081300813187265</text:p>
          </table:table-cell>
          <table:table-cell table:number-columns-repeated="1022"/>
        </table:table-row>
        <table:table-row table:style-name="ro2">
          <table:table-cell table:style-name="ce4" office:value-type="float" office:value="16800" calcext:value-type="float">
            <text:p>16800.00000 </text:p>
          </table:table-cell>
          <table:table-cell table:style-name="ce6" table:formula="of:=ACOTH([.A621])" office:value-type="float" office:value="0.0000595238095941555" calcext:value-type="float">
            <text:p>0.000059523809594156</text:p>
          </table:table-cell>
          <table:table-cell table:number-columns-repeated="1022"/>
        </table:table-row>
        <table:table-row table:style-name="ro2">
          <table:table-cell table:style-name="ce4" office:value-type="float" office:value="6332" calcext:value-type="float">
            <text:p>6332.00000 </text:p>
          </table:table-cell>
          <table:table-cell table:style-name="ce6" table:formula="of:=ACOTH([.A622])" office:value-type="float" office:value="0.000157927986151885" calcext:value-type="float">
            <text:p>0.000157927986151885</text:p>
          </table:table-cell>
          <table:table-cell table:number-columns-repeated="1022"/>
        </table:table-row>
        <table:table-row table:style-name="ro2">
          <table:table-cell table:style-name="ce4" office:value-type="float" office:value="19148" calcext:value-type="float">
            <text:p>19148.00000 </text:p>
          </table:table-cell>
          <table:table-cell table:style-name="ce6" table:formula="of:=ACOTH([.A623])" office:value-type="float" office:value="0.0000522247754809079" calcext:value-type="float">
            <text:p>0.000052224775480908</text:p>
          </table:table-cell>
          <table:table-cell table:number-columns-repeated="1022"/>
        </table:table-row>
        <table:table-row table:style-name="ro2">
          <table:table-cell table:style-name="ce4" office:value-type="float" office:value="15783" calcext:value-type="float">
            <text:p>15783.00000 </text:p>
          </table:table-cell>
          <table:table-cell table:style-name="ce6" table:formula="of:=ACOTH([.A624])" office:value-type="float" office:value="0.0000633593107354908" calcext:value-type="float">
            <text:p>0.000063359310735491</text:p>
          </table:table-cell>
          <table:table-cell table:number-columns-repeated="1022"/>
        </table:table-row>
        <table:table-row table:style-name="ro2">
          <table:table-cell table:style-name="ce4" office:value-type="float" office:value="31848" calcext:value-type="float">
            <text:p>31848.00000 </text:p>
          </table:table-cell>
          <table:table-cell table:style-name="ce6" table:formula="of:=ACOTH([.A625])" office:value-type="float" office:value="0.0000313991459535166" calcext:value-type="float">
            <text:p>0.000031399145953517</text:p>
          </table:table-cell>
          <table:table-cell table:number-columns-repeated="1022"/>
        </table:table-row>
        <table:table-row table:style-name="ro2">
          <table:table-cell table:style-name="ce4" office:value-type="float" office:value="8924" calcext:value-type="float">
            <text:p>8924.00000 </text:p>
          </table:table-cell>
          <table:table-cell table:style-name="ce6" table:formula="of:=ACOTH([.A626])" office:value-type="float" office:value="0.000112057373844227" calcext:value-type="float">
            <text:p>0.000112057373844227</text:p>
          </table:table-cell>
          <table:table-cell table:number-columns-repeated="1022"/>
        </table:table-row>
        <table:table-row table:style-name="ro2">
          <table:table-cell table:style-name="ce4" office:value-type="float" office:value="19781" calcext:value-type="float">
            <text:p>19781.00000 </text:p>
          </table:table-cell>
          <table:table-cell table:style-name="ce6" table:formula="of:=ACOTH([.A627])" office:value-type="float" office:value="0.0000505535615414939" calcext:value-type="float">
            <text:p>0.000050553561541494</text:p>
          </table:table-cell>
          <table:table-cell table:number-columns-repeated="1022"/>
        </table:table-row>
        <table:table-row table:style-name="ro2">
          <table:table-cell table:style-name="ce4" office:value-type="float" office:value="25321" calcext:value-type="float">
            <text:p>25321.00000 </text:p>
          </table:table-cell>
          <table:table-cell table:style-name="ce6" table:formula="of:=ACOTH([.A628])" office:value-type="float" office:value="0.0000394929110430272" calcext:value-type="float">
            <text:p>0.000039492911043027</text:p>
          </table:table-cell>
          <table:table-cell table:number-columns-repeated="1022"/>
        </table:table-row>
        <table:table-row table:style-name="ro2">
          <table:table-cell table:style-name="ce4" office:value-type="float" office:value="22739" calcext:value-type="float">
            <text:p>22739.00000 </text:p>
          </table:table-cell>
          <table:table-cell table:style-name="ce6" table:formula="of:=ACOTH([.A629])" office:value-type="float" office:value="0.0000439773077375882" calcext:value-type="float">
            <text:p>0.000043977307737588</text:p>
          </table:table-cell>
          <table:table-cell table:number-columns-repeated="1022"/>
        </table:table-row>
        <table:table-row table:style-name="ro2">
          <table:table-cell table:style-name="ce4" office:value-type="float" office:value="12873" calcext:value-type="float">
            <text:p>12873.00000 </text:p>
          </table:table-cell>
          <table:table-cell table:style-name="ce6" table:formula="of:=ACOTH([.A630])" office:value-type="float" office:value="0.0000776819701709717" calcext:value-type="float">
            <text:p>0.000077681970170972</text:p>
          </table:table-cell>
          <table:table-cell table:number-columns-repeated="1022"/>
        </table:table-row>
        <table:table-row table:style-name="ro2">
          <table:table-cell table:style-name="ce4" office:value-type="float" office:value="5436" calcext:value-type="float">
            <text:p>5436.00000 </text:p>
          </table:table-cell>
          <table:table-cell table:style-name="ce6" table:formula="of:=ACOTH([.A631])" office:value-type="float" office:value="0.000183958795305374" calcext:value-type="float">
            <text:p>0.000183958795305374</text:p>
          </table:table-cell>
          <table:table-cell table:number-columns-repeated="1022"/>
        </table:table-row>
        <table:table-row table:style-name="ro2">
          <table:table-cell table:style-name="ce4" office:value-type="float" office:value="31632" calcext:value-type="float">
            <text:p>31632.00000 </text:p>
          </table:table-cell>
          <table:table-cell table:style-name="ce6" table:formula="of:=ACOTH([.A632])" office:value-type="float" office:value="0.0000316135559033055" calcext:value-type="float">
            <text:p>0.000031613555903306</text:p>
          </table:table-cell>
          <table:table-cell table:number-columns-repeated="1022"/>
        </table:table-row>
        <table:table-row table:style-name="ro2">
          <table:table-cell table:style-name="ce4" office:value-type="float" office:value="17271" calcext:value-type="float">
            <text:p>17271.00000 </text:p>
          </table:table-cell>
          <table:table-cell table:style-name="ce6" table:formula="of:=ACOTH([.A633])" office:value-type="float" office:value="0.0000579005269595182" calcext:value-type="float">
            <text:p>0.000057900526959518</text:p>
          </table:table-cell>
          <table:table-cell table:number-columns-repeated="1022"/>
        </table:table-row>
        <table:table-row table:style-name="ro2">
          <table:table-cell table:style-name="ce4" office:value-type="float" office:value="16844" calcext:value-type="float">
            <text:p>16844.00000 </text:p>
          </table:table-cell>
          <table:table-cell table:style-name="ce6" table:formula="of:=ACOTH([.A634])" office:value-type="float" office:value="0.0000593683211336236" calcext:value-type="float">
            <text:p>0.000059368321133624</text:p>
          </table:table-cell>
          <table:table-cell table:number-columns-repeated="1022"/>
        </table:table-row>
        <table:table-row table:style-name="ro2">
          <table:table-cell table:style-name="ce4" office:value-type="float" office:value="12447" calcext:value-type="float">
            <text:p>12447.00000 </text:p>
          </table:table-cell>
          <table:table-cell table:style-name="ce6" table:formula="of:=ACOTH([.A635])" office:value-type="float" office:value="0.0000803406445048054" calcext:value-type="float">
            <text:p>0.000080340644504805</text:p>
          </table:table-cell>
          <table:table-cell table:number-columns-repeated="1022"/>
        </table:table-row>
        <table:table-row table:style-name="ro2">
          <table:table-cell table:style-name="ce4" office:value-type="float" office:value="8930" calcext:value-type="float">
            <text:p>8930.00000 </text:p>
          </table:table-cell>
          <table:table-cell table:style-name="ce6" table:formula="of:=ACOTH([.A636])" office:value-type="float" office:value="0.000111982083334829" calcext:value-type="float">
            <text:p>0.000111982083334829</text:p>
          </table:table-cell>
          <table:table-cell table:number-columns-repeated="1022"/>
        </table:table-row>
        <table:table-row table:style-name="ro2">
          <table:table-cell table:style-name="ce4" office:value-type="float" office:value="23380" calcext:value-type="float">
            <text:p>23380.00000 </text:p>
          </table:table-cell>
          <table:table-cell table:style-name="ce6" table:formula="of:=ACOTH([.A637])" office:value-type="float" office:value="0.0000427715996839208" calcext:value-type="float">
            <text:p>0.000042771599683921</text:p>
          </table:table-cell>
          <table:table-cell table:number-columns-repeated="1022"/>
        </table:table-row>
        <table:table-row table:style-name="ro2">
          <table:table-cell table:style-name="ce4" office:value-type="float" office:value="25084" calcext:value-type="float">
            <text:p>25084.00000 </text:p>
          </table:table-cell>
          <table:table-cell table:style-name="ce6" table:formula="of:=ACOTH([.A638])" office:value-type="float" office:value="0.0000398660500928953" calcext:value-type="float">
            <text:p>0.000039866050092895</text:p>
          </table:table-cell>
          <table:table-cell table:number-columns-repeated="1022"/>
        </table:table-row>
        <table:table-row table:style-name="ro2">
          <table:table-cell table:style-name="ce4" office:value-type="float" office:value="25852" calcext:value-type="float">
            <text:p>25852.00000 </text:p>
          </table:table-cell>
          <table:table-cell table:style-name="ce6" table:formula="of:=ACOTH([.A639])" office:value-type="float" office:value="0.0000386817267716275" calcext:value-type="float">
            <text:p>0.000038681726771628</text:p>
          </table:table-cell>
          <table:table-cell table:number-columns-repeated="1022"/>
        </table:table-row>
        <table:table-row table:style-name="ro2">
          <table:table-cell table:style-name="ce4" office:value-type="float" office:value="25154" calcext:value-type="float">
            <text:p>25154.00000 </text:p>
          </table:table-cell>
          <table:table-cell table:style-name="ce6" table:formula="of:=ACOTH([.A640])" office:value-type="float" office:value="0.0000397551085524306" calcext:value-type="float">
            <text:p>0.000039755108552431</text:p>
          </table:table-cell>
          <table:table-cell table:number-columns-repeated="1022"/>
        </table:table-row>
        <table:table-row table:style-name="ro2">
          <table:table-cell table:style-name="ce4" office:value-type="float" office:value="13842" calcext:value-type="float">
            <text:p>13842.00000 </text:p>
          </table:table-cell>
          <table:table-cell table:style-name="ce6" table:formula="of:=ACOTH([.A641])" office:value-type="float" office:value="0.0000722438955164796" calcext:value-type="float">
            <text:p>0.000072243895516480</text:p>
          </table:table-cell>
          <table:table-cell table:number-columns-repeated="1022"/>
        </table:table-row>
        <table:table-row table:style-name="ro2">
          <table:table-cell table:style-name="ce4" office:value-type="float" office:value="31853" calcext:value-type="float">
            <text:p>31853.00000 </text:p>
          </table:table-cell>
          <table:table-cell table:style-name="ce6" table:formula="of:=ACOTH([.A642])" office:value-type="float" office:value="0.0000313942171955321" calcext:value-type="float">
            <text:p>0.000031394217195532</text:p>
          </table:table-cell>
          <table:table-cell table:number-columns-repeated="1022"/>
        </table:table-row>
        <table:table-row table:style-name="ro2">
          <table:table-cell table:style-name="ce4" office:value-type="float" office:value="13800" calcext:value-type="float">
            <text:p>13800.00000 </text:p>
          </table:table-cell>
          <table:table-cell table:style-name="ce6" table:formula="of:=ACOTH([.A643])" office:value-type="float" office:value="0.000072463768242815" calcext:value-type="float">
            <text:p>0.000072463768242815</text:p>
          </table:table-cell>
          <table:table-cell table:number-columns-repeated="1022"/>
        </table:table-row>
        <table:table-row table:style-name="ro2">
          <table:table-cell table:style-name="ce4" office:value-type="float" office:value="11777" calcext:value-type="float">
            <text:p>11777.00000 </text:p>
          </table:table-cell>
          <table:table-cell table:style-name="ce6" table:formula="of:=ACOTH([.A644])" office:value-type="float" office:value="0.0000849112679292902" calcext:value-type="float">
            <text:p>0.000084911267929290</text:p>
          </table:table-cell>
          <table:table-cell table:number-columns-repeated="1022"/>
        </table:table-row>
        <table:table-row table:style-name="ro2">
          <table:table-cell table:style-name="ce4" office:value-type="float" office:value="14730" calcext:value-type="float">
            <text:p>14730.00000 </text:p>
          </table:table-cell>
          <table:table-cell table:style-name="ce6" table:formula="of:=ACOTH([.A645])" office:value-type="float" office:value="0.0000678886626976855" calcext:value-type="float">
            <text:p>0.000067888662697686</text:p>
          </table:table-cell>
          <table:table-cell table:number-columns-repeated="1022"/>
        </table:table-row>
        <table:table-row table:style-name="ro2">
          <table:table-cell table:style-name="ce4" office:value-type="float" office:value="22309" calcext:value-type="float">
            <text:p>22309.00000 </text:p>
          </table:table-cell>
          <table:table-cell table:style-name="ce6" table:formula="of:=ACOTH([.A646])" office:value-type="float" office:value="0.0000448249585669103" calcext:value-type="float">
            <text:p>0.000044824958566910</text:p>
          </table:table-cell>
          <table:table-cell table:number-columns-repeated="1022"/>
        </table:table-row>
        <table:table-row table:style-name="ro2">
          <table:table-cell table:style-name="ce4" office:value-type="float" office:value="10913" calcext:value-type="float">
            <text:p>10913.00000 </text:p>
          </table:table-cell>
          <table:table-cell table:style-name="ce6" table:formula="of:=ACOTH([.A647])" office:value-type="float" office:value="0.0000916338314669863" calcext:value-type="float">
            <text:p>0.000091633831466986</text:p>
          </table:table-cell>
          <table:table-cell table:number-columns-repeated="1022"/>
        </table:table-row>
        <table:table-row table:style-name="ro2">
          <table:table-cell table:style-name="ce4" office:value-type="float" office:value="9334" calcext:value-type="float">
            <text:p>9334.00000 </text:p>
          </table:table-cell>
          <table:table-cell table:style-name="ce6" table:formula="of:=ACOTH([.A648])" office:value-type="float" office:value="0.00010713520503818" calcext:value-type="float">
            <text:p>0.000107135205038180</text:p>
          </table:table-cell>
          <table:table-cell table:number-columns-repeated="1022"/>
        </table:table-row>
        <table:table-row table:style-name="ro2">
          <table:table-cell table:style-name="ce4" office:value-type="float" office:value="11912" calcext:value-type="float">
            <text:p>11912.00000 </text:p>
          </table:table-cell>
          <table:table-cell table:style-name="ce6" table:formula="of:=ACOTH([.A649])" office:value-type="float" office:value="0.0000839489592301663" calcext:value-type="float">
            <text:p>0.000083948959230166</text:p>
          </table:table-cell>
          <table:table-cell table:number-columns-repeated="1022"/>
        </table:table-row>
        <table:table-row table:style-name="ro2">
          <table:table-cell table:style-name="ce4" office:value-type="float" office:value="27727" calcext:value-type="float">
            <text:p>27727.00000 </text:p>
          </table:table-cell>
          <table:table-cell table:style-name="ce6" table:formula="of:=ACOTH([.A650])" office:value-type="float" office:value="0.0000360659285330073" calcext:value-type="float">
            <text:p>0.000036065928533007</text:p>
          </table:table-cell>
          <table:table-cell table:number-columns-repeated="1022"/>
        </table:table-row>
        <table:table-row table:style-name="ro2">
          <table:table-cell table:style-name="ce4" office:value-type="float" office:value="5874" calcext:value-type="float">
            <text:p>5874.00000 </text:p>
          </table:table-cell>
          <table:table-cell table:style-name="ce6" table:formula="of:=ACOTH([.A651])" office:value-type="float" office:value="0.000170241744920066" calcext:value-type="float">
            <text:p>0.000170241744920066</text:p>
          </table:table-cell>
          <table:table-cell table:number-columns-repeated="1022"/>
        </table:table-row>
        <table:table-row table:style-name="ro2">
          <table:table-cell table:style-name="ce4" office:value-type="float" office:value="17233" calcext:value-type="float">
            <text:p>17233.00000 </text:p>
          </table:table-cell>
          <table:table-cell table:style-name="ce6" table:formula="of:=ACOTH([.A652])" office:value-type="float" office:value="0.000058028201771142" calcext:value-type="float">
            <text:p>0.000058028201771142</text:p>
          </table:table-cell>
          <table:table-cell table:number-columns-repeated="1022"/>
        </table:table-row>
        <table:table-row table:style-name="ro2">
          <table:table-cell table:style-name="ce4" office:value-type="float" office:value="28879" calcext:value-type="float">
            <text:p>28879.00000 </text:p>
          </table:table-cell>
          <table:table-cell table:style-name="ce6" table:formula="of:=ACOTH([.A653])" office:value-type="float" office:value="0.0000346272377991303" calcext:value-type="float">
            <text:p>0.000034627237799130</text:p>
          </table:table-cell>
          <table:table-cell table:number-columns-repeated="1022"/>
        </table:table-row>
        <table:table-row table:style-name="ro2">
          <table:table-cell table:style-name="ce4" office:value-type="float" office:value="27188" calcext:value-type="float">
            <text:p>27188.00000 </text:p>
          </table:table-cell>
          <table:table-cell table:style-name="ce6" table:formula="of:=ACOTH([.A654])" office:value-type="float" office:value="0.0000367809327809931" calcext:value-type="float">
            <text:p>0.000036780932780993</text:p>
          </table:table-cell>
          <table:table-cell table:number-columns-repeated="1022"/>
        </table:table-row>
        <table:table-row table:style-name="ro2">
          <table:table-cell table:style-name="ce4" office:value-type="float" office:value="27479" calcext:value-type="float">
            <text:p>27479.00000 </text:p>
          </table:table-cell>
          <table:table-cell table:style-name="ce6" table:formula="of:=ACOTH([.A655])" office:value-type="float" office:value="0.0000363914261960762" calcext:value-type="float">
            <text:p>0.000036391426196076</text:p>
          </table:table-cell>
          <table:table-cell table:number-columns-repeated="1022"/>
        </table:table-row>
        <table:table-row table:style-name="ro2">
          <table:table-cell table:style-name="ce4" office:value-type="float" office:value="1836" calcext:value-type="float">
            <text:p>1836.00000 </text:p>
          </table:table-cell>
          <table:table-cell table:style-name="ce6" table:formula="of:=ACOTH([.A656])" office:value-type="float" office:value="0.000544662363227511" calcext:value-type="float">
            <text:p>0.000544662363227511</text:p>
          </table:table-cell>
          <table:table-cell table:number-columns-repeated="1022"/>
        </table:table-row>
        <table:table-row table:style-name="ro2">
          <table:table-cell table:style-name="ce4" office:value-type="float" office:value="24670" calcext:value-type="float">
            <text:p>24670.00000 </text:p>
          </table:table-cell>
          <table:table-cell table:style-name="ce6" table:formula="of:=ACOTH([.A657])" office:value-type="float" office:value="0.0000405350628515254" calcext:value-type="float">
            <text:p>0.000040535062851525</text:p>
          </table:table-cell>
          <table:table-cell table:number-columns-repeated="1022"/>
        </table:table-row>
        <table:table-row table:style-name="ro2">
          <table:table-cell table:style-name="ce4" office:value-type="float" office:value="28518" calcext:value-type="float">
            <text:p>28518.00000 </text:p>
          </table:table-cell>
          <table:table-cell table:style-name="ce6" table:formula="of:=ACOTH([.A658])" office:value-type="float" office:value="0.0000350655726351588" calcext:value-type="float">
            <text:p>0.000035065572635159</text:p>
          </table:table-cell>
          <table:table-cell table:number-columns-repeated="1022"/>
        </table:table-row>
        <table:table-row table:style-name="ro2">
          <table:table-cell table:style-name="ce4" office:value-type="float" office:value="20578" calcext:value-type="float">
            <text:p>20578.00000 </text:p>
          </table:table-cell>
          <table:table-cell table:style-name="ce6" table:formula="of:=ACOTH([.A659])" office:value-type="float" office:value="0.0000485955875589235" calcext:value-type="float">
            <text:p>0.000048595587558924</text:p>
          </table:table-cell>
          <table:table-cell table:number-columns-repeated="1022"/>
        </table:table-row>
        <table:table-row table:style-name="ro2">
          <table:table-cell table:style-name="ce4" office:value-type="float" office:value="10595" calcext:value-type="float">
            <text:p>10595.00000 </text:p>
          </table:table-cell>
          <table:table-cell table:style-name="ce6" table:formula="of:=ACOTH([.A660])" office:value-type="float" office:value="0.0000943841437441819" calcext:value-type="float">
            <text:p>0.000094384143744182</text:p>
          </table:table-cell>
          <table:table-cell table:number-columns-repeated="1022"/>
        </table:table-row>
        <table:table-row table:style-name="ro2">
          <table:table-cell table:style-name="ce4" office:value-type="float" office:value="30706" calcext:value-type="float">
            <text:p>30706.00000 </text:p>
          </table:table-cell>
          <table:table-cell table:style-name="ce6" table:formula="of:=ACOTH([.A661])" office:value-type="float" office:value="0.0000325669250424503" calcext:value-type="float">
            <text:p>0.000032566925042450</text:p>
          </table:table-cell>
          <table:table-cell table:number-columns-repeated="1022"/>
        </table:table-row>
        <table:table-row table:style-name="ro2">
          <table:table-cell table:style-name="ce4" office:value-type="float" office:value="22334" calcext:value-type="float">
            <text:p>22334.00000 </text:p>
          </table:table-cell>
          <table:table-cell table:style-name="ce6" table:formula="of:=ACOTH([.A662])" office:value-type="float" office:value="0.0000447747828721716" calcext:value-type="float">
            <text:p>0.000044774782872172</text:p>
          </table:table-cell>
          <table:table-cell table:number-columns-repeated="1022"/>
        </table:table-row>
        <table:table-row table:style-name="ro2">
          <table:table-cell table:style-name="ce4" office:value-type="float" office:value="4445" calcext:value-type="float">
            <text:p>4445.00000 </text:p>
          </table:table-cell>
          <table:table-cell table:style-name="ce6" table:formula="of:=ACOTH([.A663])" office:value-type="float" office:value="0.000224971882310617" calcext:value-type="float">
            <text:p>0.000224971882310617</text:p>
          </table:table-cell>
          <table:table-cell table:number-columns-repeated="1022"/>
        </table:table-row>
        <table:table-row table:style-name="ro2">
          <table:table-cell table:style-name="ce4" office:value-type="float" office:value="28710" calcext:value-type="float">
            <text:p>28710.00000 </text:p>
          </table:table-cell>
          <table:table-cell table:style-name="ce6" table:formula="of:=ACOTH([.A664])" office:value-type="float" office:value="0.0000348310693279535" calcext:value-type="float">
            <text:p>0.000034831069327954</text:p>
          </table:table-cell>
          <table:table-cell table:number-columns-repeated="1022"/>
        </table:table-row>
        <table:table-row table:style-name="ro2">
          <table:table-cell table:style-name="ce4" office:value-type="float" office:value="11468" calcext:value-type="float">
            <text:p>11468.00000 </text:p>
          </table:table-cell>
          <table:table-cell table:style-name="ce6" table:formula="of:=ACOTH([.A665])" office:value-type="float" office:value="0.0000871991631090726" calcext:value-type="float">
            <text:p>0.000087199163109073</text:p>
          </table:table-cell>
          <table:table-cell table:number-columns-repeated="1022"/>
        </table:table-row>
        <table:table-row table:style-name="ro2">
          <table:table-cell table:style-name="ce4" office:value-type="float" office:value="10889" calcext:value-type="float">
            <text:p>10889.00000 </text:p>
          </table:table-cell>
          <table:table-cell table:style-name="ce6" table:formula="of:=ACOTH([.A666])" office:value-type="float" office:value="0.000091835797852084" calcext:value-type="float">
            <text:p>0.000091835797852084</text:p>
          </table:table-cell>
          <table:table-cell table:number-columns-repeated="1022"/>
        </table:table-row>
        <table:table-row table:style-name="ro2">
          <table:table-cell table:style-name="ce4" office:value-type="float" office:value="6705" calcext:value-type="float">
            <text:p>6705.00000 </text:p>
          </table:table-cell>
          <table:table-cell table:style-name="ce6" table:formula="of:=ACOTH([.A667])" office:value-type="float" office:value="0.000149142432127492" calcext:value-type="float">
            <text:p>0.000149142432127492</text:p>
          </table:table-cell>
          <table:table-cell table:number-columns-repeated="1022"/>
        </table:table-row>
        <table:table-row table:style-name="ro2">
          <table:table-cell table:style-name="ce4" office:value-type="float" office:value="17612" calcext:value-type="float">
            <text:p>17612.00000 </text:p>
          </table:table-cell>
          <table:table-cell table:style-name="ce6" table:formula="of:=ACOTH([.A668])" office:value-type="float" office:value="0.0000567794686052224" calcext:value-type="float">
            <text:p>0.000056779468605222</text:p>
          </table:table-cell>
          <table:table-cell table:number-columns-repeated="1022"/>
        </table:table-row>
        <table:table-row table:style-name="ro2">
          <table:table-cell table:style-name="ce4" office:value-type="float" office:value="31668" calcext:value-type="float">
            <text:p>31668.00000 </text:p>
          </table:table-cell>
          <table:table-cell table:style-name="ce6" table:formula="of:=ACOTH([.A669])" office:value-type="float" office:value="0.0000315776177950092" calcext:value-type="float">
            <text:p>0.000031577617795009</text:p>
          </table:table-cell>
          <table:table-cell table:number-columns-repeated="1022"/>
        </table:table-row>
        <table:table-row table:style-name="ro2">
          <table:table-cell table:style-name="ce4" office:value-type="float" office:value="2175" calcext:value-type="float">
            <text:p>2175.00000 </text:p>
          </table:table-cell>
          <table:table-cell table:style-name="ce6" table:formula="of:=ACOTH([.A670])" office:value-type="float" office:value="0.000459770147339291" calcext:value-type="float">
            <text:p>0.000459770147339291</text:p>
          </table:table-cell>
          <table:table-cell table:number-columns-repeated="1022"/>
        </table:table-row>
        <table:table-row table:style-name="ro2">
          <table:table-cell table:style-name="ce4" office:value-type="float" office:value="3207" calcext:value-type="float">
            <text:p>3207.00000 </text:p>
          </table:table-cell>
          <table:table-cell table:style-name="ce6" table:formula="of:=ACOTH([.A671])" office:value-type="float" office:value="0.000311817908453387" calcext:value-type="float">
            <text:p>0.000311817908453387</text:p>
          </table:table-cell>
          <table:table-cell table:number-columns-repeated="1022"/>
        </table:table-row>
        <table:table-row table:style-name="ro2">
          <table:table-cell table:style-name="ce4" office:value-type="float" office:value="1130" calcext:value-type="float">
            <text:p>1130.00000 </text:p>
          </table:table-cell>
          <table:table-cell table:style-name="ce6" table:formula="of:=ACOTH([.A672])" office:value-type="float" office:value="0.000884955983229207" calcext:value-type="float">
            <text:p>0.000884955983229207</text:p>
          </table:table-cell>
          <table:table-cell table:number-columns-repeated="1022"/>
        </table:table-row>
        <table:table-row table:style-name="ro2">
          <table:table-cell table:style-name="ce4" office:value-type="float" office:value="18238" calcext:value-type="float">
            <text:p>18238.00000 </text:p>
          </table:table-cell>
          <table:table-cell table:style-name="ce6" table:formula="of:=ACOTH([.A673])" office:value-type="float" office:value="0.0000548305735827041" calcext:value-type="float">
            <text:p>0.000054830573582704</text:p>
          </table:table-cell>
          <table:table-cell table:number-columns-repeated="1022"/>
        </table:table-row>
        <table:table-row table:style-name="ro2">
          <table:table-cell table:style-name="ce4" office:value-type="float" office:value="7157" calcext:value-type="float">
            <text:p>7157.00000 </text:p>
          </table:table-cell>
          <table:table-cell table:style-name="ce6" table:formula="of:=ACOTH([.A674])" office:value-type="float" office:value="0.000139723348680665" calcext:value-type="float">
            <text:p>0.000139723348680665</text:p>
          </table:table-cell>
          <table:table-cell table:number-columns-repeated="1022"/>
        </table:table-row>
        <table:table-row table:style-name="ro2">
          <table:table-cell table:style-name="ce4" office:value-type="float" office:value="12332" calcext:value-type="float">
            <text:p>12332.00000 </text:p>
          </table:table-cell>
          <table:table-cell table:style-name="ce6" table:formula="of:=ACOTH([.A675])" office:value-type="float" office:value="0.0000810898477288373" calcext:value-type="float">
            <text:p>0.000081089847728837</text:p>
          </table:table-cell>
          <table:table-cell table:number-columns-repeated="1022"/>
        </table:table-row>
        <table:table-row table:style-name="ro2">
          <table:table-cell table:style-name="ce4" office:value-type="float" office:value="16037" calcext:value-type="float">
            <text:p>16037.00000 </text:p>
          </table:table-cell>
          <table:table-cell table:style-name="ce6" table:formula="of:=ACOTH([.A676])" office:value-type="float" office:value="0.0000623558022881807" calcext:value-type="float">
            <text:p>0.000062355802288181</text:p>
          </table:table-cell>
          <table:table-cell table:number-columns-repeated="1022"/>
        </table:table-row>
        <table:table-row table:style-name="ro2">
          <table:table-cell table:style-name="ce4" office:value-type="float" office:value="27468" calcext:value-type="float">
            <text:p>27468.00000 </text:p>
          </table:table-cell>
          <table:table-cell table:style-name="ce6" table:formula="of:=ACOTH([.A677])" office:value-type="float" office:value="0.0000364059997248795" calcext:value-type="float">
            <text:p>0.000036405999724880</text:p>
          </table:table-cell>
          <table:table-cell table:number-columns-repeated="1022"/>
        </table:table-row>
        <table:table-row table:style-name="ro2">
          <table:table-cell table:style-name="ce4" office:value-type="float" office:value="28883" calcext:value-type="float">
            <text:p>28883.00000 </text:p>
          </table:table-cell>
          <table:table-cell table:style-name="ce6" table:formula="of:=ACOTH([.A678])" office:value-type="float" office:value="0.0000346224422809574" calcext:value-type="float">
            <text:p>0.000034622442280957</text:p>
          </table:table-cell>
          <table:table-cell table:number-columns-repeated="1022"/>
        </table:table-row>
        <table:table-row table:style-name="ro2">
          <table:table-cell table:style-name="ce4" office:value-type="float" office:value="17082" calcext:value-type="float">
            <text:p>17082.00000 </text:p>
          </table:table-cell>
          <table:table-cell table:style-name="ce6" table:formula="of:=ACOTH([.A679])" office:value-type="float" office:value="0.0000585411544984369" calcext:value-type="float">
            <text:p>0.000058541154498437</text:p>
          </table:table-cell>
          <table:table-cell table:number-columns-repeated="1022"/>
        </table:table-row>
        <table:table-row table:style-name="ro2">
          <table:table-cell table:style-name="ce4" office:value-type="float" office:value="22212" calcext:value-type="float">
            <text:p>22212.00000 </text:p>
          </table:table-cell>
          <table:table-cell table:style-name="ce6" table:formula="of:=ACOTH([.A680])" office:value-type="float" office:value="0.0000450207095567569" calcext:value-type="float">
            <text:p>0.000045020709556757</text:p>
          </table:table-cell>
          <table:table-cell table:number-columns-repeated="1022"/>
        </table:table-row>
        <table:table-row table:style-name="ro2">
          <table:table-cell table:style-name="ce4" office:value-type="float" office:value="10708" calcext:value-type="float">
            <text:p>10708.00000 </text:p>
          </table:table-cell>
          <table:table-cell table:style-name="ce6" table:formula="of:=ACOTH([.A681])" office:value-type="float" office:value="0.0000933881213024494" calcext:value-type="float">
            <text:p>0.000093388121302449</text:p>
          </table:table-cell>
          <table:table-cell table:number-columns-repeated="1022"/>
        </table:table-row>
        <table:table-row table:style-name="ro2">
          <table:table-cell table:style-name="ce4" office:value-type="float" office:value="15815" calcext:value-type="float">
            <text:p>15815.00000 </text:p>
          </table:table-cell>
          <table:table-cell table:style-name="ce6" table:formula="of:=ACOTH([.A682])" office:value-type="float" office:value="0.0000632311097902083" calcext:value-type="float">
            <text:p>0.000063231109790208</text:p>
          </table:table-cell>
          <table:table-cell table:number-columns-repeated="1022"/>
        </table:table-row>
        <table:table-row table:style-name="ro2">
          <table:table-cell table:style-name="ce4" office:value-type="float" office:value="27253" calcext:value-type="float">
            <text:p>27253.00000 </text:p>
          </table:table-cell>
          <table:table-cell table:style-name="ce6" table:formula="of:=ACOTH([.A683])" office:value-type="float" office:value="0.0000366932081036922" calcext:value-type="float">
            <text:p>0.000036693208103692</text:p>
          </table:table-cell>
          <table:table-cell table:number-columns-repeated="1022"/>
        </table:table-row>
        <table:table-row table:style-name="ro2">
          <table:table-cell table:style-name="ce4" office:value-type="float" office:value="15114" calcext:value-type="float">
            <text:p>15114.00000 </text:p>
          </table:table-cell>
          <table:table-cell table:style-name="ce6" table:formula="of:=ACOTH([.A684])" office:value-type="float" office:value="0.0000661638217188823" calcext:value-type="float">
            <text:p>0.000066163821718882</text:p>
          </table:table-cell>
          <table:table-cell table:number-columns-repeated="1022"/>
        </table:table-row>
        <table:table-row table:style-name="ro2">
          <table:table-cell table:style-name="ce4" office:value-type="float" office:value="21732" calcext:value-type="float">
            <text:p>21732.00000 </text:p>
          </table:table-cell>
          <table:table-cell table:style-name="ce6" table:formula="of:=ACOTH([.A685])" office:value-type="float" office:value="0.0000460150929829946" calcext:value-type="float">
            <text:p>0.000046015092982995</text:p>
          </table:table-cell>
          <table:table-cell table:number-columns-repeated="1022"/>
        </table:table-row>
        <table:table-row table:style-name="ro2">
          <table:table-cell table:style-name="ce4" office:value-type="float" office:value="30267" calcext:value-type="float">
            <text:p>30267.00000 </text:p>
          </table:table-cell>
          <table:table-cell table:style-name="ce6" table:formula="of:=ACOTH([.A686])" office:value-type="float" office:value="0.0000330392837203759" calcext:value-type="float">
            <text:p>0.000033039283720376</text:p>
          </table:table-cell>
          <table:table-cell table:number-columns-repeated="1022"/>
        </table:table-row>
        <table:table-row table:style-name="ro2">
          <table:table-cell table:style-name="ce4" office:value-type="float" office:value="20595" calcext:value-type="float">
            <text:p>20595.00000 </text:p>
          </table:table-cell>
          <table:table-cell table:style-name="ce6" table:formula="of:=ACOTH([.A687])" office:value-type="float" office:value="0.0000485554746678981" calcext:value-type="float">
            <text:p>0.000048555474667898</text:p>
          </table:table-cell>
          <table:table-cell table:number-columns-repeated="1022"/>
        </table:table-row>
        <table:table-row table:style-name="ro2">
          <table:table-cell table:style-name="ce4" office:value-type="float" office:value="9794" calcext:value-type="float">
            <text:p>9794.00000 </text:p>
          </table:table-cell>
          <table:table-cell table:style-name="ce6" table:formula="of:=ACOTH([.A688])" office:value-type="float" office:value="0.000102103328923361" calcext:value-type="float">
            <text:p>0.000102103328923361</text:p>
          </table:table-cell>
          <table:table-cell table:number-columns-repeated="1022"/>
        </table:table-row>
        <table:table-row table:style-name="ro2">
          <table:table-cell table:style-name="ce4" office:value-type="float" office:value="23011" calcext:value-type="float">
            <text:p>23011.00000 </text:p>
          </table:table-cell>
          <table:table-cell table:style-name="ce6" table:formula="of:=ACOTH([.A689])" office:value-type="float" office:value="0.0000434574768862017" calcext:value-type="float">
            <text:p>0.000043457476886202</text:p>
          </table:table-cell>
          <table:table-cell table:number-columns-repeated="1022"/>
        </table:table-row>
        <table:table-row table:style-name="ro2">
          <table:table-cell table:style-name="ce4" office:value-type="float" office:value="14469" calcext:value-type="float">
            <text:p>14469.00000 </text:p>
          </table:table-cell>
          <table:table-cell table:style-name="ce6" table:formula="of:=ACOTH([.A690])" office:value-type="float" office:value="0.0000691132767705107" calcext:value-type="float">
            <text:p>0.000069113276770511</text:p>
          </table:table-cell>
          <table:table-cell table:number-columns-repeated="1022"/>
        </table:table-row>
        <table:table-row table:style-name="ro2">
          <table:table-cell table:style-name="ce4" office:value-type="float" office:value="9728" calcext:value-type="float">
            <text:p>9728.00000 </text:p>
          </table:table-cell>
          <table:table-cell table:style-name="ce6" table:formula="of:=ACOTH([.A691])" office:value-type="float" office:value="0.00010279605299364" calcext:value-type="float">
            <text:p>0.000102796052993640</text:p>
          </table:table-cell>
          <table:table-cell table:number-columns-repeated="1022"/>
        </table:table-row>
        <table:table-row table:style-name="ro2">
          <table:table-cell table:style-name="ce4" office:value-type="float" office:value="8091" calcext:value-type="float">
            <text:p>8091.00000 </text:p>
          </table:table-cell>
          <table:table-cell table:style-name="ce6" table:formula="of:=ACOTH([.A692])" office:value-type="float" office:value="0.000123594117549382" calcext:value-type="float">
            <text:p>0.000123594117549382</text:p>
          </table:table-cell>
          <table:table-cell table:number-columns-repeated="1022"/>
        </table:table-row>
        <table:table-row table:style-name="ro2">
          <table:table-cell table:style-name="ce4" office:value-type="float" office:value="4633" calcext:value-type="float">
            <text:p>4633.00000 </text:p>
          </table:table-cell>
          <table:table-cell table:style-name="ce6" table:formula="of:=ACOTH([.A693])" office:value-type="float" office:value="0.00021584286974521" calcext:value-type="float">
            <text:p>0.000215842869745210</text:p>
          </table:table-cell>
          <table:table-cell table:number-columns-repeated="1022"/>
        </table:table-row>
        <table:table-row table:style-name="ro2">
          <table:table-cell table:style-name="ce4" office:value-type="float" office:value="27742" calcext:value-type="float">
            <text:p>27742.00000 </text:p>
          </table:table-cell>
          <table:table-cell table:style-name="ce6" table:formula="of:=ACOTH([.A694])" office:value-type="float" office:value="0.0000360464278146078" calcext:value-type="float">
            <text:p>0.000036046427814608</text:p>
          </table:table-cell>
          <table:table-cell table:number-columns-repeated="1022"/>
        </table:table-row>
        <table:table-row table:style-name="ro2">
          <table:table-cell table:style-name="ce4" office:value-type="float" office:value="6464" calcext:value-type="float">
            <text:p>6464.00000 </text:p>
          </table:table-cell>
          <table:table-cell table:style-name="ce6" table:formula="of:=ACOTH([.A695])" office:value-type="float" office:value="0.000154702971531198" calcext:value-type="float">
            <text:p>0.000154702971531198</text:p>
          </table:table-cell>
          <table:table-cell table:number-columns-repeated="1022"/>
        </table:table-row>
        <table:table-row table:style-name="ro2">
          <table:table-cell table:style-name="ce4" office:value-type="float" office:value="11446" calcext:value-type="float">
            <text:p>11446.00000 </text:p>
          </table:table-cell>
          <table:table-cell table:style-name="ce6" table:formula="of:=ACOTH([.A696])" office:value-type="float" office:value="0.000087366765904573" calcext:value-type="float">
            <text:p>0.000087366765904573</text:p>
          </table:table-cell>
          <table:table-cell table:number-columns-repeated="1022"/>
        </table:table-row>
        <table:table-row table:style-name="ro2">
          <table:table-cell table:style-name="ce4" office:value-type="float" office:value="31858" calcext:value-type="float">
            <text:p>31858.00000 </text:p>
          </table:table-cell>
          <table:table-cell table:style-name="ce6" table:formula="of:=ACOTH([.A697])" office:value-type="float" office:value="0.0000313892899846087" calcext:value-type="float">
            <text:p>0.000031389289984609</text:p>
          </table:table-cell>
          <table:table-cell table:number-columns-repeated="1022"/>
        </table:table-row>
        <table:table-row table:style-name="ro2">
          <table:table-cell table:style-name="ce4" office:value-type="float" office:value="9622" calcext:value-type="float">
            <text:p>9622.00000 </text:p>
          </table:table-cell>
          <table:table-cell table:style-name="ce6" table:formula="of:=ACOTH([.A698])" office:value-type="float" office:value="0.000103928497568065" calcext:value-type="float">
            <text:p>0.000103928497568065</text:p>
          </table:table-cell>
          <table:table-cell table:number-columns-repeated="1022"/>
        </table:table-row>
        <table:table-row table:style-name="ro2">
          <table:table-cell table:style-name="ce4" office:value-type="float" office:value="32022" calcext:value-type="float">
            <text:p>32022.00000 </text:p>
          </table:table-cell>
          <table:table-cell table:style-name="ce6" table:formula="of:=ACOTH([.A699])" office:value-type="float" office:value="0.0000312285303955286" calcext:value-type="float">
            <text:p>0.000031228530395529</text:p>
          </table:table-cell>
          <table:table-cell table:number-columns-repeated="1022"/>
        </table:table-row>
        <table:table-row table:style-name="ro2">
          <table:table-cell table:style-name="ce4" office:value-type="float" office:value="27134" calcext:value-type="float">
            <text:p>27134.00000 </text:p>
          </table:table-cell>
          <table:table-cell table:style-name="ce6" table:formula="of:=ACOTH([.A700])" office:value-type="float" office:value="0.0000368541313648059" calcext:value-type="float">
            <text:p>0.000036854131364806</text:p>
          </table:table-cell>
          <table:table-cell table:number-columns-repeated="1022"/>
        </table:table-row>
        <table:table-row table:style-name="ro2">
          <table:table-cell table:style-name="ce4" office:value-type="float" office:value="17534" calcext:value-type="float">
            <text:p>17534.00000 </text:p>
          </table:table-cell>
          <table:table-cell table:style-name="ce6" table:formula="of:=ACOTH([.A701])" office:value-type="float" office:value="0.0000570320520750431" calcext:value-type="float">
            <text:p>0.000057032052075043</text:p>
          </table:table-cell>
          <table:table-cell table:number-columns-repeated="1022"/>
        </table:table-row>
        <table:table-row table:style-name="ro2">
          <table:table-cell table:style-name="ce4" office:value-type="float" office:value="7942" calcext:value-type="float">
            <text:p>7942.00000 </text:p>
          </table:table-cell>
          <table:table-cell table:style-name="ce6" table:formula="of:=ACOTH([.A702])" office:value-type="float" office:value="0.000125912868960555" calcext:value-type="float">
            <text:p>0.000125912868960555</text:p>
          </table:table-cell>
          <table:table-cell table:number-columns-repeated="1022"/>
        </table:table-row>
        <table:table-row table:style-name="ro2">
          <table:table-cell table:style-name="ce4" office:value-type="float" office:value="10309" calcext:value-type="float">
            <text:p>10309.00000 </text:p>
          </table:table-cell>
          <table:table-cell table:style-name="ce6" table:formula="of:=ACOTH([.A703])" office:value-type="float" office:value="0.0000970026193749457" calcext:value-type="float">
            <text:p>0.000097002619374946</text:p>
          </table:table-cell>
          <table:table-cell table:number-columns-repeated="1022"/>
        </table:table-row>
        <table:table-row table:style-name="ro2">
          <table:table-cell table:style-name="ce4" office:value-type="float" office:value="32056" calcext:value-type="float">
            <text:p>32056.00000 </text:p>
          </table:table-cell>
          <table:table-cell table:style-name="ce6" table:formula="of:=ACOTH([.A704])" office:value-type="float" office:value="0.0000311954080460115" calcext:value-type="float">
            <text:p>0.000031195408046012</text:p>
          </table:table-cell>
          <table:table-cell table:number-columns-repeated="1022"/>
        </table:table-row>
        <table:table-row table:style-name="ro2">
          <table:table-cell table:style-name="ce4" office:value-type="float" office:value="15037" calcext:value-type="float">
            <text:p>15037.00000 </text:p>
          </table:table-cell>
          <table:table-cell table:style-name="ce6" table:formula="of:=ACOTH([.A705])" office:value-type="float" office:value="0.0000665026269518365" calcext:value-type="float">
            <text:p>0.000066502626951837</text:p>
          </table:table-cell>
          <table:table-cell table:number-columns-repeated="1022"/>
        </table:table-row>
        <table:table-row table:style-name="ro2">
          <table:table-cell table:style-name="ce4" office:value-type="float" office:value="25029" calcext:value-type="float">
            <text:p>25029.00000 </text:p>
          </table:table-cell>
          <table:table-cell table:style-name="ce6" table:formula="of:=ACOTH([.A706])" office:value-type="float" office:value="0.0000399536537829352" calcext:value-type="float">
            <text:p>0.000039953653782935</text:p>
          </table:table-cell>
          <table:table-cell table:number-columns-repeated="1022"/>
        </table:table-row>
        <table:table-row table:style-name="ro2">
          <table:table-cell table:style-name="ce4" office:value-type="float" office:value="20437" calcext:value-type="float">
            <text:p>20437.00000 </text:p>
          </table:table-cell>
          <table:table-cell table:style-name="ce6" table:formula="of:=ACOTH([.A707])" office:value-type="float" office:value="0.0000489308607328383" calcext:value-type="float">
            <text:p>0.000048930860732838</text:p>
          </table:table-cell>
          <table:table-cell table:number-columns-repeated="1022"/>
        </table:table-row>
        <table:table-row table:style-name="ro2">
          <table:table-cell table:style-name="ce4" office:value-type="float" office:value="5722" calcext:value-type="float">
            <text:p>5722.00000 </text:p>
          </table:table-cell>
          <table:table-cell table:style-name="ce6" table:formula="of:=ACOTH([.A708])" office:value-type="float" office:value="0.000174764070286798" calcext:value-type="float">
            <text:p>0.000174764070286798</text:p>
          </table:table-cell>
          <table:table-cell table:number-columns-repeated="1022"/>
        </table:table-row>
        <table:table-row table:style-name="ro2">
          <table:table-cell table:style-name="ce4" office:value-type="float" office:value="8730" calcext:value-type="float">
            <text:p>8730.00000 </text:p>
          </table:table-cell>
          <table:table-cell table:style-name="ce6" table:formula="of:=ACOTH([.A709])" office:value-type="float" office:value="0.000114547537728914" calcext:value-type="float">
            <text:p>0.000114547537728914</text:p>
          </table:table-cell>
          <table:table-cell table:number-columns-repeated="1022"/>
        </table:table-row>
        <table:table-row table:style-name="ro2">
          <table:table-cell table:style-name="ce4" office:value-type="float" office:value="27807" calcext:value-type="float">
            <text:p>27807.00000 </text:p>
          </table:table-cell>
          <table:table-cell table:style-name="ce6" table:formula="of:=ACOTH([.A710])" office:value-type="float" office:value="0.0000359621678149244" calcext:value-type="float">
            <text:p>0.000035962167814924</text:p>
          </table:table-cell>
          <table:table-cell table:number-columns-repeated="1022"/>
        </table:table-row>
        <table:table-row table:style-name="ro2">
          <table:table-cell table:style-name="ce4" office:value-type="float" office:value="24761" calcext:value-type="float">
            <text:p>24761.00000 </text:p>
          </table:table-cell>
          <table:table-cell table:style-name="ce6" table:formula="of:=ACOTH([.A711])" office:value-type="float" office:value="0.0000403860910521745" calcext:value-type="float">
            <text:p>0.000040386091052175</text:p>
          </table:table-cell>
          <table:table-cell table:number-columns-repeated="1022"/>
        </table:table-row>
        <table:table-row table:style-name="ro2">
          <table:table-cell table:style-name="ce4" office:value-type="float" office:value="29345" calcext:value-type="float">
            <text:p>29345.00000 </text:p>
          </table:table-cell>
          <table:table-cell table:style-name="ce6" table:formula="of:=ACOTH([.A712])" office:value-type="float" office:value="0.0000340773556104101" calcext:value-type="float">
            <text:p>0.000034077355610410</text:p>
          </table:table-cell>
          <table:table-cell table:number-columns-repeated="1022"/>
        </table:table-row>
        <table:table-row table:style-name="ro2">
          <table:table-cell table:style-name="ce4" office:value-type="float" office:value="30389" calcext:value-type="float">
            <text:p>30389.00000 </text:p>
          </table:table-cell>
          <table:table-cell table:style-name="ce6" table:formula="of:=ACOTH([.A713])" office:value-type="float" office:value="0.0000329066438632888" calcext:value-type="float">
            <text:p>0.000032906643863289</text:p>
          </table:table-cell>
          <table:table-cell table:number-columns-repeated="1022"/>
        </table:table-row>
        <table:table-row table:style-name="ro2">
          <table:table-cell table:style-name="ce4" office:value-type="float" office:value="28610" calcext:value-type="float">
            <text:p>28610.00000 </text:p>
          </table:table-cell>
          <table:table-cell table:style-name="ce6" table:formula="of:=ACOTH([.A714])" office:value-type="float" office:value="0.0000349528137157469" calcext:value-type="float">
            <text:p>0.000034952813715747</text:p>
          </table:table-cell>
          <table:table-cell table:number-columns-repeated="1022"/>
        </table:table-row>
        <table:table-row table:style-name="ro2">
          <table:table-cell table:style-name="ce4" office:value-type="float" office:value="7342" calcext:value-type="float">
            <text:p>7342.00000 </text:p>
          </table:table-cell>
          <table:table-cell table:style-name="ce6" table:formula="of:=ACOTH([.A715])" office:value-type="float" office:value="0.000136202670414598" calcext:value-type="float">
            <text:p>0.000136202670414598</text:p>
          </table:table-cell>
          <table:table-cell table:number-columns-repeated="1022"/>
        </table:table-row>
        <table:table-row table:style-name="ro2">
          <table:table-cell table:style-name="ce4" office:value-type="float" office:value="5598" calcext:value-type="float">
            <text:p>5598.00000 </text:p>
          </table:table-cell>
          <table:table-cell table:style-name="ce6" table:formula="of:=ACOTH([.A716])" office:value-type="float" office:value="0.000178635228766904" calcext:value-type="float">
            <text:p>0.000178635228766904</text:p>
          </table:table-cell>
          <table:table-cell table:number-columns-repeated="1022"/>
        </table:table-row>
        <table:table-row table:style-name="ro2">
          <table:table-cell table:style-name="ce4" office:value-type="float" office:value="4581" calcext:value-type="float">
            <text:p>4581.00000 </text:p>
          </table:table-cell>
          <table:table-cell table:style-name="ce6" table:formula="of:=ACOTH([.A717])" office:value-type="float" office:value="0.000218292952605112" calcext:value-type="float">
            <text:p>0.000218292952605112</text:p>
          </table:table-cell>
          <table:table-cell table:number-columns-repeated="1022"/>
        </table:table-row>
        <table:table-row table:style-name="ro2">
          <table:table-cell table:style-name="ce4" office:value-type="float" office:value="28859" calcext:value-type="float">
            <text:p>28859.00000 </text:p>
          </table:table-cell>
          <table:table-cell table:style-name="ce6" table:formula="of:=ACOTH([.A718])" office:value-type="float" office:value="0.0000346512353304148" calcext:value-type="float">
            <text:p>0.000034651235330415</text:p>
          </table:table-cell>
          <table:table-cell table:number-columns-repeated="1022"/>
        </table:table-row>
        <table:table-row table:style-name="ro2">
          <table:table-cell table:style-name="ce4" office:value-type="float" office:value="32358" calcext:value-type="float">
            <text:p>32358.00000 </text:p>
          </table:table-cell>
          <table:table-cell table:style-name="ce6" table:formula="of:=ACOTH([.A719])" office:value-type="float" office:value="0.0000309042586166419" calcext:value-type="float">
            <text:p>0.000030904258616642</text:p>
          </table:table-cell>
          <table:table-cell table:number-columns-repeated="1022"/>
        </table:table-row>
        <table:table-row table:style-name="ro2">
          <table:table-cell table:style-name="ce4" office:value-type="float" office:value="11793" calcext:value-type="float">
            <text:p>11793.00000 </text:p>
          </table:table-cell>
          <table:table-cell table:style-name="ce6" table:formula="of:=ACOTH([.A720])" office:value-type="float" office:value="0.000084796065665752" calcext:value-type="float">
            <text:p>0.000084796065665752</text:p>
          </table:table-cell>
          <table:table-cell table:number-columns-repeated="1022"/>
        </table:table-row>
        <table:table-row table:style-name="ro2">
          <table:table-cell table:style-name="ce4" office:value-type="float" office:value="20350" calcext:value-type="float">
            <text:p>20350.00000 </text:p>
          </table:table-cell>
          <table:table-cell table:style-name="ce6" table:formula="of:=ACOTH([.A721])" office:value-type="float" office:value="0.0000491400491795733" calcext:value-type="float">
            <text:p>0.000049140049179573</text:p>
          </table:table-cell>
          <table:table-cell table:number-columns-repeated="1022"/>
        </table:table-row>
        <table:table-row table:style-name="ro2">
          <table:table-cell table:style-name="ce4" office:value-type="float" office:value="27297" calcext:value-type="float">
            <text:p>27297.00000 </text:p>
          </table:table-cell>
          <table:table-cell table:style-name="ce6" table:formula="of:=ACOTH([.A722])" office:value-type="float" office:value="0.0000366340623675628" calcext:value-type="float">
            <text:p>0.000036634062367563</text:p>
          </table:table-cell>
          <table:table-cell table:number-columns-repeated="1022"/>
        </table:table-row>
        <table:table-row table:style-name="ro2">
          <table:table-cell table:style-name="ce4" office:value-type="float" office:value="10470" calcext:value-type="float">
            <text:p>10470.00000 </text:p>
          </table:table-cell>
          <table:table-cell table:style-name="ce6" table:formula="of:=ACOTH([.A723])" office:value-type="float" office:value="0.0000955109840535906" calcext:value-type="float">
            <text:p>0.000095510984053591</text:p>
          </table:table-cell>
          <table:table-cell table:number-columns-repeated="1022"/>
        </table:table-row>
        <table:table-row table:style-name="ro2">
          <table:table-cell table:style-name="ce4" office:value-type="float" office:value="21816" calcext:value-type="float">
            <text:p>21816.00000 </text:p>
          </table:table-cell>
          <table:table-cell table:style-name="ce6" table:formula="of:=ACOTH([.A724])" office:value-type="float" office:value="0.0000458379171571051" calcext:value-type="float">
            <text:p>0.000045837917157105</text:p>
          </table:table-cell>
          <table:table-cell table:number-columns-repeated="1022"/>
        </table:table-row>
        <table:table-row table:style-name="ro2">
          <table:table-cell table:style-name="ce4" office:value-type="float" office:value="6223" calcext:value-type="float">
            <text:p>6223.00000 </text:p>
          </table:table-cell>
          <table:table-cell table:style-name="ce6" table:formula="of:=ACOTH([.A725])" office:value-type="float" office:value="0.000160694200322607" calcext:value-type="float">
            <text:p>0.000160694200322607</text:p>
          </table:table-cell>
          <table:table-cell table:number-columns-repeated="1022"/>
        </table:table-row>
        <table:table-row table:style-name="ro2">
          <table:table-cell table:style-name="ce4" office:value-type="float" office:value="16016" calcext:value-type="float">
            <text:p>16016.00000 </text:p>
          </table:table-cell>
          <table:table-cell table:style-name="ce6" table:formula="of:=ACOTH([.A726])" office:value-type="float" office:value="0.0000624375625187223" calcext:value-type="float">
            <text:p>0.000062437562518722</text:p>
          </table:table-cell>
          <table:table-cell table:number-columns-repeated="1022"/>
        </table:table-row>
        <table:table-row table:style-name="ro2">
          <table:table-cell table:style-name="ce4" office:value-type="float" office:value="26157" calcext:value-type="float">
            <text:p>26157.00000 </text:p>
          </table:table-cell>
          <table:table-cell table:style-name="ce6" table:formula="of:=ACOTH([.A727])" office:value-type="float" office:value="0.0000382306839655087" calcext:value-type="float">
            <text:p>0.000038230683965509</text:p>
          </table:table-cell>
          <table:table-cell table:number-columns-repeated="1022"/>
        </table:table-row>
        <table:table-row table:style-name="ro2">
          <table:table-cell table:style-name="ce4" office:value-type="float" office:value="9577" calcext:value-type="float">
            <text:p>9577.00000 </text:p>
          </table:table-cell>
          <table:table-cell table:style-name="ce6" table:formula="of:=ACOTH([.A728])" office:value-type="float" office:value="0.000104416832372833" calcext:value-type="float">
            <text:p>0.000104416832372833</text:p>
          </table:table-cell>
          <table:table-cell table:number-columns-repeated="1022"/>
        </table:table-row>
        <table:table-row table:style-name="ro2">
          <table:table-cell table:style-name="ce4" office:value-type="float" office:value="30191" calcext:value-type="float">
            <text:p>30191.00000 </text:p>
          </table:table-cell>
          <table:table-cell table:style-name="ce6" table:formula="of:=ACOTH([.A729])" office:value-type="float" office:value="0.0000331224537234492" calcext:value-type="float">
            <text:p>0.000033122453723449</text:p>
          </table:table-cell>
          <table:table-cell table:number-columns-repeated="1022"/>
        </table:table-row>
        <table:table-row table:style-name="ro2">
          <table:table-cell table:style-name="ce4" office:value-type="float" office:value="2137" calcext:value-type="float">
            <text:p>2137.00000 </text:p>
          </table:table-cell>
          <table:table-cell table:style-name="ce6" table:formula="of:=ACOTH([.A730])" office:value-type="float" office:value="0.000467945752452512" calcext:value-type="float">
            <text:p>0.000467945752452512</text:p>
          </table:table-cell>
          <table:table-cell table:number-columns-repeated="1022"/>
        </table:table-row>
        <table:table-row table:style-name="ro2">
          <table:table-cell table:style-name="ce4" office:value-type="float" office:value="30998" calcext:value-type="float">
            <text:p>30998.00000 </text:p>
          </table:table-cell>
          <table:table-cell table:style-name="ce6" table:formula="of:=ACOTH([.A731])" office:value-type="float" office:value="0.0000322601458270153" calcext:value-type="float">
            <text:p>0.000032260145827015</text:p>
          </table:table-cell>
          <table:table-cell table:number-columns-repeated="1022"/>
        </table:table-row>
        <table:table-row table:style-name="ro2">
          <table:table-cell table:style-name="ce4" office:value-type="float" office:value="21279" calcext:value-type="float">
            <text:p>21279.00000 </text:p>
          </table:table-cell>
          <table:table-cell table:style-name="ce6" table:formula="of:=ACOTH([.A732])" office:value-type="float" office:value="0.0000469946896347068" calcext:value-type="float">
            <text:p>0.000046994689634707</text:p>
          </table:table-cell>
          <table:table-cell table:number-columns-repeated="1022"/>
        </table:table-row>
        <table:table-row table:style-name="ro2">
          <table:table-cell table:style-name="ce4" office:value-type="float" office:value="5050" calcext:value-type="float">
            <text:p>5050.00000 </text:p>
          </table:table-cell>
          <table:table-cell table:style-name="ce6" table:formula="of:=ACOTH([.A733])" office:value-type="float" office:value="0.000198019804568431" calcext:value-type="float">
            <text:p>0.000198019804568431</text:p>
          </table:table-cell>
          <table:table-cell table:number-columns-repeated="1022"/>
        </table:table-row>
        <table:table-row table:style-name="ro2">
          <table:table-cell table:style-name="ce4" office:value-type="float" office:value="11128" calcext:value-type="float">
            <text:p>11128.00000 </text:p>
          </table:table-cell>
          <table:table-cell table:style-name="ce6" table:formula="of:=ACOTH([.A734])" office:value-type="float" office:value="0.0000898634078622629" calcext:value-type="float">
            <text:p>0.000089863407862263</text:p>
          </table:table-cell>
          <table:table-cell table:number-columns-repeated="1022"/>
        </table:table-row>
        <table:table-row table:style-name="ro2">
          <table:table-cell table:style-name="ce4" office:value-type="float" office:value="18047" calcext:value-type="float">
            <text:p>18047.00000 </text:p>
          </table:table-cell>
          <table:table-cell table:style-name="ce6" table:formula="of:=ACOTH([.A735])" office:value-type="float" office:value="0.000055410871669685" calcext:value-type="float">
            <text:p>0.000055410871669685</text:p>
          </table:table-cell>
          <table:table-cell table:number-columns-repeated="1022"/>
        </table:table-row>
        <table:table-row table:style-name="ro2">
          <table:table-cell table:style-name="ce4" office:value-type="float" office:value="16850" calcext:value-type="float">
            <text:p>16850.00000 </text:p>
          </table:table-cell>
          <table:table-cell table:style-name="ce6" table:formula="of:=ACOTH([.A736])" office:value-type="float" office:value="0.0000593471810786148" calcext:value-type="float">
            <text:p>0.000059347181078615</text:p>
          </table:table-cell>
          <table:table-cell table:number-columns-repeated="1022"/>
        </table:table-row>
        <table:table-row table:style-name="ro2">
          <table:table-cell table:style-name="ce4" office:value-type="float" office:value="20758" calcext:value-type="float">
            <text:p>20758.00000 </text:p>
          </table:table-cell>
          <table:table-cell table:style-name="ce6" table:formula="of:=ACOTH([.A737])" office:value-type="float" office:value="0.000048174197936882" calcext:value-type="float">
            <text:p>0.000048174197936882</text:p>
          </table:table-cell>
          <table:table-cell table:number-columns-repeated="1022"/>
        </table:table-row>
        <table:table-row table:style-name="ro2">
          <table:table-cell table:style-name="ce4" office:value-type="float" office:value="11335" calcext:value-type="float">
            <text:p>11335.00000 </text:p>
          </table:table-cell>
          <table:table-cell table:style-name="ce6" table:formula="of:=ACOTH([.A738])" office:value-type="float" office:value="0.0000882223204759026" calcext:value-type="float">
            <text:p>0.000088222320475903</text:p>
          </table:table-cell>
          <table:table-cell table:number-columns-repeated="1022"/>
        </table:table-row>
        <table:table-row table:style-name="ro2">
          <table:table-cell table:style-name="ce4" office:value-type="float" office:value="6571" calcext:value-type="float">
            <text:p>6571.00000 </text:p>
          </table:table-cell>
          <table:table-cell table:style-name="ce6" table:formula="of:=ACOTH([.A739])" office:value-type="float" office:value="0.000152183839251257" calcext:value-type="float">
            <text:p>0.000152183839251257</text:p>
          </table:table-cell>
          <table:table-cell table:number-columns-repeated="1022"/>
        </table:table-row>
        <table:table-row table:style-name="ro2">
          <table:table-cell table:style-name="ce4" office:value-type="float" office:value="18122" calcext:value-type="float">
            <text:p>18122.00000 </text:p>
          </table:table-cell>
          <table:table-cell table:style-name="ce6" table:formula="of:=ACOTH([.A740])" office:value-type="float" office:value="0.0000551815473465984" calcext:value-type="float">
            <text:p>0.000055181547346598</text:p>
          </table:table-cell>
          <table:table-cell table:number-columns-repeated="1022"/>
        </table:table-row>
        <table:table-row table:style-name="ro2">
          <table:table-cell table:style-name="ce4" office:value-type="float" office:value="18683" calcext:value-type="float">
            <text:p>18683.00000 </text:p>
          </table:table-cell>
          <table:table-cell table:style-name="ce6" table:formula="of:=ACOTH([.A741])" office:value-type="float" office:value="0.0000535245946022974" calcext:value-type="float">
            <text:p>0.000053524594602297</text:p>
          </table:table-cell>
          <table:table-cell table:number-columns-repeated="1022"/>
        </table:table-row>
        <table:table-row table:style-name="ro2">
          <table:table-cell table:style-name="ce4" office:value-type="float" office:value="10609" calcext:value-type="float">
            <text:p>10609.00000 </text:p>
          </table:table-cell>
          <table:table-cell table:style-name="ce6" table:formula="of:=ACOTH([.A742])" office:value-type="float" office:value="0.0000942595911925365" calcext:value-type="float">
            <text:p>0.000094259591192537</text:p>
          </table:table-cell>
          <table:table-cell table:number-columns-repeated="1022"/>
        </table:table-row>
        <table:table-row table:style-name="ro2">
          <table:table-cell table:style-name="ce4" office:value-type="float" office:value="2021" calcext:value-type="float">
            <text:p>2021.00000 </text:p>
          </table:table-cell>
          <table:table-cell table:style-name="ce6" table:formula="of:=ACOTH([.A743])" office:value-type="float" office:value="0.000494804592583141" calcext:value-type="float">
            <text:p>0.000494804592583141</text:p>
          </table:table-cell>
          <table:table-cell table:number-columns-repeated="1022"/>
        </table:table-row>
        <table:table-row table:style-name="ro2">
          <table:table-cell table:style-name="ce4" office:value-type="float" office:value="3636" calcext:value-type="float">
            <text:p>3636.00000 </text:p>
          </table:table-cell>
          <table:table-cell table:style-name="ce6" table:formula="of:=ACOTH([.A744])" office:value-type="float" office:value="0.000275027509684661" calcext:value-type="float">
            <text:p>0.000275027509684661</text:p>
          </table:table-cell>
          <table:table-cell table:number-columns-repeated="1022"/>
        </table:table-row>
        <table:table-row table:style-name="ro2">
          <table:table-cell table:style-name="ce4" office:value-type="float" office:value="29362" calcext:value-type="float">
            <text:p>29362.00000 </text:p>
          </table:table-cell>
          <table:table-cell table:style-name="ce6" table:formula="of:=ACOTH([.A745])" office:value-type="float" office:value="0.0000340576255155052" calcext:value-type="float">
            <text:p>0.000034057625515505</text:p>
          </table:table-cell>
          <table:table-cell table:number-columns-repeated="1022"/>
        </table:table-row>
        <table:table-row table:style-name="ro2">
          <table:table-cell table:style-name="ce4" office:value-type="float" office:value="2472" calcext:value-type="float">
            <text:p>2472.00000 </text:p>
          </table:table-cell>
          <table:table-cell table:style-name="ce6" table:formula="of:=ACOTH([.A746])" office:value-type="float" office:value="0.000404530766403026" calcext:value-type="float">
            <text:p>0.000404530766403026</text:p>
          </table:table-cell>
          <table:table-cell table:number-columns-repeated="1022"/>
        </table:table-row>
        <table:table-row table:style-name="ro2">
          <table:table-cell table:style-name="ce4" office:value-type="float" office:value="14182" calcext:value-type="float">
            <text:p>14182.00000 </text:p>
          </table:table-cell>
          <table:table-cell table:style-name="ce6" table:formula="of:=ACOTH([.A747])" office:value-type="float" office:value="0.0000705119166307761" calcext:value-type="float">
            <text:p>0.000070511916630776</text:p>
          </table:table-cell>
          <table:table-cell table:number-columns-repeated="1022"/>
        </table:table-row>
        <table:table-row table:style-name="ro2">
          <table:table-cell table:style-name="ce4" office:value-type="float" office:value="22134" calcext:value-type="float">
            <text:p>22134.00000 </text:p>
          </table:table-cell>
          <table:table-cell table:style-name="ce6" table:formula="of:=ACOTH([.A748])" office:value-type="float" office:value="0.0000451793620981864" calcext:value-type="float">
            <text:p>0.000045179362098186</text:p>
          </table:table-cell>
          <table:table-cell table:number-columns-repeated="1022"/>
        </table:table-row>
        <table:table-row table:style-name="ro2">
          <table:table-cell table:style-name="ce4" office:value-type="float" office:value="16348" calcext:value-type="float">
            <text:p>16348.00000 </text:p>
          </table:table-cell>
          <table:table-cell table:style-name="ce6" table:formula="of:=ACOTH([.A749])" office:value-type="float" office:value="0.0000611695621022338" calcext:value-type="float">
            <text:p>0.000061169562102234</text:p>
          </table:table-cell>
          <table:table-cell table:number-columns-repeated="1022"/>
        </table:table-row>
        <table:table-row table:style-name="ro2">
          <table:table-cell table:style-name="ce4" office:value-type="float" office:value="12699" calcext:value-type="float">
            <text:p>12699.00000 </text:p>
          </table:table-cell>
          <table:table-cell table:style-name="ce6" table:formula="of:=ACOTH([.A750])" office:value-type="float" office:value="0.0000787463581437467" calcext:value-type="float">
            <text:p>0.000078746358143747</text:p>
          </table:table-cell>
          <table:table-cell table:number-columns-repeated="1022"/>
        </table:table-row>
        <table:table-row table:style-name="ro2">
          <table:table-cell table:style-name="ce4" office:value-type="float" office:value="3449" calcext:value-type="float">
            <text:p>3449.00000 </text:p>
          </table:table-cell>
          <table:table-cell table:style-name="ce6" table:formula="of:=ACOTH([.A751])" office:value-type="float" office:value="0.000289939120910829" calcext:value-type="float">
            <text:p>0.000289939120910829</text:p>
          </table:table-cell>
          <table:table-cell table:number-columns-repeated="1022"/>
        </table:table-row>
        <table:table-row table:style-name="ro2">
          <table:table-cell table:style-name="ce4" office:value-type="float" office:value="30144" calcext:value-type="float">
            <text:p>30144.00000 </text:p>
          </table:table-cell>
          <table:table-cell table:style-name="ce6" table:formula="of:=ACOTH([.A752])" office:value-type="float" office:value="0.0000331740976766725" calcext:value-type="float">
            <text:p>0.000033174097676673</text:p>
          </table:table-cell>
          <table:table-cell table:number-columns-repeated="1022"/>
        </table:table-row>
        <table:table-row table:style-name="ro2">
          <table:table-cell table:style-name="ce4" office:value-type="float" office:value="23479" calcext:value-type="float">
            <text:p>23479.00000 </text:p>
          </table:table-cell>
          <table:table-cell table:style-name="ce6" table:formula="of:=ACOTH([.A753])" office:value-type="float" office:value="0.0000425912517826246" calcext:value-type="float">
            <text:p>0.000042591251782625</text:p>
          </table:table-cell>
          <table:table-cell table:number-columns-repeated="1022"/>
        </table:table-row>
        <table:table-row table:style-name="ro2">
          <table:table-cell table:style-name="ce4" office:value-type="float" office:value="22050" calcext:value-type="float">
            <text:p>22050.00000 </text:p>
          </table:table-cell>
          <table:table-cell table:style-name="ce6" table:formula="of:=ACOTH([.A754])" office:value-type="float" office:value="0.0000453514739540204" calcext:value-type="float">
            <text:p>0.000045351473954020</text:p>
          </table:table-cell>
          <table:table-cell table:number-columns-repeated="1022"/>
        </table:table-row>
        <table:table-row table:style-name="ro2">
          <table:table-cell table:style-name="ce4" office:value-type="float" office:value="2013" calcext:value-type="float">
            <text:p>2013.00000 </text:p>
          </table:table-cell>
          <table:table-cell table:style-name="ce6" table:formula="of:=ACOTH([.A755])" office:value-type="float" office:value="0.000496771029438868" calcext:value-type="float">
            <text:p>0.000496771029438868</text:p>
          </table:table-cell>
          <table:table-cell table:number-columns-repeated="1022"/>
        </table:table-row>
        <table:table-row table:style-name="ro2">
          <table:table-cell table:style-name="ce4" office:value-type="float" office:value="24035" calcext:value-type="float">
            <text:p>24035.00000 </text:p>
          </table:table-cell>
          <table:table-cell table:style-name="ce6" table:formula="of:=ACOTH([.A756])" office:value-type="float" office:value="0.0000416059912867285" calcext:value-type="float">
            <text:p>0.000041605991286729</text:p>
          </table:table-cell>
          <table:table-cell table:number-columns-repeated="1022"/>
        </table:table-row>
        <table:table-row table:style-name="ro2">
          <table:table-cell table:style-name="ce4" office:value-type="float" office:value="28573" calcext:value-type="float">
            <text:p>28573.00000 </text:p>
          </table:table-cell>
          <table:table-cell table:style-name="ce6" table:formula="of:=ACOTH([.A757])" office:value-type="float" office:value="0.0000349980751202079" calcext:value-type="float">
            <text:p>0.000034998075120208</text:p>
          </table:table-cell>
          <table:table-cell table:number-columns-repeated="1022"/>
        </table:table-row>
        <table:table-row table:style-name="ro2">
          <table:table-cell table:style-name="ce4" office:value-type="float" office:value="16060" calcext:value-type="float">
            <text:p>16060.00000 </text:p>
          </table:table-cell>
          <table:table-cell table:style-name="ce6" table:formula="of:=ACOTH([.A758])" office:value-type="float" office:value="0.000062266500703175" calcext:value-type="float">
            <text:p>0.000062266500703175</text:p>
          </table:table-cell>
          <table:table-cell table:number-columns-repeated="1022"/>
        </table:table-row>
        <table:table-row table:style-name="ro2">
          <table:table-cell table:style-name="ce4" office:value-type="float" office:value="17771" calcext:value-type="float">
            <text:p>17771.00000 </text:p>
          </table:table-cell>
          <table:table-cell table:style-name="ce6" table:formula="of:=ACOTH([.A759])" office:value-type="float" office:value="0.0000562714535510697" calcext:value-type="float">
            <text:p>0.000056271453551070</text:p>
          </table:table-cell>
          <table:table-cell table:number-columns-repeated="1022"/>
        </table:table-row>
        <table:table-row table:style-name="ro2">
          <table:table-cell table:style-name="ce4" office:value-type="float" office:value="4711" calcext:value-type="float">
            <text:p>4711.00000 </text:p>
          </table:table-cell>
          <table:table-cell table:style-name="ce6" table:formula="of:=ACOTH([.A760])" office:value-type="float" office:value="0.000212269160479601" calcext:value-type="float">
            <text:p>0.000212269160479601</text:p>
          </table:table-cell>
          <table:table-cell table:number-columns-repeated="1022"/>
        </table:table-row>
        <table:table-row table:style-name="ro2">
          <table:table-cell table:style-name="ce4" office:value-type="float" office:value="4301" calcext:value-type="float">
            <text:p>4301.00000 </text:p>
          </table:table-cell>
          <table:table-cell table:style-name="ce6" table:formula="of:=ACOTH([.A761])" office:value-type="float" office:value="0.000232504073010833" calcext:value-type="float">
            <text:p>0.000232504073010833</text:p>
          </table:table-cell>
          <table:table-cell table:number-columns-repeated="1022"/>
        </table:table-row>
        <table:table-row table:style-name="ro2">
          <table:table-cell table:style-name="ce4" office:value-type="float" office:value="3132" calcext:value-type="float">
            <text:p>3132.00000 </text:p>
          </table:table-cell>
          <table:table-cell table:style-name="ce6" table:formula="of:=ACOTH([.A762])" office:value-type="float" office:value="0.00031928481289301" calcext:value-type="float">
            <text:p>0.000319284812893010</text:p>
          </table:table-cell>
          <table:table-cell table:number-columns-repeated="1022"/>
        </table:table-row>
        <table:table-row table:style-name="ro2">
          <table:table-cell table:style-name="ce4" office:value-type="float" office:value="504" calcext:value-type="float">
            <text:p>504.00000 </text:p>
          </table:table-cell>
          <table:table-cell table:style-name="ce6" table:formula="of:=ACOTH([.A763])" office:value-type="float" office:value="0.00198412958781034" calcext:value-type="float">
            <text:p>0.001984129587810340</text:p>
          </table:table-cell>
          <table:table-cell table:number-columns-repeated="1022"/>
        </table:table-row>
        <table:table-row table:style-name="ro2">
          <table:table-cell table:style-name="ce4" office:value-type="float" office:value="17623" calcext:value-type="float">
            <text:p>17623.00000 </text:p>
          </table:table-cell>
          <table:table-cell table:style-name="ce6" table:formula="of:=ACOTH([.A764])" office:value-type="float" office:value="0.0000567440277520089" calcext:value-type="float">
            <text:p>0.000056744027752009</text:p>
          </table:table-cell>
          <table:table-cell table:number-columns-repeated="1022"/>
        </table:table-row>
        <table:table-row table:style-name="ro2">
          <table:table-cell table:style-name="ce4" office:value-type="float" office:value="15214" calcext:value-type="float">
            <text:p>15214.00000 </text:p>
          </table:table-cell>
          <table:table-cell table:style-name="ce6" table:formula="of:=ACOTH([.A765])" office:value-type="float" office:value="0.0000657289339713912" calcext:value-type="float">
            <text:p>0.000065728933971391</text:p>
          </table:table-cell>
          <table:table-cell table:number-columns-repeated="1022"/>
        </table:table-row>
        <table:table-row table:style-name="ro2">
          <table:table-cell table:style-name="ce4" office:value-type="float" office:value="22463" calcext:value-type="float">
            <text:p>22463.00000 </text:p>
          </table:table-cell>
          <table:table-cell table:style-name="ce6" table:formula="of:=ACOTH([.A766])" office:value-type="float" office:value="0.0000445176512781192" calcext:value-type="float">
            <text:p>0.000044517651278119</text:p>
          </table:table-cell>
          <table:table-cell table:number-columns-repeated="1022"/>
        </table:table-row>
        <table:table-row table:style-name="ro2">
          <table:table-cell table:style-name="ce4" office:value-type="float" office:value="2429" calcext:value-type="float">
            <text:p>2429.00000 </text:p>
          </table:table-cell>
          <table:table-cell table:style-name="ce6" table:formula="of:=ACOTH([.A767])" office:value-type="float" office:value="0.000411692077602678" calcext:value-type="float">
            <text:p>0.000411692077602678</text:p>
          </table:table-cell>
          <table:table-cell table:number-columns-repeated="1022"/>
        </table:table-row>
        <table:table-row table:style-name="ro2">
          <table:table-cell table:style-name="ce4" office:value-type="float" office:value="2912" calcext:value-type="float">
            <text:p>2912.00000 </text:p>
          </table:table-cell>
          <table:table-cell table:style-name="ce6" table:formula="of:=ACOTH([.A768])" office:value-type="float" office:value="0.000343406606905653" calcext:value-type="float">
            <text:p>0.000343406606905653</text:p>
          </table:table-cell>
          <table:table-cell table:number-columns-repeated="1022"/>
        </table:table-row>
        <table:table-row table:style-name="ro2">
          <table:table-cell table:style-name="ce4" office:value-type="float" office:value="32465" calcext:value-type="float">
            <text:p>32465.00000 </text:p>
          </table:table-cell>
          <table:table-cell table:style-name="ce6" table:formula="of:=ACOTH([.A769])" office:value-type="float" office:value="0.0000308024025971064" calcext:value-type="float">
            <text:p>0.000030802402597106</text:p>
          </table:table-cell>
          <table:table-cell table:number-columns-repeated="1022"/>
        </table:table-row>
        <table:table-row table:style-name="ro2">
          <table:table-cell table:style-name="ce4" office:value-type="float" office:value="15841" calcext:value-type="float">
            <text:p>15841.00000 </text:p>
          </table:table-cell>
          <table:table-cell table:style-name="ce6" table:formula="of:=ACOTH([.A770])" office:value-type="float" office:value="0.0000631273279040483" calcext:value-type="float">
            <text:p>0.000063127327904048</text:p>
          </table:table-cell>
          <table:table-cell table:number-columns-repeated="1022"/>
        </table:table-row>
        <table:table-row table:style-name="ro2">
          <table:table-cell table:style-name="ce4" office:value-type="float" office:value="26230" calcext:value-type="float">
            <text:p>26230.00000 </text:p>
          </table:table-cell>
          <table:table-cell table:style-name="ce6" table:formula="of:=ACOTH([.A771])" office:value-type="float" office:value="0.00003812428518816" calcext:value-type="float">
            <text:p>0.000038124285188160</text:p>
          </table:table-cell>
          <table:table-cell table:number-columns-repeated="1022"/>
        </table:table-row>
        <table:table-row table:style-name="ro2">
          <table:table-cell table:style-name="ce4" office:value-type="float" office:value="26011" calcext:value-type="float">
            <text:p>26011.00000 </text:p>
          </table:table-cell>
          <table:table-cell table:style-name="ce6" table:formula="of:=ACOTH([.A772])" office:value-type="float" office:value="0.0000384452731726199" calcext:value-type="float">
            <text:p>0.000038445273172620</text:p>
          </table:table-cell>
          <table:table-cell table:number-columns-repeated="1022"/>
        </table:table-row>
        <table:table-row table:style-name="ro2">
          <table:table-cell table:style-name="ce4" office:value-type="float" office:value="16119" calcext:value-type="float">
            <text:p>16119.00000 </text:p>
          </table:table-cell>
          <table:table-cell table:style-name="ce6" table:formula="of:=ACOTH([.A773])" office:value-type="float" office:value="0.0000620385880813008" calcext:value-type="float">
            <text:p>0.000062038588081301</text:p>
          </table:table-cell>
          <table:table-cell table:number-columns-repeated="1022"/>
        </table:table-row>
        <table:table-row table:style-name="ro2">
          <table:table-cell table:style-name="ce4" office:value-type="float" office:value="10801" calcext:value-type="float">
            <text:p>10801.00000 </text:p>
          </table:table-cell>
          <table:table-cell table:style-name="ce6" table:formula="of:=ACOTH([.A774])" office:value-type="float" office:value="0.0000925840202627371" calcext:value-type="float">
            <text:p>0.000092584020262737</text:p>
          </table:table-cell>
          <table:table-cell table:number-columns-repeated="1022"/>
        </table:table-row>
        <table:table-row table:style-name="ro2">
          <table:table-cell table:style-name="ce4" office:value-type="float" office:value="20359" calcext:value-type="float">
            <text:p>20359.00000 </text:p>
          </table:table-cell>
          <table:table-cell table:style-name="ce6" table:formula="of:=ACOTH([.A775])" office:value-type="float" office:value="0.0000491183260869811" calcext:value-type="float">
            <text:p>0.000049118326086981</text:p>
          </table:table-cell>
          <table:table-cell table:number-columns-repeated="1022"/>
        </table:table-row>
        <table:table-row table:style-name="ro2">
          <table:table-cell table:style-name="ce4" office:value-type="float" office:value="934" calcext:value-type="float">
            <text:p>934.00000 </text:p>
          </table:table-cell>
          <table:table-cell table:style-name="ce6" table:formula="of:=ACOTH([.A776])" office:value-type="float" office:value="0.00107066422067154" calcext:value-type="float">
            <text:p>0.001070664220671540</text:p>
          </table:table-cell>
          <table:table-cell table:number-columns-repeated="1022"/>
        </table:table-row>
        <table:table-row table:style-name="ro2">
          <table:table-cell table:style-name="ce4" office:value-type="float" office:value="12115" calcext:value-type="float">
            <text:p>12115.00000 </text:p>
          </table:table-cell>
          <table:table-cell table:style-name="ce6" table:formula="of:=ACOTH([.A777])" office:value-type="float" office:value="0.0000825423031177114" calcext:value-type="float">
            <text:p>0.000082542303117711</text:p>
          </table:table-cell>
          <table:table-cell table:number-columns-repeated="1022"/>
        </table:table-row>
        <table:table-row table:style-name="ro2">
          <table:table-cell table:style-name="ce4" office:value-type="float" office:value="30434" calcext:value-type="float">
            <text:p>30434.00000 </text:p>
          </table:table-cell>
          <table:table-cell table:style-name="ce6" table:formula="of:=ACOTH([.A778])" office:value-type="float" office:value="0.0000328579877886332" calcext:value-type="float">
            <text:p>0.000032857987788633</text:p>
          </table:table-cell>
          <table:table-cell table:number-columns-repeated="1022"/>
        </table:table-row>
        <table:table-row table:style-name="ro2">
          <table:table-cell table:style-name="ce4" office:value-type="float" office:value="6245" calcext:value-type="float">
            <text:p>6245.00000 </text:p>
          </table:table-cell>
          <table:table-cell table:style-name="ce6" table:formula="of:=ACOTH([.A779])" office:value-type="float" office:value="0.000160128103850609" calcext:value-type="float">
            <text:p>0.000160128103850609</text:p>
          </table:table-cell>
          <table:table-cell table:number-columns-repeated="1022"/>
        </table:table-row>
        <table:table-row table:style-name="ro2">
          <table:table-cell table:style-name="ce4" office:value-type="float" office:value="889" calcext:value-type="float">
            <text:p>889.00000 </text:p>
          </table:table-cell>
          <table:table-cell table:style-name="ce6" table:formula="of:=ACOTH([.A780])" office:value-type="float" office:value="0.00112485986700777" calcext:value-type="float">
            <text:p>0.001124859867007770</text:p>
          </table:table-cell>
          <table:table-cell table:number-columns-repeated="1022"/>
        </table:table-row>
        <table:table-row table:style-name="ro2">
          <table:table-cell table:style-name="ce4" office:value-type="float" office:value="27344" calcext:value-type="float">
            <text:p>27344.00000 </text:p>
          </table:table-cell>
          <table:table-cell table:style-name="ce6" table:formula="of:=ACOTH([.A781])" office:value-type="float" office:value="0.0000365710942234241" calcext:value-type="float">
            <text:p>0.000036571094223424</text:p>
          </table:table-cell>
          <table:table-cell table:number-columns-repeated="1022"/>
        </table:table-row>
        <table:table-row table:style-name="ro2">
          <table:table-cell table:style-name="ce4" office:value-type="float" office:value="13507" calcext:value-type="float">
            <text:p>13507.00000 </text:p>
          </table:table-cell>
          <table:table-cell table:style-name="ce6" table:formula="of:=ACOTH([.A782])" office:value-type="float" office:value="0.0000740356853355518" calcext:value-type="float">
            <text:p>0.000074035685335552</text:p>
          </table:table-cell>
          <table:table-cell table:number-columns-repeated="1022"/>
        </table:table-row>
        <table:table-row table:style-name="ro2">
          <table:table-cell table:style-name="ce4" office:value-type="float" office:value="10740" calcext:value-type="float">
            <text:p>10740.00000 </text:p>
          </table:table-cell>
          <table:table-cell table:style-name="ce6" table:formula="of:=ACOTH([.A783])" office:value-type="float" office:value="0.0000931098699153075" calcext:value-type="float">
            <text:p>0.000093109869915308</text:p>
          </table:table-cell>
          <table:table-cell table:number-columns-repeated="1022"/>
        </table:table-row>
        <table:table-row table:style-name="ro2">
          <table:table-cell table:style-name="ce4" office:value-type="float" office:value="6263" calcext:value-type="float">
            <text:p>6263.00000 </text:p>
          </table:table-cell>
          <table:table-cell table:style-name="ce6" table:formula="of:=ACOTH([.A784])" office:value-type="float" office:value="0.000159667892144008" calcext:value-type="float">
            <text:p>0.000159667892144008</text:p>
          </table:table-cell>
          <table:table-cell table:number-columns-repeated="1022"/>
        </table:table-row>
        <table:table-row table:style-name="ro2">
          <table:table-cell table:style-name="ce4" office:value-type="float" office:value="19734" calcext:value-type="float">
            <text:p>19734.00000 </text:p>
          </table:table-cell>
          <table:table-cell table:style-name="ce6" table:formula="of:=ACOTH([.A785])" office:value-type="float" office:value="0.0000506739637608585" calcext:value-type="float">
            <text:p>0.000050673963760859</text:p>
          </table:table-cell>
          <table:table-cell table:number-columns-repeated="1022"/>
        </table:table-row>
        <table:table-row table:style-name="ro2">
          <table:table-cell table:style-name="ce4" office:value-type="float" office:value="12145" calcext:value-type="float">
            <text:p>12145.00000 </text:p>
          </table:table-cell>
          <table:table-cell table:style-name="ce6" table:formula="of:=ACOTH([.A786])" office:value-type="float" office:value="0.0000823384110547902" calcext:value-type="float">
            <text:p>0.000082338411054790</text:p>
          </table:table-cell>
          <table:table-cell table:number-columns-repeated="1022"/>
        </table:table-row>
        <table:table-row table:style-name="ro2">
          <table:table-cell table:style-name="ce4" office:value-type="float" office:value="17837" calcext:value-type="float">
            <text:p>17837.00000 </text:p>
          </table:table-cell>
          <table:table-cell table:style-name="ce6" table:formula="of:=ACOTH([.A787])" office:value-type="float" office:value="0.000056063239392742" calcext:value-type="float">
            <text:p>0.000056063239392742</text:p>
          </table:table-cell>
          <table:table-cell table:number-columns-repeated="1022"/>
        </table:table-row>
        <table:table-row table:style-name="ro2">
          <table:table-cell table:style-name="ce4" office:value-type="float" office:value="20804" calcext:value-type="float">
            <text:p>20804.00000 </text:p>
          </table:table-cell>
          <table:table-cell table:style-name="ce6" table:formula="of:=ACOTH([.A788])" office:value-type="float" office:value="0.0000480676793294146" calcext:value-type="float">
            <text:p>0.000048067679329415</text:p>
          </table:table-cell>
          <table:table-cell table:number-columns-repeated="1022"/>
        </table:table-row>
        <table:table-row table:style-name="ro2">
          <table:table-cell table:style-name="ce4" office:value-type="float" office:value="28937" calcext:value-type="float">
            <text:p>28937.00000 </text:p>
          </table:table-cell>
          <table:table-cell table:style-name="ce6" table:formula="of:=ACOTH([.A789])" office:value-type="float" office:value="0.0000345578325465109" calcext:value-type="float">
            <text:p>0.000034557832546511</text:p>
          </table:table-cell>
          <table:table-cell table:number-columns-repeated="1022"/>
        </table:table-row>
        <table:table-row table:style-name="ro2">
          <table:table-cell table:style-name="ce4" office:value-type="float" office:value="458" calcext:value-type="float">
            <text:p>458.00000 </text:p>
          </table:table-cell>
          <table:table-cell table:style-name="ce6" table:formula="of:=ACOTH([.A790])" office:value-type="float" office:value="0.00218340958317019" calcext:value-type="float">
            <text:p>0.002183409583170190</text:p>
          </table:table-cell>
          <table:table-cell table:number-columns-repeated="1022"/>
        </table:table-row>
        <table:table-row table:style-name="ro2">
          <table:table-cell table:style-name="ce4" office:value-type="float" office:value="6211" calcext:value-type="float">
            <text:p>6211.00000 </text:p>
          </table:table-cell>
          <table:table-cell table:style-name="ce6" table:formula="of:=ACOTH([.A791])" office:value-type="float" office:value="0.000161004670526598" calcext:value-type="float">
            <text:p>0.000161004670526598</text:p>
          </table:table-cell>
          <table:table-cell table:number-columns-repeated="1022"/>
        </table:table-row>
        <table:table-row table:style-name="ro2">
          <table:table-cell table:style-name="ce4" office:value-type="float" office:value="28631" calcext:value-type="float">
            <text:p>28631.00000 </text:p>
          </table:table-cell>
          <table:table-cell table:style-name="ce6" table:formula="of:=ACOTH([.A792])" office:value-type="float" office:value="0.0000349271768504492" calcext:value-type="float">
            <text:p>0.000034927176850449</text:p>
          </table:table-cell>
          <table:table-cell table:number-columns-repeated="1022"/>
        </table:table-row>
        <table:table-row table:style-name="ro2">
          <table:table-cell table:style-name="ce4" office:value-type="float" office:value="30867" calcext:value-type="float">
            <text:p>30867.00000 </text:p>
          </table:table-cell>
          <table:table-cell table:style-name="ce6" table:formula="of:=ACOTH([.A793])" office:value-type="float" office:value="0.0000323970583584672" calcext:value-type="float">
            <text:p>0.000032397058358467</text:p>
          </table:table-cell>
          <table:table-cell table:number-columns-repeated="1022"/>
        </table:table-row>
        <table:table-row table:style-name="ro2">
          <table:table-cell table:style-name="ce4" office:value-type="float" office:value="20134" calcext:value-type="float">
            <text:p>20134.00000 </text:p>
          </table:table-cell>
          <table:table-cell table:style-name="ce6" table:formula="of:=ACOTH([.A794])" office:value-type="float" office:value="0.0000496672296028274" calcext:value-type="float">
            <text:p>0.000049667229602827</text:p>
          </table:table-cell>
          <table:table-cell table:number-columns-repeated="1022"/>
        </table:table-row>
        <table:table-row table:style-name="ro2">
          <table:table-cell table:style-name="ce4" office:value-type="float" office:value="24454" calcext:value-type="float">
            <text:p>24454.00000 </text:p>
          </table:table-cell>
          <table:table-cell table:style-name="ce6" table:formula="of:=ACOTH([.A795])" office:value-type="float" office:value="0.0000408931054451702" calcext:value-type="float">
            <text:p>0.000040893105445170</text:p>
          </table:table-cell>
          <table:table-cell table:number-columns-repeated="1022"/>
        </table:table-row>
        <table:table-row table:style-name="ro2">
          <table:table-cell table:style-name="ce4" office:value-type="float" office:value="2000" calcext:value-type="float">
            <text:p>2000.00000 </text:p>
          </table:table-cell>
          <table:table-cell table:style-name="ce6" table:formula="of:=ACOTH([.A796])" office:value-type="float" office:value="0.000500000041666637" calcext:value-type="float">
            <text:p>0.000500000041666637</text:p>
          </table:table-cell>
          <table:table-cell table:number-columns-repeated="1022"/>
        </table:table-row>
        <table:table-row table:style-name="ro2">
          <table:table-cell table:style-name="ce4" office:value-type="float" office:value="420" calcext:value-type="float">
            <text:p>420.00000 </text:p>
          </table:table-cell>
          <table:table-cell table:style-name="ce6" table:formula="of:=ACOTH([.A797])" office:value-type="float" office:value="0.00238095688012189" calcext:value-type="float">
            <text:p>0.002380956880121890</text:p>
          </table:table-cell>
          <table:table-cell table:number-columns-repeated="1022"/>
        </table:table-row>
        <table:table-row table:style-name="ro2">
          <table:table-cell table:style-name="ce4" office:value-type="float" office:value="29122" calcext:value-type="float">
            <text:p>29122.00000 </text:p>
          </table:table-cell>
          <table:table-cell table:style-name="ce6" table:formula="of:=ACOTH([.A798])" office:value-type="float" office:value="0.0000343383009543262" calcext:value-type="float">
            <text:p>0.000034338300954326</text:p>
          </table:table-cell>
          <table:table-cell table:number-columns-repeated="1022"/>
        </table:table-row>
        <table:table-row table:style-name="ro2">
          <table:table-cell table:style-name="ce4" office:value-type="float" office:value="10119" calcext:value-type="float">
            <text:p>10119.00000 </text:p>
          </table:table-cell>
          <table:table-cell table:style-name="ce6" table:formula="of:=ACOTH([.A799])" office:value-type="float" office:value="0.0000988239947876156" calcext:value-type="float">
            <text:p>0.000098823994787616</text:p>
          </table:table-cell>
          <table:table-cell table:number-columns-repeated="1022"/>
        </table:table-row>
        <table:table-row table:style-name="ro2">
          <table:table-cell table:style-name="ce4" office:value-type="float" office:value="22283" calcext:value-type="float">
            <text:p>22283.00000 </text:p>
          </table:table-cell>
          <table:table-cell table:style-name="ce6" table:formula="of:=ACOTH([.A800])" office:value-type="float" office:value="0.0000448772607221564" calcext:value-type="float">
            <text:p>0.000044877260722156</text:p>
          </table:table-cell>
          <table:table-cell table:number-columns-repeated="1022"/>
        </table:table-row>
        <table:table-row table:style-name="ro2">
          <table:table-cell table:style-name="ce4" office:value-type="float" office:value="27767" calcext:value-type="float">
            <text:p>27767.00000 </text:p>
          </table:table-cell>
          <table:table-cell table:style-name="ce6" table:formula="of:=ACOTH([.A801])" office:value-type="float" office:value="0.000036013973437275" calcext:value-type="float">
            <text:p>0.000036013973437275</text:p>
          </table:table-cell>
          <table:table-cell table:number-columns-repeated="1022"/>
        </table:table-row>
        <table:table-row table:style-name="ro2">
          <table:table-cell table:style-name="ce4" office:value-type="float" office:value="15613" calcext:value-type="float">
            <text:p>15613.00000 </text:p>
          </table:table-cell>
          <table:table-cell table:style-name="ce6" table:formula="of:=ACOTH([.A802])" office:value-type="float" office:value="0.0000640491898653783" calcext:value-type="float">
            <text:p>0.000064049189865378</text:p>
          </table:table-cell>
          <table:table-cell table:number-columns-repeated="1022"/>
        </table:table-row>
        <table:table-row table:style-name="ro2">
          <table:table-cell table:style-name="ce4" office:value-type="float" office:value="25341" calcext:value-type="float">
            <text:p>25341.00000 </text:p>
          </table:table-cell>
          <table:table-cell table:style-name="ce6" table:formula="of:=ACOTH([.A803])" office:value-type="float" office:value="0.0000394617418618089" calcext:value-type="float">
            <text:p>0.000039461741861809</text:p>
          </table:table-cell>
          <table:table-cell table:number-columns-repeated="1022"/>
        </table:table-row>
        <table:table-row table:style-name="ro2">
          <table:table-cell table:style-name="ce4" office:value-type="float" office:value="3189" calcext:value-type="float">
            <text:p>3189.00000 </text:p>
          </table:table-cell>
          <table:table-cell table:style-name="ce6" table:formula="of:=ACOTH([.A804])" office:value-type="float" office:value="0.000313577934392343" calcext:value-type="float">
            <text:p>0.000313577934392343</text:p>
          </table:table-cell>
          <table:table-cell table:number-columns-repeated="1022"/>
        </table:table-row>
        <table:table-row table:style-name="ro2">
          <table:table-cell table:style-name="ce4" office:value-type="float" office:value="22294" calcext:value-type="float">
            <text:p>22294.00000 </text:p>
          </table:table-cell>
          <table:table-cell table:style-name="ce6" table:formula="of:=ACOTH([.A805])" office:value-type="float" office:value="0.000044855117998988" calcext:value-type="float">
            <text:p>0.000044855117998988</text:p>
          </table:table-cell>
          <table:table-cell table:number-columns-repeated="1022"/>
        </table:table-row>
        <table:table-row table:style-name="ro2">
          <table:table-cell table:style-name="ce4" office:value-type="float" office:value="5575" calcext:value-type="float">
            <text:p>5575.00000 </text:p>
          </table:table-cell>
          <table:table-cell table:style-name="ce6" table:formula="of:=ACOTH([.A806])" office:value-type="float" office:value="0.000179372199233111" calcext:value-type="float">
            <text:p>0.000179372199233111</text:p>
          </table:table-cell>
          <table:table-cell table:number-columns-repeated="1022"/>
        </table:table-row>
        <table:table-row table:style-name="ro2">
          <table:table-cell table:style-name="ce4" office:value-type="float" office:value="25319" calcext:value-type="float">
            <text:p>25319.00000 </text:p>
          </table:table-cell>
          <table:table-cell table:style-name="ce6" table:formula="of:=ACOTH([.A807])" office:value-type="float" office:value="0.0000394960306694061" calcext:value-type="float">
            <text:p>0.000039496030669406</text:p>
          </table:table-cell>
          <table:table-cell table:number-columns-repeated="1022"/>
        </table:table-row>
        <table:table-row table:style-name="ro2">
          <table:table-cell table:style-name="ce4" office:value-type="float" office:value="28958" calcext:value-type="float">
            <text:p>28958.00000 </text:p>
          </table:table-cell>
          <table:table-cell table:style-name="ce6" table:formula="of:=ACOTH([.A808])" office:value-type="float" office:value="0.0000345327716139904" calcext:value-type="float">
            <text:p>0.000034532771613990</text:p>
          </table:table-cell>
          <table:table-cell table:number-columns-repeated="1022"/>
        </table:table-row>
        <table:table-row table:style-name="ro2">
          <table:table-cell table:style-name="ce4" office:value-type="float" office:value="29216" calcext:value-type="float">
            <text:p>29216.00000 </text:p>
          </table:table-cell>
          <table:table-cell table:style-name="ce6" table:formula="of:=ACOTH([.A809])" office:value-type="float" office:value="0.0000342278203857316" calcext:value-type="float">
            <text:p>0.000034227820385732</text:p>
          </table:table-cell>
          <table:table-cell table:number-columns-repeated="1022"/>
        </table:table-row>
        <table:table-row table:style-name="ro2">
          <table:table-cell table:style-name="ce4" office:value-type="float" office:value="1750" calcext:value-type="float">
            <text:p>1750.00000 </text:p>
          </table:table-cell>
          <table:table-cell table:style-name="ce6" table:formula="of:=ACOTH([.A810])" office:value-type="float" office:value="0.000571428633624901" calcext:value-type="float">
            <text:p>0.000571428633624901</text:p>
          </table:table-cell>
          <table:table-cell table:number-columns-repeated="1022"/>
        </table:table-row>
        <table:table-row table:style-name="ro2">
          <table:table-cell table:style-name="ce4" office:value-type="float" office:value="29043" calcext:value-type="float">
            <text:p>29043.00000 </text:p>
          </table:table-cell>
          <table:table-cell table:style-name="ce6" table:formula="of:=ACOTH([.A811])" office:value-type="float" office:value="0.000034431704727305" calcext:value-type="float">
            <text:p>0.000034431704727305</text:p>
          </table:table-cell>
          <table:table-cell table:number-columns-repeated="1022"/>
        </table:table-row>
        <table:table-row table:style-name="ro2">
          <table:table-cell table:style-name="ce4" office:value-type="float" office:value="10128" calcext:value-type="float">
            <text:p>10128.00000 </text:p>
          </table:table-cell>
          <table:table-cell table:style-name="ce6" table:formula="of:=ACOTH([.A812])" office:value-type="float" office:value="0.0000987361772560977" calcext:value-type="float">
            <text:p>0.000098736177256098</text:p>
          </table:table-cell>
          <table:table-cell table:number-columns-repeated="1022"/>
        </table:table-row>
        <table:table-row table:style-name="ro2">
          <table:table-cell table:style-name="ce4" office:value-type="float" office:value="4810" calcext:value-type="float">
            <text:p>4810.00000 </text:p>
          </table:table-cell>
          <table:table-cell table:style-name="ce6" table:formula="of:=ACOTH([.A813])" office:value-type="float" office:value="0.000207900210895504" calcext:value-type="float">
            <text:p>0.000207900210895504</text:p>
          </table:table-cell>
          <table:table-cell table:number-columns-repeated="1022"/>
        </table:table-row>
        <table:table-row table:style-name="ro2">
          <table:table-cell table:style-name="ce4" office:value-type="float" office:value="6682" calcext:value-type="float">
            <text:p>6682.00000 </text:p>
          </table:table-cell>
          <table:table-cell table:style-name="ce6" table:formula="of:=ACOTH([.A814])" office:value-type="float" office:value="0.000149655792796461" calcext:value-type="float">
            <text:p>0.000149655792796461</text:p>
          </table:table-cell>
          <table:table-cell table:number-columns-repeated="1022"/>
        </table:table-row>
        <table:table-row table:style-name="ro2">
          <table:table-cell table:style-name="ce4" office:value-type="float" office:value="5151" calcext:value-type="float">
            <text:p>5151.00000 </text:p>
          </table:table-cell>
          <table:table-cell table:style-name="ce6" table:formula="of:=ACOTH([.A815])" office:value-type="float" office:value="0.000194137063203866" calcext:value-type="float">
            <text:p>0.000194137063203866</text:p>
          </table:table-cell>
          <table:table-cell table:number-columns-repeated="1022"/>
        </table:table-row>
        <table:table-row table:style-name="ro2">
          <table:table-cell table:style-name="ce4" office:value-type="float" office:value="30048" calcext:value-type="float">
            <text:p>30048.00000 </text:p>
          </table:table-cell>
          <table:table-cell table:style-name="ce6" table:formula="of:=ACOTH([.A816])" office:value-type="float" office:value="0.0000332800852093507" calcext:value-type="float">
            <text:p>0.000033280085209351</text:p>
          </table:table-cell>
          <table:table-cell table:number-columns-repeated="1022"/>
        </table:table-row>
        <table:table-row table:style-name="ro2">
          <table:table-cell table:style-name="ce4" office:value-type="float" office:value="9764" calcext:value-type="float">
            <text:p>9764.00000 </text:p>
          </table:table-cell>
          <table:table-cell table:style-name="ce6" table:formula="of:=ACOTH([.A817])" office:value-type="float" office:value="0.000102417042553938" calcext:value-type="float">
            <text:p>0.000102417042553938</text:p>
          </table:table-cell>
          <table:table-cell table:number-columns-repeated="1022"/>
        </table:table-row>
        <table:table-row table:style-name="ro2">
          <table:table-cell table:style-name="ce4" office:value-type="float" office:value="3828" calcext:value-type="float">
            <text:p>3828.00000 </text:p>
          </table:table-cell>
          <table:table-cell table:style-name="ce6" table:formula="of:=ACOTH([.A818])" office:value-type="float" office:value="0.00026123302579612" calcext:value-type="float">
            <text:p>0.000261233025796120</text:p>
          </table:table-cell>
          <table:table-cell table:number-columns-repeated="1022"/>
        </table:table-row>
        <table:table-row table:style-name="ro2">
          <table:table-cell table:style-name="ce4" office:value-type="float" office:value="14622" calcext:value-type="float">
            <text:p>14622.00000 </text:p>
          </table:table-cell>
          <table:table-cell table:style-name="ce6" table:formula="of:=ACOTH([.A819])" office:value-type="float" office:value="0.000068390097220614" calcext:value-type="float">
            <text:p>0.000068390097220614</text:p>
          </table:table-cell>
          <table:table-cell table:number-columns-repeated="1022"/>
        </table:table-row>
        <table:table-row table:style-name="ro2">
          <table:table-cell table:style-name="ce4" office:value-type="float" office:value="19202" calcext:value-type="float">
            <text:p>19202.00000 </text:p>
          </table:table-cell>
          <table:table-cell table:style-name="ce6" table:formula="of:=ACOTH([.A820])" office:value-type="float" office:value="0.000052077908598249" calcext:value-type="float">
            <text:p>0.000052077908598249</text:p>
          </table:table-cell>
          <table:table-cell table:number-columns-repeated="1022"/>
        </table:table-row>
        <table:table-row table:style-name="ro2">
          <table:table-cell table:style-name="ce4" office:value-type="float" office:value="27038" calcext:value-type="float">
            <text:p>27038.00000 </text:p>
          </table:table-cell>
          <table:table-cell table:style-name="ce6" table:formula="of:=ACOTH([.A821])" office:value-type="float" office:value="0.0000369849841133055" calcext:value-type="float">
            <text:p>0.000036984984113306</text:p>
          </table:table-cell>
          <table:table-cell table:number-columns-repeated="1022"/>
        </table:table-row>
        <table:table-row table:style-name="ro2">
          <table:table-cell table:style-name="ce4" office:value-type="float" office:value="16547" calcext:value-type="float">
            <text:p>16547.00000 </text:p>
          </table:table-cell>
          <table:table-cell table:style-name="ce6" table:formula="of:=ACOTH([.A822])" office:value-type="float" office:value="0.0000604339155869286" calcext:value-type="float">
            <text:p>0.000060433915586929</text:p>
          </table:table-cell>
          <table:table-cell table:number-columns-repeated="1022"/>
        </table:table-row>
        <table:table-row table:style-name="ro2">
          <table:table-cell table:style-name="ce4" office:value-type="float" office:value="21501" calcext:value-type="float">
            <text:p>21501.00000 </text:p>
          </table:table-cell>
          <table:table-cell table:style-name="ce6" table:formula="of:=ACOTH([.A823])" office:value-type="float" office:value="0.0000465094647096512" calcext:value-type="float">
            <text:p>0.000046509464709651</text:p>
          </table:table-cell>
          <table:table-cell table:number-columns-repeated="1022"/>
        </table:table-row>
        <table:table-row table:style-name="ro2">
          <table:table-cell table:style-name="ce4" office:value-type="float" office:value="32225" calcext:value-type="float">
            <text:p>32225.00000 </text:p>
          </table:table-cell>
          <table:table-cell table:style-name="ce6" table:formula="of:=ACOTH([.A824])" office:value-type="float" office:value="0.0000310318076127819" calcext:value-type="float">
            <text:p>0.000031031807612782</text:p>
          </table:table-cell>
          <table:table-cell table:number-columns-repeated="1022"/>
        </table:table-row>
        <table:table-row table:style-name="ro2">
          <table:table-cell table:style-name="ce4" office:value-type="float" office:value="3274" calcext:value-type="float">
            <text:p>3274.00000 </text:p>
          </table:table-cell>
          <table:table-cell table:style-name="ce6" table:formula="of:=ACOTH([.A825])" office:value-type="float" office:value="0.000305436784085908" calcext:value-type="float">
            <text:p>0.000305436784085908</text:p>
          </table:table-cell>
          <table:table-cell table:number-columns-repeated="1022"/>
        </table:table-row>
        <table:table-row table:style-name="ro2">
          <table:table-cell table:style-name="ce4" office:value-type="float" office:value="20735" calcext:value-type="float">
            <text:p>20735.00000 </text:p>
          </table:table-cell>
          <table:table-cell table:style-name="ce6" table:formula="of:=ACOTH([.A826])" office:value-type="float" office:value="0.0000482276344718853" calcext:value-type="float">
            <text:p>0.000048227634471885</text:p>
          </table:table-cell>
          <table:table-cell table:number-columns-repeated="1022"/>
        </table:table-row>
        <table:table-row table:style-name="ro2">
          <table:table-cell table:style-name="ce4" office:value-type="float" office:value="11654" calcext:value-type="float">
            <text:p>11654.00000 </text:p>
          </table:table-cell>
          <table:table-cell table:style-name="ce6" table:formula="of:=ACOTH([.A827])" office:value-type="float" office:value="0.0000858074482971008" calcext:value-type="float">
            <text:p>0.000085807448297101</text:p>
          </table:table-cell>
          <table:table-cell table:number-columns-repeated="1022"/>
        </table:table-row>
        <table:table-row table:style-name="ro2">
          <table:table-cell table:style-name="ce4" office:value-type="float" office:value="26799" calcext:value-type="float">
            <text:p>26799.00000 </text:p>
          </table:table-cell>
          <table:table-cell table:style-name="ce6" table:formula="of:=ACOTH([.A828])" office:value-type="float" office:value="0.000037314825197329" calcext:value-type="float">
            <text:p>0.000037314825197329</text:p>
          </table:table-cell>
          <table:table-cell table:number-columns-repeated="1022"/>
        </table:table-row>
        <table:table-row table:style-name="ro2">
          <table:table-cell table:style-name="ce4" office:value-type="float" office:value="8291" calcext:value-type="float">
            <text:p>8291.00000 </text:p>
          </table:table-cell>
          <table:table-cell table:style-name="ce6" table:formula="of:=ACOTH([.A829])" office:value-type="float" office:value="0.000120612713164824" calcext:value-type="float">
            <text:p>0.000120612713164824</text:p>
          </table:table-cell>
          <table:table-cell table:number-columns-repeated="1022"/>
        </table:table-row>
        <table:table-row table:style-name="ro2">
          <table:table-cell table:style-name="ce4" office:value-type="float" office:value="27497" calcext:value-type="float">
            <text:p>27497.00000 </text:p>
          </table:table-cell>
          <table:table-cell table:style-name="ce6" table:formula="of:=ACOTH([.A830])" office:value-type="float" office:value="0.0000363676037545819" calcext:value-type="float">
            <text:p>0.000036367603754582</text:p>
          </table:table-cell>
          <table:table-cell table:number-columns-repeated="1022"/>
        </table:table-row>
        <table:table-row table:style-name="ro2">
          <table:table-cell table:style-name="ce4" office:value-type="float" office:value="27365" calcext:value-type="float">
            <text:p>27365.00000 </text:p>
          </table:table-cell>
          <table:table-cell table:style-name="ce6" table:formula="of:=ACOTH([.A831])" office:value-type="float" office:value="0.0000365430294333589" calcext:value-type="float">
            <text:p>0.000036543029433359</text:p>
          </table:table-cell>
          <table:table-cell table:number-columns-repeated="1022"/>
        </table:table-row>
        <table:table-row table:style-name="ro2">
          <table:table-cell table:style-name="ce4" office:value-type="float" office:value="26106" calcext:value-type="float">
            <text:p>26106.00000 </text:p>
          </table:table-cell>
          <table:table-cell table:style-name="ce6" table:formula="of:=ACOTH([.A832])" office:value-type="float" office:value="0.0000383053704316326" calcext:value-type="float">
            <text:p>0.000038305370431633</text:p>
          </table:table-cell>
          <table:table-cell table:number-columns-repeated="1022"/>
        </table:table-row>
        <table:table-row table:style-name="ro2">
          <table:table-cell table:style-name="ce4" office:value-type="float" office:value="30351" calcext:value-type="float">
            <text:p>30351.00000 </text:p>
          </table:table-cell>
          <table:table-cell table:style-name="ce6" table:formula="of:=ACOTH([.A833])" office:value-type="float" office:value="0.000032947843575596" calcext:value-type="float">
            <text:p>0.000032947843575596</text:p>
          </table:table-cell>
          <table:table-cell table:number-columns-repeated="1022"/>
        </table:table-row>
        <table:table-row table:style-name="ro2">
          <table:table-cell table:style-name="ce4" office:value-type="float" office:value="13314" calcext:value-type="float">
            <text:p>13314.00000 </text:p>
          </table:table-cell>
          <table:table-cell table:style-name="ce6" table:formula="of:=ACOTH([.A834])" office:value-type="float" office:value="0.0000751089080576694" calcext:value-type="float">
            <text:p>0.000075108908057669</text:p>
          </table:table-cell>
          <table:table-cell table:number-columns-repeated="1022"/>
        </table:table-row>
        <table:table-row table:style-name="ro2">
          <table:table-cell table:style-name="ce4" office:value-type="float" office:value="4105" calcext:value-type="float">
            <text:p>4105.00000 </text:p>
          </table:table-cell>
          <table:table-cell table:style-name="ce6" table:formula="of:=ACOTH([.A835])" office:value-type="float" office:value="0.000243605364136716" calcext:value-type="float">
            <text:p>0.000243605364136716</text:p>
          </table:table-cell>
          <table:table-cell table:number-columns-repeated="1022"/>
        </table:table-row>
        <table:table-row table:style-name="ro2">
          <table:table-cell table:style-name="ce4" office:value-type="float" office:value="22785" calcext:value-type="float">
            <text:p>22785.00000 </text:p>
          </table:table-cell>
          <table:table-cell table:style-name="ce6" table:formula="of:=ACOTH([.A836])" office:value-type="float" office:value="0.0000438885231793729" calcext:value-type="float">
            <text:p>0.000043888523179373</text:p>
          </table:table-cell>
          <table:table-cell table:number-columns-repeated="1022"/>
        </table:table-row>
        <table:table-row table:style-name="ro2">
          <table:table-cell table:style-name="ce4" office:value-type="float" office:value="22625" calcext:value-type="float">
            <text:p>22625.00000 </text:p>
          </table:table-cell>
          <table:table-cell table:style-name="ce6" table:formula="of:=ACOTH([.A837])" office:value-type="float" office:value="0.0000441988950564177" calcext:value-type="float">
            <text:p>0.000044198895056418</text:p>
          </table:table-cell>
          <table:table-cell table:number-columns-repeated="1022"/>
        </table:table-row>
        <table:table-row table:style-name="ro2">
          <table:table-cell table:style-name="ce4" office:value-type="float" office:value="14107" calcext:value-type="float">
            <text:p>14107.00000 </text:p>
          </table:table-cell>
          <table:table-cell table:style-name="ce6" table:formula="of:=ACOTH([.A838])" office:value-type="float" office:value="0.0000708867939090133" calcext:value-type="float">
            <text:p>0.000070886793909013</text:p>
          </table:table-cell>
          <table:table-cell table:number-columns-repeated="1022"/>
        </table:table-row>
        <table:table-row table:style-name="ro2">
          <table:table-cell table:style-name="ce4" office:value-type="float" office:value="333" calcext:value-type="float">
            <text:p>333.00000 </text:p>
          </table:table-cell>
          <table:table-cell table:style-name="ce6" table:formula="of:=ACOTH([.A839])" office:value-type="float" office:value="0.00300301203010597" calcext:value-type="float">
            <text:p>0.003003012030105970</text:p>
          </table:table-cell>
          <table:table-cell table:number-columns-repeated="1022"/>
        </table:table-row>
        <table:table-row table:style-name="ro2">
          <table:table-cell table:style-name="ce4" office:value-type="float" office:value="14533" calcext:value-type="float">
            <text:p>14533.00000 </text:p>
          </table:table-cell>
          <table:table-cell table:style-name="ce6" table:formula="of:=ACOTH([.A840])" office:value-type="float" office:value="0.0000688089177443141" calcext:value-type="float">
            <text:p>0.000068808917744314</text:p>
          </table:table-cell>
          <table:table-cell table:number-columns-repeated="1022"/>
        </table:table-row>
        <table:table-row table:style-name="ro2">
          <table:table-cell table:style-name="ce4" office:value-type="float" office:value="13474" calcext:value-type="float">
            <text:p>13474.00000 </text:p>
          </table:table-cell>
          <table:table-cell table:style-name="ce6" table:formula="of:=ACOTH([.A841])" office:value-type="float" office:value="0.0000742170106750492" calcext:value-type="float">
            <text:p>0.000074217010675049</text:p>
          </table:table-cell>
          <table:table-cell table:number-columns-repeated="1022"/>
        </table:table-row>
        <table:table-row table:style-name="ro2">
          <table:table-cell table:style-name="ce4" office:value-type="float" office:value="27885" calcext:value-type="float">
            <text:p>27885.00000 </text:p>
          </table:table-cell>
          <table:table-cell table:style-name="ce6" table:formula="of:=ACOTH([.A842])" office:value-type="float" office:value="0.0000358615743385258" calcext:value-type="float">
            <text:p>0.000035861574338526</text:p>
          </table:table-cell>
          <table:table-cell table:number-columns-repeated="1022"/>
        </table:table-row>
        <table:table-row table:style-name="ro2">
          <table:table-cell table:style-name="ce4" office:value-type="float" office:value="18520" calcext:value-type="float">
            <text:p>18520.00000 </text:p>
          </table:table-cell>
          <table:table-cell table:style-name="ce6" table:formula="of:=ACOTH([.A843])" office:value-type="float" office:value="0.0000539956803980422" calcext:value-type="float">
            <text:p>0.000053995680398042</text:p>
          </table:table-cell>
          <table:table-cell table:number-columns-repeated="1022"/>
        </table:table-row>
        <table:table-row table:style-name="ro2">
          <table:table-cell table:style-name="ce4" office:value-type="float" office:value="20835" calcext:value-type="float">
            <text:p>20835.00000 </text:p>
          </table:table-cell>
          <table:table-cell table:style-name="ce6" table:formula="of:=ACOTH([.A844])" office:value-type="float" office:value="0.0000479961603440062" calcext:value-type="float">
            <text:p>0.000047996160344006</text:p>
          </table:table-cell>
          <table:table-cell table:number-columns-repeated="1022"/>
        </table:table-row>
        <table:table-row table:style-name="ro2">
          <table:table-cell table:style-name="ce4" office:value-type="float" office:value="11217" calcext:value-type="float">
            <text:p>11217.00000 </text:p>
          </table:table-cell>
          <table:table-cell table:style-name="ce6" table:formula="of:=ACOTH([.A845])" office:value-type="float" office:value="0.0000891503969554987" calcext:value-type="float">
            <text:p>0.000089150396955499</text:p>
          </table:table-cell>
          <table:table-cell table:number-columns-repeated="1022"/>
        </table:table-row>
        <table:table-row table:style-name="ro2">
          <table:table-cell table:style-name="ce4" office:value-type="float" office:value="9610" calcext:value-type="float">
            <text:p>9610.00000 </text:p>
          </table:table-cell>
          <table:table-cell table:style-name="ce6" table:formula="of:=ACOTH([.A846])" office:value-type="float" office:value="0.000104058273008261" calcext:value-type="float">
            <text:p>0.000104058273008261</text:p>
          </table:table-cell>
          <table:table-cell table:number-columns-repeated="1022"/>
        </table:table-row>
        <table:table-row table:style-name="ro2">
          <table:table-cell table:style-name="ce4" office:value-type="float" office:value="8257" calcext:value-type="float">
            <text:p>8257.00000 </text:p>
          </table:table-cell>
          <table:table-cell table:style-name="ce6" table:formula="of:=ACOTH([.A847])" office:value-type="float" office:value="0.000121109362345759" calcext:value-type="float">
            <text:p>0.000121109362345759</text:p>
          </table:table-cell>
          <table:table-cell table:number-columns-repeated="1022"/>
        </table:table-row>
        <table:table-row table:style-name="ro2">
          <table:table-cell table:style-name="ce4" office:value-type="float" office:value="12192" calcext:value-type="float">
            <text:p>12192.00000 </text:p>
          </table:table-cell>
          <table:table-cell table:style-name="ce6" table:formula="of:=ACOTH([.A848])" office:value-type="float" office:value="0.0000820209975592197" calcext:value-type="float">
            <text:p>0.000082020997559220</text:p>
          </table:table-cell>
          <table:table-cell table:number-columns-repeated="1022"/>
        </table:table-row>
        <table:table-row table:style-name="ro2">
          <table:table-cell table:style-name="ce4" office:value-type="float" office:value="7528" calcext:value-type="float">
            <text:p>7528.00000 </text:p>
          </table:table-cell>
          <table:table-cell table:style-name="ce6" table:formula="of:=ACOTH([.A849])" office:value-type="float" office:value="0.000132837407795135" calcext:value-type="float">
            <text:p>0.000132837407795135</text:p>
          </table:table-cell>
          <table:table-cell table:number-columns-repeated="1022"/>
        </table:table-row>
        <table:table-row table:style-name="ro2">
          <table:table-cell table:style-name="ce4" office:value-type="float" office:value="28948" calcext:value-type="float">
            <text:p>28948.00000 </text:p>
          </table:table-cell>
          <table:table-cell table:style-name="ce6" table:formula="of:=ACOTH([.A850])" office:value-type="float" office:value="0.0000345447008566323" calcext:value-type="float">
            <text:p>0.000034544700856632</text:p>
          </table:table-cell>
          <table:table-cell table:number-columns-repeated="1022"/>
        </table:table-row>
        <table:table-row table:style-name="ro2">
          <table:table-cell table:style-name="ce4" office:value-type="float" office:value="3319" calcext:value-type="float">
            <text:p>3319.00000 </text:p>
          </table:table-cell>
          <table:table-cell table:style-name="ce6" table:formula="of:=ACOTH([.A851])" office:value-type="float" office:value="0.000301295580072257" calcext:value-type="float">
            <text:p>0.000301295580072257</text:p>
          </table:table-cell>
          <table:table-cell table:number-columns-repeated="1022"/>
        </table:table-row>
        <table:table-row table:style-name="ro2">
          <table:table-cell table:style-name="ce4" office:value-type="float" office:value="27334" calcext:value-type="float">
            <text:p>27334.00000 </text:p>
          </table:table-cell>
          <table:table-cell table:style-name="ce6" table:formula="of:=ACOTH([.A852])" office:value-type="float" office:value="0.0000365844735657992" calcext:value-type="float">
            <text:p>0.000036584473565799</text:p>
          </table:table-cell>
          <table:table-cell table:number-columns-repeated="1022"/>
        </table:table-row>
        <table:table-row table:style-name="ro2">
          <table:table-cell table:style-name="ce4" office:value-type="float" office:value="6753" calcext:value-type="float">
            <text:p>6753.00000 </text:p>
          </table:table-cell>
          <table:table-cell table:style-name="ce6" table:formula="of:=ACOTH([.A853])" office:value-type="float" office:value="0.000148082334859932" calcext:value-type="float">
            <text:p>0.000148082334859932</text:p>
          </table:table-cell>
          <table:table-cell table:number-columns-repeated="1022"/>
        </table:table-row>
        <table:table-row table:style-name="ro2">
          <table:table-cell table:style-name="ce4" office:value-type="float" office:value="22573" calcext:value-type="float">
            <text:p>22573.00000 </text:p>
          </table:table-cell>
          <table:table-cell table:style-name="ce6" table:formula="of:=ACOTH([.A854])" office:value-type="float" office:value="0.0000443007132704653" calcext:value-type="float">
            <text:p>0.000044300713270465</text:p>
          </table:table-cell>
          <table:table-cell table:number-columns-repeated="1022"/>
        </table:table-row>
        <table:table-row table:style-name="ro2">
          <table:table-cell table:style-name="ce4" office:value-type="float" office:value="481" calcext:value-type="float">
            <text:p>481.00000 </text:p>
          </table:table-cell>
          <table:table-cell table:style-name="ce6" table:formula="of:=ACOTH([.A855])" office:value-type="float" office:value="0.00207900507433184" calcext:value-type="float">
            <text:p>0.002079005074331840</text:p>
          </table:table-cell>
          <table:table-cell table:number-columns-repeated="1022"/>
        </table:table-row>
        <table:table-row table:style-name="ro2">
          <table:table-cell table:style-name="ce4" office:value-type="float" office:value="16559" calcext:value-type="float">
            <text:p>16559.00000 </text:p>
          </table:table-cell>
          <table:table-cell table:style-name="ce6" table:formula="of:=ACOTH([.A856])" office:value-type="float" office:value="0.0000603901202497651" calcext:value-type="float">
            <text:p>0.000060390120249765</text:p>
          </table:table-cell>
          <table:table-cell table:number-columns-repeated="1022"/>
        </table:table-row>
        <table:table-row table:style-name="ro2">
          <table:table-cell table:style-name="ce4" office:value-type="float" office:value="24825" calcext:value-type="float">
            <text:p>24825.00000 </text:p>
          </table:table-cell>
          <table:table-cell table:style-name="ce6" table:formula="of:=ACOTH([.A857])" office:value-type="float" office:value="0.0000402819738385377" calcext:value-type="float">
            <text:p>0.000040281973838538</text:p>
          </table:table-cell>
          <table:table-cell table:number-columns-repeated="1022"/>
        </table:table-row>
        <table:table-row table:style-name="ro2">
          <table:table-cell table:style-name="ce4" office:value-type="float" office:value="30894" calcext:value-type="float">
            <text:p>30894.00000 </text:p>
          </table:table-cell>
          <table:table-cell table:style-name="ce6" table:formula="of:=ACOTH([.A858])" office:value-type="float" office:value="0.0000323687447513992" calcext:value-type="float">
            <text:p>0.000032368744751399</text:p>
          </table:table-cell>
          <table:table-cell table:number-columns-repeated="1022"/>
        </table:table-row>
        <table:table-row table:style-name="ro2">
          <table:table-cell table:style-name="ce4" office:value-type="float" office:value="23489" calcext:value-type="float">
            <text:p>23489.00000 </text:p>
          </table:table-cell>
          <table:table-cell table:style-name="ce6" table:formula="of:=ACOTH([.A859])" office:value-type="float" office:value="0.0000425731193581559" calcext:value-type="float">
            <text:p>0.000042573119358156</text:p>
          </table:table-cell>
          <table:table-cell table:number-columns-repeated="1022"/>
        </table:table-row>
        <table:table-row table:style-name="ro2">
          <table:table-cell table:style-name="ce4" office:value-type="float" office:value="14367" calcext:value-type="float">
            <text:p>14367.00000 </text:p>
          </table:table-cell>
          <table:table-cell table:style-name="ce6" table:formula="of:=ACOTH([.A860])" office:value-type="float" office:value="0.0000696039536169378" calcext:value-type="float">
            <text:p>0.000069603953616938</text:p>
          </table:table-cell>
          <table:table-cell table:number-columns-repeated="1022"/>
        </table:table-row>
        <table:table-row table:style-name="ro2">
          <table:table-cell table:style-name="ce4" office:value-type="float" office:value="17844" calcext:value-type="float">
            <text:p>17844.00000 </text:p>
          </table:table-cell>
          <table:table-cell table:style-name="ce6" table:formula="of:=ACOTH([.A861])" office:value-type="float" office:value="0.0000560412464160352" calcext:value-type="float">
            <text:p>0.000056041246416035</text:p>
          </table:table-cell>
          <table:table-cell table:number-columns-repeated="1022"/>
        </table:table-row>
        <table:table-row table:style-name="ro2">
          <table:table-cell table:style-name="ce4" office:value-type="float" office:value="23196" calcext:value-type="float">
            <text:p>23196.00000 </text:p>
          </table:table-cell>
          <table:table-cell table:style-name="ce6" table:formula="of:=ACOTH([.A862])" office:value-type="float" office:value="0.0000431108812131144" calcext:value-type="float">
            <text:p>0.000043110881213114</text:p>
          </table:table-cell>
          <table:table-cell table:number-columns-repeated="1022"/>
        </table:table-row>
        <table:table-row table:style-name="ro2">
          <table:table-cell table:style-name="ce4" office:value-type="float" office:value="12766" calcext:value-type="float">
            <text:p>12766.00000 </text:p>
          </table:table-cell>
          <table:table-cell table:style-name="ce6" table:formula="of:=ACOTH([.A863])" office:value-type="float" office:value="0.0000783330723833012" calcext:value-type="float">
            <text:p>0.000078333072383301</text:p>
          </table:table-cell>
          <table:table-cell table:number-columns-repeated="1022"/>
        </table:table-row>
        <table:table-row table:style-name="ro2">
          <table:table-cell table:style-name="ce4" office:value-type="float" office:value="15703" calcext:value-type="float">
            <text:p>15703.00000 </text:p>
          </table:table-cell>
          <table:table-cell table:style-name="ce6" table:formula="of:=ACOTH([.A864])" office:value-type="float" office:value="0.0000636820990481222" calcext:value-type="float">
            <text:p>0.000063682099048122</text:p>
          </table:table-cell>
          <table:table-cell table:number-columns-repeated="1022"/>
        </table:table-row>
        <table:table-row table:style-name="ro2">
          <table:table-cell table:style-name="ce4" office:value-type="float" office:value="11681" calcext:value-type="float">
            <text:p>11681.00000 </text:p>
          </table:table-cell>
          <table:table-cell table:style-name="ce6" table:formula="of:=ACOTH([.A865])" office:value-type="float" office:value="0.0000856091090182934" calcext:value-type="float">
            <text:p>0.000085609109018293</text:p>
          </table:table-cell>
          <table:table-cell table:number-columns-repeated="1022"/>
        </table:table-row>
        <table:table-row table:style-name="ro2">
          <table:table-cell table:style-name="ce4" office:value-type="float" office:value="4440" calcext:value-type="float">
            <text:p>4440.00000 </text:p>
          </table:table-cell>
          <table:table-cell table:style-name="ce6" table:formula="of:=ACOTH([.A866])" office:value-type="float" office:value="0.000225225229033544" calcext:value-type="float">
            <text:p>0.000225225229033544</text:p>
          </table:table-cell>
          <table:table-cell table:number-columns-repeated="1022"/>
        </table:table-row>
        <table:table-row table:style-name="ro2">
          <table:table-cell table:style-name="ce4" office:value-type="float" office:value="16994" calcext:value-type="float">
            <text:p>16994.00000 </text:p>
          </table:table-cell>
          <table:table-cell table:style-name="ce6" table:formula="of:=ACOTH([.A867])" office:value-type="float" office:value="0.0000588442980554948" calcext:value-type="float">
            <text:p>0.000058844298055495</text:p>
          </table:table-cell>
          <table:table-cell table:number-columns-repeated="1022"/>
        </table:table-row>
        <table:table-row table:style-name="ro2">
          <table:table-cell table:style-name="ce4" office:value-type="float" office:value="27878" calcext:value-type="float">
            <text:p>27878.00000 </text:p>
          </table:table-cell>
          <table:table-cell table:style-name="ce6" table:formula="of:=ACOTH([.A868])" office:value-type="float" office:value="0.0000358705789665523" calcext:value-type="float">
            <text:p>0.000035870578966552</text:p>
          </table:table-cell>
          <table:table-cell table:number-columns-repeated="1022"/>
        </table:table-row>
        <table:table-row table:style-name="ro2">
          <table:table-cell table:style-name="ce4" office:value-type="float" office:value="32223" calcext:value-type="float">
            <text:p>32223.00000 </text:p>
          </table:table-cell>
          <table:table-cell table:style-name="ce6" table:formula="of:=ACOTH([.A869])" office:value-type="float" office:value="0.0000310337336784472" calcext:value-type="float">
            <text:p>0.000031033733678447</text:p>
          </table:table-cell>
          <table:table-cell table:number-columns-repeated="1022"/>
        </table:table-row>
        <table:table-row table:style-name="ro2">
          <table:table-cell table:style-name="ce4" office:value-type="float" office:value="32021" calcext:value-type="float">
            <text:p>32021.00000 </text:p>
          </table:table-cell>
          <table:table-cell table:style-name="ce6" table:formula="of:=ACOTH([.A870])" office:value-type="float" office:value="0.0000312295056471118" calcext:value-type="float">
            <text:p>0.000031229505647112</text:p>
          </table:table-cell>
          <table:table-cell table:number-columns-repeated="1022"/>
        </table:table-row>
        <table:table-row table:style-name="ro2">
          <table:table-cell table:style-name="ce4" office:value-type="float" office:value="32257" calcext:value-type="float">
            <text:p>32257.00000 </text:p>
          </table:table-cell>
          <table:table-cell table:style-name="ce6" table:formula="of:=ACOTH([.A871])" office:value-type="float" office:value="0.0000310010230436844" calcext:value-type="float">
            <text:p>0.000031001023043684</text:p>
          </table:table-cell>
          <table:table-cell table:number-columns-repeated="1022"/>
        </table:table-row>
        <table:table-row table:style-name="ro2">
          <table:table-cell table:style-name="ce4" office:value-type="float" office:value="195" calcext:value-type="float">
            <text:p>195.00000 </text:p>
          </table:table-cell>
          <table:table-cell table:style-name="ce6" table:formula="of:=ACOTH([.A872])" office:value-type="float" office:value="0.00512825008359453" calcext:value-type="float">
            <text:p>0.005128250083594530</text:p>
          </table:table-cell>
          <table:table-cell table:number-columns-repeated="1022"/>
        </table:table-row>
        <table:table-row table:style-name="ro2">
          <table:table-cell table:style-name="ce4" office:value-type="float" office:value="9312" calcext:value-type="float">
            <text:p>9312.00000 </text:p>
          </table:table-cell>
          <table:table-cell table:style-name="ce6" table:formula="of:=ACOTH([.A873])" office:value-type="float" office:value="0.000107388316564057" calcext:value-type="float">
            <text:p>0.000107388316564057</text:p>
          </table:table-cell>
          <table:table-cell table:number-columns-repeated="1022"/>
        </table:table-row>
        <table:table-row table:style-name="ro2">
          <table:table-cell table:style-name="ce4" office:value-type="float" office:value="16527" calcext:value-type="float">
            <text:p>16527.00000 </text:p>
          </table:table-cell>
          <table:table-cell table:style-name="ce6" table:formula="of:=ACOTH([.A874])" office:value-type="float" office:value="0.0000605070491450179" calcext:value-type="float">
            <text:p>0.000060507049145018</text:p>
          </table:table-cell>
          <table:table-cell table:number-columns-repeated="1022"/>
        </table:table-row>
        <table:table-row table:style-name="ro2">
          <table:table-cell table:style-name="ce4" office:value-type="float" office:value="30427" calcext:value-type="float">
            <text:p>30427.00000 </text:p>
          </table:table-cell>
          <table:table-cell table:style-name="ce6" table:formula="of:=ACOTH([.A875])" office:value-type="float" office:value="0.0000328655470588295" calcext:value-type="float">
            <text:p>0.000032865547058830</text:p>
          </table:table-cell>
          <table:table-cell table:number-columns-repeated="1022"/>
        </table:table-row>
        <table:table-row table:style-name="ro2">
          <table:table-cell table:style-name="ce4" office:value-type="float" office:value="5017" calcext:value-type="float">
            <text:p>5017.00000 </text:p>
          </table:table-cell>
          <table:table-cell table:style-name="ce6" table:formula="of:=ACOTH([.A876])" office:value-type="float" office:value="0.000199322306805492" calcext:value-type="float">
            <text:p>0.000199322306805492</text:p>
          </table:table-cell>
          <table:table-cell table:number-columns-repeated="1022"/>
        </table:table-row>
        <table:table-row table:style-name="ro2">
          <table:table-cell table:style-name="ce4" office:value-type="float" office:value="7661" calcext:value-type="float">
            <text:p>7661.00000 </text:p>
          </table:table-cell>
          <table:table-cell table:style-name="ce6" table:formula="of:=ACOTH([.A877])" office:value-type="float" office:value="0.00013053126297866" calcext:value-type="float">
            <text:p>0.000130531262978660</text:p>
          </table:table-cell>
          <table:table-cell table:number-columns-repeated="1022"/>
        </table:table-row>
        <table:table-row table:style-name="ro2">
          <table:table-cell table:style-name="ce4" office:value-type="float" office:value="16123" calcext:value-type="float">
            <text:p>16123.00000 </text:p>
          </table:table-cell>
          <table:table-cell table:style-name="ce6" table:formula="of:=ACOTH([.A878])" office:value-type="float" office:value="0.0000620231967550975" calcext:value-type="float">
            <text:p>0.000062023196755098</text:p>
          </table:table-cell>
          <table:table-cell table:number-columns-repeated="1022"/>
        </table:table-row>
        <table:table-row table:style-name="ro2">
          <table:table-cell table:style-name="ce4" office:value-type="float" office:value="13988" calcext:value-type="float">
            <text:p>13988.00000 </text:p>
          </table:table-cell>
          <table:table-cell table:style-name="ce6" table:formula="of:=ACOTH([.A879])" office:value-type="float" office:value="0.0000714898485633085" calcext:value-type="float">
            <text:p>0.000071489848563309</text:p>
          </table:table-cell>
          <table:table-cell table:number-columns-repeated="1022"/>
        </table:table-row>
        <table:table-row table:style-name="ro2">
          <table:table-cell table:style-name="ce4" office:value-type="float" office:value="11874" calcext:value-type="float">
            <text:p>11874.00000 </text:p>
          </table:table-cell>
          <table:table-cell table:style-name="ce6" table:formula="of:=ACOTH([.A880])" office:value-type="float" office:value="0.0000842176185248545" calcext:value-type="float">
            <text:p>0.000084217618524855</text:p>
          </table:table-cell>
          <table:table-cell table:number-columns-repeated="1022"/>
        </table:table-row>
        <table:table-row table:style-name="ro2">
          <table:table-cell table:style-name="ce4" office:value-type="float" office:value="7530" calcext:value-type="float">
            <text:p>7530.00000 </text:p>
          </table:table-cell>
          <table:table-cell table:style-name="ce6" table:formula="of:=ACOTH([.A881])" office:value-type="float" office:value="0.00013280212561471" calcext:value-type="float">
            <text:p>0.000132802125614710</text:p>
          </table:table-cell>
          <table:table-cell table:number-columns-repeated="1022"/>
        </table:table-row>
        <table:table-row table:style-name="ro2">
          <table:table-cell table:style-name="ce4" office:value-type="float" office:value="13881" calcext:value-type="float">
            <text:p>13881.00000 </text:p>
          </table:table-cell>
          <table:table-cell table:style-name="ce6" table:formula="of:=ACOTH([.A882])" office:value-type="float" office:value="0.0000720409193667313" calcext:value-type="float">
            <text:p>0.000072040919366731</text:p>
          </table:table-cell>
          <table:table-cell table:number-columns-repeated="1022"/>
        </table:table-row>
        <table:table-row table:style-name="ro2">
          <table:table-cell table:style-name="ce4" office:value-type="float" office:value="16386" calcext:value-type="float">
            <text:p>16386.00000 </text:p>
          </table:table-cell>
          <table:table-cell table:style-name="ce6" table:formula="of:=ACOTH([.A883])" office:value-type="float" office:value="0.0000610277066545641" calcext:value-type="float">
            <text:p>0.000061027706654564</text:p>
          </table:table-cell>
          <table:table-cell table:number-columns-repeated="1022"/>
        </table:table-row>
        <table:table-row table:style-name="ro2">
          <table:table-cell table:style-name="ce4" office:value-type="float" office:value="21559" calcext:value-type="float">
            <text:p>21559.00000 </text:p>
          </table:table-cell>
          <table:table-cell table:style-name="ce6" table:formula="of:=ACOTH([.A884])" office:value-type="float" office:value="0.0000463843406798214" calcext:value-type="float">
            <text:p>0.000046384340679821</text:p>
          </table:table-cell>
          <table:table-cell table:number-columns-repeated="1022"/>
        </table:table-row>
        <table:table-row table:style-name="ro2">
          <table:table-cell table:style-name="ce4" office:value-type="float" office:value="14428" calcext:value-type="float">
            <text:p>14428.00000 </text:p>
          </table:table-cell>
          <table:table-cell table:style-name="ce6" table:formula="of:=ACOTH([.A885])" office:value-type="float" office:value="0.0000693096757417304" calcext:value-type="float">
            <text:p>0.000069309675741730</text:p>
          </table:table-cell>
          <table:table-cell table:number-columns-repeated="1022"/>
        </table:table-row>
        <table:table-row table:style-name="ro2">
          <table:table-cell table:style-name="ce4" office:value-type="float" office:value="18769" calcext:value-type="float">
            <text:p>18769.00000 </text:p>
          </table:table-cell>
          <table:table-cell table:style-name="ce6" table:formula="of:=ACOTH([.A886])" office:value-type="float" office:value="0.0000532793436488722" calcext:value-type="float">
            <text:p>0.000053279343648872</text:p>
          </table:table-cell>
          <table:table-cell table:number-columns-repeated="1022"/>
        </table:table-row>
        <table:table-row table:style-name="ro2">
          <table:table-cell table:style-name="ce4" office:value-type="float" office:value="16182" calcext:value-type="float">
            <text:p>16182.00000 </text:p>
          </table:table-cell>
          <table:table-cell table:style-name="ce6" table:formula="of:=ACOTH([.A887])" office:value-type="float" office:value="0.0000617970585386808" calcext:value-type="float">
            <text:p>0.000061797058538681</text:p>
          </table:table-cell>
          <table:table-cell table:number-columns-repeated="1022"/>
        </table:table-row>
        <table:table-row table:style-name="ro2">
          <table:table-cell table:style-name="ce4" office:value-type="float" office:value="102" calcext:value-type="float">
            <text:p>102.00000 </text:p>
          </table:table-cell>
          <table:table-cell table:style-name="ce6" table:formula="of:=ACOTH([.A888])" office:value-type="float" office:value="0.00980423569418817" calcext:value-type="float">
            <text:p>0.009804235694188170</text:p>
          </table:table-cell>
          <table:table-cell table:number-columns-repeated="1022"/>
        </table:table-row>
        <table:table-row table:style-name="ro2">
          <table:table-cell table:style-name="ce4" office:value-type="float" office:value="15528" calcext:value-type="float">
            <text:p>15528.00000 </text:p>
          </table:table-cell>
          <table:table-cell table:style-name="ce6" table:formula="of:=ACOTH([.A889])" office:value-type="float" office:value="0.0000643997940096525" calcext:value-type="float">
            <text:p>0.000064399794009653</text:p>
          </table:table-cell>
          <table:table-cell table:number-columns-repeated="1022"/>
        </table:table-row>
        <table:table-row table:style-name="ro2">
          <table:table-cell table:style-name="ce4" office:value-type="float" office:value="3869" calcext:value-type="float">
            <text:p>3869.00000 </text:p>
          </table:table-cell>
          <table:table-cell table:style-name="ce6" table:formula="of:=ACOTH([.A890])" office:value-type="float" office:value="0.000258464725321273" calcext:value-type="float">
            <text:p>0.000258464725321273</text:p>
          </table:table-cell>
          <table:table-cell table:number-columns-repeated="1022"/>
        </table:table-row>
        <table:table-row table:style-name="ro2">
          <table:table-cell table:style-name="ce4" office:value-type="float" office:value="11775" calcext:value-type="float">
            <text:p>11775.00000 </text:p>
          </table:table-cell>
          <table:table-cell table:style-name="ce6" table:formula="of:=ACOTH([.A891])" office:value-type="float" office:value="0.0000849256902253745" calcext:value-type="float">
            <text:p>0.000084925690225375</text:p>
          </table:table-cell>
          <table:table-cell table:number-columns-repeated="1022"/>
        </table:table-row>
        <table:table-row table:style-name="ro2">
          <table:table-cell table:style-name="ce4" office:value-type="float" office:value="19142" calcext:value-type="float">
            <text:p>19142.00000 </text:p>
          </table:table-cell>
          <table:table-cell table:style-name="ce6" table:formula="of:=ACOTH([.A892])" office:value-type="float" office:value="0.0000522411451734215" calcext:value-type="float">
            <text:p>0.000052241145173422</text:p>
          </table:table-cell>
          <table:table-cell table:number-columns-repeated="1022"/>
        </table:table-row>
        <table:table-row table:style-name="ro2">
          <table:table-cell table:style-name="ce4" office:value-type="float" office:value="5021" calcext:value-type="float">
            <text:p>5021.00000 </text:p>
          </table:table-cell>
          <table:table-cell table:style-name="ce6" table:formula="of:=ACOTH([.A893])" office:value-type="float" office:value="0.000199163515877698" calcext:value-type="float">
            <text:p>0.000199163515877698</text:p>
          </table:table-cell>
          <table:table-cell table:number-columns-repeated="1022"/>
        </table:table-row>
        <table:table-row table:style-name="ro2">
          <table:table-cell table:style-name="ce4" office:value-type="float" office:value="31043" calcext:value-type="float">
            <text:p>31043.00000 </text:p>
          </table:table-cell>
          <table:table-cell table:style-name="ce6" table:formula="of:=ACOTH([.A894])" office:value-type="float" office:value="0.0000322133814497736" calcext:value-type="float">
            <text:p>0.000032213381449774</text:p>
          </table:table-cell>
          <table:table-cell table:number-columns-repeated="1022"/>
        </table:table-row>
        <table:table-row table:style-name="ro2">
          <table:table-cell table:style-name="ce4" office:value-type="float" office:value="28347" calcext:value-type="float">
            <text:p>28347.00000 </text:p>
          </table:table-cell>
          <table:table-cell table:style-name="ce6" table:formula="of:=ACOTH([.A895])" office:value-type="float" office:value="0.0000352771016479664" calcext:value-type="float">
            <text:p>0.000035277101647966</text:p>
          </table:table-cell>
          <table:table-cell table:number-columns-repeated="1022"/>
        </table:table-row>
        <table:table-row table:style-name="ro2">
          <table:table-cell table:style-name="ce4" office:value-type="float" office:value="9799" calcext:value-type="float">
            <text:p>9799.00000 </text:p>
          </table:table-cell>
          <table:table-cell table:style-name="ce6" table:formula="of:=ACOTH([.A896])" office:value-type="float" office:value="0.000102051230071608" calcext:value-type="float">
            <text:p>0.000102051230071608</text:p>
          </table:table-cell>
          <table:table-cell table:number-columns-repeated="1022"/>
        </table:table-row>
        <table:table-row table:style-name="ro2">
          <table:table-cell table:style-name="ce4" office:value-type="float" office:value="22069" calcext:value-type="float">
            <text:p>22069.00000 </text:p>
          </table:table-cell>
          <table:table-cell table:style-name="ce6" table:formula="of:=ACOTH([.A897])" office:value-type="float" office:value="0.0000453124292303943" calcext:value-type="float">
            <text:p>0.000045312429230394</text:p>
          </table:table-cell>
          <table:table-cell table:number-columns-repeated="1022"/>
        </table:table-row>
        <table:table-row table:style-name="ro2">
          <table:table-cell table:style-name="ce4" office:value-type="float" office:value="10087" calcext:value-type="float">
            <text:p>10087.00000 </text:p>
          </table:table-cell>
          <table:table-cell table:style-name="ce6" table:formula="of:=ACOTH([.A898])" office:value-type="float" office:value="0.0000991375040423948" calcext:value-type="float">
            <text:p>0.000099137504042395</text:p>
          </table:table-cell>
          <table:table-cell table:number-columns-repeated="1022"/>
        </table:table-row>
        <table:table-row table:style-name="ro2">
          <table:table-cell table:style-name="ce4" office:value-type="float" office:value="8912" calcext:value-type="float">
            <text:p>8912.00000 </text:p>
          </table:table-cell>
          <table:table-cell table:style-name="ce6" table:formula="of:=ACOTH([.A899])" office:value-type="float" office:value="0.00011220825899871" calcext:value-type="float">
            <text:p>0.000112208258998710</text:p>
          </table:table-cell>
          <table:table-cell table:number-columns-repeated="1022"/>
        </table:table-row>
        <table:table-row table:style-name="ro2">
          <table:table-cell table:style-name="ce4" office:value-type="float" office:value="28109" calcext:value-type="float">
            <text:p>28109.00000 </text:p>
          </table:table-cell>
          <table:table-cell table:style-name="ce6" table:formula="of:=ACOTH([.A900])" office:value-type="float" office:value="0.0000355757942445971" calcext:value-type="float">
            <text:p>0.000035575794244597</text:p>
          </table:table-cell>
          <table:table-cell table:number-columns-repeated="1022"/>
        </table:table-row>
        <table:table-row table:style-name="ro2">
          <table:table-cell table:style-name="ce4" office:value-type="float" office:value="30360" calcext:value-type="float">
            <text:p>30360.00000 </text:p>
          </table:table-cell>
          <table:table-cell table:style-name="ce6" table:formula="of:=ACOTH([.A901])" office:value-type="float" office:value="0.0000329380764282253" calcext:value-type="float">
            <text:p>0.000032938076428225</text:p>
          </table:table-cell>
          <table:table-cell table:number-columns-repeated="1022"/>
        </table:table-row>
        <table:table-row table:style-name="ro2">
          <table:table-cell table:style-name="ce4" office:value-type="float" office:value="31390" calcext:value-type="float">
            <text:p>31390.00000 </text:p>
          </table:table-cell>
          <table:table-cell table:style-name="ce6" table:formula="of:=ACOTH([.A902])" office:value-type="float" office:value="0.000031857279399158" calcext:value-type="float">
            <text:p>0.000031857279399158</text:p>
          </table:table-cell>
          <table:table-cell table:number-columns-repeated="1022"/>
        </table:table-row>
        <table:table-row table:style-name="ro2">
          <table:table-cell table:style-name="ce4" office:value-type="float" office:value="16458" calcext:value-type="float">
            <text:p>16458.00000 </text:p>
          </table:table-cell>
          <table:table-cell table:style-name="ce6" table:formula="of:=ACOTH([.A903])" office:value-type="float" office:value="0.0000607607243426539" calcext:value-type="float">
            <text:p>0.000060760724342654</text:p>
          </table:table-cell>
          <table:table-cell table:number-columns-repeated="1022"/>
        </table:table-row>
        <table:table-row table:style-name="ro2">
          <table:table-cell table:style-name="ce4" office:value-type="float" office:value="13119" calcext:value-type="float">
            <text:p>13119.00000 </text:p>
          </table:table-cell>
          <table:table-cell table:style-name="ce6" table:formula="of:=ACOTH([.A904])" office:value-type="float" office:value="0.0000762253221996293" calcext:value-type="float">
            <text:p>0.000076225322199629</text:p>
          </table:table-cell>
          <table:table-cell table:number-columns-repeated="1022"/>
        </table:table-row>
        <table:table-row table:style-name="ro2">
          <table:table-cell table:style-name="ce4" office:value-type="float" office:value="8930" calcext:value-type="float">
            <text:p>8930.00000 </text:p>
          </table:table-cell>
          <table:table-cell table:style-name="ce6" table:formula="of:=ACOTH([.A905])" office:value-type="float" office:value="0.000111982083334829" calcext:value-type="float">
            <text:p>0.000111982083334829</text:p>
          </table:table-cell>
          <table:table-cell table:number-columns-repeated="1022"/>
        </table:table-row>
        <table:table-row table:style-name="ro2">
          <table:table-cell table:style-name="ce4" office:value-type="float" office:value="32037" calcext:value-type="float">
            <text:p>32037.00000 </text:p>
          </table:table-cell>
          <table:table-cell table:style-name="ce6" table:formula="of:=ACOTH([.A906])" office:value-type="float" office:value="0.0000312139089279175" calcext:value-type="float">
            <text:p>0.000031213908927918</text:p>
          </table:table-cell>
          <table:table-cell table:number-columns-repeated="1022"/>
        </table:table-row>
        <table:table-row table:style-name="ro2">
          <table:table-cell table:style-name="ce4" office:value-type="float" office:value="10950" calcext:value-type="float">
            <text:p>10950.00000 </text:p>
          </table:table-cell>
          <table:table-cell table:style-name="ce6" table:formula="of:=ACOTH([.A907])" office:value-type="float" office:value="0.0000913242011671055" calcext:value-type="float">
            <text:p>0.000091324201167106</text:p>
          </table:table-cell>
          <table:table-cell table:number-columns-repeated="1022"/>
        </table:table-row>
        <table:table-row table:style-name="ro2">
          <table:table-cell table:style-name="ce4" office:value-type="float" office:value="1242" calcext:value-type="float">
            <text:p>1242.00000 </text:p>
          </table:table-cell>
          <table:table-cell table:style-name="ce6" table:formula="of:=ACOTH([.A908])" office:value-type="float" office:value="0.000805153153051955" calcext:value-type="float">
            <text:p>0.000805153153051955</text:p>
          </table:table-cell>
          <table:table-cell table:number-columns-repeated="1022"/>
        </table:table-row>
        <table:table-row table:style-name="ro2">
          <table:table-cell table:style-name="ce4" office:value-type="float" office:value="17702" calcext:value-type="float">
            <text:p>17702.00000 </text:p>
          </table:table-cell>
          <table:table-cell table:style-name="ce6" table:formula="of:=ACOTH([.A909])" office:value-type="float" office:value="0.0000564907920610303" calcext:value-type="float">
            <text:p>0.000056490792061030</text:p>
          </table:table-cell>
          <table:table-cell table:number-columns-repeated="1022"/>
        </table:table-row>
        <table:table-row table:style-name="ro2">
          <table:table-cell table:style-name="ce4" office:value-type="float" office:value="29267" calcext:value-type="float">
            <text:p>29267.00000 </text:p>
          </table:table-cell>
          <table:table-cell table:style-name="ce6" table:formula="of:=ACOTH([.A910])" office:value-type="float" office:value="0.0000341681757744482" calcext:value-type="float">
            <text:p>0.000034168175774448</text:p>
          </table:table-cell>
          <table:table-cell table:number-columns-repeated="1022"/>
        </table:table-row>
        <table:table-row table:style-name="ro2">
          <table:table-cell table:style-name="ce4" office:value-type="float" office:value="21390" calcext:value-type="float">
            <text:p>21390.00000 </text:p>
          </table:table-cell>
          <table:table-cell table:style-name="ce6" table:formula="of:=ACOTH([.A911])" office:value-type="float" office:value="0.0000467508181733403" calcext:value-type="float">
            <text:p>0.000046750818173340</text:p>
          </table:table-cell>
          <table:table-cell table:number-columns-repeated="1022"/>
        </table:table-row>
        <table:table-row table:style-name="ro2">
          <table:table-cell table:style-name="ce4" office:value-type="float" office:value="7372" calcext:value-type="float">
            <text:p>7372.00000 </text:p>
          </table:table-cell>
          <table:table-cell table:style-name="ce6" table:formula="of:=ACOTH([.A912])" office:value-type="float" office:value="0.000135648400180874" calcext:value-type="float">
            <text:p>0.000135648400180874</text:p>
          </table:table-cell>
          <table:table-cell table:number-columns-repeated="1022"/>
        </table:table-row>
        <table:table-row table:style-name="ro2">
          <table:table-cell table:style-name="ce4" office:value-type="float" office:value="17587" calcext:value-type="float">
            <text:p>17587.00000 </text:p>
          </table:table-cell>
          <table:table-cell table:style-name="ce6" table:formula="of:=ACOTH([.A913])" office:value-type="float" office:value="0.0000568601808766715" calcext:value-type="float">
            <text:p>0.000056860180876672</text:p>
          </table:table-cell>
          <table:table-cell table:number-columns-repeated="1022"/>
        </table:table-row>
        <table:table-row table:style-name="ro2">
          <table:table-cell table:style-name="ce4" office:value-type="float" office:value="8908" calcext:value-type="float">
            <text:p>8908.00000 </text:p>
          </table:table-cell>
          <table:table-cell table:style-name="ce6" table:formula="of:=ACOTH([.A914])" office:value-type="float" office:value="0.00011225864438718" calcext:value-type="float">
            <text:p>0.000112258644387180</text:p>
          </table:table-cell>
          <table:table-cell table:number-columns-repeated="1022"/>
        </table:table-row>
        <table:table-row table:style-name="ro2">
          <table:table-cell table:style-name="ce4" office:value-type="float" office:value="9477" calcext:value-type="float">
            <text:p>9477.00000 </text:p>
          </table:table-cell>
          <table:table-cell table:style-name="ce6" table:formula="of:=ACOTH([.A915])" office:value-type="float" office:value="0.000105518624428768" calcext:value-type="float">
            <text:p>0.000105518624428768</text:p>
          </table:table-cell>
          <table:table-cell table:number-columns-repeated="1022"/>
        </table:table-row>
        <table:table-row table:style-name="ro2">
          <table:table-cell table:style-name="ce4" office:value-type="float" office:value="12030" calcext:value-type="float">
            <text:p>12030.00000 </text:p>
          </table:table-cell>
          <table:table-cell table:style-name="ce6" table:formula="of:=ACOTH([.A916])" office:value-type="float" office:value="0.0000831255197259725" calcext:value-type="float">
            <text:p>0.000083125519725973</text:p>
          </table:table-cell>
          <table:table-cell table:number-columns-repeated="1022"/>
        </table:table-row>
        <table:table-row table:style-name="ro2">
          <table:table-cell table:style-name="ce4" office:value-type="float" office:value="27798" calcext:value-type="float">
            <text:p>27798.00000 </text:p>
          </table:table-cell>
          <table:table-cell table:style-name="ce6" table:formula="of:=ACOTH([.A917])" office:value-type="float" office:value="0.0000359738110811168" calcext:value-type="float">
            <text:p>0.000035973811081117</text:p>
          </table:table-cell>
          <table:table-cell table:number-columns-repeated="1022"/>
        </table:table-row>
        <table:table-row table:style-name="ro2">
          <table:table-cell table:style-name="ce4" office:value-type="float" office:value="14584" calcext:value-type="float">
            <text:p>14584.00000 </text:p>
          </table:table-cell>
          <table:table-cell table:style-name="ce6" table:formula="of:=ACOTH([.A918])" office:value-type="float" office:value="0.000068568294128309" calcext:value-type="float">
            <text:p>0.000068568294128309</text:p>
          </table:table-cell>
          <table:table-cell table:number-columns-repeated="1022"/>
        </table:table-row>
        <table:table-row table:style-name="ro2">
          <table:table-cell table:style-name="ce4" office:value-type="float" office:value="15686" calcext:value-type="float">
            <text:p>15686.00000 </text:p>
          </table:table-cell>
          <table:table-cell table:style-name="ce6" table:formula="of:=ACOTH([.A919])" office:value-type="float" office:value="0.0000637511157308772" calcext:value-type="float">
            <text:p>0.000063751115730877</text:p>
          </table:table-cell>
          <table:table-cell table:number-columns-repeated="1022"/>
        </table:table-row>
        <table:table-row table:style-name="ro2">
          <table:table-cell table:style-name="ce4" office:value-type="float" office:value="18737" calcext:value-type="float">
            <text:p>18737.00000 </text:p>
          </table:table-cell>
          <table:table-cell table:style-name="ce6" table:formula="of:=ACOTH([.A920])" office:value-type="float" office:value="0.0000533703368175324" calcext:value-type="float">
            <text:p>0.000053370336817532</text:p>
          </table:table-cell>
          <table:table-cell table:number-columns-repeated="1022"/>
        </table:table-row>
        <table:table-row table:style-name="ro2">
          <table:table-cell table:style-name="ce4" office:value-type="float" office:value="7008" calcext:value-type="float">
            <text:p>7008.00000 </text:p>
          </table:table-cell>
          <table:table-cell table:style-name="ce6" table:formula="of:=ACOTH([.A921])" office:value-type="float" office:value="0.000142694064895445" calcext:value-type="float">
            <text:p>0.000142694064895445</text:p>
          </table:table-cell>
          <table:table-cell table:number-columns-repeated="1022"/>
        </table:table-row>
        <table:table-row table:style-name="ro2">
          <table:table-cell table:style-name="ce4" office:value-type="float" office:value="16819" calcext:value-type="float">
            <text:p>16819.00000 </text:p>
          </table:table-cell>
          <table:table-cell table:style-name="ce6" table:formula="of:=ACOTH([.A922])" office:value-type="float" office:value="0.0000594565670479328" calcext:value-type="float">
            <text:p>0.000059456567047933</text:p>
          </table:table-cell>
          <table:table-cell table:number-columns-repeated="1022"/>
        </table:table-row>
        <table:table-row table:style-name="ro2">
          <table:table-cell table:style-name="ce4" office:value-type="float" office:value="15368" calcext:value-type="float">
            <text:p>15368.00000 </text:p>
          </table:table-cell>
          <table:table-cell table:style-name="ce6" table:formula="of:=ACOTH([.A923])" office:value-type="float" office:value="0.0000650702759898435" calcext:value-type="float">
            <text:p>0.000065070275989844</text:p>
          </table:table-cell>
          <table:table-cell table:number-columns-repeated="1022"/>
        </table:table-row>
        <table:table-row table:style-name="ro2">
          <table:table-cell table:style-name="ce4" office:value-type="float" office:value="31052" calcext:value-type="float">
            <text:p>31052.00000 </text:p>
          </table:table-cell>
          <table:table-cell table:style-name="ce6" table:formula="of:=ACOTH([.A924])" office:value-type="float" office:value="0.0000322040448391188" calcext:value-type="float">
            <text:p>0.000032204044839119</text:p>
          </table:table-cell>
          <table:table-cell table:number-columns-repeated="1022"/>
        </table:table-row>
        <table:table-row table:style-name="ro2">
          <table:table-cell table:style-name="ce4" office:value-type="float" office:value="8233" calcext:value-type="float">
            <text:p>8233.00000 </text:p>
          </table:table-cell>
          <table:table-cell table:style-name="ce6" table:formula="of:=ACOTH([.A925])" office:value-type="float" office:value="0.000121462407982235" calcext:value-type="float">
            <text:p>0.000121462407982235</text:p>
          </table:table-cell>
          <table:table-cell table:number-columns-repeated="1022"/>
        </table:table-row>
        <table:table-row table:style-name="ro2">
          <table:table-cell table:style-name="ce4" office:value-type="float" office:value="9542" calcext:value-type="float">
            <text:p>9542.00000 </text:p>
          </table:table-cell>
          <table:table-cell table:style-name="ce6" table:formula="of:=ACOTH([.A926])" office:value-type="float" office:value="0.000104799832703966" calcext:value-type="float">
            <text:p>0.000104799832703966</text:p>
          </table:table-cell>
          <table:table-cell table:number-columns-repeated="1022"/>
        </table:table-row>
        <table:table-row table:style-name="ro2">
          <table:table-cell table:style-name="ce4" office:value-type="float" office:value="10181" calcext:value-type="float">
            <text:p>10181.00000 </text:p>
          </table:table-cell>
          <table:table-cell table:style-name="ce6" table:formula="of:=ACOTH([.A927])" office:value-type="float" office:value="0.0000982221788837998" calcext:value-type="float">
            <text:p>0.000098222178883800</text:p>
          </table:table-cell>
          <table:table-cell table:number-columns-repeated="1022"/>
        </table:table-row>
        <table:table-row table:style-name="ro2">
          <table:table-cell table:style-name="ce4" office:value-type="float" office:value="11764" calcext:value-type="float">
            <text:p>11764.00000 </text:p>
          </table:table-cell>
          <table:table-cell table:style-name="ce6" table:formula="of:=ACOTH([.A928])" office:value-type="float" office:value="0.0000850051005107497" calcext:value-type="float">
            <text:p>0.000085005100510750</text:p>
          </table:table-cell>
          <table:table-cell table:number-columns-repeated="1022"/>
        </table:table-row>
        <table:table-row table:style-name="ro2">
          <table:table-cell table:style-name="ce4" office:value-type="float" office:value="26836" calcext:value-type="float">
            <text:p>26836.00000 </text:p>
          </table:table-cell>
          <table:table-cell table:style-name="ce6" table:formula="of:=ACOTH([.A929])" office:value-type="float" office:value="0.0000372633775698104" calcext:value-type="float">
            <text:p>0.000037263377569810</text:p>
          </table:table-cell>
          <table:table-cell table:number-columns-repeated="1022"/>
        </table:table-row>
        <table:table-row table:style-name="ro2">
          <table:table-cell table:style-name="ce4" office:value-type="float" office:value="11414" calcext:value-type="float">
            <text:p>11414.00000 </text:p>
          </table:table-cell>
          <table:table-cell table:style-name="ce6" table:formula="of:=ACOTH([.A930])" office:value-type="float" office:value="0.0000876117051479965" calcext:value-type="float">
            <text:p>0.000087611705147997</text:p>
          </table:table-cell>
          <table:table-cell table:number-columns-repeated="1022"/>
        </table:table-row>
        <table:table-row table:style-name="ro2">
          <table:table-cell table:style-name="ce4" office:value-type="float" office:value="11803" calcext:value-type="float">
            <text:p>11803.00000 </text:p>
          </table:table-cell>
          <table:table-cell table:style-name="ce6" table:formula="of:=ACOTH([.A931])" office:value-type="float" office:value="0.0000847242228579712" calcext:value-type="float">
            <text:p>0.000084724222857971</text:p>
          </table:table-cell>
          <table:table-cell table:number-columns-repeated="1022"/>
        </table:table-row>
        <table:table-row table:style-name="ro2">
          <table:table-cell table:style-name="ce4" office:value-type="float" office:value="1374" calcext:value-type="float">
            <text:p>1374.00000 </text:p>
          </table:table-cell>
          <table:table-cell table:style-name="ce6" table:formula="of:=ACOTH([.A932])" office:value-type="float" office:value="0.000727802166350293" calcext:value-type="float">
            <text:p>0.000727802166350293</text:p>
          </table:table-cell>
          <table:table-cell table:number-columns-repeated="1022"/>
        </table:table-row>
        <table:table-row table:style-name="ro2">
          <table:table-cell table:style-name="ce4" office:value-type="float" office:value="26005" calcext:value-type="float">
            <text:p>26005.00000 </text:p>
          </table:table-cell>
          <table:table-cell table:style-name="ce6" table:formula="of:=ACOTH([.A933])" office:value-type="float" office:value="0.0000384541434528834" calcext:value-type="float">
            <text:p>0.000038454143452883</text:p>
          </table:table-cell>
          <table:table-cell table:number-columns-repeated="1022"/>
        </table:table-row>
        <table:table-row table:style-name="ro2">
          <table:table-cell table:style-name="ce4" office:value-type="float" office:value="26268" calcext:value-type="float">
            <text:p>26268.00000 </text:p>
          </table:table-cell>
          <table:table-cell table:style-name="ce6" table:formula="of:=ACOTH([.A934])" office:value-type="float" office:value="0.0000380691335649374" calcext:value-type="float">
            <text:p>0.000038069133564937</text:p>
          </table:table-cell>
          <table:table-cell table:number-columns-repeated="1022"/>
        </table:table-row>
        <table:table-row table:style-name="ro2">
          <table:table-cell table:style-name="ce4" office:value-type="float" office:value="17266" calcext:value-type="float">
            <text:p>17266.00000 </text:p>
          </table:table-cell>
          <table:table-cell table:style-name="ce6" table:formula="of:=ACOTH([.A935])" office:value-type="float" office:value="0.0000579172941687539" calcext:value-type="float">
            <text:p>0.000057917294168754</text:p>
          </table:table-cell>
          <table:table-cell table:number-columns-repeated="1022"/>
        </table:table-row>
        <table:table-row table:style-name="ro2">
          <table:table-cell table:style-name="ce4" office:value-type="float" office:value="32353" calcext:value-type="float">
            <text:p>32353.00000 </text:p>
          </table:table-cell>
          <table:table-cell table:style-name="ce6" table:formula="of:=ACOTH([.A936])" office:value-type="float" office:value="0.0000309090347206821" calcext:value-type="float">
            <text:p>0.000030909034720682</text:p>
          </table:table-cell>
          <table:table-cell table:number-columns-repeated="1022"/>
        </table:table-row>
        <table:table-row table:style-name="ro2">
          <table:table-cell table:style-name="ce4" office:value-type="float" office:value="17841" calcext:value-type="float">
            <text:p>17841.00000 </text:p>
          </table:table-cell>
          <table:table-cell table:style-name="ce6" table:formula="of:=ACOTH([.A937])" office:value-type="float" office:value="0.0000560506698641937" calcext:value-type="float">
            <text:p>0.000056050669864194</text:p>
          </table:table-cell>
          <table:table-cell table:number-columns-repeated="1022"/>
        </table:table-row>
        <table:table-row table:style-name="ro2">
          <table:table-cell table:style-name="ce4" office:value-type="float" office:value="533" calcext:value-type="float">
            <text:p>533.00000 </text:p>
          </table:table-cell>
          <table:table-cell table:style-name="ce6" table:formula="of:=ACOTH([.A938])" office:value-type="float" office:value="0.00187617480927519" calcext:value-type="float">
            <text:p>0.001876174809275190</text:p>
          </table:table-cell>
          <table:table-cell table:number-columns-repeated="1022"/>
        </table:table-row>
        <table:table-row table:style-name="ro2">
          <table:table-cell table:style-name="ce4" office:value-type="float" office:value="26079" calcext:value-type="float">
            <text:p>26079.00000 </text:p>
          </table:table-cell>
          <table:table-cell table:style-name="ce6" table:formula="of:=ACOTH([.A939])" office:value-type="float" office:value="0.0000383450285858095" calcext:value-type="float">
            <text:p>0.000038345028585810</text:p>
          </table:table-cell>
          <table:table-cell table:number-columns-repeated="1022"/>
        </table:table-row>
        <table:table-row table:style-name="ro2">
          <table:table-cell table:style-name="ce4" office:value-type="float" office:value="16336" calcext:value-type="float">
            <text:p>16336.00000 </text:p>
          </table:table-cell>
          <table:table-cell table:style-name="ce6" table:formula="of:=ACOTH([.A940])" office:value-type="float" office:value="0.0000612144956689911" calcext:value-type="float">
            <text:p>0.000061214495668991</text:p>
          </table:table-cell>
          <table:table-cell table:number-columns-repeated="1022"/>
        </table:table-row>
        <table:table-row table:style-name="ro2">
          <table:table-cell table:style-name="ce4" office:value-type="float" office:value="29061" calcext:value-type="float">
            <text:p>29061.00000 </text:p>
          </table:table-cell>
          <table:table-cell table:style-name="ce6" table:formula="of:=ACOTH([.A941])" office:value-type="float" office:value="0.0000344103781836071" calcext:value-type="float">
            <text:p>0.000034410378183607</text:p>
          </table:table-cell>
          <table:table-cell table:number-columns-repeated="1022"/>
        </table:table-row>
        <table:table-row table:style-name="ro2">
          <table:table-cell table:style-name="ce4" office:value-type="float" office:value="28539" calcext:value-type="float">
            <text:p>28539.00000 </text:p>
          </table:table-cell>
          <table:table-cell table:style-name="ce6" table:formula="of:=ACOTH([.A942])" office:value-type="float" office:value="0.0000350397701534099" calcext:value-type="float">
            <text:p>0.000035039770153410</text:p>
          </table:table-cell>
          <table:table-cell table:number-columns-repeated="1022"/>
        </table:table-row>
        <table:table-row table:style-name="ro2">
          <table:table-cell table:style-name="ce4" office:value-type="float" office:value="1864" calcext:value-type="float">
            <text:p>1864.00000 </text:p>
          </table:table-cell>
          <table:table-cell table:style-name="ce6" table:formula="of:=ACOTH([.A943])" office:value-type="float" office:value="0.000536480738163732" calcext:value-type="float">
            <text:p>0.000536480738163732</text:p>
          </table:table-cell>
          <table:table-cell table:number-columns-repeated="1022"/>
        </table:table-row>
        <table:table-row table:style-name="ro2">
          <table:table-cell table:style-name="ce4" office:value-type="float" office:value="27142" calcext:value-type="float">
            <text:p>27142.00000 </text:p>
          </table:table-cell>
          <table:table-cell table:style-name="ce6" table:formula="of:=ACOTH([.A944])" office:value-type="float" office:value="0.0000368432687514356" calcext:value-type="float">
            <text:p>0.000036843268751436</text:p>
          </table:table-cell>
          <table:table-cell table:number-columns-repeated="1022"/>
        </table:table-row>
        <table:table-row table:style-name="ro2">
          <table:table-cell table:style-name="ce4" office:value-type="float" office:value="26058" calcext:value-type="float">
            <text:p>26058.00000 </text:p>
          </table:table-cell>
          <table:table-cell table:style-name="ce6" table:formula="of:=ACOTH([.A945])" office:value-type="float" office:value="0.0000383759306351288" calcext:value-type="float">
            <text:p>0.000038375930635129</text:p>
          </table:table-cell>
          <table:table-cell table:number-columns-repeated="1022"/>
        </table:table-row>
        <table:table-row table:style-name="ro2">
          <table:table-cell table:style-name="ce4" office:value-type="float" office:value="24371" calcext:value-type="float">
            <text:p>24371.00000 </text:p>
          </table:table-cell>
          <table:table-cell table:style-name="ce6" table:formula="of:=ACOTH([.A946])" office:value-type="float" office:value="0.0000410323745665657" calcext:value-type="float">
            <text:p>0.000041032374566566</text:p>
          </table:table-cell>
          <table:table-cell table:number-columns-repeated="1022"/>
        </table:table-row>
        <table:table-row table:style-name="ro2">
          <table:table-cell table:style-name="ce4" office:value-type="float" office:value="25289" calcext:value-type="float">
            <text:p>25289.00000 </text:p>
          </table:table-cell>
          <table:table-cell table:style-name="ce6" table:formula="of:=ACOTH([.A947])" office:value-type="float" office:value="0.0000395428842785869" calcext:value-type="float">
            <text:p>0.000039542884278587</text:p>
          </table:table-cell>
          <table:table-cell table:number-columns-repeated="1022"/>
        </table:table-row>
        <table:table-row table:style-name="ro2">
          <table:table-cell table:style-name="ce4" office:value-type="float" office:value="9922" calcext:value-type="float">
            <text:p>9922.00000 </text:p>
          </table:table-cell>
          <table:table-cell table:style-name="ce6" table:formula="of:=ACOTH([.A948])" office:value-type="float" office:value="0.000100786132169496" calcext:value-type="float">
            <text:p>0.000100786132169496</text:p>
          </table:table-cell>
          <table:table-cell table:number-columns-repeated="1022"/>
        </table:table-row>
        <table:table-row table:style-name="ro2">
          <table:table-cell table:style-name="ce4" office:value-type="float" office:value="21527" calcext:value-type="float">
            <text:p>21527.00000 </text:p>
          </table:table-cell>
          <table:table-cell table:style-name="ce6" table:formula="of:=ACOTH([.A949])" office:value-type="float" office:value="0.0000464532912491168" calcext:value-type="float">
            <text:p>0.000046453291249117</text:p>
          </table:table-cell>
          <table:table-cell table:number-columns-repeated="1022"/>
        </table:table-row>
        <table:table-row table:style-name="ro2">
          <table:table-cell table:style-name="ce4" office:value-type="float" office:value="28680" calcext:value-type="float">
            <text:p>28680.00000 </text:p>
          </table:table-cell>
          <table:table-cell table:style-name="ce6" table:formula="of:=ACOTH([.A950])" office:value-type="float" office:value="0.0000348675035008802" calcext:value-type="float">
            <text:p>0.000034867503500880</text:p>
          </table:table-cell>
          <table:table-cell table:number-columns-repeated="1022"/>
        </table:table-row>
        <table:table-row table:style-name="ro2">
          <table:table-cell table:style-name="ce4" office:value-type="float" office:value="16727" calcext:value-type="float">
            <text:p>16727.00000 </text:p>
          </table:table-cell>
          <table:table-cell table:style-name="ce6" table:formula="of:=ACOTH([.A951])" office:value-type="float" office:value="0.0000597835834991751" calcext:value-type="float">
            <text:p>0.000059783583499175</text:p>
          </table:table-cell>
          <table:table-cell table:number-columns-repeated="1022"/>
        </table:table-row>
        <table:table-row table:style-name="ro2">
          <table:table-cell table:style-name="ce4" office:value-type="float" office:value="27446" calcext:value-type="float">
            <text:p>27446.00000 </text:p>
          </table:table-cell>
          <table:table-cell table:style-name="ce6" table:formula="of:=ACOTH([.A952])" office:value-type="float" office:value="0.0000364351818277326" calcext:value-type="float">
            <text:p>0.000036435181827733</text:p>
          </table:table-cell>
          <table:table-cell table:number-columns-repeated="1022"/>
        </table:table-row>
        <table:table-row table:style-name="ro2">
          <table:table-cell table:style-name="ce4" office:value-type="float" office:value="11431" calcext:value-type="float">
            <text:p>11431.00000 </text:p>
          </table:table-cell>
          <table:table-cell table:style-name="ce6" table:formula="of:=ACOTH([.A953])" office:value-type="float" office:value="0.0000874814104234997" calcext:value-type="float">
            <text:p>0.000087481410423500</text:p>
          </table:table-cell>
          <table:table-cell table:number-columns-repeated="1022"/>
        </table:table-row>
        <table:table-row table:style-name="ro2">
          <table:table-cell table:style-name="ce4" office:value-type="float" office:value="8664" calcext:value-type="float">
            <text:p>8664.00000 </text:p>
          </table:table-cell>
          <table:table-cell table:style-name="ce6" table:formula="of:=ACOTH([.A954])" office:value-type="float" office:value="0.000115420129783067" calcext:value-type="float">
            <text:p>0.000115420129783067</text:p>
          </table:table-cell>
          <table:table-cell table:number-columns-repeated="1022"/>
        </table:table-row>
        <table:table-row table:style-name="ro2">
          <table:table-cell table:style-name="ce4" office:value-type="float" office:value="29091" calcext:value-type="float">
            <text:p>29091.00000 </text:p>
          </table:table-cell>
          <table:table-cell table:style-name="ce6" table:formula="of:=ACOTH([.A955])" office:value-type="float" office:value="0.0000343748925919534" calcext:value-type="float">
            <text:p>0.000034374892591953</text:p>
          </table:table-cell>
          <table:table-cell table:number-columns-repeated="1022"/>
        </table:table-row>
        <table:table-row table:style-name="ro2">
          <table:table-cell table:style-name="ce4" office:value-type="float" office:value="8282" calcext:value-type="float">
            <text:p>8282.00000 </text:p>
          </table:table-cell>
          <table:table-cell table:style-name="ce6" table:formula="of:=ACOTH([.A956])" office:value-type="float" office:value="0.000120743782281986" calcext:value-type="float">
            <text:p>0.000120743782281986</text:p>
          </table:table-cell>
          <table:table-cell table:number-columns-repeated="1022"/>
        </table:table-row>
        <table:table-row table:style-name="ro2">
          <table:table-cell table:style-name="ce4" office:value-type="float" office:value="30045" calcext:value-type="float">
            <text:p>30045.00000 </text:p>
          </table:table-cell>
          <table:table-cell table:style-name="ce6" table:formula="of:=ACOTH([.A957])" office:value-type="float" office:value="0.0000332834082332748" calcext:value-type="float">
            <text:p>0.000033283408233275</text:p>
          </table:table-cell>
          <table:table-cell table:number-columns-repeated="1022"/>
        </table:table-row>
        <table:table-row table:style-name="ro2">
          <table:table-cell table:style-name="ce4" office:value-type="float" office:value="24717" calcext:value-type="float">
            <text:p>24717.00000 </text:p>
          </table:table-cell>
          <table:table-cell table:style-name="ce6" table:formula="of:=ACOTH([.A958])" office:value-type="float" office:value="0.0000404579844052981" calcext:value-type="float">
            <text:p>0.000040457984405298</text:p>
          </table:table-cell>
          <table:table-cell table:number-columns-repeated="1022"/>
        </table:table-row>
        <table:table-row table:style-name="ro2">
          <table:table-cell table:style-name="ce4" office:value-type="float" office:value="30529" calcext:value-type="float">
            <text:p>30529.00000 </text:p>
          </table:table-cell>
          <table:table-cell table:style-name="ce6" table:formula="of:=ACOTH([.A959])" office:value-type="float" office:value="0.0000327557404552265" calcext:value-type="float">
            <text:p>0.000032755740455227</text:p>
          </table:table-cell>
          <table:table-cell table:number-columns-repeated="1022"/>
        </table:table-row>
        <table:table-row table:style-name="ro2">
          <table:table-cell table:style-name="ce4" office:value-type="float" office:value="9606" calcext:value-type="float">
            <text:p>9606.00000 </text:p>
          </table:table-cell>
          <table:table-cell table:style-name="ce6" table:formula="of:=ACOTH([.A960])" office:value-type="float" office:value="0.000104101603540702" calcext:value-type="float">
            <text:p>0.000104101603540702</text:p>
          </table:table-cell>
          <table:table-cell table:number-columns-repeated="1022"/>
        </table:table-row>
        <table:table-row table:style-name="ro2">
          <table:table-cell table:style-name="ce4" office:value-type="float" office:value="4613" calcext:value-type="float">
            <text:p>4613.00000 </text:p>
          </table:table-cell>
          <table:table-cell table:style-name="ce6" table:formula="of:=ACOTH([.A961])" office:value-type="float" office:value="0.000216778672374719" calcext:value-type="float">
            <text:p>0.000216778672374719</text:p>
          </table:table-cell>
          <table:table-cell table:number-columns-repeated="1022"/>
        </table:table-row>
        <table:table-row table:style-name="ro2">
          <table:table-cell table:style-name="ce4" office:value-type="float" office:value="15183" calcext:value-type="float">
            <text:p>15183.00000 </text:p>
          </table:table-cell>
          <table:table-cell table:style-name="ce6" table:formula="of:=ACOTH([.A962])" office:value-type="float" office:value="0.0000658631364977607" calcext:value-type="float">
            <text:p>0.000065863136497761</text:p>
          </table:table-cell>
          <table:table-cell table:number-columns-repeated="1022"/>
        </table:table-row>
        <table:table-row table:style-name="ro2">
          <table:table-cell table:style-name="ce4" office:value-type="float" office:value="13578" calcext:value-type="float">
            <text:p>13578.00000 </text:p>
          </table:table-cell>
          <table:table-cell table:style-name="ce6" table:formula="of:=ACOTH([.A963])" office:value-type="float" office:value="0.0000736485492567682" calcext:value-type="float">
            <text:p>0.000073648549256768</text:p>
          </table:table-cell>
          <table:table-cell table:number-columns-repeated="1022"/>
        </table:table-row>
        <table:table-row table:style-name="ro2">
          <table:table-cell table:style-name="ce4" office:value-type="float" office:value="24896" calcext:value-type="float">
            <text:p>24896.00000 </text:p>
          </table:table-cell>
          <table:table-cell table:style-name="ce6" table:formula="of:=ACOTH([.A964])" office:value-type="float" office:value="0.000040167095137302" calcext:value-type="float">
            <text:p>0.000040167095137302</text:p>
          </table:table-cell>
          <table:table-cell table:number-columns-repeated="1022"/>
        </table:table-row>
        <table:table-row table:style-name="ro2">
          <table:table-cell table:style-name="ce4" office:value-type="float" office:value="25053" calcext:value-type="float">
            <text:p>25053.00000 </text:p>
          </table:table-cell>
          <table:table-cell table:style-name="ce6" table:formula="of:=ACOTH([.A965])" office:value-type="float" office:value="0.0000399153794168739" calcext:value-type="float">
            <text:p>0.000039915379416874</text:p>
          </table:table-cell>
          <table:table-cell table:number-columns-repeated="1022"/>
        </table:table-row>
        <table:table-row table:style-name="ro2">
          <table:table-cell table:style-name="ce4" office:value-type="float" office:value="7161" calcext:value-type="float">
            <text:p>7161.00000 </text:p>
          </table:table-cell>
          <table:table-cell table:style-name="ce6" table:formula="of:=ACOTH([.A966])" office:value-type="float" office:value="0.000139645301843335" calcext:value-type="float">
            <text:p>0.000139645301843335</text:p>
          </table:table-cell>
          <table:table-cell table:number-columns-repeated="1022"/>
        </table:table-row>
        <table:table-row table:style-name="ro2">
          <table:table-cell table:style-name="ce4" office:value-type="float" office:value="5823" calcext:value-type="float">
            <text:p>5823.00000 </text:p>
          </table:table-cell>
          <table:table-cell table:style-name="ce6" table:formula="of:=ACOTH([.A967])" office:value-type="float" office:value="0.000171732785476719" calcext:value-type="float">
            <text:p>0.000171732785476719</text:p>
          </table:table-cell>
          <table:table-cell table:number-columns-repeated="1022"/>
        </table:table-row>
        <table:table-row table:style-name="ro2">
          <table:table-cell table:style-name="ce4" office:value-type="float" office:value="21587" calcext:value-type="float">
            <text:p>21587.00000 </text:p>
          </table:table-cell>
          <table:table-cell table:style-name="ce6" table:formula="of:=ACOTH([.A968])" office:value-type="float" office:value="0.0000463241766208611" calcext:value-type="float">
            <text:p>0.000046324176620861</text:p>
          </table:table-cell>
          <table:table-cell table:number-columns-repeated="1022"/>
        </table:table-row>
        <table:table-row table:style-name="ro2">
          <table:table-cell table:style-name="ce4" office:value-type="float" office:value="22100" calcext:value-type="float">
            <text:p>22100.00000 </text:p>
          </table:table-cell>
          <table:table-cell table:style-name="ce6" table:formula="of:=ACOTH([.A969])" office:value-type="float" office:value="0.0000452488688091143" calcext:value-type="float">
            <text:p>0.000045248868809114</text:p>
          </table:table-cell>
          <table:table-cell table:number-columns-repeated="1022"/>
        </table:table-row>
        <table:table-row table:style-name="ro2">
          <table:table-cell table:style-name="ce4" office:value-type="float" office:value="4809" calcext:value-type="float">
            <text:p>4809.00000 </text:p>
          </table:table-cell>
          <table:table-cell table:style-name="ce6" table:formula="of:=ACOTH([.A970])" office:value-type="float" office:value="0.000207943442381678" calcext:value-type="float">
            <text:p>0.000207943442381678</text:p>
          </table:table-cell>
          <table:table-cell table:number-columns-repeated="1022"/>
        </table:table-row>
        <table:table-row table:style-name="ro2">
          <table:table-cell table:style-name="ce4" office:value-type="float" office:value="32239" calcext:value-type="float">
            <text:p>32239.00000 </text:p>
          </table:table-cell>
          <table:table-cell table:style-name="ce6" table:formula="of:=ACOTH([.A971])" office:value-type="float" office:value="0.0000310183318440381" calcext:value-type="float">
            <text:p>0.000031018331844038</text:p>
          </table:table-cell>
          <table:table-cell table:number-columns-repeated="1022"/>
        </table:table-row>
        <table:table-row table:style-name="ro2">
          <table:table-cell table:style-name="ce4" office:value-type="float" office:value="25377" calcext:value-type="float">
            <text:p>25377.00000 </text:p>
          </table:table-cell>
          <table:table-cell table:style-name="ce6" table:formula="of:=ACOTH([.A972])" office:value-type="float" office:value="0.0000394057611426252" calcext:value-type="float">
            <text:p>0.000039405761142625</text:p>
          </table:table-cell>
          <table:table-cell table:number-columns-repeated="1022"/>
        </table:table-row>
        <table:table-row table:style-name="ro2">
          <table:table-cell table:style-name="ce4" office:value-type="float" office:value="26385" calcext:value-type="float">
            <text:p>26385.00000 </text:p>
          </table:table-cell>
          <table:table-cell table:style-name="ce6" table:formula="of:=ACOTH([.A973])" office:value-type="float" office:value="0.0000379003221708853" calcext:value-type="float">
            <text:p>0.000037900322170885</text:p>
          </table:table-cell>
          <table:table-cell table:number-columns-repeated="1022"/>
        </table:table-row>
        <table:table-row table:style-name="ro2">
          <table:table-cell table:style-name="ce4" office:value-type="float" office:value="2651" calcext:value-type="float">
            <text:p>2651.00000 </text:p>
          </table:table-cell>
          <table:table-cell table:style-name="ce6" table:formula="of:=ACOTH([.A974])" office:value-type="float" office:value="0.000377216162742661" calcext:value-type="float">
            <text:p>0.000377216162742661</text:p>
          </table:table-cell>
          <table:table-cell table:number-columns-repeated="1022"/>
        </table:table-row>
        <table:table-row table:style-name="ro2">
          <table:table-cell table:style-name="ce4" office:value-type="float" office:value="30234" calcext:value-type="float">
            <text:p>30234.00000 </text:p>
          </table:table-cell>
          <table:table-cell table:style-name="ce6" table:formula="of:=ACOTH([.A975])" office:value-type="float" office:value="0.0000330753456493895" calcext:value-type="float">
            <text:p>0.000033075345649390</text:p>
          </table:table-cell>
          <table:table-cell table:number-columns-repeated="1022"/>
        </table:table-row>
        <table:table-row table:style-name="ro2">
          <table:table-cell table:style-name="ce4" office:value-type="float" office:value="18745" calcext:value-type="float">
            <text:p>18745.00000 </text:p>
          </table:table-cell>
          <table:table-cell table:style-name="ce6" table:formula="of:=ACOTH([.A976])" office:value-type="float" office:value="0.0000533475593997462" calcext:value-type="float">
            <text:p>0.000053347559399746</text:p>
          </table:table-cell>
          <table:table-cell table:number-columns-repeated="1022"/>
        </table:table-row>
        <table:table-row table:style-name="ro2">
          <table:table-cell table:style-name="ce4" office:value-type="float" office:value="1847" calcext:value-type="float">
            <text:p>1847.00000 </text:p>
          </table:table-cell>
          <table:table-cell table:style-name="ce6" table:formula="of:=ACOTH([.A977])" office:value-type="float" office:value="0.000541418569415949" calcext:value-type="float">
            <text:p>0.000541418569415949</text:p>
          </table:table-cell>
          <table:table-cell table:number-columns-repeated="1022"/>
        </table:table-row>
        <table:table-row table:style-name="ro2">
          <table:table-cell table:style-name="ce4" office:value-type="float" office:value="30680" calcext:value-type="float">
            <text:p>30680.00000 </text:p>
          </table:table-cell>
          <table:table-cell table:style-name="ce6" table:formula="of:=ACOTH([.A978])" office:value-type="float" office:value="0.0000325945241314595" calcext:value-type="float">
            <text:p>0.000032594524131460</text:p>
          </table:table-cell>
          <table:table-cell table:number-columns-repeated="1022"/>
        </table:table-row>
        <table:table-row table:style-name="ro2">
          <table:table-cell table:style-name="ce4" office:value-type="float" office:value="29718" calcext:value-type="float">
            <text:p>29718.00000 </text:p>
          </table:table-cell>
          <table:table-cell table:style-name="ce6" table:formula="of:=ACOTH([.A979])" office:value-type="float" office:value="0.000033649639961561" calcext:value-type="float">
            <text:p>0.000033649639961561</text:p>
          </table:table-cell>
          <table:table-cell table:number-columns-repeated="1022"/>
        </table:table-row>
        <table:table-row table:style-name="ro2">
          <table:table-cell table:style-name="ce4" office:value-type="float" office:value="27436" calcext:value-type="float">
            <text:p>27436.00000 </text:p>
          </table:table-cell>
          <table:table-cell table:style-name="ce6" table:formula="of:=ACOTH([.A980])" office:value-type="float" office:value="0.0000364484618910727" calcext:value-type="float">
            <text:p>0.000036448461891073</text:p>
          </table:table-cell>
          <table:table-cell table:number-columns-repeated="1022"/>
        </table:table-row>
        <table:table-row table:style-name="ro2">
          <table:table-cell table:style-name="ce4" office:value-type="float" office:value="32744" calcext:value-type="float">
            <text:p>32744.00000 </text:p>
          </table:table-cell>
          <table:table-cell table:style-name="ce6" table:formula="of:=ACOTH([.A981])" office:value-type="float" office:value="0.0000305399462591712" calcext:value-type="float">
            <text:p>0.000030539946259171</text:p>
          </table:table-cell>
          <table:table-cell table:number-columns-repeated="1022"/>
        </table:table-row>
        <table:table-row table:style-name="ro2">
          <table:table-cell table:style-name="ce4" office:value-type="float" office:value="23403" calcext:value-type="float">
            <text:p>23403.00000 </text:p>
          </table:table-cell>
          <table:table-cell table:style-name="ce6" table:formula="of:=ACOTH([.A982])" office:value-type="float" office:value="0.0000427295646117962" calcext:value-type="float">
            <text:p>0.000042729564611796</text:p>
          </table:table-cell>
          <table:table-cell table:number-columns-repeated="1022"/>
        </table:table-row>
        <table:table-row table:style-name="ro2">
          <table:table-cell table:style-name="ce4" office:value-type="float" office:value="9394" calcext:value-type="float">
            <text:p>9394.00000 </text:p>
          </table:table-cell>
          <table:table-cell table:style-name="ce6" table:formula="of:=ACOTH([.A983])" office:value-type="float" office:value="0.000106450926525149" calcext:value-type="float">
            <text:p>0.000106450926525149</text:p>
          </table:table-cell>
          <table:table-cell table:number-columns-repeated="1022"/>
        </table:table-row>
        <table:table-row table:style-name="ro2">
          <table:table-cell table:style-name="ce4" office:value-type="float" office:value="31389" calcext:value-type="float">
            <text:p>31389.00000 </text:p>
          </table:table-cell>
          <table:table-cell table:style-name="ce6" table:formula="of:=ACOTH([.A984])" office:value-type="float" office:value="0.0000318582943176984" calcext:value-type="float">
            <text:p>0.000031858294317698</text:p>
          </table:table-cell>
          <table:table-cell table:number-columns-repeated="1022"/>
        </table:table-row>
        <table:table-row table:style-name="ro2">
          <table:table-cell table:style-name="ce4" office:value-type="float" office:value="21512" calcext:value-type="float">
            <text:p>21512.00000 </text:p>
          </table:table-cell>
          <table:table-cell table:style-name="ce6" table:formula="of:=ACOTH([.A985])" office:value-type="float" office:value="0.0000464856824433356" calcext:value-type="float">
            <text:p>0.000046485682443336</text:p>
          </table:table-cell>
          <table:table-cell table:number-columns-repeated="1022"/>
        </table:table-row>
        <table:table-row table:style-name="ro2">
          <table:table-cell table:style-name="ce4" office:value-type="float" office:value="9460" calcext:value-type="float">
            <text:p>9460.00000 </text:p>
          </table:table-cell>
          <table:table-cell table:style-name="ce6" table:formula="of:=ACOTH([.A986])" office:value-type="float" office:value="0.000105708245636914" calcext:value-type="float">
            <text:p>0.000105708245636914</text:p>
          </table:table-cell>
          <table:table-cell table:number-columns-repeated="1022"/>
        </table:table-row>
        <table:table-row table:style-name="ro2">
          <table:table-cell table:style-name="ce4" office:value-type="float" office:value="3738" calcext:value-type="float">
            <text:p>3738.00000 </text:p>
          </table:table-cell>
          <table:table-cell table:style-name="ce6" table:formula="of:=ACOTH([.A987])" office:value-type="float" office:value="0.000267522745814942" calcext:value-type="float">
            <text:p>0.000267522745814942</text:p>
          </table:table-cell>
          <table:table-cell table:number-columns-repeated="1022"/>
        </table:table-row>
        <table:table-row table:style-name="ro2">
          <table:table-cell table:style-name="ce4" office:value-type="float" office:value="8344" calcext:value-type="float">
            <text:p>8344.00000 </text:p>
          </table:table-cell>
          <table:table-cell table:style-name="ce6" table:formula="of:=ACOTH([.A988])" office:value-type="float" office:value="0.00011984659693046" calcext:value-type="float">
            <text:p>0.000119846596930460</text:p>
          </table:table-cell>
          <table:table-cell table:number-columns-repeated="1022"/>
        </table:table-row>
        <table:table-row table:style-name="ro2">
          <table:table-cell table:style-name="ce4" office:value-type="float" office:value="4419" calcext:value-type="float">
            <text:p>4419.00000 </text:p>
          </table:table-cell>
          <table:table-cell table:style-name="ce6" table:formula="of:=ACOTH([.A989])" office:value-type="float" office:value="0.00022629554584067" calcext:value-type="float">
            <text:p>0.000226295545840670</text:p>
          </table:table-cell>
          <table:table-cell table:number-columns-repeated="1022"/>
        </table:table-row>
        <table:table-row table:style-name="ro2">
          <table:table-cell table:style-name="ce4" office:value-type="float" office:value="20737" calcext:value-type="float">
            <text:p>20737.00000 </text:p>
          </table:table-cell>
          <table:table-cell table:style-name="ce6" table:formula="of:=ACOTH([.A990])" office:value-type="float" office:value="0.0000482229831111515" calcext:value-type="float">
            <text:p>0.000048222983111152</text:p>
          </table:table-cell>
          <table:table-cell table:number-columns-repeated="1022"/>
        </table:table-row>
        <table:table-row table:style-name="ro2">
          <table:table-cell table:style-name="ce4" office:value-type="float" office:value="2938" calcext:value-type="float">
            <text:p>2938.00000 </text:p>
          </table:table-cell>
          <table:table-cell table:style-name="ce6" table:formula="of:=ACOTH([.A991])" office:value-type="float" office:value="0.00034036761014865" calcext:value-type="float">
            <text:p>0.000340367610148650</text:p>
          </table:table-cell>
          <table:table-cell table:number-columns-repeated="1022"/>
        </table:table-row>
        <table:table-row table:style-name="ro2">
          <table:table-cell table:style-name="ce4" office:value-type="float" office:value="8741" calcext:value-type="float">
            <text:p>8741.00000 </text:p>
          </table:table-cell>
          <table:table-cell table:style-name="ce6" table:formula="of:=ACOTH([.A992])" office:value-type="float" office:value="0.00011440338683935" calcext:value-type="float">
            <text:p>0.000114403386839350</text:p>
          </table:table-cell>
          <table:table-cell table:number-columns-repeated="1022"/>
        </table:table-row>
        <table:table-row table:style-name="ro2">
          <table:table-cell table:style-name="ce4" office:value-type="float" office:value="12881" calcext:value-type="float">
            <text:p>12881.00000 </text:p>
          </table:table-cell>
          <table:table-cell table:style-name="ce6" table:formula="of:=ACOTH([.A993])" office:value-type="float" office:value="0.0000776337242457538" calcext:value-type="float">
            <text:p>0.000077633724245754</text:p>
          </table:table-cell>
          <table:table-cell table:number-columns-repeated="1022"/>
        </table:table-row>
        <table:table-row table:style-name="ro2">
          <table:table-cell table:style-name="ce4" office:value-type="float" office:value="20986" calcext:value-type="float">
            <text:p>20986.00000 </text:p>
          </table:table-cell>
          <table:table-cell table:style-name="ce6" table:formula="of:=ACOTH([.A994])" office:value-type="float" office:value="0.0000476508148650462" calcext:value-type="float">
            <text:p>0.000047650814865046</text:p>
          </table:table-cell>
          <table:table-cell table:number-columns-repeated="1022"/>
        </table:table-row>
        <table:table-row table:style-name="ro2">
          <table:table-cell table:style-name="ce4" office:value-type="float" office:value="23654" calcext:value-type="float">
            <text:p>23654.00000 </text:p>
          </table:table-cell>
          <table:table-cell table:style-name="ce6" table:formula="of:=ACOTH([.A995])" office:value-type="float" office:value="0.0000422761478226141" calcext:value-type="float">
            <text:p>0.000042276147822614</text:p>
          </table:table-cell>
          <table:table-cell table:number-columns-repeated="1022"/>
        </table:table-row>
        <table:table-row table:style-name="ro2">
          <table:table-cell table:style-name="ce4" office:value-type="float" office:value="13084" calcext:value-type="float">
            <text:p>13084.00000 </text:p>
          </table:table-cell>
          <table:table-cell table:style-name="ce6" table:formula="of:=ACOTH([.A996])" office:value-type="float" office:value="0.0000764292266850349" calcext:value-type="float">
            <text:p>0.000076429226685035</text:p>
          </table:table-cell>
          <table:table-cell table:number-columns-repeated="1022"/>
        </table:table-row>
        <table:table-row table:style-name="ro2">
          <table:table-cell table:style-name="ce4" office:value-type="float" office:value="30328" calcext:value-type="float">
            <text:p>30328.00000 </text:p>
          </table:table-cell>
          <table:table-cell table:style-name="ce6" table:formula="of:=ACOTH([.A997])" office:value-type="float" office:value="0.0000329728303996856" calcext:value-type="float">
            <text:p>0.000032972830399686</text:p>
          </table:table-cell>
          <table:table-cell table:number-columns-repeated="1022"/>
        </table:table-row>
        <table:table-row table:style-name="ro2">
          <table:table-cell table:style-name="ce4" office:value-type="float" office:value="6555" calcext:value-type="float">
            <text:p>6555.00000 </text:p>
          </table:table-cell>
          <table:table-cell table:style-name="ce6" table:formula="of:=ACOTH([.A998])" office:value-type="float" office:value="0.000152555302480234" calcext:value-type="float">
            <text:p>0.000152555302480234</text:p>
          </table:table-cell>
          <table:table-cell table:number-columns-repeated="1022"/>
        </table:table-row>
        <table:table-row table:style-name="ro2">
          <table:table-cell table:style-name="ce4" office:value-type="float" office:value="23930" calcext:value-type="float">
            <text:p>23930.00000 </text:p>
          </table:table-cell>
          <table:table-cell table:style-name="ce6" table:formula="of:=ACOTH([.A999])" office:value-type="float" office:value="0.000041788549961695" calcext:value-type="float">
            <text:p>0.000041788549961695</text:p>
          </table:table-cell>
          <table:table-cell table:number-columns-repeated="1022"/>
        </table:table-row>
        <table:table-row table:style-name="ro2">
          <table:table-cell table:style-name="ce4" office:value-type="float" office:value="27450" calcext:value-type="float">
            <text:p>27450.00000 </text:p>
          </table:table-cell>
          <table:table-cell table:style-name="ce6" table:formula="of:=ACOTH([.A1000])" office:value-type="float" office:value="0.0000364298725115997" calcext:value-type="float">
            <text:p>0.000036429872511600</text:p>
          </table:table-cell>
          <table:table-cell table:number-columns-repeated="1022"/>
        </table:table-row>
        <table:table-row table:style-name="ro2">
          <table:table-cell table:style-name="ce4" office:value-type="float" office:value="21075" calcext:value-type="float">
            <text:p>21075.00000 </text:p>
          </table:table-cell>
          <table:table-cell table:style-name="ce6" table:formula="of:=ACOTH([.A1001])" office:value-type="float" office:value="0.0000474495848517782" calcext:value-type="float">
            <text:p>0.000047449584851778</text:p>
          </table:table-cell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1:30:45.212000000</dc:date>
    <meta:editing-duration>P0D</meta:editing-duration>
    <meta:editing-cycles>6</meta:editing-cycles>
    <meta:document-statistic meta:table-count="1" meta:cell-count="2002" meta:object-count="0"/>
  </office:meta>
</office:document-meta>
</file>